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67mm"/>
    </style:style>
    <style:style style:name="co3" style:family="table-column">
      <style:table-column-properties fo:break-before="auto" style:column-width="34.15mm"/>
    </style:style>
    <style:style style:name="co4" style:family="table-column">
      <style:table-column-properties fo:break-before="auto" style:column-width="30.69mm"/>
    </style:style>
    <style:style style:name="co5" style:family="table-column">
      <style:table-column-properties fo:break-before="auto" style:column-width="31.68mm"/>
    </style:style>
    <style:style style:name="co6" style:family="table-column">
      <style:table-column-properties fo:break-before="auto" style:column-width="26.97mm"/>
    </style:style>
    <style:style style:name="co7" style:family="table-column">
      <style:table-column-properties fo:break-before="auto" style:column-width="26.23mm"/>
    </style:style>
    <style:style style:name="co8" style:family="table-column">
      <style:table-column-properties fo:break-before="auto" style:column-width="26.72mm"/>
    </style:style>
    <style:style style:name="ro1" style:family="table-row">
      <style:table-row-properties style:row-height="12.7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5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5" style:family="table-cell" style:parent-style-name="Default">
      <style:table-cell-properties fo:wrap-option="wrap" fo:border="0.06pt solid #000000"/>
    </style:style>
    <style:style style:name="ce6" style:family="table-cell" style:parent-style-name="Default">
      <style:table-cell-properties fo:border="0.06pt solid #000000"/>
      <style:text-properties style:text-underline-style="none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8" style:family="table-cell" style:parent-style-name="Default" style:data-style-name="N111"/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0" style:family="table-cell" style:parent-style-name="Default" style:data-style-name="N115">
      <style:table-cell-properties fo:border="0.06pt solid #000000"/>
    </style:style>
    <style:style style:name="ce11" style:family="table-cell" style:parent-style-name="Default" style:data-style-name="N1"/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3" style:family="table-cell" style:parent-style-name="Default" style:data-style-name="N2"/>
    <style:style style:name="ce14" style:family="table-cell" style:parent-style-name="Default">
      <style:text-properties style:text-underline-style="none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16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1" table:number-columns-repeated="3" table:default-cell-style-name="ce3"/>
        <table:table-column table:style-name="co2" table:default-cell-style-name="ce3"/>
        <table:table-column table:style-name="co3" table:default-cell-style-name="ce10"/>
        <table:table-column table:style-name="co4" table:default-cell-style-name="ce11"/>
        <table:table-column table:style-name="co5" table:default-cell-style-name="ce11"/>
        <table:table-column table:style-name="co6" table:default-cell-style-name="ce8"/>
        <table:table-column table:style-name="co7" table:number-columns-repeated="2" table:default-cell-style-name="ce13"/>
        <table:table-column table:style-name="co7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Año</text:p>
          </table:table-cell>
          <table:table-cell table:style-name="ce1" office:value-type="string" calcext:value-type="string">
            <text:p>Mes</text:p>
          </table:table-cell>
          <table:table-cell table:style-name="ce1" office:value-type="string" calcext:value-type="string">
            <text:p>Ventas</text:p>
          </table:table-cell>
          <table:table-cell table:style-name="ce9" office:value-type="string" calcext:value-type="string">
            <text:p>Diferencia con el período anterior</text:p>
          </table:table-cell>
          <table:table-cell table:style-name="ce9" office:value-type="string" calcext:value-type="string">
            <text:p>Diferencia / Ventas mes anterior (porcentaje)</text:p>
          </table:table-cell>
          <table:table-cell table:style-name="ce7" office:value-type="string" calcext:value-type="string">
            <text:p>Promedio móvil 12 meses</text:p>
          </table:table-cell>
          <table:table-cell table:style-name="ce7" office:value-type="string" calcext:value-type="string">
            <text:p>Promedio móvil 2 de lo anterior</text:p>
          </table:table-cell>
          <table:table-cell table:style-name="ce12" office:value-type="string" calcext:value-type="string">
            <text:p>Lo anterior / 12</text:p>
          </table:table-cell>
          <table:table-cell table:style-name="ce7" office:value-type="string" calcext:value-type="string">
            <text:p>Indice Estacional</text:p>
          </table:table-cell>
          <table:table-cell table:style-name="ce7" office:value-type="string" calcext:value-type="string">
            <text:p>Serie desestacionalizada</text:p>
          </table:table-cell>
          <table:table-cell table:style-name="ce7" office:value-type="string" calcext:value-type="string">
            <text:p>Exportaciones (dólares)</text:p>
          </table:table-cell>
          <table:table-cell table:number-columns-repeated="1013"/>
        </table:table-row>
        <table:table-row table:style-name="ro2">
          <table:table-cell table:style-name="ce2" office:value-type="float" office:value="2007" calcext:value-type="float" table:number-columns-spanned="1" table:number-rows-spanned="12">
            <text:p>2007</text:p>
          </table:table-cell>
          <table:table-cell office:value-type="string" calcext:value-type="string">
            <text:p>enero</text:p>
          </table:table-cell>
          <table:table-cell office:value-type="float" office:value="82587" calcext:value-type="float">
            <text:p>82587</text:p>
          </table:table-cell>
          <table:table-cell/>
          <table:table-cell table:style-name="ce3"/>
          <table:table-cell table:style-name="Default" table:number-columns-repeated="3"/>
          <table:table-cell office:value-type="float" office:value="1.59778745836776" calcext:value-type="float">
            <text:p>1,60</text:p>
          </table:table-cell>
          <table:table-cell table:formula="of:=[.C2]/[.I2]" office:value-type="float" office:value="51688.3516436959" calcext:value-type="float">
            <text:p>51688,35</text:p>
          </table:table-cell>
          <table:table-cell office:value-type="float" office:value="3388900000" calcext:value-type="float">
            <text:p>33889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38897" calcext:value-type="float">
            <text:p>38897</text:p>
          </table:table-cell>
          <table:table-cell table:formula="of:=[.C3]-[.C2]" office:value-type="float" office:value="-43690" calcext:value-type="float">
            <text:p>-43690</text:p>
          </table:table-cell>
          <table:table-cell table:formula="of:=[.D3]/[.C2]" office:value-type="percentage" office:value="-0.529017884170632" calcext:value-type="percentage">
            <text:p>-52,90 %</text:p>
          </table:table-cell>
          <table:table-cell table:style-name="Default" table:number-columns-repeated="3"/>
          <table:table-cell office:value-type="float" office:value="0.890099548984967" calcext:value-type="float">
            <text:p>0,89</text:p>
          </table:table-cell>
          <table:table-cell table:formula="of:=[.C3]/[.I3]" office:value-type="float" office:value="43699.6064590264" calcext:value-type="float">
            <text:p>43699,61</text:p>
          </table:table-cell>
          <table:table-cell office:value-type="float" office:value="3585100000" calcext:value-type="float">
            <text:p>35851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47109" calcext:value-type="float">
            <text:p>47109</text:p>
          </table:table-cell>
          <table:table-cell table:formula="of:=[.C4]-[.C3]" office:value-type="float" office:value="8212" calcext:value-type="float">
            <text:p>8212</text:p>
          </table:table-cell>
          <table:table-cell table:formula="of:=[.D4]/[.C3]" office:value-type="percentage" office:value="0.211121680335244" calcext:value-type="percentage">
            <text:p>21,11 %</text:p>
          </table:table-cell>
          <table:table-cell table:style-name="Default" table:number-columns-repeated="3"/>
          <table:table-cell office:value-type="float" office:value="1.00615844644439" calcext:value-type="float">
            <text:p>1,01</text:p>
          </table:table-cell>
          <table:table-cell table:formula="of:=[.C4]/[.I4]" office:value-type="float" office:value="46820.6574883666" calcext:value-type="float">
            <text:p>46820,66</text:p>
          </table:table-cell>
          <table:table-cell office:value-type="float" office:value="4170300000" calcext:value-type="float">
            <text:p>41703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40930" calcext:value-type="float">
            <text:p>40930</text:p>
          </table:table-cell>
          <table:table-cell table:formula="of:=[.C5]-[.C4]" office:value-type="float" office:value="-6179" calcext:value-type="float">
            <text:p>-6179</text:p>
          </table:table-cell>
          <table:table-cell table:formula="of:=[.D5]/[.C4]" office:value-type="percentage" office:value="-0.131163896495362" calcext:value-type="percentage">
            <text:p>-13,12 %</text:p>
          </table:table-cell>
          <table:table-cell table:style-name="Default" table:number-columns-repeated="3"/>
          <table:table-cell office:value-type="float" office:value="0.981594575133927" calcext:value-type="float">
            <text:p>0,98</text:p>
          </table:table-cell>
          <table:table-cell table:formula="of:=[.C5]/[.I5]" office:value-type="float" office:value="41697.4594571446" calcext:value-type="float">
            <text:p>41697,46</text:p>
          </table:table-cell>
          <table:table-cell office:value-type="float" office:value="4296800000" calcext:value-type="float">
            <text:p>42968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35113" calcext:value-type="float">
            <text:p>35113</text:p>
          </table:table-cell>
          <table:table-cell table:formula="of:=[.C6]-[.C5]" office:value-type="float" office:value="-5817" calcext:value-type="float">
            <text:p>-5817</text:p>
          </table:table-cell>
          <table:table-cell table:formula="of:=[.D6]/[.C5]" office:value-type="percentage" office:value="-0.142120693867579" calcext:value-type="percentage">
            <text:p>-14,21 %</text:p>
          </table:table-cell>
          <table:table-cell table:style-name="Default" table:number-columns-repeated="3"/>
          <table:table-cell office:value-type="float" office:value="0.956037090768402" calcext:value-type="float">
            <text:p>0,96</text:p>
          </table:table-cell>
          <table:table-cell table:formula="of:=[.C6]/[.I6]" office:value-type="float" office:value="36727.6545429617" calcext:value-type="float">
            <text:p>36727,65</text:p>
          </table:table-cell>
          <table:table-cell office:value-type="float" office:value="4849800000" calcext:value-type="float">
            <text:p>4849800000</text:p>
          </table:table-cell>
          <table:table-cell table:number-columns-repeated="1013"/>
        </table:table-row>
        <table:table-row table:style-name="ro2">
          <table:covered-table-cell table:style-name="ce2"/>
          <table:table-cell office:value-type="string" calcext:value-type="string">
            <text:p>Junio</text:p>
          </table:table-cell>
          <table:table-cell office:value-type="float" office:value="31598" calcext:value-type="float">
            <text:p>31598</text:p>
          </table:table-cell>
          <table:table-cell table:formula="of:=[.C7]-[.C6]" office:value-type="float" office:value="-3515" calcext:value-type="float">
            <text:p>-3515</text:p>
          </table:table-cell>
          <table:table-cell table:formula="of:=[.D7]/[.C6]" office:value-type="percentage" office:value="-0.100105374077977" calcext:value-type="percentage">
            <text:p>-10,01 %</text:p>
          </table:table-cell>
          <table:table-cell table:style-name="Default" table:number-columns-repeated="3"/>
          <table:table-cell office:value-type="float" office:value="0.965618815342199" calcext:value-type="float">
            <text:p>0,97</text:p>
          </table:table-cell>
          <table:table-cell table:formula="of:=[.C7]/[.I7]" office:value-type="float" office:value="32723.0574818514" calcext:value-type="float">
            <text:p>32723,06</text:p>
          </table:table-cell>
          <table:table-cell office:value-type="float" office:value="4518800000" calcext:value-type="float">
            <text:p>45188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37727" calcext:value-type="float">
            <text:p>37727</text:p>
          </table:table-cell>
          <table:table-cell table:formula="of:=[.C8]-[.C7]" office:value-type="float" office:value="6129" calcext:value-type="float">
            <text:p>6129</text:p>
          </table:table-cell>
          <table:table-cell table:formula="of:=[.D8]/[.C7]" office:value-type="percentage" office:value="0.193967972656497" calcext:value-type="percentage">
            <text:p>19,40 %</text:p>
          </table:table-cell>
          <table:table-cell table:style-name="Default" table:number-columns-repeated="3"/>
          <table:table-cell office:value-type="float" office:value="1.08823651072193" calcext:value-type="float">
            <text:p>1,09</text:p>
          </table:table-cell>
          <table:table-cell table:formula="of:=[.C8]/[.I8]" office:value-type="float" office:value="34668.0152965756" calcext:value-type="float">
            <text:p>34668,02</text:p>
          </table:table-cell>
          <table:table-cell office:value-type="float" office:value="4610900000" calcext:value-type="float">
            <text:p>46109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40993" calcext:value-type="float">
            <text:p>40993</text:p>
          </table:table-cell>
          <table:table-cell table:formula="of:=[.C9]-[.C8]" office:value-type="float" office:value="3266" calcext:value-type="float">
            <text:p>3266</text:p>
          </table:table-cell>
          <table:table-cell table:formula="of:=[.D9]/[.C8]" office:value-type="percentage" office:value="0.0865693005009675" calcext:value-type="percentage">
            <text:p>8,66 %</text:p>
          </table:table-cell>
          <table:table-cell table:style-name="Default" table:number-columns-repeated="3"/>
          <table:table-cell office:value-type="float" office:value="1.04881278044275" calcext:value-type="float">
            <text:p>1,05</text:p>
          </table:table-cell>
          <table:table-cell table:formula="of:=[.C9]/[.I9]" office:value-type="float" office:value="39085.1453799933" calcext:value-type="float">
            <text:p>39085,15</text:p>
          </table:table-cell>
          <table:table-cell office:value-type="float" office:value="4918900000" calcext:value-type="float">
            <text:p>49189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36563" calcext:value-type="float">
            <text:p>36563</text:p>
          </table:table-cell>
          <table:table-cell table:formula="of:=[.C10]-[.C9]" office:value-type="float" office:value="-4430" calcext:value-type="float">
            <text:p>-4430</text:p>
          </table:table-cell>
          <table:table-cell table:formula="of:=[.D10]/[.C9]" office:value-type="percentage" office:value="-0.108067230990657" calcext:value-type="percentage">
            <text:p>-10,81 %</text:p>
          </table:table-cell>
          <table:table-cell table:style-name="Default" table:number-columns-repeated="3"/>
          <table:table-cell office:value-type="float" office:value="1.11943823585232" calcext:value-type="float">
            <text:p>1,12</text:p>
          </table:table-cell>
          <table:table-cell table:formula="of:=[.C10]/[.I10]" office:value-type="float" office:value="32661.9181201734" calcext:value-type="float">
            <text:p>32661,92</text:p>
          </table:table-cell>
          <table:table-cell office:value-type="float" office:value="4817300000" calcext:value-type="float">
            <text:p>48173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36614" calcext:value-type="float">
            <text:p>36614</text:p>
          </table:table-cell>
          <table:table-cell table:formula="of:=[.C11]-[.C10]" office:value-type="float" office:value="51" calcext:value-type="float">
            <text:p>51</text:p>
          </table:table-cell>
          <table:table-cell table:formula="of:=[.D11]/[.C10]" office:value-type="percentage" office:value="0.0013948527199628" calcext:value-type="percentage">
            <text:p>0,14 %</text:p>
          </table:table-cell>
          <table:table-cell table:style-name="Default" table:number-columns-repeated="3"/>
          <table:table-cell office:value-type="float" office:value="0.994163274628637" calcext:value-type="float">
            <text:p>0,99</text:p>
          </table:table-cell>
          <table:table-cell table:formula="of:=[.C11]/[.I11]" office:value-type="float" office:value="36828.9605283165" calcext:value-type="float">
            <text:p>36828,96</text:p>
          </table:table-cell>
          <table:table-cell office:value-type="float" office:value="5525000000" calcext:value-type="float">
            <text:p>5525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29718" calcext:value-type="float">
            <text:p>29718</text:p>
          </table:table-cell>
          <table:table-cell table:formula="of:=[.C12]-[.C11]" office:value-type="float" office:value="-6896" calcext:value-type="float">
            <text:p>-6896</text:p>
          </table:table-cell>
          <table:table-cell table:formula="of:=[.D12]/[.C11]" office:value-type="percentage" office:value="-0.188343256677774" calcext:value-type="percentage">
            <text:p>-18,83 %</text:p>
          </table:table-cell>
          <table:table-cell table:formula="of:=AVERAGE([.C7:.C18])" office:value-type="float" office:value="37428.4166666667" calcext:value-type="float">
            <text:p>37428</text:p>
          </table:table-cell>
          <table:table-cell table:style-name="Default" table:number-columns-repeated="2"/>
          <table:table-cell office:value-type="float" office:value="0.829020624906723" calcext:value-type="float">
            <text:p>0,83</text:p>
          </table:table-cell>
          <table:table-cell table:formula="of:=[.C12]/[.I12]" office:value-type="float" office:value="35847.117800409" calcext:value-type="float">
            <text:p>35847,12</text:p>
          </table:table-cell>
          <table:table-cell office:value-type="float" office:value="5411700000" calcext:value-type="float">
            <text:p>54117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19154" calcext:value-type="float">
            <text:p>19154</text:p>
          </table:table-cell>
          <table:table-cell table:formula="of:=[.C13]-[.C12]" office:value-type="float" office:value="-10564" calcext:value-type="float">
            <text:p>-10564</text:p>
          </table:table-cell>
          <table:table-cell table:formula="of:=[.D13]/[.C12]" office:value-type="percentage" office:value="-0.355474796419678" calcext:value-type="percentage">
            <text:p>-35,55 %</text:p>
          </table:table-cell>
          <table:table-cell table:formula="of:=AVERAGE([.C8:.C19])" office:value-type="float" office:value="37849" calcext:value-type="float">
            <text:p>37849</text:p>
          </table:table-cell>
          <table:table-cell table:formula="of:=AVERAGE([.F12:.F13])" office:value-type="float" office:value="37638.7083333333" calcext:value-type="float">
            <text:p>37639</text:p>
          </table:table-cell>
          <table:table-cell table:formula="of:=[.C13]/[.G13]" office:value-type="float" office:value="0.508891002060158" calcext:value-type="float">
            <text:p>0,50889</text:p>
          </table:table-cell>
          <table:table-cell office:value-type="float" office:value="0.523032638405977" calcext:value-type="float">
            <text:p>0,52</text:p>
          </table:table-cell>
          <table:table-cell table:formula="of:=[.C13]/[.I13]" office:value-type="float" office:value="36621.0415823662" calcext:value-type="float">
            <text:p>36621,04</text:p>
          </table:table-cell>
          <table:table-cell office:value-type="float" office:value="5685300000" calcext:value-type="float">
            <text:p>5685300000</text:p>
          </table:table-cell>
          <table:table-cell table:number-columns-repeated="1013"/>
        </table:table-row>
        <table:table-row table:style-name="ro2">
          <table:table-cell table:style-name="ce2" office:value-type="float" office:value="2008" calcext:value-type="float" table:number-columns-spanned="1" table:number-rows-spanned="12">
            <text:p>2008</text:p>
          </table:table-cell>
          <table:table-cell office:value-type="string" calcext:value-type="string">
            <text:p>enero</text:p>
          </table:table-cell>
          <table:table-cell office:value-type="float" office:value="65294" calcext:value-type="float">
            <text:p>65294</text:p>
          </table:table-cell>
          <table:table-cell table:formula="of:=[.C14]-[.C13]" office:value-type="float" office:value="46140" calcext:value-type="float">
            <text:p>46140</text:p>
          </table:table-cell>
          <table:table-cell table:formula="of:=[.D14]/[.C13]" office:value-type="percentage" office:value="2.40889631408583" calcext:value-type="percentage">
            <text:p>240,89 %</text:p>
          </table:table-cell>
          <table:table-cell table:formula="of:=AVERAGE([.C9:.C20])" office:value-type="float" office:value="38317.5" calcext:value-type="float">
            <text:p>38318</text:p>
          </table:table-cell>
          <table:table-cell table:formula="of:=AVERAGE([.F13:.F14])" office:value-type="float" office:value="38083.25" calcext:value-type="float">
            <text:p>38083</text:p>
          </table:table-cell>
          <table:table-cell table:formula="of:=[.C14]/[.G14]" office:value-type="float" office:value="1.71450703393224" calcext:value-type="float">
            <text:p>1,71451</text:p>
          </table:table-cell>
          <table:table-cell office:value-type="float" office:value="1.59778745836776" calcext:value-type="float">
            <text:p>1,60</text:p>
          </table:table-cell>
          <table:table-cell table:formula="of:=[.C14]/[.I14]" office:value-type="float" office:value="40865.260055741" calcext:value-type="float">
            <text:p>40865,26</text:p>
          </table:table-cell>
          <table:table-cell office:value-type="float" office:value="5810000000" calcext:value-type="float">
            <text:p>5810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34933" calcext:value-type="float">
            <text:p>34933</text:p>
          </table:table-cell>
          <table:table-cell table:formula="of:=[.C15]-[.C14]" office:value-type="float" office:value="-30361" calcext:value-type="float">
            <text:p>-30361</text:p>
          </table:table-cell>
          <table:table-cell table:formula="of:=[.D15]/[.C14]" office:value-type="percentage" office:value="-0.464989126106534" calcext:value-type="percentage">
            <text:p>-46,50 %</text:p>
          </table:table-cell>
          <table:table-cell table:formula="of:=AVERAGE([.C10:.C21])" office:value-type="float" office:value="38053" calcext:value-type="float">
            <text:p>38053</text:p>
          </table:table-cell>
          <table:table-cell table:formula="of:=AVERAGE([.F14:.F15])" office:value-type="float" office:value="38185.25" calcext:value-type="float">
            <text:p>38185</text:p>
          </table:table-cell>
          <table:table-cell table:formula="of:=[.C15]/[.G15]" office:value-type="float" office:value="0.91482967899909" calcext:value-type="float">
            <text:p>0,91483</text:p>
          </table:table-cell>
          <table:table-cell office:value-type="float" office:value="0.890099548984967" calcext:value-type="float">
            <text:p>0,89</text:p>
          </table:table-cell>
          <table:table-cell table:formula="of:=[.C15]/[.I15]" office:value-type="float" office:value="39246.172003835" calcext:value-type="float">
            <text:p>39246,17</text:p>
          </table:table-cell>
          <table:table-cell office:value-type="float" office:value="5216000000" calcext:value-type="float">
            <text:p>5216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32542" calcext:value-type="float">
            <text:p>32542</text:p>
          </table:table-cell>
          <table:table-cell table:formula="of:=[.C16]-[.C15]" office:value-type="float" office:value="-2391" calcext:value-type="float">
            <text:p>-2391</text:p>
          </table:table-cell>
          <table:table-cell table:formula="of:=[.D16]/[.C15]" office:value-type="percentage" office:value="-0.0684453095926488" calcext:value-type="percentage">
            <text:p>-6,84 %</text:p>
          </table:table-cell>
          <table:table-cell table:formula="of:=AVERAGE([.C11:.C22])" office:value-type="float" office:value="38442.5833333333" calcext:value-type="float">
            <text:p>38443</text:p>
          </table:table-cell>
          <table:table-cell table:formula="of:=AVERAGE([.F15:.F16])" office:value-type="float" office:value="38247.7916666667" calcext:value-type="float">
            <text:p>38248</text:p>
          </table:table-cell>
          <table:table-cell table:formula="of:=[.C16]/[.G16]" office:value-type="float" office:value="0.85082036326716" calcext:value-type="float">
            <text:p>0,85082</text:p>
          </table:table-cell>
          <table:table-cell office:value-type="float" office:value="1.00615844644439" calcext:value-type="float">
            <text:p>1,01</text:p>
          </table:table-cell>
          <table:table-cell table:formula="of:=[.C16]/[.I16]" office:value-type="float" office:value="32342.8184845025" calcext:value-type="float">
            <text:p>32342,82</text:p>
          </table:table-cell>
          <table:table-cell office:value-type="float" office:value="4982000000" calcext:value-type="float">
            <text:p>4982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41847" calcext:value-type="float">
            <text:p>41847</text:p>
          </table:table-cell>
          <table:table-cell table:formula="of:=[.C17]-[.C16]" office:value-type="float" office:value="9305" calcext:value-type="float">
            <text:p>9305</text:p>
          </table:table-cell>
          <table:table-cell table:formula="of:=[.D17]/[.C16]" office:value-type="percentage" office:value="0.285938172208223" calcext:value-type="percentage">
            <text:p>28,59 %</text:p>
          </table:table-cell>
          <table:table-cell table:formula="of:=AVERAGE([.C12:.C23])" office:value-type="float" office:value="38531.6666666667" calcext:value-type="float">
            <text:p>38532</text:p>
          </table:table-cell>
          <table:table-cell table:formula="of:=AVERAGE([.F16:.F17])" office:value-type="float" office:value="38487.125" calcext:value-type="float">
            <text:p>38487</text:p>
          </table:table-cell>
          <table:table-cell table:formula="of:=[.C17]/[.G17]" office:value-type="float" office:value="1.08729867455675" calcext:value-type="float">
            <text:p>1,08730</text:p>
          </table:table-cell>
          <table:table-cell office:value-type="float" office:value="0.981594575133927" calcext:value-type="float">
            <text:p>0,98</text:p>
          </table:table-cell>
          <table:table-cell table:formula="of:=[.C17]/[.I17]" office:value-type="float" office:value="42631.6536990748" calcext:value-type="float">
            <text:p>42631,65</text:p>
          </table:table-cell>
          <table:table-cell office:value-type="float" office:value="5832000000" calcext:value-type="float">
            <text:p>5832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42158" calcext:value-type="float">
            <text:p>42158</text:p>
          </table:table-cell>
          <table:table-cell table:formula="of:=[.C18]-[.C17]" office:value-type="float" office:value="311" calcext:value-type="float">
            <text:p>311</text:p>
          </table:table-cell>
          <table:table-cell table:formula="of:=[.D18]/[.C17]" office:value-type="percentage" office:value="0.00743183501804191" calcext:value-type="percentage">
            <text:p>0,74 %</text:p>
          </table:table-cell>
          <table:table-cell table:formula="of:=AVERAGE([.C13:.C24])" office:value-type="float" office:value="38257.3333333333" calcext:value-type="float">
            <text:p>38257</text:p>
          </table:table-cell>
          <table:table-cell table:formula="of:=AVERAGE([.F17:.F18])" office:value-type="float" office:value="38394.5" calcext:value-type="float">
            <text:p>38395</text:p>
          </table:table-cell>
          <table:table-cell table:formula="of:=[.C18]/[.G18]" office:value-type="float" office:value="1.09802185208819" calcext:value-type="float">
            <text:p>1,09802</text:p>
          </table:table-cell>
          <table:table-cell office:value-type="float" office:value="0.956037090768402" calcext:value-type="float">
            <text:p>0,96</text:p>
          </table:table-cell>
          <table:table-cell table:formula="of:=[.C18]/[.I18]" office:value-type="float" office:value="44096.6155048609" calcext:value-type="float">
            <text:p>44096,62</text:p>
          </table:table-cell>
          <table:table-cell office:value-type="float" office:value="6241000000" calcext:value-type="float">
            <text:p>6241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36645" calcext:value-type="float">
            <text:p>36645</text:p>
          </table:table-cell>
          <table:table-cell table:formula="of:=[.C19]-[.C18]" office:value-type="float" office:value="-5513" calcext:value-type="float">
            <text:p>-5513</text:p>
          </table:table-cell>
          <table:table-cell table:formula="of:=[.D19]/[.C18]" office:value-type="percentage" office:value="-0.130769960624318" calcext:value-type="percentage">
            <text:p>-13,08 %</text:p>
          </table:table-cell>
          <table:table-cell table:formula="of:=AVERAGE([.C14:.C25])" office:value-type="float" office:value="37922.3333333333" calcext:value-type="float">
            <text:p>37922</text:p>
          </table:table-cell>
          <table:table-cell table:formula="of:=AVERAGE([.F18:.F19])" office:value-type="float" office:value="38089.8333333333" calcext:value-type="float">
            <text:p>38090</text:p>
          </table:table-cell>
          <table:table-cell table:formula="of:=[.C19]/[.G19]" office:value-type="float" office:value="0.962067743361089" calcext:value-type="float">
            <text:p>0,96207</text:p>
          </table:table-cell>
          <table:table-cell office:value-type="float" office:value="0.965618815342199" calcext:value-type="float">
            <text:p>0,97</text:p>
          </table:table-cell>
          <table:table-cell table:formula="of:=[.C19]/[.I19]" office:value-type="float" office:value="37949.7576246105" calcext:value-type="float">
            <text:p>37949,76</text:p>
          </table:table-cell>
          <table:table-cell office:value-type="float" office:value="5391000000" calcext:value-type="float">
            <text:p>5391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43349" calcext:value-type="float">
            <text:p>43349</text:p>
          </table:table-cell>
          <table:table-cell table:formula="of:=[.C20]-[.C19]" office:value-type="float" office:value="6704" calcext:value-type="float">
            <text:p>6704</text:p>
          </table:table-cell>
          <table:table-cell table:formula="of:=[.D20]/[.C19]" office:value-type="percentage" office:value="0.182944467185155" calcext:value-type="percentage">
            <text:p>18,29 %</text:p>
          </table:table-cell>
          <table:table-cell table:formula="of:=AVERAGE([.C15:.C26])" office:value-type="float" office:value="37291.9166666667" calcext:value-type="float">
            <text:p>37292</text:p>
          </table:table-cell>
          <table:table-cell table:formula="of:=AVERAGE([.F19:.F20])" office:value-type="float" office:value="37607.125" calcext:value-type="float">
            <text:p>37607</text:p>
          </table:table-cell>
          <table:table-cell table:formula="of:=[.C20]/[.G20]" office:value-type="float" office:value="1.15268050934497" calcext:value-type="float">
            <text:p>1,15268</text:p>
          </table:table-cell>
          <table:table-cell office:value-type="float" office:value="1.08823651072193" calcext:value-type="float">
            <text:p>1,09</text:p>
          </table:table-cell>
          <table:table-cell table:formula="of:=[.C20]/[.I20]" office:value-type="float" office:value="39834.1716831779" calcext:value-type="float">
            <text:p>39834,17</text:p>
          </table:table-cell>
          <table:table-cell office:value-type="float" office:value="7038700000" calcext:value-type="float">
            <text:p>70387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37819" calcext:value-type="float">
            <text:p>37819</text:p>
          </table:table-cell>
          <table:table-cell table:formula="of:=[.C21]-[.C20]" office:value-type="float" office:value="-5530" calcext:value-type="float">
            <text:p>-5530</text:p>
          </table:table-cell>
          <table:table-cell table:formula="of:=[.D21]/[.C20]" office:value-type="percentage" office:value="-0.127569263420148" calcext:value-type="percentage">
            <text:p>-12,76 %</text:p>
          </table:table-cell>
          <table:table-cell table:formula="of:=AVERAGE([.C16:.C27])" office:value-type="float" office:value="36899.8333333333" calcext:value-type="float">
            <text:p>36900</text:p>
          </table:table-cell>
          <table:table-cell table:formula="of:=AVERAGE([.F20:.F21])" office:value-type="float" office:value="37095.875" calcext:value-type="float">
            <text:p>37096</text:p>
          </table:table-cell>
          <table:table-cell table:formula="of:=[.C21]/[.G21]" office:value-type="float" office:value="1.01949340728585" calcext:value-type="float">
            <text:p>1,01949</text:p>
          </table:table-cell>
          <table:table-cell office:value-type="float" office:value="1.04881278044275" calcext:value-type="float">
            <text:p>1,05</text:p>
          </table:table-cell>
          <table:table-cell table:formula="of:=[.C21]/[.I21]" office:value-type="float" office:value="36058.8664680791" calcext:value-type="float">
            <text:p>36058,87</text:p>
          </table:table-cell>
          <table:table-cell office:value-type="float" office:value="7415000000" calcext:value-type="float">
            <text:p>7415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41238" calcext:value-type="float">
            <text:p>41238</text:p>
          </table:table-cell>
          <table:table-cell table:formula="of:=[.C22]-[.C21]" office:value-type="float" office:value="3419" calcext:value-type="float">
            <text:p>3419</text:p>
          </table:table-cell>
          <table:table-cell table:formula="of:=[.D22]/[.C21]" office:value-type="percentage" office:value="0.0904042941378672" calcext:value-type="percentage">
            <text:p>9,04 %</text:p>
          </table:table-cell>
          <table:table-cell table:formula="of:=AVERAGE([.C17:.C28])" office:value-type="float" office:value="36786.25" calcext:value-type="float">
            <text:p>36786</text:p>
          </table:table-cell>
          <table:table-cell table:formula="of:=AVERAGE([.F21:.F22])" office:value-type="float" office:value="36843.0416666667" calcext:value-type="float">
            <text:p>36843</text:p>
          </table:table-cell>
          <table:table-cell table:formula="of:=[.C22]/[.G22]" office:value-type="float" office:value="1.1192886942695" calcext:value-type="float">
            <text:p>1,11929</text:p>
          </table:table-cell>
          <table:table-cell office:value-type="float" office:value="1.11943823585232" calcext:value-type="float">
            <text:p>1,12</text:p>
          </table:table-cell>
          <table:table-cell table:formula="of:=[.C22]/[.I22]" office:value-type="float" office:value="36838.11994201" calcext:value-type="float">
            <text:p>36838,12</text:p>
          </table:table-cell>
          <table:table-cell office:value-type="float" office:value="6980000000" calcext:value-type="float">
            <text:p>6980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37683" calcext:value-type="float">
            <text:p>37683</text:p>
          </table:table-cell>
          <table:table-cell table:formula="of:=[.C23]-[.C22]" office:value-type="float" office:value="-3555" calcext:value-type="float">
            <text:p>-3555</text:p>
          </table:table-cell>
          <table:table-cell table:formula="of:=[.D23]/[.C22]" office:value-type="percentage" office:value="-0.0862068965517241" calcext:value-type="percentage">
            <text:p>-8,62 %</text:p>
          </table:table-cell>
          <table:table-cell table:formula="of:=AVERAGE([.C18:.C29])" office:value-type="float" office:value="35886.8333333333" calcext:value-type="float">
            <text:p>35887</text:p>
          </table:table-cell>
          <table:table-cell table:formula="of:=AVERAGE([.F22:.F23])" office:value-type="float" office:value="36336.5416666667" calcext:value-type="float">
            <text:p>36337</text:p>
          </table:table-cell>
          <table:table-cell table:formula="of:=[.C23]/[.G23]" office:value-type="float" office:value="1.03705521416113" calcext:value-type="float">
            <text:p>1,03706</text:p>
          </table:table-cell>
          <table:table-cell office:value-type="float" office:value="0.994163274628637" calcext:value-type="float">
            <text:p>0,99</text:p>
          </table:table-cell>
          <table:table-cell table:formula="of:=[.C23]/[.I23]" office:value-type="float" office:value="37904.2366195595" calcext:value-type="float">
            <text:p>37904,24</text:p>
          </table:table-cell>
          <table:table-cell office:value-type="float" office:value="6263000000" calcext:value-type="float">
            <text:p>6263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26426" calcext:value-type="float">
            <text:p>26426</text:p>
          </table:table-cell>
          <table:table-cell table:formula="of:=[.C24]-[.C23]" office:value-type="float" office:value="-11257" calcext:value-type="float">
            <text:p>-11257</text:p>
          </table:table-cell>
          <table:table-cell table:formula="of:=[.D24]/[.C23]" office:value-type="percentage" office:value="-0.29872886978213" calcext:value-type="percentage">
            <text:p>-29,87 %</text:p>
          </table:table-cell>
          <table:table-cell table:formula="of:=AVERAGE([.C19:.C30])" office:value-type="float" office:value="34996" calcext:value-type="float">
            <text:p>34996</text:p>
          </table:table-cell>
          <table:table-cell table:formula="of:=AVERAGE([.F23:.F24])" office:value-type="float" office:value="35441.4166666667" calcext:value-type="float">
            <text:p>35441</text:p>
          </table:table-cell>
          <table:table-cell table:formula="of:=[.C24]/[.G24]" office:value-type="float" office:value="0.745624822183086" calcext:value-type="float">
            <text:p>0,74562</text:p>
          </table:table-cell>
          <table:table-cell office:value-type="float" office:value="0.829020624906723" calcext:value-type="float">
            <text:p>0,83</text:p>
          </table:table-cell>
          <table:table-cell table:formula="of:=[.C24]/[.I24]" office:value-type="float" office:value="31876.1671375466" calcext:value-type="float">
            <text:p>31876,17</text:p>
          </table:table-cell>
          <table:table-cell office:value-type="float" office:value="5099000000" calcext:value-type="float">
            <text:p>5099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15134" calcext:value-type="float">
            <text:p>15134</text:p>
          </table:table-cell>
          <table:table-cell table:formula="of:=[.C25]-[.C24]" office:value-type="float" office:value="-11292" calcext:value-type="float">
            <text:p>-11292</text:p>
          </table:table-cell>
          <table:table-cell table:formula="of:=[.D25]/[.C24]" office:value-type="percentage" office:value="-0.427306440626656" calcext:value-type="percentage">
            <text:p>-42,73 %</text:p>
          </table:table-cell>
          <table:table-cell table:formula="of:=AVERAGE([.C20:.C31])" office:value-type="float" office:value="34757.5" calcext:value-type="float">
            <text:p>34758</text:p>
          </table:table-cell>
          <table:table-cell table:formula="of:=AVERAGE([.F24:.F25])" office:value-type="float" office:value="34876.75" calcext:value-type="float">
            <text:p>34877</text:p>
          </table:table-cell>
          <table:table-cell table:formula="of:=[.C25]/[.G25]" office:value-type="float" office:value="0.433928046621316" calcext:value-type="float">
            <text:p>0,43393</text:p>
          </table:table-cell>
          <table:table-cell office:value-type="float" office:value="0.523032638405977" calcext:value-type="float">
            <text:p>0,52</text:p>
          </table:table-cell>
          <table:table-cell table:formula="of:=[.C25]/[.I25]" office:value-type="float" office:value="28935.0967582505" calcext:value-type="float">
            <text:p>28935,10</text:p>
          </table:table-cell>
          <table:table-cell office:value-type="float" office:value="4320000000" calcext:value-type="float">
            <text:p>4320000000</text:p>
          </table:table-cell>
          <table:table-cell table:number-columns-repeated="1013"/>
        </table:table-row>
        <table:table-row table:style-name="ro2">
          <table:table-cell table:style-name="ce2" office:value-type="float" office:value="2009" calcext:value-type="float" table:number-columns-spanned="1" table:number-rows-spanned="12">
            <text:p>2009</text:p>
          </table:table-cell>
          <table:table-cell office:value-type="string" calcext:value-type="string">
            <text:p>enero</text:p>
          </table:table-cell>
          <table:table-cell office:value-type="float" office:value="57729" calcext:value-type="float">
            <text:p>57729</text:p>
          </table:table-cell>
          <table:table-cell table:formula="of:=[.C26]-[.C25]" office:value-type="float" office:value="42595" calcext:value-type="float">
            <text:p>42595</text:p>
          </table:table-cell>
          <table:table-cell table:formula="of:=[.D26]/[.C25]" office:value-type="percentage" office:value="2.81452358926919" calcext:value-type="percentage">
            <text:p>281,45 %</text:p>
          </table:table-cell>
          <table:table-cell table:formula="of:=AVERAGE([.C21:.C32])" office:value-type="float" office:value="34185.3333333333" calcext:value-type="float">
            <text:p>34185</text:p>
          </table:table-cell>
          <table:table-cell table:formula="of:=AVERAGE([.F25:.F26])" office:value-type="float" office:value="34471.4166666667" calcext:value-type="float">
            <text:p>34471</text:p>
          </table:table-cell>
          <table:table-cell table:formula="of:=[.C26]/[.G26]" office:value-type="float" office:value="1.67469183405575" calcext:value-type="float">
            <text:p>1,67469</text:p>
          </table:table-cell>
          <table:table-cell office:value-type="float" office:value="1.59778745836776" calcext:value-type="float">
            <text:p>1,60</text:p>
          </table:table-cell>
          <table:table-cell table:formula="of:=[.C26]/[.I26]" office:value-type="float" office:value="36130.5877685219" calcext:value-type="float">
            <text:p>36130,59</text:p>
          </table:table-cell>
          <table:table-cell office:value-type="float" office:value="3730000000" calcext:value-type="float">
            <text:p>3730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30228" calcext:value-type="float">
            <text:p>30228</text:p>
          </table:table-cell>
          <table:table-cell table:formula="of:=[.C27]-[.C26]" office:value-type="float" office:value="-27501" calcext:value-type="float">
            <text:p>-27501</text:p>
          </table:table-cell>
          <table:table-cell table:formula="of:=[.D27]/[.C26]" office:value-type="percentage" office:value="-0.476381021670218" calcext:value-type="percentage">
            <text:p>-47,64 %</text:p>
          </table:table-cell>
          <table:table-cell table:formula="of:=AVERAGE([.C22:.C33])" office:value-type="float" office:value="33823.1666666667" calcext:value-type="float">
            <text:p>33823</text:p>
          </table:table-cell>
          <table:table-cell table:formula="of:=AVERAGE([.F26:.F27])" office:value-type="float" office:value="34004.25" calcext:value-type="float">
            <text:p>34004</text:p>
          </table:table-cell>
          <table:table-cell table:formula="of:=[.C27]/[.G27]" office:value-type="float" office:value="0.888947705066279" calcext:value-type="float">
            <text:p>0,88895</text:p>
          </table:table-cell>
          <table:table-cell office:value-type="float" office:value="0.890099548984967" calcext:value-type="float">
            <text:p>0,89</text:p>
          </table:table-cell>
          <table:table-cell table:formula="of:=[.C27]/[.I27]" office:value-type="float" office:value="33960.2463954405" calcext:value-type="float">
            <text:p>33960,25</text:p>
          </table:table-cell>
          <table:table-cell office:value-type="float" office:value="3940900000" calcext:value-type="float">
            <text:p>39409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31179" calcext:value-type="float">
            <text:p>31179</text:p>
          </table:table-cell>
          <table:table-cell table:formula="of:=[.C28]-[.C27]" office:value-type="float" office:value="951" calcext:value-type="float">
            <text:p>951</text:p>
          </table:table-cell>
          <table:table-cell table:formula="of:=[.D28]/[.C27]" office:value-type="percentage" office:value="0.0314608971814212" calcext:value-type="percentage">
            <text:p>3,15 %</text:p>
          </table:table-cell>
          <table:table-cell table:formula="of:=AVERAGE([.C23:.C34])" office:value-type="float" office:value="33377.9166666667" calcext:value-type="float">
            <text:p>33378</text:p>
          </table:table-cell>
          <table:table-cell table:formula="of:=AVERAGE([.F27:.F28])" office:value-type="float" office:value="33600.5416666667" calcext:value-type="float">
            <text:p>33601</text:p>
          </table:table-cell>
          <table:table-cell table:formula="of:=[.C28]/[.G28]" office:value-type="float" office:value="0.927931469358753" calcext:value-type="float">
            <text:p>0,92793</text:p>
          </table:table-cell>
          <table:table-cell office:value-type="float" office:value="1.00615844644439" calcext:value-type="float">
            <text:p>1,01</text:p>
          </table:table-cell>
          <table:table-cell table:formula="of:=[.C28]/[.I28]" office:value-type="float" office:value="30988.1610696424" calcext:value-type="float">
            <text:p>30988,16</text:p>
          </table:table-cell>
          <table:table-cell office:value-type="float" office:value="4191800000" calcext:value-type="float">
            <text:p>41918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31054" calcext:value-type="float">
            <text:p>31054</text:p>
          </table:table-cell>
          <table:table-cell table:formula="of:=[.C29]-[.C28]" office:value-type="float" office:value="-125" calcext:value-type="float">
            <text:p>-125</text:p>
          </table:table-cell>
          <table:table-cell table:formula="of:=[.D29]/[.C28]" office:value-type="percentage" office:value="-0.00400910869495494" calcext:value-type="percentage">
            <text:p>-0,40 %</text:p>
          </table:table-cell>
          <table:table-cell table:formula="of:=AVERAGE([.C24:.C35])" office:value-type="float" office:value="32838.3333333333" calcext:value-type="float">
            <text:p>32838</text:p>
          </table:table-cell>
          <table:table-cell table:formula="of:=AVERAGE([.F28:.F29])" office:value-type="float" office:value="33108.125" calcext:value-type="float">
            <text:p>33108</text:p>
          </table:table-cell>
          <table:table-cell table:formula="of:=[.C29]/[.G29]" office:value-type="float" office:value="0.937957072470881" calcext:value-type="float">
            <text:p>0,93796</text:p>
          </table:table-cell>
          <table:table-cell office:value-type="float" office:value="0.981594575133927" calcext:value-type="float">
            <text:p>0,98</text:p>
          </table:table-cell>
          <table:table-cell table:formula="of:=[.C29]/[.I29]" office:value-type="float" office:value="31636.279159105" calcext:value-type="float">
            <text:p>31636,28</text:p>
          </table:table-cell>
          <table:table-cell office:value-type="float" office:value="5088000000" calcext:value-type="float">
            <text:p>5088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31468" calcext:value-type="float">
            <text:p>31468</text:p>
          </table:table-cell>
          <table:table-cell table:formula="of:=[.C30]-[.C29]" office:value-type="float" office:value="414" calcext:value-type="float">
            <text:p>414</text:p>
          </table:table-cell>
          <table:table-cell table:formula="of:=[.D30]/[.C29]" office:value-type="percentage" office:value="0.0133316158948928" calcext:value-type="percentage">
            <text:p>1,33 %</text:p>
          </table:table-cell>
          <table:table-cell table:formula="of:=AVERAGE([.C25:.C36])" office:value-type="float" office:value="33112.4166666667" calcext:value-type="float">
            <text:p>33112</text:p>
          </table:table-cell>
          <table:table-cell table:formula="of:=AVERAGE([.F29:.F30])" office:value-type="float" office:value="32975.375" calcext:value-type="float">
            <text:p>32975</text:p>
          </table:table-cell>
          <table:table-cell table:formula="of:=[.C30]/[.G30]" office:value-type="float" office:value="0.954287858743077" calcext:value-type="float">
            <text:p>0,95429</text:p>
          </table:table-cell>
          <table:table-cell office:value-type="float" office:value="0.956037090768402" calcext:value-type="float">
            <text:p>0,96</text:p>
          </table:table-cell>
          <table:table-cell table:formula="of:=[.C30]/[.I30]" office:value-type="float" office:value="32915.0409579905" calcext:value-type="float">
            <text:p>32915,04</text:p>
          </table:table-cell>
          <table:table-cell office:value-type="float" office:value="5138000000" calcext:value-type="float">
            <text:p>5138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33783" calcext:value-type="float">
            <text:p>33783</text:p>
          </table:table-cell>
          <table:table-cell table:formula="of:=[.C31]-[.C30]" office:value-type="float" office:value="2315" calcext:value-type="float">
            <text:p>2315</text:p>
          </table:table-cell>
          <table:table-cell table:formula="of:=[.D31]/[.C30]" office:value-type="percentage" office:value="0.0735667980170332" calcext:value-type="percentage">
            <text:p>7,36 %</text:p>
          </table:table-cell>
          <table:table-cell table:formula="of:=AVERAGE([.C26:.C37])" office:value-type="float" office:value="33410.6666666667" calcext:value-type="float">
            <text:p>33411</text:p>
          </table:table-cell>
          <table:table-cell table:formula="of:=AVERAGE([.F30:.F31])" office:value-type="float" office:value="33261.5416666667" calcext:value-type="float">
            <text:p>33262</text:p>
          </table:table-cell>
          <table:table-cell table:formula="of:=[.C31]/[.G31]" office:value-type="float" office:value="1.0156775154489" calcext:value-type="float">
            <text:p>1,01568</text:p>
          </table:table-cell>
          <table:table-cell office:value-type="float" office:value="0.965618815342199" calcext:value-type="float">
            <text:p>0,97</text:p>
          </table:table-cell>
          <table:table-cell table:formula="of:=[.C31]/[.I31]" office:value-type="float" office:value="34985.8551461923" calcext:value-type="float">
            <text:p>34985,86</text:p>
          </table:table-cell>
          <table:table-cell office:value-type="float" office:value="5161000000" calcext:value-type="float">
            <text:p>5161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36483" calcext:value-type="float">
            <text:p>36483</text:p>
          </table:table-cell>
          <table:table-cell table:formula="of:=[.C32]-[.C31]" office:value-type="float" office:value="2700" calcext:value-type="float">
            <text:p>2700</text:p>
          </table:table-cell>
          <table:table-cell table:formula="of:=[.D32]/[.C31]" office:value-type="percentage" office:value="0.0799218541870171" calcext:value-type="percentage">
            <text:p>7,99 %</text:p>
          </table:table-cell>
          <table:table-cell table:formula="of:=AVERAGE([.C27:.C38])" office:value-type="float" office:value="33762" calcext:value-type="float">
            <text:p>33762</text:p>
          </table:table-cell>
          <table:table-cell table:formula="of:=AVERAGE([.F31:.F32])" office:value-type="float" office:value="33586.3333333333" calcext:value-type="float">
            <text:p>33586</text:p>
          </table:table-cell>
          <table:table-cell table:formula="of:=[.C32]/[.G32]" office:value-type="float" office:value="1.08624539743348" calcext:value-type="float">
            <text:p>1,08625</text:p>
          </table:table-cell>
          <table:table-cell office:value-type="float" office:value="1.08823651072193" calcext:value-type="float">
            <text:p>1,09</text:p>
          </table:table-cell>
          <table:table-cell table:formula="of:=[.C32]/[.I32]" office:value-type="float" office:value="33524.8814394191" calcext:value-type="float">
            <text:p>33524,88</text:p>
          </table:table-cell>
          <table:table-cell office:value-type="float" office:value="4895000000" calcext:value-type="float">
            <text:p>4895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33473" calcext:value-type="float">
            <text:p>33473</text:p>
          </table:table-cell>
          <table:table-cell table:formula="of:=[.C33]-[.C32]" office:value-type="float" office:value="-3010" calcext:value-type="float">
            <text:p>-3010</text:p>
          </table:table-cell>
          <table:table-cell table:formula="of:=[.D33]/[.C32]" office:value-type="percentage" office:value="-0.0825041800290546" calcext:value-type="percentage">
            <text:p>-8,25 %</text:p>
          </table:table-cell>
          <table:table-cell table:formula="of:=AVERAGE([.C28:.C39])" office:value-type="float" office:value="34191.25" calcext:value-type="float">
            <text:p>34191</text:p>
          </table:table-cell>
          <table:table-cell table:formula="of:=AVERAGE([.F32:.F33])" office:value-type="float" office:value="33976.625" calcext:value-type="float">
            <text:p>33977</text:p>
          </table:table-cell>
          <table:table-cell table:formula="of:=[.C33]/[.G33]" office:value-type="float" office:value="0.985177309400213" calcext:value-type="float">
            <text:p>0,98518</text:p>
          </table:table-cell>
          <table:table-cell office:value-type="float" office:value="1.04881278044275" calcext:value-type="float">
            <text:p>1,05</text:p>
          </table:table-cell>
          <table:table-cell table:formula="of:=[.C33]/[.I33]" office:value-type="float" office:value="31915.1335912111" calcext:value-type="float">
            <text:p>31915,13</text:p>
          </table:table-cell>
          <table:table-cell office:value-type="float" office:value="4894900000" calcext:value-type="float">
            <text:p>48949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35895" calcext:value-type="float">
            <text:p>35895</text:p>
          </table:table-cell>
          <table:table-cell table:formula="of:=[.C34]-[.C33]" office:value-type="float" office:value="2422" calcext:value-type="float">
            <text:p>2422</text:p>
          </table:table-cell>
          <table:table-cell table:formula="of:=[.D34]/[.C33]" office:value-type="percentage" office:value="0.0723568249036537" calcext:value-type="percentage">
            <text:p>7,24 %</text:p>
          </table:table-cell>
          <table:table-cell table:formula="of:=AVERAGE([.C29:.C40])" office:value-type="float" office:value="35220.9166666667" calcext:value-type="float">
            <text:p>35221</text:p>
          </table:table-cell>
          <table:table-cell table:formula="of:=AVERAGE([.F33:.F34])" office:value-type="float" office:value="34706.0833333333" calcext:value-type="float">
            <text:p>34706</text:p>
          </table:table-cell>
          <table:table-cell table:formula="of:=[.C34]/[.G34]" office:value-type="float" office:value="1.03425672252463" calcext:value-type="float">
            <text:p>1,03426</text:p>
          </table:table-cell>
          <table:table-cell office:value-type="float" office:value="1.11943823585232" calcext:value-type="float">
            <text:p>1,12</text:p>
          </table:table-cell>
          <table:table-cell table:formula="of:=[.C34]/[.I34]" office:value-type="float" office:value="32065.1902448821" calcext:value-type="float">
            <text:p>32065,19</text:p>
          </table:table-cell>
          <table:table-cell office:value-type="float" office:value="4581000000" calcext:value-type="float">
            <text:p>4581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31208" calcext:value-type="float">
            <text:p>31208</text:p>
          </table:table-cell>
          <table:table-cell table:formula="of:=[.C35]-[.C34]" office:value-type="float" office:value="-4687" calcext:value-type="float">
            <text:p>-4687</text:p>
          </table:table-cell>
          <table:table-cell table:formula="of:=[.D35]/[.C34]" office:value-type="percentage" office:value="-0.13057528903747" calcext:value-type="percentage">
            <text:p>-13,06 %</text:p>
          </table:table-cell>
          <table:table-cell table:formula="of:=AVERAGE([.C30:.C41])" office:value-type="float" office:value="35889.25" calcext:value-type="float">
            <text:p>35889</text:p>
          </table:table-cell>
          <table:table-cell table:formula="of:=AVERAGE([.F34:.F35])" office:value-type="float" office:value="35555.0833333333" calcext:value-type="float">
            <text:p>35555</text:p>
          </table:table-cell>
          <table:table-cell table:formula="of:=[.C35]/[.G35]" office:value-type="float" office:value="0.877736657439982" calcext:value-type="float">
            <text:p>0,87774</text:p>
          </table:table-cell>
          <table:table-cell office:value-type="float" office:value="0.994163274628637" calcext:value-type="float">
            <text:p>0,99</text:p>
          </table:table-cell>
          <table:table-cell table:formula="of:=[.C35]/[.I35]" office:value-type="float" office:value="31391.2219415443" calcext:value-type="float">
            <text:p>31391,22</text:p>
          </table:table-cell>
          <table:table-cell office:value-type="float" office:value="4838700000" calcext:value-type="float">
            <text:p>48387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29715" calcext:value-type="float">
            <text:p>29715</text:p>
          </table:table-cell>
          <table:table-cell table:formula="of:=[.C36]-[.C35]" office:value-type="float" office:value="-1493" calcext:value-type="float">
            <text:p>-1493</text:p>
          </table:table-cell>
          <table:table-cell table:formula="of:=[.D36]/[.C35]" office:value-type="percentage" office:value="-0.0478402973596514" calcext:value-type="percentage">
            <text:p>-4,78 %</text:p>
          </table:table-cell>
          <table:table-cell table:formula="of:=AVERAGE([.C31:.C42])" office:value-type="float" office:value="36477" calcext:value-type="float">
            <text:p>36477</text:p>
          </table:table-cell>
          <table:table-cell table:formula="of:=AVERAGE([.F35:.F36])" office:value-type="float" office:value="36183.125" calcext:value-type="float">
            <text:p>36183</text:p>
          </table:table-cell>
          <table:table-cell table:formula="of:=[.C36]/[.G36]" office:value-type="float" office:value="0.821239182630024" calcext:value-type="float">
            <text:p>0,82124</text:p>
          </table:table-cell>
          <table:table-cell office:value-type="float" office:value="0.829020624906723" calcext:value-type="float">
            <text:p>0,83</text:p>
          </table:table-cell>
          <table:table-cell table:formula="of:=[.C36]/[.I36]" office:value-type="float" office:value="35843.4990725874" calcext:value-type="float">
            <text:p>35843,50</text:p>
          </table:table-cell>
          <table:table-cell office:value-type="float" office:value="4933400000" calcext:value-type="float">
            <text:p>49334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18713" calcext:value-type="float">
            <text:p>18713</text:p>
          </table:table-cell>
          <table:table-cell table:formula="of:=[.C37]-[.C36]" office:value-type="float" office:value="-11002" calcext:value-type="float">
            <text:p>-11002</text:p>
          </table:table-cell>
          <table:table-cell table:formula="of:=[.D37]/[.C36]" office:value-type="percentage" office:value="-0.37025071512704" calcext:value-type="percentage">
            <text:p>-37,03 %</text:p>
          </table:table-cell>
          <table:table-cell table:formula="of:=AVERAGE([.C32:.C43])" office:value-type="float" office:value="37012.1666666667" calcext:value-type="float">
            <text:p>37012</text:p>
          </table:table-cell>
          <table:table-cell table:formula="of:=AVERAGE([.F36:.F37])" office:value-type="float" office:value="36744.5833333333" calcext:value-type="float">
            <text:p>36745</text:p>
          </table:table-cell>
          <table:table-cell table:formula="of:=[.C37]/[.G37]" office:value-type="float" office:value="0.509272341728373" calcext:value-type="float">
            <text:p>0,50927</text:p>
          </table:table-cell>
          <table:table-cell office:value-type="float" office:value="0.523032638405977" calcext:value-type="float">
            <text:p>0,52</text:p>
          </table:table-cell>
          <table:table-cell table:formula="of:=[.C37]/[.I37]" office:value-type="float" office:value="35777.8819636013" calcext:value-type="float">
            <text:p>35777,88</text:p>
          </table:table-cell>
          <table:table-cell office:value-type="float" office:value="4851500000" calcext:value-type="float">
            <text:p>4851500000</text:p>
          </table:table-cell>
          <table:table-cell table:number-columns-repeated="1013"/>
        </table:table-row>
        <table:table-row table:style-name="ro2">
          <table:table-cell table:style-name="ce2" office:value-type="float" office:value="2010" calcext:value-type="float" table:number-columns-spanned="1" table:number-rows-spanned="12">
            <text:p>2010</text:p>
          </table:table-cell>
          <table:table-cell office:value-type="string" calcext:value-type="string">
            <text:p>enero</text:p>
          </table:table-cell>
          <table:table-cell office:value-type="float" office:value="61945" calcext:value-type="float">
            <text:p>61945</text:p>
          </table:table-cell>
          <table:table-cell table:formula="of:=[.C38]-[.C37]" office:value-type="float" office:value="43232" calcext:value-type="float">
            <text:p>43232</text:p>
          </table:table-cell>
          <table:table-cell table:formula="of:=[.D38]/[.C37]" office:value-type="percentage" office:value="2.31026559076578" calcext:value-type="percentage">
            <text:p>231,03 %</text:p>
          </table:table-cell>
          <table:table-cell table:formula="of:=AVERAGE([.C33:.C44])" office:value-type="float" office:value="37651.5" calcext:value-type="float">
            <text:p>37652</text:p>
          </table:table-cell>
          <table:table-cell table:formula="of:=AVERAGE([.F37:.F38])" office:value-type="float" office:value="37331.8333333333" calcext:value-type="float">
            <text:p>37332</text:p>
          </table:table-cell>
          <table:table-cell table:formula="of:=[.C38]/[.G38]" office:value-type="float" office:value="1.65930774004313" calcext:value-type="float">
            <text:p>1,65931</text:p>
          </table:table-cell>
          <table:table-cell office:value-type="float" office:value="1.59778745836776" calcext:value-type="float">
            <text:p>1,60</text:p>
          </table:table-cell>
          <table:table-cell table:formula="of:=[.C38]/[.I38]" office:value-type="float" office:value="38769.2365937586" calcext:value-type="float">
            <text:p>38769,24</text:p>
          </table:table-cell>
          <table:table-cell office:value-type="float" office:value="4423000000" calcext:value-type="float">
            <text:p>4423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35379" calcext:value-type="float">
            <text:p>35379</text:p>
          </table:table-cell>
          <table:table-cell table:formula="of:=[.C39]-[.C38]" office:value-type="float" office:value="-26566" calcext:value-type="float">
            <text:p>-26566</text:p>
          </table:table-cell>
          <table:table-cell table:formula="of:=[.D39]/[.C38]" office:value-type="percentage" office:value="-0.42886431511825" calcext:value-type="percentage">
            <text:p>-42,89 %</text:p>
          </table:table-cell>
          <table:table-cell table:formula="of:=AVERAGE([.C34:.C45])" office:value-type="float" office:value="38409.0833333333" calcext:value-type="float">
            <text:p>38409</text:p>
          </table:table-cell>
          <table:table-cell table:formula="of:=AVERAGE([.F38:.F39])" office:value-type="float" office:value="38030.2916666667" calcext:value-type="float">
            <text:p>38030</text:p>
          </table:table-cell>
          <table:table-cell table:formula="of:=[.C39]/[.G39]" office:value-type="float" office:value="0.930284740124922" calcext:value-type="float">
            <text:p>0,93028</text:p>
          </table:table-cell>
          <table:table-cell office:value-type="float" office:value="0.890099548984967" calcext:value-type="float">
            <text:p>0,89</text:p>
          </table:table-cell>
          <table:table-cell table:formula="of:=[.C39]/[.I39]" office:value-type="float" office:value="39747.2395535362" calcext:value-type="float">
            <text:p>39747,24</text:p>
          </table:table-cell>
          <table:table-cell office:value-type="float" office:value="4059900000" calcext:value-type="float">
            <text:p>40599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43535" calcext:value-type="float">
            <text:p>43535</text:p>
          </table:table-cell>
          <table:table-cell table:formula="of:=[.C40]-[.C39]" office:value-type="float" office:value="8156" calcext:value-type="float">
            <text:p>8156</text:p>
          </table:table-cell>
          <table:table-cell table:formula="of:=[.D40]/[.C39]" office:value-type="percentage" office:value="0.230532236637553" calcext:value-type="percentage">
            <text:p>23,05 %</text:p>
          </table:table-cell>
          <table:table-cell table:formula="of:=AVERAGE([.C35:.C46])" office:value-type="float" office:value="39532.75" calcext:value-type="float">
            <text:p>39533</text:p>
          </table:table-cell>
          <table:table-cell table:formula="of:=AVERAGE([.F39:.F40])" office:value-type="float" office:value="38970.9166666667" calcext:value-type="float">
            <text:p>38971</text:p>
          </table:table-cell>
          <table:table-cell table:formula="of:=[.C40]/[.G40]" office:value-type="float" office:value="1.11711511362105" calcext:value-type="float">
            <text:p>1,11712</text:p>
          </table:table-cell>
          <table:table-cell office:value-type="float" office:value="1.00615844644439" calcext:value-type="float">
            <text:p>1,01</text:p>
          </table:table-cell>
          <table:table-cell table:formula="of:=[.C40]/[.I40]" office:value-type="float" office:value="43268.5330564445" calcext:value-type="float">
            <text:p>43268,53</text:p>
          </table:table-cell>
          <table:table-cell office:value-type="float" office:value="4714200000" calcext:value-type="float">
            <text:p>47142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39074" calcext:value-type="float">
            <text:p>39074</text:p>
          </table:table-cell>
          <table:table-cell table:formula="of:=[.C41]-[.C40]" office:value-type="float" office:value="-4461" calcext:value-type="float">
            <text:p>-4461</text:p>
          </table:table-cell>
          <table:table-cell table:formula="of:=[.D41]/[.C40]" office:value-type="percentage" office:value="-0.102469277592741" calcext:value-type="percentage">
            <text:p>-10,25 %</text:p>
          </table:table-cell>
          <table:table-cell table:formula="of:=AVERAGE([.C36:.C47])" office:value-type="float" office:value="40226.5" calcext:value-type="float">
            <text:p>40227</text:p>
          </table:table-cell>
          <table:table-cell table:formula="of:=AVERAGE([.F40:.F41])" office:value-type="float" office:value="39879.625" calcext:value-type="float">
            <text:p>39880</text:p>
          </table:table-cell>
          <table:table-cell table:formula="of:=[.C41]/[.G41]" office:value-type="float" office:value="0.979798581355767" calcext:value-type="float">
            <text:p>0,97980</text:p>
          </table:table-cell>
          <table:table-cell office:value-type="float" office:value="0.981594575133927" calcext:value-type="float">
            <text:p>0,98</text:p>
          </table:table-cell>
          <table:table-cell table:formula="of:=[.C41]/[.I41]" office:value-type="float" office:value="39806.6584614823" calcext:value-type="float">
            <text:p>39806,66</text:p>
          </table:table-cell>
          <table:table-cell office:value-type="float" office:value="6221600000" calcext:value-type="float">
            <text:p>62216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38521" calcext:value-type="float">
            <text:p>38521</text:p>
          </table:table-cell>
          <table:table-cell table:formula="of:=[.C42]-[.C41]" office:value-type="float" office:value="-553" calcext:value-type="float">
            <text:p>-553</text:p>
          </table:table-cell>
          <table:table-cell table:formula="of:=[.D42]/[.C41]" office:value-type="percentage" office:value="-0.014152633464708" calcext:value-type="percentage">
            <text:p>-1,42 %</text:p>
          </table:table-cell>
          <table:table-cell table:formula="of:=AVERAGE([.C37:.C48])" office:value-type="float" office:value="41217.8333333333" calcext:value-type="float">
            <text:p>41218</text:p>
          </table:table-cell>
          <table:table-cell table:formula="of:=AVERAGE([.F41:.F42])" office:value-type="float" office:value="40722.1666666667" calcext:value-type="float">
            <text:p>40722</text:p>
          </table:table-cell>
          <table:table-cell table:formula="of:=[.C42]/[.G42]" office:value-type="float" office:value="0.945946720254734" calcext:value-type="float">
            <text:p>0,94595</text:p>
          </table:table-cell>
          <table:table-cell office:value-type="float" office:value="0.956037090768402" calcext:value-type="float">
            <text:p>0,96</text:p>
          </table:table-cell>
          <table:table-cell table:formula="of:=[.C42]/[.I42]" office:value-type="float" office:value="40292.3697960706" calcext:value-type="float">
            <text:p>40292,37</text:p>
          </table:table-cell>
          <table:table-cell office:value-type="float" office:value="6521400000" calcext:value-type="float">
            <text:p>65214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40205" calcext:value-type="float">
            <text:p>40205</text:p>
          </table:table-cell>
          <table:table-cell table:formula="of:=[.C43]-[.C42]" office:value-type="float" office:value="1684" calcext:value-type="float">
            <text:p>1684</text:p>
          </table:table-cell>
          <table:table-cell table:formula="of:=[.D43]/[.C42]" office:value-type="percentage" office:value="0.0437164144233016" calcext:value-type="percentage">
            <text:p>4,37 %</text:p>
          </table:table-cell>
          <table:table-cell table:formula="of:=AVERAGE([.C38:.C49])" office:value-type="float" office:value="42207.8333333333" calcext:value-type="float">
            <text:p>42208</text:p>
          </table:table-cell>
          <table:table-cell table:formula="of:=AVERAGE([.F42:.F43])" office:value-type="float" office:value="41712.8333333333" calcext:value-type="float">
            <text:p>41713</text:p>
          </table:table-cell>
          <table:table-cell table:formula="of:=[.C43]/[.G43]" office:value-type="float" office:value="0.963852051926465" calcext:value-type="float">
            <text:p>0,96385</text:p>
          </table:table-cell>
          <table:table-cell office:value-type="float" office:value="0.965618815342199" calcext:value-type="float">
            <text:p>0,97</text:p>
          </table:table-cell>
          <table:table-cell table:formula="of:=[.C43]/[.I43]" office:value-type="float" office:value="41636.5126292118" calcext:value-type="float">
            <text:p>41636,51</text:p>
          </table:table-cell>
          <table:table-cell office:value-type="float" office:value="6353100000" calcext:value-type="float">
            <text:p>63531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44155" calcext:value-type="float">
            <text:p>44155</text:p>
          </table:table-cell>
          <table:table-cell table:formula="of:=[.C44]-[.C43]" office:value-type="float" office:value="3950" calcext:value-type="float">
            <text:p>3950</text:p>
          </table:table-cell>
          <table:table-cell table:formula="of:=[.D44]/[.C43]" office:value-type="percentage" office:value="0.0982464867553787" calcext:value-type="percentage">
            <text:p>9,82 %</text:p>
          </table:table-cell>
          <table:table-cell table:formula="of:=AVERAGE([.C39:.C50])" office:value-type="float" office:value="43540.1666666667" calcext:value-type="float">
            <text:p>43540</text:p>
          </table:table-cell>
          <table:table-cell table:formula="of:=AVERAGE([.F43:.F44])" office:value-type="float" office:value="42874" calcext:value-type="float">
            <text:p>42874</text:p>
          </table:table-cell>
          <table:table-cell table:formula="of:=[.C44]/[.G44]" office:value-type="float" office:value="1.02987824788916" calcext:value-type="float">
            <text:p>1,02988</text:p>
          </table:table-cell>
          <table:table-cell office:value-type="float" office:value="1.08823651072193" calcext:value-type="float">
            <text:p>1,09</text:p>
          </table:table-cell>
          <table:table-cell table:formula="of:=[.C44]/[.I44]" office:value-type="float" office:value="40574.8195038114" calcext:value-type="float">
            <text:p>40574,82</text:p>
          </table:table-cell>
          <table:table-cell office:value-type="float" office:value="6004100000" calcext:value-type="float">
            <text:p>60041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42564" calcext:value-type="float">
            <text:p>42564</text:p>
          </table:table-cell>
          <table:table-cell table:formula="of:=[.C45]-[.C44]" office:value-type="float" office:value="-1591" calcext:value-type="float">
            <text:p>-1591</text:p>
          </table:table-cell>
          <table:table-cell table:formula="of:=[.D45]/[.C44]" office:value-type="percentage" office:value="-0.0360321594383422" calcext:value-type="percentage">
            <text:p>-3,60 %</text:p>
          </table:table-cell>
          <table:table-cell table:formula="of:=AVERAGE([.C40:.C51])" office:value-type="float" office:value="44460.9166666667" calcext:value-type="float">
            <text:p>44461</text:p>
          </table:table-cell>
          <table:table-cell table:formula="of:=AVERAGE([.F44:.F45])" office:value-type="float" office:value="44000.5416666667" calcext:value-type="float">
            <text:p>44001</text:p>
          </table:table-cell>
          <table:table-cell table:formula="of:=[.C45]/[.G45]" office:value-type="float" office:value="0.967351727677595" calcext:value-type="float">
            <text:p>0,96735</text:p>
          </table:table-cell>
          <table:table-cell office:value-type="float" office:value="1.04881278044275" calcext:value-type="float">
            <text:p>1,05</text:p>
          </table:table-cell>
          <table:table-cell table:formula="of:=[.C45]/[.I45]" office:value-type="float" office:value="40583.0294917189" calcext:value-type="float">
            <text:p>40583,03</text:p>
          </table:table-cell>
          <table:table-cell office:value-type="float" office:value="6368500000" calcext:value-type="float">
            <text:p>63685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49379" calcext:value-type="float">
            <text:p>49379</text:p>
          </table:table-cell>
          <table:table-cell table:formula="of:=[.C46]-[.C45]" office:value-type="float" office:value="6815" calcext:value-type="float">
            <text:p>6815</text:p>
          </table:table-cell>
          <table:table-cell table:formula="of:=[.D46]/[.C45]" office:value-type="percentage" office:value="0.160111831594775" calcext:value-type="percentage">
            <text:p>16,01 %</text:p>
          </table:table-cell>
          <table:table-cell table:formula="of:=AVERAGE([.C41:.C52])" office:value-type="float" office:value="45171.9166666667" calcext:value-type="float">
            <text:p>45172</text:p>
          </table:table-cell>
          <table:table-cell table:formula="of:=AVERAGE([.F45:.F46])" office:value-type="float" office:value="44816.4166666667" calcext:value-type="float">
            <text:p>44816</text:p>
          </table:table-cell>
          <table:table-cell table:formula="of:=[.C46]/[.G46]" office:value-type="float" office:value="1.10180607180776" calcext:value-type="float">
            <text:p>1,10181</text:p>
          </table:table-cell>
          <table:table-cell office:value-type="float" office:value="1.11943823585232" calcext:value-type="float">
            <text:p>1,12</text:p>
          </table:table-cell>
          <table:table-cell table:formula="of:=[.C46]/[.I46]" office:value-type="float" office:value="44110.5175958221" calcext:value-type="float">
            <text:p>44110,52</text:p>
          </table:table-cell>
          <table:table-cell office:value-type="float" office:value="6400800000" calcext:value-type="float">
            <text:p>64008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39533" calcext:value-type="float">
            <text:p>39533</text:p>
          </table:table-cell>
          <table:table-cell table:formula="of:=[.C47]-[.C46]" office:value-type="float" office:value="-9846" calcext:value-type="float">
            <text:p>-9846</text:p>
          </table:table-cell>
          <table:table-cell table:formula="of:=[.D47]/[.C46]" office:value-type="percentage" office:value="-0.19939650458697" calcext:value-type="percentage">
            <text:p>-19,94 %</text:p>
          </table:table-cell>
          <table:table-cell table:formula="of:=AVERAGE([.C42:.C53])" office:value-type="float" office:value="46039.75" calcext:value-type="float">
            <text:p>46040</text:p>
          </table:table-cell>
          <table:table-cell table:formula="of:=AVERAGE([.F46:.F47])" office:value-type="float" office:value="45605.8333333333" calcext:value-type="float">
            <text:p>45606</text:p>
          </table:table-cell>
          <table:table-cell table:formula="of:=[.C47]/[.G47]" office:value-type="float" office:value="0.866840864655472" calcext:value-type="float">
            <text:p>0,86684</text:p>
          </table:table-cell>
          <table:table-cell office:value-type="float" office:value="0.994163274628637" calcext:value-type="float">
            <text:p>0,99</text:p>
          </table:table-cell>
          <table:table-cell table:formula="of:=[.C47]/[.I47]" office:value-type="float" office:value="39765.0979561353" calcext:value-type="float">
            <text:p>39765,10</text:p>
          </table:table-cell>
          <table:table-cell office:value-type="float" office:value="5884400000" calcext:value-type="float">
            <text:p>58844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41611" calcext:value-type="float">
            <text:p>41611</text:p>
          </table:table-cell>
          <table:table-cell table:formula="of:=[.C48]-[.C47]" office:value-type="float" office:value="2078" calcext:value-type="float">
            <text:p>2078</text:p>
          </table:table-cell>
          <table:table-cell table:formula="of:=[.D48]/[.C47]" office:value-type="percentage" office:value="0.0525636809753877" calcext:value-type="percentage">
            <text:p>5,26 %</text:p>
          </table:table-cell>
          <table:table-cell table:formula="of:=AVERAGE([.C43:.C54])" office:value-type="float" office:value="47045.4166666667" calcext:value-type="float">
            <text:p>47045</text:p>
          </table:table-cell>
          <table:table-cell table:formula="of:=AVERAGE([.F47:.F48])" office:value-type="float" office:value="46542.5833333333" calcext:value-type="float">
            <text:p>46543</text:p>
          </table:table-cell>
          <table:table-cell table:formula="of:=[.C48]/[.G48]" office:value-type="float" office:value="0.894041478144567" calcext:value-type="float">
            <text:p>0,89404</text:p>
          </table:table-cell>
          <table:table-cell office:value-type="float" office:value="0.829020624906723" calcext:value-type="float">
            <text:p>0,83</text:p>
          </table:table-cell>
          <table:table-cell table:formula="of:=[.C48]/[.I48]" office:value-type="float" office:value="50192.9611276943" calcext:value-type="float">
            <text:p>50192,96</text:p>
          </table:table-cell>
          <table:table-cell office:value-type="float" office:value="5963600000" calcext:value-type="float">
            <text:p>59636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30593" calcext:value-type="float">
            <text:p>30593</text:p>
          </table:table-cell>
          <table:table-cell table:formula="of:=[.C49]-[.C48]" office:value-type="float" office:value="-11018" calcext:value-type="float">
            <text:p>-11018</text:p>
          </table:table-cell>
          <table:table-cell table:formula="of:=[.D49]/[.C48]" office:value-type="percentage" office:value="-0.264785753767033" calcext:value-type="percentage">
            <text:p>-26,48 %</text:p>
          </table:table-cell>
          <table:table-cell table:formula="of:=AVERAGE([.C44:.C55])" office:value-type="float" office:value="48607" calcext:value-type="float">
            <text:p>48607</text:p>
          </table:table-cell>
          <table:table-cell table:formula="of:=AVERAGE([.F48:.F49])" office:value-type="float" office:value="47826.2083333333" calcext:value-type="float">
            <text:p>47826</text:p>
          </table:table-cell>
          <table:table-cell table:formula="of:=[.C49]/[.G49]" office:value-type="float" office:value="0.6396701947764" calcext:value-type="float">
            <text:p>0,63967</text:p>
          </table:table-cell>
          <table:table-cell office:value-type="float" office:value="0.523032638405977" calcext:value-type="float">
            <text:p>0,52</text:p>
          </table:table-cell>
          <table:table-cell table:formula="of:=[.C49]/[.I49]" office:value-type="float" office:value="58491.569652779" calcext:value-type="float">
            <text:p>58491,57</text:p>
          </table:table-cell>
          <table:table-cell office:value-type="float" office:value="5585100000" calcext:value-type="float">
            <text:p>5585100000</text:p>
          </table:table-cell>
          <table:table-cell table:number-columns-repeated="1013"/>
        </table:table-row>
        <table:table-row table:style-name="ro2">
          <table:table-cell table:style-name="ce4" office:value-type="float" office:value="2011" calcext:value-type="float" table:number-columns-spanned="1" table:number-rows-spanned="12">
            <text:p>2011</text:p>
          </table:table-cell>
          <table:table-cell office:value-type="string" calcext:value-type="string">
            <text:p>enero</text:p>
          </table:table-cell>
          <table:table-cell office:value-type="float" office:value="77933" calcext:value-type="float">
            <text:p>77933</text:p>
          </table:table-cell>
          <table:table-cell table:formula="of:=[.C50]-[.C49]" office:value-type="float" office:value="47340" calcext:value-type="float">
            <text:p>47340</text:p>
          </table:table-cell>
          <table:table-cell table:formula="of:=[.D50]/[.C49]" office:value-type="percentage" office:value="1.54741280685124" calcext:value-type="percentage">
            <text:p>154,74 %</text:p>
          </table:table-cell>
          <table:table-cell table:formula="of:=AVERAGE([.C45:.C56])" office:value-type="float" office:value="49527.8333333333" calcext:value-type="float">
            <text:p>49528</text:p>
          </table:table-cell>
          <table:table-cell table:formula="of:=AVERAGE([.F49:.F50])" office:value-type="float" office:value="49067.4166666667" calcext:value-type="float">
            <text:p>49067</text:p>
          </table:table-cell>
          <table:table-cell table:formula="of:=[.C50]/[.G50]" office:value-type="float" office:value="1.58828414647195" calcext:value-type="float">
            <text:p>1,58828</text:p>
          </table:table-cell>
          <table:table-cell office:value-type="float" office:value="1.59778745836776" calcext:value-type="float">
            <text:p>1,60</text:p>
          </table:table-cell>
          <table:table-cell table:formula="of:=[.C50]/[.I50]" office:value-type="float" office:value="48775.5737422131" calcext:value-type="float">
            <text:p>48775,57</text:p>
          </table:table-cell>
          <table:table-cell office:value-type="float" office:value="5255000000" calcext:value-type="float">
            <text:p>5255000000</text:p>
          </table:table-cell>
          <table:table-cell table:number-columns-repeated="1013"/>
        </table:table-row>
        <table:table-row table:style-name="ro2">
          <table:covered-table-cell table:style-name="ce5"/>
          <table:table-cell office:value-type="string" calcext:value-type="string">
            <text:p>febrero</text:p>
          </table:table-cell>
          <table:table-cell office:value-type="float" office:value="46428" calcext:value-type="float">
            <text:p>46428</text:p>
          </table:table-cell>
          <table:table-cell table:formula="of:=[.C51]-[.C50]" office:value-type="float" office:value="-31505" calcext:value-type="float">
            <text:p>-31505</text:p>
          </table:table-cell>
          <table:table-cell table:formula="of:=[.D51]/[.C50]" office:value-type="percentage" office:value="-0.404257503239962" calcext:value-type="percentage">
            <text:p>-40,43 %</text:p>
          </table:table-cell>
          <table:table-cell table:formula="of:=AVERAGE([.C46:.C57])" office:value-type="float" office:value="51165.5833333333" calcext:value-type="float">
            <text:p>51166</text:p>
          </table:table-cell>
          <table:table-cell table:formula="of:=AVERAGE([.F50:.F51])" office:value-type="float" office:value="50346.7083333333" calcext:value-type="float">
            <text:p>50347</text:p>
          </table:table-cell>
          <table:table-cell table:formula="of:=[.C51]/[.G51]" office:value-type="float" office:value="0.922165550379411" calcext:value-type="float">
            <text:p>0,92217</text:p>
          </table:table-cell>
          <table:table-cell office:value-type="float" office:value="0.890099548984967" calcext:value-type="float">
            <text:p>0,89</text:p>
          </table:table-cell>
          <table:table-cell table:formula="of:=[.C51]/[.I51]" office:value-type="float" office:value="52160.4578419847" calcext:value-type="float">
            <text:p>52160,46</text:p>
          </table:table-cell>
          <table:table-cell office:value-type="float" office:value="5487400000" calcext:value-type="float">
            <text:p>5487400000</text:p>
          </table:table-cell>
          <table:table-cell table:number-columns-repeated="1013"/>
        </table:table-row>
        <table:table-row table:style-name="ro2">
          <table:covered-table-cell table:style-name="ce5"/>
          <table:table-cell office:value-type="string" calcext:value-type="string">
            <text:p>marzo</text:p>
          </table:table-cell>
          <table:table-cell office:value-type="float" office:value="52067" calcext:value-type="float">
            <text:p>52067</text:p>
          </table:table-cell>
          <table:table-cell table:formula="of:=[.C52]-[.C51]" office:value-type="float" office:value="5639" calcext:value-type="float">
            <text:p>5639</text:p>
          </table:table-cell>
          <table:table-cell table:formula="of:=[.D52]/[.C51]" office:value-type="percentage" office:value="0.121456879469286" calcext:value-type="percentage">
            <text:p>12,15 %</text:p>
          </table:table-cell>
          <table:table-cell table:formula="of:=AVERAGE([.C47:.C58])" office:value-type="float" office:value="52520.75" calcext:value-type="float">
            <text:p>52521</text:p>
          </table:table-cell>
          <table:table-cell table:formula="of:=AVERAGE([.F51:.F52])" office:value-type="float" office:value="51843.1666666667" calcext:value-type="float">
            <text:p>51843</text:p>
          </table:table-cell>
          <table:table-cell table:formula="of:=[.C52]/[.G52]" office:value-type="float" office:value="1.00431750889703" calcext:value-type="float">
            <text:p>1,00432</text:p>
          </table:table-cell>
          <table:table-cell office:value-type="float" office:value="1.00615844644439" calcext:value-type="float">
            <text:p>1,01</text:p>
          </table:table-cell>
          <table:table-cell table:formula="of:=[.C52]/[.I52]" office:value-type="float" office:value="51748.3107993544" calcext:value-type="float">
            <text:p>51748,31</text:p>
          </table:table-cell>
          <table:table-cell office:value-type="float" office:value="6159100000" calcext:value-type="float">
            <text:p>6159100000</text:p>
          </table:table-cell>
          <table:table-cell table:number-columns-repeated="1013"/>
        </table:table-row>
        <table:table-row table:style-name="ro2">
          <table:covered-table-cell table:style-name="ce5"/>
          <table:table-cell office:value-type="string" calcext:value-type="string">
            <text:p>abril</text:p>
          </table:table-cell>
          <table:table-cell office:value-type="float" office:value="49488" calcext:value-type="float">
            <text:p>49488</text:p>
          </table:table-cell>
          <table:table-cell table:formula="of:=[.C53]-[.C52]" office:value-type="float" office:value="-2579" calcext:value-type="float">
            <text:p>-2579</text:p>
          </table:table-cell>
          <table:table-cell table:formula="of:=[.D53]/[.C52]" office:value-type="percentage" office:value="-0.0495323333397353" calcext:value-type="percentage">
            <text:p>-4,95 %</text:p>
          </table:table-cell>
          <table:table-cell table:formula="of:=AVERAGE([.C48:.C59])" office:value-type="float" office:value="53878.75" calcext:value-type="float">
            <text:p>53879</text:p>
          </table:table-cell>
          <table:table-cell table:formula="of:=AVERAGE([.F52:.F53])" office:value-type="float" office:value="53199.75" calcext:value-type="float">
            <text:p>53200</text:p>
          </table:table-cell>
          <table:table-cell table:formula="of:=[.C53]/[.G53]" office:value-type="float" office:value="0.930229935291049" calcext:value-type="float">
            <text:p>0,93023</text:p>
          </table:table-cell>
          <table:table-cell office:value-type="float" office:value="0.981594575133927" calcext:value-type="float">
            <text:p>0,98</text:p>
          </table:table-cell>
          <table:table-cell table:formula="of:=[.C53]/[.I53]" office:value-type="float" office:value="50415.9265481352" calcext:value-type="float">
            <text:p>50415,93</text:p>
          </table:table-cell>
          <table:table-cell office:value-type="float" office:value="7150800000" calcext:value-type="float">
            <text:p>7150800000</text:p>
          </table:table-cell>
          <table:table-cell table:number-columns-repeated="1013"/>
        </table:table-row>
        <table:table-row table:style-name="ro2">
          <table:covered-table-cell table:style-name="ce5"/>
          <table:table-cell office:value-type="string" calcext:value-type="string">
            <text:p>mayo</text:p>
          </table:table-cell>
          <table:table-cell office:value-type="float" office:value="50589" calcext:value-type="float">
            <text:p>50589</text:p>
          </table:table-cell>
          <table:table-cell table:formula="of:=[.C54]-[.C53]" office:value-type="float" office:value="1101" calcext:value-type="float">
            <text:p>1101</text:p>
          </table:table-cell>
          <table:table-cell table:formula="of:=[.D54]/[.C53]" office:value-type="percentage" office:value="0.0222478176527643" calcext:value-type="percentage">
            <text:p>2,22 %</text:p>
          </table:table-cell>
          <table:table-cell table:formula="of:=AVERAGE([.C49:.C60])" office:value-type="float" office:value="54687.3333333333" calcext:value-type="float">
            <text:p>54687</text:p>
          </table:table-cell>
          <table:table-cell table:formula="of:=AVERAGE([.F53:.F54])" office:value-type="float" office:value="54283.0416666667" calcext:value-type="float">
            <text:p>54283</text:p>
          </table:table-cell>
          <table:table-cell table:formula="of:=[.C54]/[.G54]" office:value-type="float" office:value="0.931948513693273" calcext:value-type="float">
            <text:p>0,93195</text:p>
          </table:table-cell>
          <table:table-cell office:value-type="float" office:value="0.956037090768402" calcext:value-type="float">
            <text:p>0,96</text:p>
          </table:table-cell>
          <table:table-cell table:formula="of:=[.C54]/[.I54]" office:value-type="float" office:value="52915.3110151195" calcext:value-type="float">
            <text:p>52915,31</text:p>
          </table:table-cell>
          <table:table-cell office:value-type="float" office:value="8082600000" calcext:value-type="float">
            <text:p>8082600000</text:p>
          </table:table-cell>
          <table:table-cell table:number-columns-repeated="1013"/>
        </table:table-row>
        <table:table-row table:style-name="ro2">
          <table:covered-table-cell table:style-name="ce5"/>
          <table:table-cell office:value-type="string" calcext:value-type="string">
            <text:p>junio</text:p>
          </table:table-cell>
          <table:table-cell office:value-type="float" office:value="58944" calcext:value-type="float">
            <text:p>58944</text:p>
          </table:table-cell>
          <table:table-cell table:formula="of:=[.C55]-[.C54]" office:value-type="float" office:value="8355" calcext:value-type="float">
            <text:p>8355</text:p>
          </table:table-cell>
          <table:table-cell table:formula="of:=[.D55]/[.C54]" office:value-type="percentage" office:value="0.165154480222973" calcext:value-type="percentage">
            <text:p>16,52 %</text:p>
          </table:table-cell>
          <table:table-cell table:formula="of:=AVERAGE([.C50:.C61])" office:value-type="float" office:value="54599.8333333333" calcext:value-type="float">
            <text:p>54600</text:p>
          </table:table-cell>
          <table:table-cell table:formula="of:=AVERAGE([.F54:.F55])" office:value-type="float" office:value="54643.5833333333" calcext:value-type="float">
            <text:p>54644</text:p>
          </table:table-cell>
          <table:table-cell table:formula="of:=[.C55]/[.G55]" office:value-type="float" office:value="1.07869938983382" calcext:value-type="float">
            <text:p>1,07870</text:p>
          </table:table-cell>
          <table:table-cell office:value-type="float" office:value="0.965618815342199" calcext:value-type="float">
            <text:p>0,97</text:p>
          </table:table-cell>
          <table:table-cell table:formula="of:=[.C55]/[.I55]" office:value-type="float" office:value="61042.7210649487" calcext:value-type="float">
            <text:p>61042,72</text:p>
          </table:table-cell>
          <table:table-cell office:value-type="float" office:value="7939800000" calcext:value-type="float">
            <text:p>7939800000</text:p>
          </table:table-cell>
          <table:table-cell table:number-columns-repeated="1013"/>
        </table:table-row>
        <table:table-row table:style-name="ro2">
          <table:covered-table-cell table:style-name="ce5"/>
          <table:table-cell office:value-type="string" calcext:value-type="string">
            <text:p>julio</text:p>
          </table:table-cell>
          <table:table-cell office:value-type="float" office:value="55205" calcext:value-type="float">
            <text:p>55205</text:p>
          </table:table-cell>
          <table:table-cell table:formula="of:=[.C56]-[.C55]" office:value-type="float" office:value="-3739" calcext:value-type="float">
            <text:p>-3739</text:p>
          </table:table-cell>
          <table:table-cell table:formula="of:=[.D56]/[.C55]" office:value-type="percentage" office:value="-0.0634330890336591" calcext:value-type="percentage">
            <text:p>-6,34 %</text:p>
          </table:table-cell>
          <table:table-cell table:formula="of:=AVERAGE([.C51:.C62])" office:value-type="float" office:value="55611.5833333333" calcext:value-type="float">
            <text:p>55612</text:p>
          </table:table-cell>
          <table:table-cell table:formula="of:=AVERAGE([.F55:.F56])" office:value-type="float" office:value="55105.7083333333" calcext:value-type="float">
            <text:p>55106</text:p>
          </table:table-cell>
          <table:table-cell table:formula="of:=[.C56]/[.G56]" office:value-type="float" office:value="1.00180183994852" calcext:value-type="float">
            <text:p>1,00180</text:p>
          </table:table-cell>
          <table:table-cell office:value-type="float" office:value="1.08823651072193" calcext:value-type="float">
            <text:p>1,09</text:p>
          </table:table-cell>
          <table:table-cell table:formula="of:=[.C56]/[.I56]" office:value-type="float" office:value="50728.8622060448" calcext:value-type="float">
            <text:p>50728,86</text:p>
          </table:table-cell>
          <table:table-cell office:value-type="float" office:value="7303700000" calcext:value-type="float">
            <text:p>7303700000</text:p>
          </table:table-cell>
          <table:table-cell table:number-columns-repeated="1013"/>
        </table:table-row>
        <table:table-row table:style-name="ro2">
          <table:covered-table-cell table:style-name="ce5"/>
          <table:table-cell office:value-type="string" calcext:value-type="string">
            <text:p>agosto</text:p>
          </table:table-cell>
          <table:table-cell office:value-type="float" office:value="62217" calcext:value-type="float">
            <text:p>62217</text:p>
          </table:table-cell>
          <table:table-cell table:formula="of:=[.C57]-[.C56]" office:value-type="float" office:value="7012" calcext:value-type="float">
            <text:p>7012</text:p>
          </table:table-cell>
          <table:table-cell table:formula="of:=[.D57]/[.C56]" office:value-type="percentage" office:value="0.127017480300697" calcext:value-type="percentage">
            <text:p>12,70 %</text:p>
          </table:table-cell>
          <table:table-cell table:formula="of:=AVERAGE([.C52:.C63])" office:value-type="float" office:value="55511.4166666667" calcext:value-type="float">
            <text:p>55511</text:p>
          </table:table-cell>
          <table:table-cell table:formula="of:=AVERAGE([.F56:.F57])" office:value-type="float" office:value="55561.5" calcext:value-type="float">
            <text:p>55562</text:p>
          </table:table-cell>
          <table:table-cell table:formula="of:=[.C57]/[.G57]" office:value-type="float" office:value="1.11978618287843" calcext:value-type="float">
            <text:p>1,11979</text:p>
          </table:table-cell>
          <table:table-cell office:value-type="float" office:value="1.04881278044275" calcext:value-type="float">
            <text:p>1,05</text:p>
          </table:table-cell>
          <table:table-cell table:formula="of:=[.C57]/[.I57]" office:value-type="float" office:value="59321.3595030137" calcext:value-type="float">
            <text:p>59321,36</text:p>
          </table:table-cell>
          <table:table-cell office:value-type="float" office:value="8420300000" calcext:value-type="float">
            <text:p>8420300000</text:p>
          </table:table-cell>
          <table:table-cell table:number-columns-repeated="1013"/>
        </table:table-row>
        <table:table-row table:style-name="ro2">
          <table:covered-table-cell table:style-name="ce5"/>
          <table:table-cell office:value-type="string" calcext:value-type="string">
            <text:p>septiembre</text:p>
          </table:table-cell>
          <table:table-cell office:value-type="float" office:value="65641" calcext:value-type="float">
            <text:p>65641</text:p>
          </table:table-cell>
          <table:table-cell table:formula="of:=[.C58]-[.C57]" office:value-type="float" office:value="3424" calcext:value-type="float">
            <text:p>3424</text:p>
          </table:table-cell>
          <table:table-cell table:formula="of:=[.D58]/[.C57]" office:value-type="percentage" office:value="0.0550331902856133" calcext:value-type="percentage">
            <text:p>5,50 %</text:p>
          </table:table-cell>
          <table:table-cell table:formula="of:=AVERAGE([.C53:.C64])" office:value-type="float" office:value="56412" calcext:value-type="float">
            <text:p>56412</text:p>
          </table:table-cell>
          <table:table-cell table:formula="of:=AVERAGE([.F57:.F58])" office:value-type="float" office:value="55961.7083333333" calcext:value-type="float">
            <text:p>55962</text:p>
          </table:table-cell>
          <table:table-cell table:formula="of:=[.C58]/[.G58]" office:value-type="float" office:value="1.17296276248417" calcext:value-type="float">
            <text:p>1,17296</text:p>
          </table:table-cell>
          <table:table-cell office:value-type="float" office:value="1.11943823585232" calcext:value-type="float">
            <text:p>1,12</text:p>
          </table:table-cell>
          <table:table-cell table:formula="of:=[.C58]/[.I58]" office:value-type="float" office:value="58637.4467993957" calcext:value-type="float">
            <text:p>58637,45</text:p>
          </table:table-cell>
          <table:table-cell office:value-type="float" office:value="7797800000" calcext:value-type="float">
            <text:p>7797800000</text:p>
          </table:table-cell>
          <table:table-cell table:number-columns-repeated="1013"/>
        </table:table-row>
        <table:table-row table:style-name="ro2">
          <table:covered-table-cell table:style-name="ce5"/>
          <table:table-cell office:value-type="string" calcext:value-type="string">
            <text:p>octubre</text:p>
          </table:table-cell>
          <table:table-cell office:value-type="float" office:value="55829" calcext:value-type="float">
            <text:p>55829</text:p>
          </table:table-cell>
          <table:table-cell table:formula="of:=[.C59]-[.C58]" office:value-type="float" office:value="-9812" calcext:value-type="float">
            <text:p>-9812</text:p>
          </table:table-cell>
          <table:table-cell table:formula="of:=[.D59]/[.C58]" office:value-type="percentage" office:value="-0.149479745890526" calcext:value-type="percentage">
            <text:p>-14,95 %</text:p>
          </table:table-cell>
          <table:table-cell table:formula="of:=AVERAGE([.C54:.C65])" office:value-type="float" office:value="56107.4166666667" calcext:value-type="float">
            <text:p>56107</text:p>
          </table:table-cell>
          <table:table-cell table:formula="of:=AVERAGE([.F58:.F59])" office:value-type="float" office:value="56259.7083333333" calcext:value-type="float">
            <text:p>56260</text:p>
          </table:table-cell>
          <table:table-cell table:formula="of:=[.C59]/[.G59]" office:value-type="float" office:value="0.992344284282787" calcext:value-type="float">
            <text:p>0,99234</text:p>
          </table:table-cell>
          <table:table-cell office:value-type="float" office:value="0.994163274628637" calcext:value-type="float">
            <text:p>0,99</text:p>
          </table:table-cell>
          <table:table-cell table:formula="of:=[.C59]/[.I59]" office:value-type="float" office:value="56156.7716538861" calcext:value-type="float">
            <text:p>56156,77</text:p>
          </table:table-cell>
          <table:table-cell office:value-type="float" office:value="7504300000" calcext:value-type="float">
            <text:p>7504300000</text:p>
          </table:table-cell>
          <table:table-cell table:number-columns-repeated="1013"/>
        </table:table-row>
        <table:table-row table:style-name="ro2">
          <table:covered-table-cell table:style-name="ce5"/>
          <table:table-cell office:value-type="string" calcext:value-type="string">
            <text:p>noviembre</text:p>
          </table:table-cell>
          <table:table-cell office:value-type="float" office:value="51314" calcext:value-type="float">
            <text:p>51314</text:p>
          </table:table-cell>
          <table:table-cell table:formula="of:=[.C60]-[.C59]" office:value-type="float" office:value="-4515" calcext:value-type="float">
            <text:p>-4515</text:p>
          </table:table-cell>
          <table:table-cell table:formula="of:=[.D60]/[.C59]" office:value-type="percentage" office:value="-0.080871948270612" calcext:value-type="percentage">
            <text:p>-8,09 %</text:p>
          </table:table-cell>
          <table:table-cell table:formula="of:=AVERAGE([.C55:.C66])" office:value-type="float" office:value="56785.8333333333" calcext:value-type="float">
            <text:p>56786</text:p>
          </table:table-cell>
          <table:table-cell table:formula="of:=AVERAGE([.F59:.F60])" office:value-type="float" office:value="56446.625" calcext:value-type="float">
            <text:p>56447</text:p>
          </table:table-cell>
          <table:table-cell table:formula="of:=[.C60]/[.G60]" office:value-type="float" office:value="0.909071180074982" calcext:value-type="float">
            <text:p>0,90907</text:p>
          </table:table-cell>
          <table:table-cell office:value-type="float" office:value="0.829020624906723" calcext:value-type="float">
            <text:p>0,83</text:p>
          </table:table-cell>
          <table:table-cell table:formula="of:=[.C60]/[.I60]" office:value-type="float" office:value="61897.1331452382" calcext:value-type="float">
            <text:p>61897,13</text:p>
          </table:table-cell>
          <table:table-cell office:value-type="float" office:value="6612900000" calcext:value-type="float">
            <text:p>6612900000</text:p>
          </table:table-cell>
          <table:table-cell table:number-columns-repeated="1013"/>
        </table:table-row>
        <table:table-row table:style-name="ro2">
          <table:covered-table-cell table:style-name="ce5"/>
          <table:table-cell office:value-type="string" calcext:value-type="string">
            <text:p>diciembre</text:p>
          </table:table-cell>
          <table:table-cell office:value-type="float" office:value="29543" calcext:value-type="float">
            <text:p>29543</text:p>
          </table:table-cell>
          <table:table-cell table:formula="of:=[.C61]-[.C60]" office:value-type="float" office:value="-21771" calcext:value-type="float">
            <text:p>-21771</text:p>
          </table:table-cell>
          <table:table-cell table:formula="of:=[.D61]/[.C60]" office:value-type="percentage" office:value="-0.424270179678061" calcext:value-type="percentage">
            <text:p>-42,43 %</text:p>
          </table:table-cell>
          <table:table-cell table:formula="of:=AVERAGE([.C56:.C67])" office:value-type="float" office:value="56389.3333333333" calcext:value-type="float">
            <text:p>56389</text:p>
          </table:table-cell>
          <table:table-cell table:formula="of:=AVERAGE([.F60:.F61])" office:value-type="float" office:value="56587.5833333333" calcext:value-type="float">
            <text:p>56588</text:p>
          </table:table-cell>
          <table:table-cell table:formula="of:=[.C61]/[.G61]" office:value-type="float" office:value="0.522075661474617" calcext:value-type="float">
            <text:p>0,52208</text:p>
          </table:table-cell>
          <table:table-cell office:value-type="float" office:value="0.523032638405977" calcext:value-type="float">
            <text:p>0,52</text:p>
          </table:table-cell>
          <table:table-cell table:formula="of:=[.C61]/[.I61]" office:value-type="float" office:value="56484.0467509578" calcext:value-type="float">
            <text:p>56484,05</text:p>
          </table:table-cell>
          <table:table-cell office:value-type="float" office:value="6337000000" calcext:value-type="float">
            <text:p>6337000000</text:p>
          </table:table-cell>
          <table:table-cell table:number-columns-repeated="1013"/>
        </table:table-row>
        <table:table-row table:style-name="ro2">
          <table:table-cell table:style-name="ce2" office:value-type="float" office:value="2012" calcext:value-type="float" table:number-columns-spanned="1" table:number-rows-spanned="12">
            <text:p>2012</text:p>
          </table:table-cell>
          <table:table-cell office:value-type="string" calcext:value-type="string">
            <text:p>enero</text:p>
          </table:table-cell>
          <table:table-cell office:value-type="float" office:value="90074" calcext:value-type="float">
            <text:p>90074</text:p>
          </table:table-cell>
          <table:table-cell table:formula="of:=[.C62]-[.C61]" office:value-type="float" office:value="60531" calcext:value-type="float">
            <text:p>60531</text:p>
          </table:table-cell>
          <table:table-cell table:formula="of:=[.D62]/[.C61]" office:value-type="percentage" office:value="2.04891175574586" calcext:value-type="percentage">
            <text:p>204,89 %</text:p>
          </table:table-cell>
          <table:table-cell table:formula="of:=AVERAGE([.C57:.C68])" office:value-type="float" office:value="56565.75" calcext:value-type="float">
            <text:p>56566</text:p>
          </table:table-cell>
          <table:table-cell table:formula="of:=AVERAGE([.F61:.F62])" office:value-type="float" office:value="56477.5416666667" calcext:value-type="float">
            <text:p>56478</text:p>
          </table:table-cell>
          <table:table-cell table:formula="of:=[.C62]/[.G62]" office:value-type="float" office:value="1.59486403518803" calcext:value-type="float">
            <text:p>1,59486</text:p>
          </table:table-cell>
          <table:table-cell office:value-type="float" office:value="1.59778745836776" calcext:value-type="float">
            <text:p>1,60</text:p>
          </table:table-cell>
          <table:table-cell table:formula="of:=[.C62]/[.I62]" office:value-type="float" office:value="56374.2064241862" calcext:value-type="float">
            <text:p>56374,21</text:p>
          </table:table-cell>
          <table:table-cell office:value-type="float" office:value="5625000000" calcext:value-type="float">
            <text:p>5625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45226" calcext:value-type="float">
            <text:p>45226</text:p>
          </table:table-cell>
          <table:table-cell table:formula="of:=[.C63]-[.C62]" office:value-type="float" office:value="-44848" calcext:value-type="float">
            <text:p>-44848</text:p>
          </table:table-cell>
          <table:table-cell table:formula="of:=[.D63]/[.C62]" office:value-type="percentage" office:value="-0.497901725248129" calcext:value-type="percentage">
            <text:p>-49,79 %</text:p>
          </table:table-cell>
          <table:table-cell table:formula="of:=AVERAGE([.C58:.C69])" office:value-type="float" office:value="56171.8333333333" calcext:value-type="float">
            <text:p>56172</text:p>
          </table:table-cell>
          <table:table-cell table:formula="of:=AVERAGE([.F62:.F63])" office:value-type="float" office:value="56368.7916666667" calcext:value-type="float">
            <text:p>56369</text:p>
          </table:table-cell>
          <table:table-cell table:formula="of:=[.C63]/[.G63]" office:value-type="float" office:value="0.802323389641579" calcext:value-type="float">
            <text:p>0,80232</text:p>
          </table:table-cell>
          <table:table-cell office:value-type="float" office:value="0.890099548984967" calcext:value-type="float">
            <text:p>0,89</text:p>
          </table:table-cell>
          <table:table-cell table:formula="of:=[.C63]/[.I63]" office:value-type="float" office:value="50810.0470914448" calcext:value-type="float">
            <text:p>50810,05</text:p>
          </table:table-cell>
          <table:table-cell office:value-type="float" office:value="6003400000" calcext:value-type="float">
            <text:p>60034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62874" calcext:value-type="float">
            <text:p>62874</text:p>
          </table:table-cell>
          <table:table-cell table:formula="of:=[.C64]-[.C63]" office:value-type="float" office:value="17648" calcext:value-type="float">
            <text:p>17648</text:p>
          </table:table-cell>
          <table:table-cell table:formula="of:=[.D64]/[.C63]" office:value-type="percentage" office:value="0.39021801618538" calcext:value-type="percentage">
            <text:p>39,02 %</text:p>
          </table:table-cell>
          <table:table-cell table:formula="of:=AVERAGE([.C59:.C70])" office:value-type="float" office:value="54718.5" calcext:value-type="float">
            <text:p>54719</text:p>
          </table:table-cell>
          <table:table-cell table:formula="of:=AVERAGE([.F63:.F64])" office:value-type="float" office:value="55445.1666666667" calcext:value-type="float">
            <text:p>55445</text:p>
          </table:table-cell>
          <table:table-cell table:formula="of:=[.C64]/[.G64]" office:value-type="float" office:value="1.13398522864933" calcext:value-type="float">
            <text:p>1,13399</text:p>
          </table:table-cell>
          <table:table-cell office:value-type="float" office:value="1.00615844644439" calcext:value-type="float">
            <text:p>1,01</text:p>
          </table:table-cell>
          <table:table-cell table:formula="of:=[.C64]/[.I64]" office:value-type="float" office:value="62489.1638311907" calcext:value-type="float">
            <text:p>62489,16</text:p>
          </table:table-cell>
          <table:table-cell office:value-type="float" office:value="6197100000" calcext:value-type="float">
            <text:p>61971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45833" calcext:value-type="float">
            <text:p>45833</text:p>
          </table:table-cell>
          <table:table-cell table:formula="of:=[.C65]-[.C64]" office:value-type="float" office:value="-17041" calcext:value-type="float">
            <text:p>-17041</text:p>
          </table:table-cell>
          <table:table-cell table:formula="of:=[.D65]/[.C64]" office:value-type="percentage" office:value="-0.271034131755575" calcext:value-type="percentage">
            <text:p>-27,10 %</text:p>
          </table:table-cell>
          <table:table-cell table:formula="of:=AVERAGE([.C60:.C71])" office:value-type="float" office:value="54347.3333333333" calcext:value-type="float">
            <text:p>54347</text:p>
          </table:table-cell>
          <table:table-cell table:formula="of:=AVERAGE([.F64:.F65])" office:value-type="float" office:value="54532.9166666667" calcext:value-type="float">
            <text:p>54533</text:p>
          </table:table-cell>
          <table:table-cell table:formula="of:=[.C65]/[.G65]" office:value-type="float" office:value="0.840464856852513" calcext:value-type="float">
            <text:p>0,84046</text:p>
          </table:table-cell>
          <table:table-cell office:value-type="float" office:value="0.981594575133927" calcext:value-type="float">
            <text:p>0,98</text:p>
          </table:table-cell>
          <table:table-cell table:formula="of:=[.C65]/[.I65]" office:value-type="float" office:value="46692.3933373885" calcext:value-type="float">
            <text:p>46692,39</text:p>
          </table:table-cell>
          <table:table-cell office:value-type="float" office:value="6713200000" calcext:value-type="float">
            <text:p>67132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58730" calcext:value-type="float">
            <text:p>58730</text:p>
          </table:table-cell>
          <table:table-cell table:formula="of:=[.C66]-[.C65]" office:value-type="float" office:value="12897" calcext:value-type="float">
            <text:p>12897</text:p>
          </table:table-cell>
          <table:table-cell table:formula="of:=[.D66]/[.C65]" office:value-type="percentage" office:value="0.28139113739009" calcext:value-type="percentage">
            <text:p>28,14 %</text:p>
          </table:table-cell>
          <table:table-cell table:formula="of:=AVERAGE([.C61:.C72])" office:value-type="float" office:value="53518" calcext:value-type="float">
            <text:p>53518</text:p>
          </table:table-cell>
          <table:table-cell table:formula="of:=AVERAGE([.F65:.F66])" office:value-type="float" office:value="53932.6666666667" calcext:value-type="float">
            <text:p>53933</text:p>
          </table:table-cell>
          <table:table-cell table:formula="of:=[.C66]/[.G66]" office:value-type="float" office:value="1.08895041965908" calcext:value-type="float">
            <text:p>1,08895</text:p>
          </table:table-cell>
          <table:table-cell office:value-type="float" office:value="0.956037090768402" calcext:value-type="float">
            <text:p>0,96</text:p>
          </table:table-cell>
          <table:table-cell table:formula="of:=[.C66]/[.I66]" office:value-type="float" office:value="61430.6710138166" calcext:value-type="float">
            <text:p>61430,67</text:p>
          </table:table-cell>
          <table:table-cell office:value-type="float" office:value="7420000000" calcext:value-type="float">
            <text:p>7420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54186" calcext:value-type="float">
            <text:p>54186</text:p>
          </table:table-cell>
          <table:table-cell table:formula="of:=[.C67]-[.C66]" office:value-type="float" office:value="-4544" calcext:value-type="float">
            <text:p>-4544</text:p>
          </table:table-cell>
          <table:table-cell table:formula="of:=[.D67]/[.C66]" office:value-type="percentage" office:value="-0.0773710199216755" calcext:value-type="percentage">
            <text:p>-7,74 %</text:p>
          </table:table-cell>
          <table:table-cell table:formula="of:=AVERAGE([.C62:.C73])" office:value-type="float" office:value="53267.4166666667" calcext:value-type="float">
            <text:p>53267</text:p>
          </table:table-cell>
          <table:table-cell table:formula="of:=AVERAGE([.F66:.F67])" office:value-type="float" office:value="53392.7083333333" calcext:value-type="float">
            <text:p>53393</text:p>
          </table:table-cell>
          <table:table-cell table:formula="of:=[.C67]/[.G67]" office:value-type="float" office:value="1.01485767797569" calcext:value-type="float">
            <text:p>1,01486</text:p>
          </table:table-cell>
          <table:table-cell office:value-type="float" office:value="0.965618815342199" calcext:value-type="float">
            <text:p>0,97</text:p>
          </table:table-cell>
          <table:table-cell table:formula="of:=[.C67]/[.I67]" office:value-type="float" office:value="56115.3108649788" calcext:value-type="float">
            <text:p>56115,31</text:p>
          </table:table-cell>
          <table:table-cell office:value-type="float" office:value="7009400000" calcext:value-type="float">
            <text:p>70094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57322" calcext:value-type="float">
            <text:p>57322</text:p>
          </table:table-cell>
          <table:table-cell table:formula="of:=[.C68]-[.C67]" office:value-type="float" office:value="3136" calcext:value-type="float">
            <text:p>3136</text:p>
          </table:table-cell>
          <table:table-cell table:formula="of:=[.D68]/[.C67]" office:value-type="percentage" office:value="0.0578747277894659" calcext:value-type="percentage">
            <text:p>5,79 %</text:p>
          </table:table-cell>
          <table:table-cell table:formula="of:=AVERAGE([.C63:.C74])" office:value-type="float" office:value="52644" calcext:value-type="float">
            <text:p>52644</text:p>
          </table:table-cell>
          <table:table-cell table:formula="of:=AVERAGE([.F67:.F68])" office:value-type="float" office:value="52955.7083333333" calcext:value-type="float">
            <text:p>52956</text:p>
          </table:table-cell>
          <table:table-cell table:formula="of:=[.C68]/[.G68]" office:value-type="float" office:value="1.08245176590185" calcext:value-type="float">
            <text:p>1,08245</text:p>
          </table:table-cell>
          <table:table-cell office:value-type="float" office:value="1.08823651072193" calcext:value-type="float">
            <text:p>1,09</text:p>
          </table:table-cell>
          <table:table-cell table:formula="of:=[.C68]/[.I68]" office:value-type="float" office:value="52674.2113825723" calcext:value-type="float">
            <text:p>52674,21</text:p>
          </table:table-cell>
          <table:table-cell office:value-type="float" office:value="7643700000" calcext:value-type="float">
            <text:p>76437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57490" calcext:value-type="float">
            <text:p>57490</text:p>
          </table:table-cell>
          <table:table-cell table:formula="of:=[.C69]-[.C68]" office:value-type="float" office:value="168" calcext:value-type="float">
            <text:p>168</text:p>
          </table:table-cell>
          <table:table-cell table:formula="of:=[.D69]/[.C68]" office:value-type="percentage" office:value="0.00293081190467883" calcext:value-type="percentage">
            <text:p>0,29 %</text:p>
          </table:table-cell>
          <table:table-cell table:formula="of:=AVERAGE([.C64:.C75])" office:value-type="float" office:value="52889.75" calcext:value-type="float">
            <text:p>52890</text:p>
          </table:table-cell>
          <table:table-cell table:formula="of:=AVERAGE([.F68:.F69])" office:value-type="float" office:value="52766.875" calcext:value-type="float">
            <text:p>52767</text:p>
          </table:table-cell>
          <table:table-cell table:formula="of:=[.C69]/[.G69]" office:value-type="float" office:value="1.08950928020657" calcext:value-type="float">
            <text:p>1,08951</text:p>
          </table:table-cell>
          <table:table-cell office:value-type="float" office:value="1.04881278044275" calcext:value-type="float">
            <text:p>1,05</text:p>
          </table:table-cell>
          <table:table-cell table:formula="of:=[.C69]/[.I69]" office:value-type="float" office:value="54814.3587416343" calcext:value-type="float">
            <text:p>54814,36</text:p>
          </table:table-cell>
          <table:table-cell office:value-type="float" office:value="7701300000" calcext:value-type="float">
            <text:p>77013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48201" calcext:value-type="float">
            <text:p>48201</text:p>
          </table:table-cell>
          <table:table-cell table:formula="of:=[.C70]-[.C69]" office:value-type="float" office:value="-9289" calcext:value-type="float">
            <text:p>-9289</text:p>
          </table:table-cell>
          <table:table-cell table:formula="of:=[.D70]/[.C69]" office:value-type="percentage" office:value="-0.161575926248043" calcext:value-type="percentage">
            <text:p>-16,16 %</text:p>
          </table:table-cell>
          <table:table-cell table:formula="of:=AVERAGE([.C65:.C76])" office:value-type="float" office:value="52403.5" calcext:value-type="float">
            <text:p>52404</text:p>
          </table:table-cell>
          <table:table-cell table:formula="of:=AVERAGE([.F69:.F70])" office:value-type="float" office:value="52646.625" calcext:value-type="float">
            <text:p>52647</text:p>
          </table:table-cell>
          <table:table-cell table:formula="of:=[.C70]/[.G70]" office:value-type="float" office:value="0.915557265066849" calcext:value-type="float">
            <text:p>0,91556</text:p>
          </table:table-cell>
          <table:table-cell office:value-type="float" office:value="1.11943823585232" calcext:value-type="float">
            <text:p>1,12</text:p>
          </table:table-cell>
          <table:table-cell table:formula="of:=[.C70]/[.I70]" office:value-type="float" office:value="43058.2040672395" calcext:value-type="float">
            <text:p>43058,20</text:p>
          </table:table-cell>
          <table:table-cell office:value-type="float" office:value="6793400000" calcext:value-type="float">
            <text:p>67934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51375" calcext:value-type="float">
            <text:p>51375</text:p>
          </table:table-cell>
          <table:table-cell table:formula="of:=[.C71]-[.C70]" office:value-type="float" office:value="3174" calcext:value-type="float">
            <text:p>3174</text:p>
          </table:table-cell>
          <table:table-cell table:formula="of:=[.D71]/[.C70]" office:value-type="percentage" office:value="0.0658492562394971" calcext:value-type="percentage">
            <text:p>6,58 %</text:p>
          </table:table-cell>
          <table:table-cell table:formula="of:=AVERAGE([.C66:.C77])" office:value-type="float" office:value="53687.75" calcext:value-type="float">
            <text:p>53688</text:p>
          </table:table-cell>
          <table:table-cell table:formula="of:=AVERAGE([.F70:.F71])" office:value-type="float" office:value="53045.625" calcext:value-type="float">
            <text:p>53046</text:p>
          </table:table-cell>
          <table:table-cell table:formula="of:=[.C71]/[.G71]" office:value-type="float" office:value="0.968505885263865" calcext:value-type="float">
            <text:p>0,96851</text:p>
          </table:table-cell>
          <table:table-cell office:value-type="float" office:value="0.994163274628637" calcext:value-type="float">
            <text:p>0,99</text:p>
          </table:table-cell>
          <table:table-cell table:formula="of:=[.C71]/[.I71]" office:value-type="float" office:value="51676.6222522058" calcext:value-type="float">
            <text:p>51676,62</text:p>
          </table:table-cell>
          <table:table-cell office:value-type="float" office:value="6882100000" calcext:value-type="float">
            <text:p>68821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41362" calcext:value-type="float">
            <text:p>41362</text:p>
          </table:table-cell>
          <table:table-cell table:formula="of:=[.C72]-[.C71]" office:value-type="float" office:value="-10013" calcext:value-type="float">
            <text:p>-10013</text:p>
          </table:table-cell>
          <table:table-cell table:formula="of:=[.D72]/[.C71]" office:value-type="percentage" office:value="-0.194900243309002" calcext:value-type="percentage">
            <text:p>-19,49 %</text:p>
          </table:table-cell>
          <table:table-cell table:formula="of:=AVERAGE([.C67:.C78])" office:value-type="float" office:value="54638.25" calcext:value-type="float">
            <text:p>54638</text:p>
          </table:table-cell>
          <table:table-cell table:formula="of:=AVERAGE([.F71:.F72])" office:value-type="float" office:value="54163" calcext:value-type="float">
            <text:p>54163</text:p>
          </table:table-cell>
          <table:table-cell table:formula="of:=[.C72]/[.G72]" office:value-type="float" office:value="0.763657847608146" calcext:value-type="float">
            <text:p>0,76366</text:p>
          </table:table-cell>
          <table:table-cell office:value-type="float" office:value="0.829020624906723" calcext:value-type="float">
            <text:p>0,83</text:p>
          </table:table-cell>
          <table:table-cell table:formula="of:=[.C72]/[.I72]" office:value-type="float" office:value="49892.6067185045" calcext:value-type="float">
            <text:p>49892,61</text:p>
          </table:table-cell>
          <table:table-cell office:value-type="float" office:value="6642900000" calcext:value-type="float">
            <text:p>66429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26536" calcext:value-type="float">
            <text:p>26536</text:p>
          </table:table-cell>
          <table:table-cell table:formula="of:=[.C73]-[.C72]" office:value-type="float" office:value="-14826" calcext:value-type="float">
            <text:p>-14826</text:p>
          </table:table-cell>
          <table:table-cell table:formula="of:=[.D73]/[.C72]" office:value-type="percentage" office:value="-0.358444949470528" calcext:value-type="percentage">
            <text:p>-35,84 %</text:p>
          </table:table-cell>
          <table:table-cell table:formula="of:=AVERAGE([.C68:.C79])" office:value-type="float" office:value="54723.5" calcext:value-type="float">
            <text:p>54724</text:p>
          </table:table-cell>
          <table:table-cell table:formula="of:=AVERAGE([.F72:.F73])" office:value-type="float" office:value="54680.875" calcext:value-type="float">
            <text:p>54681</text:p>
          </table:table-cell>
          <table:table-cell table:formula="of:=[.C73]/[.G73]" office:value-type="float" office:value="0.48528850352157" calcext:value-type="float">
            <text:p>0,48529</text:p>
          </table:table-cell>
          <table:table-cell office:value-type="float" office:value="0.523032638405977" calcext:value-type="float">
            <text:p>0,52</text:p>
          </table:table-cell>
          <table:table-cell table:formula="of:=[.C73]/[.I73]" office:value-type="float" office:value="50734.8835454563" calcext:value-type="float">
            <text:p>50734,88</text:p>
          </table:table-cell>
          <table:table-cell office:value-type="float" office:value="6295000000" calcext:value-type="float">
            <text:p>6295000000</text:p>
          </table:table-cell>
          <table:table-cell table:number-columns-repeated="1013"/>
        </table:table-row>
        <table:table-row table:style-name="ro2">
          <table:table-cell table:style-name="ce2" office:value-type="float" office:value="2013" calcext:value-type="float" table:number-columns-spanned="1" table:number-rows-spanned="12">
            <text:p>2013</text:p>
          </table:table-cell>
          <table:table-cell office:value-type="string" calcext:value-type="string">
            <text:p>enero</text:p>
          </table:table-cell>
          <table:table-cell office:value-type="float" office:value="82593" calcext:value-type="float">
            <text:p>82593</text:p>
          </table:table-cell>
          <table:table-cell table:formula="of:=[.C74]-[.C73]" office:value-type="float" office:value="56057" calcext:value-type="float">
            <text:p>56057</text:p>
          </table:table-cell>
          <table:table-cell table:formula="of:=[.D74]/[.C73]" office:value-type="percentage" office:value="2.11248869460356" calcext:value-type="percentage">
            <text:p>211,25 %</text:p>
          </table:table-cell>
          <table:table-cell table:formula="of:=AVERAGE([.C69:.C80])" office:value-type="float" office:value="55471.4166666667" calcext:value-type="float">
            <text:p>55471</text:p>
          </table:table-cell>
          <table:table-cell table:formula="of:=AVERAGE([.F73:.F74])" office:value-type="float" office:value="55097.4583333333" calcext:value-type="float">
            <text:p>55097</text:p>
          </table:table-cell>
          <table:table-cell table:formula="of:=[.C74]/[.G74]" office:value-type="float" office:value="1.49903466508966" calcext:value-type="float">
            <text:p>1,49903</text:p>
          </table:table-cell>
          <table:table-cell office:value-type="float" office:value="1.59778745836776" calcext:value-type="float">
            <text:p>1,60</text:p>
          </table:table-cell>
          <table:table-cell table:formula="of:=[.C74]/[.I74]" office:value-type="float" office:value="51692.1068365212" calcext:value-type="float">
            <text:p>51692,11</text:p>
          </table:table-cell>
          <table:table-cell office:value-type="float" office:value="5664900000" calcext:value-type="float">
            <text:p>56649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48175" calcext:value-type="float">
            <text:p>48175</text:p>
          </table:table-cell>
          <table:table-cell table:formula="of:=[.C75]-[.C74]" office:value-type="float" office:value="-34418" calcext:value-type="float">
            <text:p>-34418</text:p>
          </table:table-cell>
          <table:table-cell table:formula="of:=[.D75]/[.C74]" office:value-type="percentage" office:value="-0.416718123811945" calcext:value-type="percentage">
            <text:p>-41,67 %</text:p>
          </table:table-cell>
          <table:table-cell table:formula="of:=AVERAGE([.C70:.C81])" office:value-type="float" office:value="55879.5833333333" calcext:value-type="float">
            <text:p>55880</text:p>
          </table:table-cell>
          <table:table-cell table:formula="of:=AVERAGE([.F74:.F75])" office:value-type="float" office:value="55675.5" calcext:value-type="float">
            <text:p>55676</text:p>
          </table:table-cell>
          <table:table-cell table:formula="of:=[.C75]/[.G75]" office:value-type="float" office:value="0.865281856471877" calcext:value-type="float">
            <text:p>0,86528</text:p>
          </table:table-cell>
          <table:table-cell office:value-type="float" office:value="0.890099548984967" calcext:value-type="float">
            <text:p>0,89</text:p>
          </table:table-cell>
          <table:table-cell table:formula="of:=[.C75]/[.I75]" office:value-type="float" office:value="54123.1596566213" calcext:value-type="float">
            <text:p>54123,16</text:p>
          </table:table-cell>
          <table:table-cell office:value-type="float" office:value="5743000000" calcext:value-type="float">
            <text:p>5743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57039" calcext:value-type="float">
            <text:p>57039</text:p>
          </table:table-cell>
          <table:table-cell table:formula="of:=[.C76]-[.C75]" office:value-type="float" office:value="8864" calcext:value-type="float">
            <text:p>8864</text:p>
          </table:table-cell>
          <table:table-cell table:formula="of:=[.D76]/[.C75]" office:value-type="percentage" office:value="0.183995848469123" calcext:value-type="percentage">
            <text:p>18,40 %</text:p>
          </table:table-cell>
          <table:table-cell table:formula="of:=AVERAGE([.C71:.C82])" office:value-type="float" office:value="57201.6666666667" calcext:value-type="float">
            <text:p>57202</text:p>
          </table:table-cell>
          <table:table-cell table:formula="of:=AVERAGE([.F75:.F76])" office:value-type="float" office:value="56540.625" calcext:value-type="float">
            <text:p>56541</text:p>
          </table:table-cell>
          <table:table-cell table:formula="of:=[.C76]/[.G76]" office:value-type="float" office:value="1.00881445863041" calcext:value-type="float">
            <text:p>1,00881</text:p>
          </table:table-cell>
          <table:table-cell office:value-type="float" office:value="1.00615844644439" calcext:value-type="float">
            <text:p>1,01</text:p>
          </table:table-cell>
          <table:table-cell table:formula="of:=[.C76]/[.I76]" office:value-type="float" office:value="56689.8784198124" calcext:value-type="float">
            <text:p>56689,88</text:p>
          </table:table-cell>
          <table:table-cell office:value-type="float" office:value="5968300000" calcext:value-type="float">
            <text:p>59683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61244" calcext:value-type="float">
            <text:p>61244</text:p>
          </table:table-cell>
          <table:table-cell table:formula="of:=[.C77]-[.C76]" office:value-type="float" office:value="4205" calcext:value-type="float">
            <text:p>4205</text:p>
          </table:table-cell>
          <table:table-cell table:formula="of:=[.D77]/[.C76]" office:value-type="percentage" office:value="0.0737214888059047" calcext:value-type="percentage">
            <text:p>7,37 %</text:p>
          </table:table-cell>
          <table:table-cell table:formula="of:=AVERAGE([.C72:.C83])" office:value-type="float" office:value="58396.5" calcext:value-type="float">
            <text:p>58397</text:p>
          </table:table-cell>
          <table:table-cell table:formula="of:=AVERAGE([.F76:.F77])" office:value-type="float" office:value="57799.0833333333" calcext:value-type="float">
            <text:p>57799</text:p>
          </table:table-cell>
          <table:table-cell table:formula="of:=[.C77]/[.G77]" office:value-type="float" office:value="1.05960157960983" calcext:value-type="float">
            <text:p>1,05960</text:p>
          </table:table-cell>
          <table:table-cell office:value-type="float" office:value="0.981594575133927" calcext:value-type="float">
            <text:p>0,98</text:p>
          </table:table-cell>
          <table:table-cell table:formula="of:=[.C77]/[.I77]" office:value-type="float" office:value="62392.3578547121" calcext:value-type="float">
            <text:p>62392,36</text:p>
          </table:table-cell>
          <table:table-cell office:value-type="float" office:value="7565200000" calcext:value-type="float">
            <text:p>75652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70136" calcext:value-type="float">
            <text:p>70136</text:p>
          </table:table-cell>
          <table:table-cell table:formula="of:=[.C78]-[.C77]" office:value-type="float" office:value="8892" calcext:value-type="float">
            <text:p>8892</text:p>
          </table:table-cell>
          <table:table-cell table:formula="of:=[.D78]/[.C77]" office:value-type="percentage" office:value="0.145189732871792" calcext:value-type="percentage">
            <text:p>14,52 %</text:p>
          </table:table-cell>
          <table:table-cell table:formula="of:=AVERAGE([.C73:.C84])" office:value-type="float" office:value="58758.1666666667" calcext:value-type="float">
            <text:p>58758</text:p>
          </table:table-cell>
          <table:table-cell table:formula="of:=AVERAGE([.F77:.F78])" office:value-type="float" office:value="58577.3333333333" calcext:value-type="float">
            <text:p>58577</text:p>
          </table:table-cell>
          <table:table-cell table:formula="of:=[.C78]/[.G78]" office:value-type="float" office:value="1.19732319668586" calcext:value-type="float">
            <text:p>1,19732</text:p>
          </table:table-cell>
          <table:table-cell office:value-type="float" office:value="0.956037090768402" calcext:value-type="float">
            <text:p>0,96</text:p>
          </table:table-cell>
          <table:table-cell table:formula="of:=[.C78]/[.I78]" office:value-type="float" office:value="73361.1704788871" calcext:value-type="float">
            <text:p>73361,17</text:p>
          </table:table-cell>
          <table:table-cell office:value-type="float" office:value="8429000000" calcext:value-type="float">
            <text:p>8429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55209" calcext:value-type="float">
            <text:p>55209</text:p>
          </table:table-cell>
          <table:table-cell table:formula="of:=[.C79]-[.C78]" office:value-type="float" office:value="-14927" calcext:value-type="float">
            <text:p>-14927</text:p>
          </table:table-cell>
          <table:table-cell table:formula="of:=[.D79]/[.C78]" office:value-type="percentage" office:value="-0.212829360100376" calcext:value-type="percentage">
            <text:p>-21,28 %</text:p>
          </table:table-cell>
          <table:table-cell table:formula="of:=AVERAGE([.C74:.C85])" office:value-type="float" office:value="59612" calcext:value-type="float">
            <text:p>59612</text:p>
          </table:table-cell>
          <table:table-cell table:formula="of:=AVERAGE([.F78:.F79])" office:value-type="float" office:value="59185.0833333333" calcext:value-type="float">
            <text:p>59185</text:p>
          </table:table-cell>
          <table:table-cell table:formula="of:=[.C79]/[.G79]" office:value-type="float" office:value="0.932819502661848" calcext:value-type="float">
            <text:p>0,93282</text:p>
          </table:table-cell>
          <table:table-cell office:value-type="float" office:value="0.965618815342199" calcext:value-type="float">
            <text:p>0,97</text:p>
          </table:table-cell>
          <table:table-cell table:formula="of:=[.C79]/[.I79]" office:value-type="float" office:value="57174.7351261324" calcext:value-type="float">
            <text:p>57174,74</text:p>
          </table:table-cell>
          <table:table-cell office:value-type="float" office:value="7550900000" calcext:value-type="float">
            <text:p>75509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66297" calcext:value-type="float">
            <text:p>66297</text:p>
          </table:table-cell>
          <table:table-cell table:formula="of:=[.C80]-[.C79]" office:value-type="float" office:value="11088" calcext:value-type="float">
            <text:p>11088</text:p>
          </table:table-cell>
          <table:table-cell table:formula="of:=[.D80]/[.C79]" office:value-type="percentage" office:value="0.200836820083682" calcext:value-type="percentage">
            <text:p>20,08 %</text:p>
          </table:table-cell>
          <table:table-cell table:formula="of:=AVERAGE([.C75:.C86])" office:value-type="float" office:value="59840.6666666667" calcext:value-type="float">
            <text:p>59841</text:p>
          </table:table-cell>
          <table:table-cell table:formula="of:=AVERAGE([.F79:.F80])" office:value-type="float" office:value="59726.3333333333" calcext:value-type="float">
            <text:p>59726</text:p>
          </table:table-cell>
          <table:table-cell table:formula="of:=[.C80]/[.G80]" office:value-type="float" office:value="1.1100128921358" calcext:value-type="float">
            <text:p>1,11001</text:p>
          </table:table-cell>
          <table:table-cell office:value-type="float" office:value="1.08823651072193" calcext:value-type="float">
            <text:p>1,09</text:p>
          </table:table-cell>
          <table:table-cell table:formula="of:=[.C80]/[.I80]" office:value-type="float" office:value="60921.4994597256" calcext:value-type="float">
            <text:p>60921,50</text:p>
          </table:table-cell>
          <table:table-cell office:value-type="float" office:value="7827900000" calcext:value-type="float">
            <text:p>78279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62388" calcext:value-type="float">
            <text:p>62388</text:p>
          </table:table-cell>
          <table:table-cell table:formula="of:=[.C81]-[.C80]" office:value-type="float" office:value="-3909" calcext:value-type="float">
            <text:p>-3909</text:p>
          </table:table-cell>
          <table:table-cell table:formula="of:=[.D81]/[.C80]" office:value-type="percentage" office:value="-0.0589619439793656" calcext:value-type="percentage">
            <text:p>-5,90 %</text:p>
          </table:table-cell>
          <table:table-cell table:formula="of:=AVERAGE([.C76:.C87])" office:value-type="float" office:value="59566.0833333333" calcext:value-type="float">
            <text:p>59566</text:p>
          </table:table-cell>
          <table:table-cell table:formula="of:=AVERAGE([.F80:.F81])" office:value-type="float" office:value="59703.375" calcext:value-type="float">
            <text:p>59703</text:p>
          </table:table-cell>
          <table:table-cell table:formula="of:=[.C81]/[.G81]" office:value-type="float" office:value="1.04496605091421" calcext:value-type="float">
            <text:p>1,04497</text:p>
          </table:table-cell>
          <table:table-cell office:value-type="float" office:value="1.04881278044275" calcext:value-type="float">
            <text:p>1,05</text:p>
          </table:table-cell>
          <table:table-cell table:formula="of:=[.C81]/[.I81]" office:value-type="float" office:value="59484.4009944874" calcext:value-type="float">
            <text:p>59484,40</text:p>
          </table:table-cell>
          <table:table-cell office:value-type="float" office:value="7734900000" calcext:value-type="float">
            <text:p>77349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64066" calcext:value-type="float">
            <text:p>64066</text:p>
          </table:table-cell>
          <table:table-cell table:formula="of:=[.C82]-[.C81]" office:value-type="float" office:value="1678" calcext:value-type="float">
            <text:p>1678</text:p>
          </table:table-cell>
          <table:table-cell table:formula="of:=[.D82]/[.C81]" office:value-type="percentage" office:value="0.0268961979867923" calcext:value-type="percentage">
            <text:p>2,69 %</text:p>
          </table:table-cell>
          <table:table-cell table:formula="of:=AVERAGE([.C77:.C88])" office:value-type="float" office:value="58061.8333333333" calcext:value-type="float">
            <text:p>58062</text:p>
          </table:table-cell>
          <table:table-cell table:formula="of:=AVERAGE([.F81:.F82])" office:value-type="float" office:value="58813.9583333333" calcext:value-type="float">
            <text:p>58814</text:p>
          </table:table-cell>
          <table:table-cell table:formula="of:=[.C82]/[.G82]" office:value-type="float" office:value="1.08929923806353" calcext:value-type="float">
            <text:p>1,08930</text:p>
          </table:table-cell>
          <table:table-cell office:value-type="float" office:value="1.11943823585232" calcext:value-type="float">
            <text:p>1,12</text:p>
          </table:table-cell>
          <table:table-cell table:formula="of:=[.C82]/[.I82]" office:value-type="float" office:value="57230.4911054079" calcext:value-type="float">
            <text:p>57230,49</text:p>
          </table:table-cell>
          <table:table-cell office:value-type="float" office:value="6994900000" calcext:value-type="float">
            <text:p>69949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65713" calcext:value-type="float">
            <text:p>65713</text:p>
          </table:table-cell>
          <table:table-cell table:formula="of:=[.C83]-[.C82]" office:value-type="float" office:value="1647" calcext:value-type="float">
            <text:p>1647</text:p>
          </table:table-cell>
          <table:table-cell table:formula="of:=[.D83]/[.C82]" office:value-type="percentage" office:value="0.0257078637654918" calcext:value-type="percentage">
            <text:p>2,57 %</text:p>
          </table:table-cell>
          <table:table-cell table:formula="of:=AVERAGE([.C78:.C89])" office:value-type="float" office:value="56349.6666666667" calcext:value-type="float">
            <text:p>56350</text:p>
          </table:table-cell>
          <table:table-cell table:formula="of:=AVERAGE([.F82:.F83])" office:value-type="float" office:value="57205.75" calcext:value-type="float">
            <text:p>57206</text:p>
          </table:table-cell>
          <table:table-cell table:formula="of:=[.C83]/[.G83]" office:value-type="float" office:value="1.14871319753696" calcext:value-type="float">
            <text:p>1,14871</text:p>
          </table:table-cell>
          <table:table-cell office:value-type="float" office:value="0.994163274628637" calcext:value-type="float">
            <text:p>0,99</text:p>
          </table:table-cell>
          <table:table-cell table:formula="of:=[.C83]/[.I83]" office:value-type="float" office:value="66098.8005461644" calcext:value-type="float">
            <text:p>66098,80</text:p>
          </table:table-cell>
          <table:table-cell office:value-type="float" office:value="7271000000" calcext:value-type="float">
            <text:p>7271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45702" calcext:value-type="float">
            <text:p>45702</text:p>
          </table:table-cell>
          <table:table-cell table:formula="of:=[.C84]-[.C83]" office:value-type="float" office:value="-20011" calcext:value-type="float">
            <text:p>-20011</text:p>
          </table:table-cell>
          <table:table-cell table:formula="of:=[.D84]/[.C83]" office:value-type="percentage" office:value="-0.304521175414302" calcext:value-type="percentage">
            <text:p>-30,45 %</text:p>
          </table:table-cell>
          <table:table-cell table:formula="of:=AVERAGE([.C79:.C90])" office:value-type="float" office:value="54107.8333333333" calcext:value-type="float">
            <text:p>54108</text:p>
          </table:table-cell>
          <table:table-cell table:formula="of:=AVERAGE([.F83:.F84])" office:value-type="float" office:value="55228.75" calcext:value-type="float">
            <text:p>55229</text:p>
          </table:table-cell>
          <table:table-cell table:formula="of:=[.C84]/[.G84]" office:value-type="float" office:value="0.827503791050857" calcext:value-type="float">
            <text:p>0,82750</text:p>
          </table:table-cell>
          <table:table-cell office:value-type="float" office:value="0.829020624906723" calcext:value-type="float">
            <text:p>0,83</text:p>
          </table:table-cell>
          <table:table-cell table:formula="of:=[.C84]/[.I84]" office:value-type="float" office:value="55127.6996336999" calcext:value-type="float">
            <text:p>55127,70</text:p>
          </table:table-cell>
          <table:table-cell office:value-type="float" office:value="6829000000" calcext:value-type="float">
            <text:p>6829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36782" calcext:value-type="float">
            <text:p>36782</text:p>
          </table:table-cell>
          <table:table-cell table:formula="of:=[.C85]-[.C84]" office:value-type="float" office:value="-8920" calcext:value-type="float">
            <text:p>-8920</text:p>
          </table:table-cell>
          <table:table-cell table:formula="of:=[.D85]/[.C84]" office:value-type="percentage" office:value="-0.195177453940747" calcext:value-type="percentage">
            <text:p>-19,52 %</text:p>
          </table:table-cell>
          <table:table-cell table:formula="of:=AVERAGE([.C80:.C91])" office:value-type="float" office:value="52796.8333333333" calcext:value-type="float">
            <text:p>52797</text:p>
          </table:table-cell>
          <table:table-cell table:formula="of:=AVERAGE([.F84:.F85])" office:value-type="float" office:value="53452.3333333333" calcext:value-type="float">
            <text:p>53452</text:p>
          </table:table-cell>
          <table:table-cell table:formula="of:=[.C85]/[.G85]" office:value-type="float" office:value="0.688127116371596" calcext:value-type="float">
            <text:p>0,68813</text:p>
          </table:table-cell>
          <table:table-cell office:value-type="float" office:value="0.523032638405977" calcext:value-type="float">
            <text:p>0,52</text:p>
          </table:table-cell>
          <table:table-cell table:formula="of:=[.C85]/[.I85]" office:value-type="float" office:value="70324.4832140855" calcext:value-type="float">
            <text:p>70324,48</text:p>
          </table:table-cell>
          <table:table-cell office:value-type="float" office:value="5447000000" calcext:value-type="float">
            <text:p>5447000000</text:p>
          </table:table-cell>
          <table:table-cell table:number-columns-repeated="1013"/>
        </table:table-row>
        <table:table-row table:style-name="ro2">
          <table:table-cell table:style-name="ce2" office:value-type="float" office:value="2014" calcext:value-type="float" table:number-columns-spanned="1" table:number-rows-spanned="12">
            <text:p>2014</text:p>
          </table:table-cell>
          <table:table-cell office:value-type="string" calcext:value-type="string">
            <text:p>enero</text:p>
          </table:table-cell>
          <table:table-cell office:value-type="float" office:value="85337" calcext:value-type="float">
            <text:p>85337</text:p>
          </table:table-cell>
          <table:table-cell table:formula="of:=[.C86]-[.C85]" office:value-type="float" office:value="48555" calcext:value-type="float">
            <text:p>48555</text:p>
          </table:table-cell>
          <table:table-cell table:formula="of:=[.D86]/[.C85]" office:value-type="percentage" office:value="1.32007503670274" calcext:value-type="percentage">
            <text:p>132,01 %</text:p>
          </table:table-cell>
          <table:table-cell table:formula="of:=AVERAGE([.C81:.C92])" office:value-type="float" office:value="51226.9166666667" calcext:value-type="float">
            <text:p>51227</text:p>
          </table:table-cell>
          <table:table-cell table:formula="of:=AVERAGE([.F85:.F86])" office:value-type="float" office:value="52011.875" calcext:value-type="float">
            <text:p>52012</text:p>
          </table:table-cell>
          <table:table-cell table:formula="of:=[.C86]/[.G86]" office:value-type="float" office:value="1.64072146985664" calcext:value-type="float">
            <text:p>1,64072</text:p>
          </table:table-cell>
          <table:table-cell office:value-type="float" office:value="1.59778745836776" calcext:value-type="float">
            <text:p>1,60</text:p>
          </table:table-cell>
          <table:table-cell table:formula="of:=[.C86]/[.I86]" office:value-type="float" office:value="53409.4816886202" calcext:value-type="float">
            <text:p>53409,48</text:p>
          </table:table-cell>
          <table:table-cell office:value-type="float" office:value="5231000000" calcext:value-type="float">
            <text:p>5231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44880" calcext:value-type="float">
            <text:p>44880</text:p>
          </table:table-cell>
          <table:table-cell table:formula="of:=[.C87]-[.C86]" office:value-type="float" office:value="-40457" calcext:value-type="float">
            <text:p>-40457</text:p>
          </table:table-cell>
          <table:table-cell table:formula="of:=[.D87]/[.C86]" office:value-type="percentage" office:value="-0.474085097905949" calcext:value-type="percentage">
            <text:p>-47,41 %</text:p>
          </table:table-cell>
          <table:table-cell table:formula="of:=AVERAGE([.C82:.C93])" office:value-type="float" office:value="49800.5833333333" calcext:value-type="float">
            <text:p>49801</text:p>
          </table:table-cell>
          <table:table-cell table:formula="of:=AVERAGE([.F86:.F87])" office:value-type="float" office:value="50513.75" calcext:value-type="float">
            <text:p>50514</text:p>
          </table:table-cell>
          <table:table-cell table:formula="of:=[.C87]/[.G87]" office:value-type="float" office:value="0.888470960876989" calcext:value-type="float">
            <text:p>0,88847</text:p>
          </table:table-cell>
          <table:table-cell office:value-type="float" office:value="0.890099548984967" calcext:value-type="float">
            <text:p>0,89</text:p>
          </table:table-cell>
          <table:table-cell table:formula="of:=[.C87]/[.I87]" office:value-type="float" office:value="50421.3265259816" calcext:value-type="float">
            <text:p>50421,33</text:p>
          </table:table-cell>
          <table:table-cell office:value-type="float" office:value="5393000000" calcext:value-type="float">
            <text:p>5393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38988" calcext:value-type="float">
            <text:p>38988</text:p>
          </table:table-cell>
          <table:table-cell table:formula="of:=[.C88]-[.C87]" office:value-type="float" office:value="-5892" calcext:value-type="float">
            <text:p>-5892</text:p>
          </table:table-cell>
          <table:table-cell table:formula="of:=[.D88]/[.C87]" office:value-type="percentage" office:value="-0.131283422459893" calcext:value-type="percentage">
            <text:p>-13,13 %</text:p>
          </table:table-cell>
          <table:table-cell table:formula="of:=AVERAGE([.C83:.C94])" office:value-type="float" office:value="48209.3333333333" calcext:value-type="float">
            <text:p>48209</text:p>
          </table:table-cell>
          <table:table-cell table:formula="of:=AVERAGE([.F87:.F88])" office:value-type="float" office:value="49004.9583333333" calcext:value-type="float">
            <text:p>49005</text:p>
          </table:table-cell>
          <table:table-cell table:formula="of:=[.C88]/[.G88]" office:value-type="float" office:value="0.79559296295698" calcext:value-type="float">
            <text:p>0,79559</text:p>
          </table:table-cell>
          <table:table-cell office:value-type="float" office:value="1.00615844644439" calcext:value-type="float">
            <text:p>1,01</text:p>
          </table:table-cell>
          <table:table-cell table:formula="of:=[.C88]/[.I88]" office:value-type="float" office:value="38749.3641163353" calcext:value-type="float">
            <text:p>38749,36</text:p>
          </table:table-cell>
          <table:table-cell office:value-type="float" office:value="5253000000" calcext:value-type="float">
            <text:p>5253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40698" calcext:value-type="float">
            <text:p>40698</text:p>
          </table:table-cell>
          <table:table-cell table:formula="of:=[.C89]-[.C88]" office:value-type="float" office:value="1710" calcext:value-type="float">
            <text:p>1710</text:p>
          </table:table-cell>
          <table:table-cell table:formula="of:=[.D89]/[.C88]" office:value-type="percentage" office:value="0.043859649122807" calcext:value-type="percentage">
            <text:p>4,39 %</text:p>
          </table:table-cell>
          <table:table-cell table:formula="of:=AVERAGE([.C84:.C95])" office:value-type="float" office:value="46062.1666666667" calcext:value-type="float">
            <text:p>46062</text:p>
          </table:table-cell>
          <table:table-cell table:formula="of:=AVERAGE([.F88:.F89])" office:value-type="float" office:value="47135.75" calcext:value-type="float">
            <text:p>47136</text:p>
          </table:table-cell>
          <table:table-cell table:formula="of:=[.C89]/[.G89]" office:value-type="float" office:value="0.863421076359239" calcext:value-type="float">
            <text:p>0,86342</text:p>
          </table:table-cell>
          <table:table-cell office:value-type="float" office:value="0.981594575133927" calcext:value-type="float">
            <text:p>0,98</text:p>
          </table:table-cell>
          <table:table-cell table:formula="of:=[.C89]/[.I89]" office:value-type="float" office:value="41461.1093326868" calcext:value-type="float">
            <text:p>41461,11</text:p>
          </table:table-cell>
          <table:table-cell office:value-type="float" office:value="6476700000" calcext:value-type="float">
            <text:p>64767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43234" calcext:value-type="float">
            <text:p>43234</text:p>
          </table:table-cell>
          <table:table-cell table:formula="of:=[.C90]-[.C89]" office:value-type="float" office:value="2536" calcext:value-type="float">
            <text:p>2536</text:p>
          </table:table-cell>
          <table:table-cell table:formula="of:=[.D90]/[.C89]" office:value-type="percentage" office:value="0.062312644355988" calcext:value-type="percentage">
            <text:p>6,23 %</text:p>
          </table:table-cell>
          <table:table-cell table:formula="of:=AVERAGE([.C85:.C96])" office:value-type="float" office:value="44617.25" calcext:value-type="float">
            <text:p>44617</text:p>
          </table:table-cell>
          <table:table-cell table:formula="of:=AVERAGE([.F89:.F90])" office:value-type="float" office:value="45339.7083333333" calcext:value-type="float">
            <text:p>45340</text:p>
          </table:table-cell>
          <table:table-cell table:formula="of:=[.C90]/[.G90]" office:value-type="float" office:value="0.953557082505861" calcext:value-type="float">
            <text:p>0,95356</text:p>
          </table:table-cell>
          <table:table-cell office:value-type="float" office:value="0.956037090768402" calcext:value-type="float">
            <text:p>0,96</text:p>
          </table:table-cell>
          <table:table-cell table:formula="of:=[.C90]/[.I90]" office:value-type="float" office:value="45222.0948512063" calcext:value-type="float">
            <text:p>45222,09</text:p>
          </table:table-cell>
          <table:table-cell office:value-type="float" office:value="7178000000" calcext:value-type="float">
            <text:p>7178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39477" calcext:value-type="float">
            <text:p>39477</text:p>
          </table:table-cell>
          <table:table-cell table:formula="of:=[.C91]-[.C90]" office:value-type="float" office:value="-3757" calcext:value-type="float">
            <text:p>-3757</text:p>
          </table:table-cell>
          <table:table-cell table:formula="of:=[.D91]/[.C90]" office:value-type="percentage" office:value="-0.0868991997039367" calcext:value-type="percentage">
            <text:p>-8,69 %</text:p>
          </table:table-cell>
          <table:table-cell table:formula="of:=AVERAGE([.C86:.C97])" office:value-type="float" office:value="43333.8333333333" calcext:value-type="float">
            <text:p>43334</text:p>
          </table:table-cell>
          <table:table-cell table:formula="of:=AVERAGE([.F90:.F91])" office:value-type="float" office:value="43975.5416666667" calcext:value-type="float">
            <text:p>43976</text:p>
          </table:table-cell>
          <table:table-cell table:formula="of:=[.C91]/[.G91]" office:value-type="float" office:value="0.897703553016686" calcext:value-type="float">
            <text:p>0,89770</text:p>
          </table:table-cell>
          <table:table-cell office:value-type="float" office:value="0.965618815342199" calcext:value-type="float">
            <text:p>0,97</text:p>
          </table:table-cell>
          <table:table-cell table:formula="of:=[.C91]/[.I91]" office:value-type="float" office:value="40882.5919428776" calcext:value-type="float">
            <text:p>40882,59</text:p>
          </table:table-cell>
          <table:table-cell office:value-type="float" office:value="7288000000" calcext:value-type="float">
            <text:p>7288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47458" calcext:value-type="float">
            <text:p>47458</text:p>
          </table:table-cell>
          <table:table-cell table:formula="of:=[.C92]-[.C91]" office:value-type="float" office:value="7981" calcext:value-type="float">
            <text:p>7981</text:p>
          </table:table-cell>
          <table:table-cell table:formula="of:=[.D92]/[.C91]" office:value-type="percentage" office:value="0.202168351191833" calcext:value-type="percentage">
            <text:p>20,22 %</text:p>
          </table:table-cell>
          <table:table-cell table:formula="of:=AVERAGE([.C87:.C98])" office:value-type="float" office:value="40379.5833333333" calcext:value-type="float">
            <text:p>40380</text:p>
          </table:table-cell>
          <table:table-cell table:formula="of:=AVERAGE([.F91:.F92])" office:value-type="float" office:value="41856.7083333333" calcext:value-type="float">
            <text:p>41857</text:p>
          </table:table-cell>
          <table:table-cell table:formula="of:=[.C92]/[.G92]" office:value-type="float" office:value="1.13382064404252" calcext:value-type="float">
            <text:p>1,13382</text:p>
          </table:table-cell>
          <table:table-cell office:value-type="float" office:value="1.08823651072193" calcext:value-type="float">
            <text:p>1,09</text:p>
          </table:table-cell>
          <table:table-cell table:formula="of:=[.C92]/[.I92]" office:value-type="float" office:value="43610.0052997822" calcext:value-type="float">
            <text:p>43610,01</text:p>
          </table:table-cell>
          <table:table-cell office:value-type="float" office:value="6723000000" calcext:value-type="float">
            <text:p>6723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45272" calcext:value-type="float">
            <text:p>45272</text:p>
          </table:table-cell>
          <table:table-cell table:formula="of:=[.C93]-[.C92]" office:value-type="float" office:value="-2186" calcext:value-type="float">
            <text:p>-2186</text:p>
          </table:table-cell>
          <table:table-cell table:formula="of:=[.D93]/[.C92]" office:value-type="percentage" office:value="-0.0460617809431497" calcext:value-type="percentage">
            <text:p>-4,61 %</text:p>
          </table:table-cell>
          <table:table-cell table:formula="of:=AVERAGE([.C88:.C99])" office:value-type="float" office:value="39282.3333333333" calcext:value-type="float">
            <text:p>39282</text:p>
          </table:table-cell>
          <table:table-cell table:formula="of:=AVERAGE([.F92:.F93])" office:value-type="float" office:value="39830.9583333333" calcext:value-type="float">
            <text:p>39831</text:p>
          </table:table-cell>
          <table:table-cell table:formula="of:=[.C93]/[.G93]" office:value-type="float" office:value="1.13660333304392" calcext:value-type="float">
            <text:p>1,13660</text:p>
          </table:table-cell>
          <table:table-cell office:value-type="float" office:value="1.04881278044275" calcext:value-type="float">
            <text:p>1,05</text:p>
          </table:table-cell>
          <table:table-cell table:formula="of:=[.C93]/[.I93]" office:value-type="float" office:value="43164.9965028921" calcext:value-type="float">
            <text:p>43165,00</text:p>
          </table:table-cell>
          <table:table-cell office:value-type="float" office:value="6599000000" calcext:value-type="float">
            <text:p>6599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44971" calcext:value-type="float">
            <text:p>44971</text:p>
          </table:table-cell>
          <table:table-cell table:formula="of:=[.C94]-[.C93]" office:value-type="float" office:value="-301" calcext:value-type="float">
            <text:p>-301</text:p>
          </table:table-cell>
          <table:table-cell table:formula="of:=[.D94]/[.C93]" office:value-type="percentage" office:value="-0.00664870118395476" calcext:value-type="percentage">
            <text:p>-0,66 %</text:p>
          </table:table-cell>
          <table:table-cell table:formula="of:=AVERAGE([.C89:.C100])" office:value-type="float" office:value="39047.6666666667" calcext:value-type="float">
            <text:p>39048</text:p>
          </table:table-cell>
          <table:table-cell table:formula="of:=AVERAGE([.F93:.F94])" office:value-type="float" office:value="39165" calcext:value-type="float">
            <text:p>39165</text:p>
          </table:table-cell>
          <table:table-cell table:formula="of:=[.C94]/[.G94]" office:value-type="float" office:value="1.14824460615345" calcext:value-type="float">
            <text:p>1,14824</text:p>
          </table:table-cell>
          <table:table-cell office:value-type="float" office:value="1.11943823585232" calcext:value-type="float">
            <text:p>1,12</text:p>
          </table:table-cell>
          <table:table-cell table:formula="of:=[.C94]/[.I94]" office:value-type="float" office:value="40172.8282630615" calcext:value-type="float">
            <text:p>40172,83</text:p>
          </table:table-cell>
          <table:table-cell office:value-type="float" office:value="6016000000" calcext:value-type="float">
            <text:p>6016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39947" calcext:value-type="float">
            <text:p>39947</text:p>
          </table:table-cell>
          <table:table-cell table:formula="of:=[.C95]-[.C94]" office:value-type="float" office:value="-5024" calcext:value-type="float">
            <text:p>-5024</text:p>
          </table:table-cell>
          <table:table-cell table:formula="of:=[.D95]/[.C94]" office:value-type="percentage" office:value="-0.111716439483223" calcext:value-type="percentage">
            <text:p>-11,17 %</text:p>
          </table:table-cell>
          <table:table-cell table:formula="of:=AVERAGE([.C90:.C101])" office:value-type="float" office:value="38875.6666666667" calcext:value-type="float">
            <text:p>38876</text:p>
          </table:table-cell>
          <table:table-cell table:formula="of:=AVERAGE([.F94:.F95])" office:value-type="float" office:value="38961.6666666667" calcext:value-type="float">
            <text:p>38962</text:p>
          </table:table-cell>
          <table:table-cell table:formula="of:=[.C95]/[.G95]" office:value-type="float" office:value="1.02528981477521" calcext:value-type="float">
            <text:p>1,02529</text:p>
          </table:table-cell>
          <table:table-cell office:value-type="float" office:value="0.994163274628637" calcext:value-type="float">
            <text:p>0,99</text:p>
          </table:table-cell>
          <table:table-cell table:formula="of:=[.C95]/[.I95]" office:value-type="float" office:value="40181.5285471312" calcext:value-type="float">
            <text:p>40181,53</text:p>
          </table:table-cell>
          <table:table-cell office:value-type="float" office:value="5967000000" calcext:value-type="float">
            <text:p>5967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28363" calcext:value-type="float">
            <text:p>28363</text:p>
          </table:table-cell>
          <table:table-cell table:formula="of:=[.C96]-[.C95]" office:value-type="float" office:value="-11584" calcext:value-type="float">
            <text:p>-11584</text:p>
          </table:table-cell>
          <table:table-cell table:formula="of:=[.D96]/[.C95]" office:value-type="percentage" office:value="-0.289984229103562" calcext:value-type="percentage">
            <text:p>-29,00 %</text:p>
          </table:table-cell>
          <table:table-cell table:formula="of:=AVERAGE([.C91:.C102])" office:value-type="float" office:value="38210.1666666667" calcext:value-type="float">
            <text:p>38210</text:p>
          </table:table-cell>
          <table:table-cell table:formula="of:=AVERAGE([.F95:.F96])" office:value-type="float" office:value="38542.9166666667" calcext:value-type="float">
            <text:p>38543</text:p>
          </table:table-cell>
          <table:table-cell table:formula="of:=[.C96]/[.G96]" office:value-type="float" office:value="0.735880998454104" calcext:value-type="float">
            <text:p>0,73588</text:p>
          </table:table-cell>
          <table:table-cell office:value-type="float" office:value="0.829020624906723" calcext:value-type="float">
            <text:p>0,83</text:p>
          </table:table-cell>
          <table:table-cell table:formula="of:=[.C96]/[.I96]" office:value-type="float" office:value="34212.6590676695" calcext:value-type="float">
            <text:p>34212,66</text:p>
          </table:table-cell>
          <table:table-cell office:value-type="float" office:value="5279000000" calcext:value-type="float">
            <text:p>5279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21381" calcext:value-type="float">
            <text:p>21381</text:p>
          </table:table-cell>
          <table:table-cell table:formula="of:=[.C97]-[.C96]" office:value-type="float" office:value="-6982" calcext:value-type="float">
            <text:p>-6982</text:p>
          </table:table-cell>
          <table:table-cell table:formula="of:=[.D97]/[.C96]" office:value-type="percentage" office:value="-0.246165779360434" calcext:value-type="percentage">
            <text:p>-24,62 %</text:p>
          </table:table-cell>
          <table:table-cell table:formula="of:=AVERAGE([.C92:.C103])" office:value-type="float" office:value="38404.6666666667" calcext:value-type="float">
            <text:p>38405</text:p>
          </table:table-cell>
          <table:table-cell table:formula="of:=AVERAGE([.F96:.F97])" office:value-type="float" office:value="38307.4166666667" calcext:value-type="float">
            <text:p>38307</text:p>
          </table:table-cell>
          <table:table-cell table:formula="of:=[.C97]/[.G97]" office:value-type="float" office:value="0.558142570302966" calcext:value-type="float">
            <text:p>0,55814</text:p>
          </table:table-cell>
          <table:table-cell office:value-type="float" office:value="0.523032638405977" calcext:value-type="float">
            <text:p>0,52</text:p>
          </table:table-cell>
          <table:table-cell table:formula="of:=[.C97]/[.I97]" office:value-type="float" office:value="40878.9020608005" calcext:value-type="float">
            <text:p>40878,90</text:p>
          </table:table-cell>
          <table:table-cell office:value-type="float" office:value="4573000000" calcext:value-type="float">
            <text:p>4573000000</text:p>
          </table:table-cell>
          <table:table-cell table:number-columns-repeated="1013"/>
        </table:table-row>
        <table:table-row table:style-name="ro2">
          <table:table-cell table:style-name="ce2" office:value-type="float" office:value="2015" calcext:value-type="float" table:number-columns-spanned="1" table:number-rows-spanned="12">
            <text:p>2015</text:p>
          </table:table-cell>
          <table:table-cell office:value-type="string" calcext:value-type="string">
            <text:p>enero</text:p>
          </table:table-cell>
          <table:table-cell office:value-type="float" office:value="49886" calcext:value-type="float">
            <text:p>49886</text:p>
          </table:table-cell>
          <table:table-cell table:formula="of:=[.C98]-[.C97]" office:value-type="float" office:value="28505" calcext:value-type="float">
            <text:p>28505</text:p>
          </table:table-cell>
          <table:table-cell table:formula="of:=[.D98]/[.C97]" office:value-type="percentage" office:value="1.33319302184182" calcext:value-type="percentage">
            <text:p>133,32 %</text:p>
          </table:table-cell>
          <table:table-cell table:formula="of:=AVERAGE([.C93:.C104])" office:value-type="float" office:value="38184.75" calcext:value-type="float">
            <text:p>38185</text:p>
          </table:table-cell>
          <table:table-cell table:formula="of:=AVERAGE([.F97:.F98])" office:value-type="float" office:value="38294.7083333333" calcext:value-type="float">
            <text:p>38295</text:p>
          </table:table-cell>
          <table:table-cell table:formula="of:=[.C98]/[.G98]" office:value-type="float" office:value="1.30268651129997" calcext:value-type="float">
            <text:p>1,30269</text:p>
          </table:table-cell>
          <table:table-cell office:value-type="float" office:value="1.59778745836776" calcext:value-type="float">
            <text:p>1,60</text:p>
          </table:table-cell>
          <table:table-cell table:formula="of:=[.C98]/[.I98]" office:value-type="float" office:value="31221.9248803978" calcext:value-type="float">
            <text:p>31221,92</text:p>
          </table:table-cell>
          <table:table-cell office:value-type="float" office:value="3797000000" calcext:value-type="float">
            <text:p>3797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31713" calcext:value-type="float">
            <text:p>31713</text:p>
          </table:table-cell>
          <table:table-cell table:formula="of:=[.C99]-[.C98]" office:value-type="float" office:value="-18173" calcext:value-type="float">
            <text:p>-18173</text:p>
          </table:table-cell>
          <table:table-cell table:formula="of:=[.D99]/[.C98]" office:value-type="percentage" office:value="-0.364290582528164" calcext:value-type="percentage">
            <text:p>-36,43 %</text:p>
          </table:table-cell>
          <table:table-cell table:formula="of:=AVERAGE([.C94:.C105])" office:value-type="float" office:value="37817" calcext:value-type="float">
            <text:p>37817</text:p>
          </table:table-cell>
          <table:table-cell table:formula="of:=AVERAGE([.F98:.F99])" office:value-type="float" office:value="38000.875" calcext:value-type="float">
            <text:p>38001</text:p>
          </table:table-cell>
          <table:table-cell table:formula="of:=[.C99]/[.G99]" office:value-type="float" office:value="0.834533415348989" calcext:value-type="float">
            <text:p>0,83453</text:p>
          </table:table-cell>
          <table:table-cell office:value-type="float" office:value="0.890099548984967" calcext:value-type="float">
            <text:p>0,89</text:p>
          </table:table-cell>
          <table:table-cell table:formula="of:=[.C99]/[.I99]" office:value-type="float" office:value="35628.5991113738" calcext:value-type="float">
            <text:p>35628,60</text:p>
          </table:table-cell>
          <table:table-cell office:value-type="float" office:value="3867000000" calcext:value-type="float">
            <text:p>3867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36172" calcext:value-type="float">
            <text:p>36172</text:p>
          </table:table-cell>
          <table:table-cell table:formula="of:=[.C100]-[.C99]" office:value-type="float" office:value="4459" calcext:value-type="float">
            <text:p>4459</text:p>
          </table:table-cell>
          <table:table-cell table:formula="of:=[.D100]/[.C99]" office:value-type="percentage" office:value="0.140604799293665" calcext:value-type="percentage">
            <text:p>14,06 %</text:p>
          </table:table-cell>
          <table:table-cell table:formula="of:=AVERAGE([.C95:.C106])" office:value-type="float" office:value="38154.6666666667" calcext:value-type="float">
            <text:p>38155</text:p>
          </table:table-cell>
          <table:table-cell table:formula="of:=AVERAGE([.F99:.F100])" office:value-type="float" office:value="37985.8333333333" calcext:value-type="float">
            <text:p>37986</text:p>
          </table:table-cell>
          <table:table-cell table:formula="of:=[.C100]/[.G100]" office:value-type="float" office:value="0.952249742228462" calcext:value-type="float">
            <text:p>0,95225</text:p>
          </table:table-cell>
          <table:table-cell office:value-type="float" office:value="1.00615844644439" calcext:value-type="float">
            <text:p>1,01</text:p>
          </table:table-cell>
          <table:table-cell table:formula="of:=[.C100]/[.I100]" office:value-type="float" office:value="35950.6001543059" calcext:value-type="float">
            <text:p>35950,60</text:p>
          </table:table-cell>
          <table:table-cell office:value-type="float" office:value="4390000000" calcext:value-type="float">
            <text:p>4390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38634" calcext:value-type="float">
            <text:p>38634</text:p>
          </table:table-cell>
          <table:table-cell table:formula="of:=[.C101]-[.C100]" office:value-type="float" office:value="2462" calcext:value-type="float">
            <text:p>2462</text:p>
          </table:table-cell>
          <table:table-cell table:formula="of:=[.D101]/[.C100]" office:value-type="percentage" office:value="0.0680636956762136" calcext:value-type="percentage">
            <text:p>6,81 %</text:p>
          </table:table-cell>
          <table:table-cell table:formula="of:=AVERAGE([.C96:.C107])" office:value-type="float" office:value="38517.8333333333" calcext:value-type="float">
            <text:p>38518</text:p>
          </table:table-cell>
          <table:table-cell table:formula="of:=AVERAGE([.F100:.F101])" office:value-type="float" office:value="38336.25" calcext:value-type="float">
            <text:p>38336</text:p>
          </table:table-cell>
          <table:table-cell table:formula="of:=[.C101]/[.G101]" office:value-type="float" office:value="1.00776680035215" calcext:value-type="float">
            <text:p>1,00777</text:p>
          </table:table-cell>
          <table:table-cell office:value-type="float" office:value="0.981594575133927" calcext:value-type="float">
            <text:p>0,98</text:p>
          </table:table-cell>
          <table:table-cell table:formula="of:=[.C101]/[.I101]" office:value-type="float" office:value="39358.4082254416" calcext:value-type="float">
            <text:p>39358,41</text:p>
          </table:table-cell>
          <table:table-cell office:value-type="float" office:value="5146000000" calcext:value-type="float">
            <text:p>5146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35248" calcext:value-type="float">
            <text:p>35248</text:p>
          </table:table-cell>
          <table:table-cell table:formula="of:=[.C102]-[.C101]" office:value-type="float" office:value="-3386" calcext:value-type="float">
            <text:p>-3386</text:p>
          </table:table-cell>
          <table:table-cell table:formula="of:=[.D102]/[.C101]" office:value-type="percentage" office:value="-0.0876430087487705" calcext:value-type="percentage">
            <text:p>-8,76 %</text:p>
          </table:table-cell>
          <table:table-cell table:formula="of:=AVERAGE([.C97:.C108])" office:value-type="float" office:value="39263.9166666667" calcext:value-type="float">
            <text:p>39264</text:p>
          </table:table-cell>
          <table:table-cell table:formula="of:=AVERAGE([.F101:.F102])" office:value-type="float" office:value="38890.875" calcext:value-type="float">
            <text:p>38891</text:p>
          </table:table-cell>
          <table:table-cell table:formula="of:=[.C102]/[.G102]" office:value-type="float" office:value="0.906330855245607" calcext:value-type="float">
            <text:p>0,90633</text:p>
          </table:table-cell>
          <table:table-cell office:value-type="float" office:value="0.956037090768402" calcext:value-type="float">
            <text:p>0,96</text:p>
          </table:table-cell>
          <table:table-cell table:formula="of:=[.C102]/[.I102]" office:value-type="float" office:value="36868.8624535162" calcext:value-type="float">
            <text:p>36868,86</text:p>
          </table:table-cell>
          <table:table-cell office:value-type="float" office:value="5202000000" calcext:value-type="float">
            <text:p>5202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41811" calcext:value-type="float">
            <text:p>41811</text:p>
          </table:table-cell>
          <table:table-cell table:formula="of:=[.C103]-[.C102]" office:value-type="float" office:value="6563" calcext:value-type="float">
            <text:p>6563</text:p>
          </table:table-cell>
          <table:table-cell table:formula="of:=[.D103]/[.C102]" office:value-type="percentage" office:value="0.186194961416251" calcext:value-type="percentage">
            <text:p>18,62 %</text:p>
          </table:table-cell>
          <table:table-cell table:formula="of:=AVERAGE([.C98:.C109])" office:value-type="float" office:value="39399.5" calcext:value-type="float">
            <text:p>39400</text:p>
          </table:table-cell>
          <table:table-cell table:formula="of:=AVERAGE([.F102:.F103])" office:value-type="float" office:value="39331.7083333333" calcext:value-type="float">
            <text:p>39332</text:p>
          </table:table-cell>
          <table:table-cell table:formula="of:=[.C103]/[.G103]" office:value-type="float" office:value="1.06303544320157" calcext:value-type="float">
            <text:p>1,06304</text:p>
          </table:table-cell>
          <table:table-cell office:value-type="float" office:value="0.965618815342199" calcext:value-type="float">
            <text:p>0,97</text:p>
          </table:table-cell>
          <table:table-cell table:formula="of:=[.C103]/[.I103]" office:value-type="float" office:value="43299.6948026359" calcext:value-type="float">
            <text:p>43299,69</text:p>
          </table:table-cell>
          <table:table-cell office:value-type="float" office:value="6039000000" calcext:value-type="float">
            <text:p>6039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44819" calcext:value-type="float">
            <text:p>44819</text:p>
          </table:table-cell>
          <table:table-cell table:formula="of:=[.C104]-[.C103]" office:value-type="float" office:value="3008" calcext:value-type="float">
            <text:p>3008</text:p>
          </table:table-cell>
          <table:table-cell table:formula="of:=[.D104]/[.C103]" office:value-type="percentage" office:value="0.0719427901748344" calcext:value-type="percentage">
            <text:p>7,19 %</text:p>
          </table:table-cell>
          <table:table-cell table:formula="of:=AVERAGE([.C99:.C110])" office:value-type="float" office:value="38817.3333333333" calcext:value-type="float">
            <text:p>38817</text:p>
          </table:table-cell>
          <table:table-cell table:formula="of:=AVERAGE([.F103:.F104])" office:value-type="float" office:value="39108.4166666667" calcext:value-type="float">
            <text:p>39108</text:p>
          </table:table-cell>
          <table:table-cell table:formula="of:=[.C104]/[.G104]" office:value-type="float" office:value="1.14601929252228" calcext:value-type="float">
            <text:p>1,14602</text:p>
          </table:table-cell>
          <table:table-cell office:value-type="float" office:value="1.08823651072193" calcext:value-type="float">
            <text:p>1,09</text:p>
          </table:table-cell>
          <table:table-cell table:formula="of:=[.C104]/[.I104]" office:value-type="float" office:value="41184.980983837" calcext:value-type="float">
            <text:p>41184,98</text:p>
          </table:table-cell>
          <table:table-cell office:value-type="float" office:value="5567000000" calcext:value-type="float">
            <text:p>5567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40859" calcext:value-type="float">
            <text:p>40859</text:p>
          </table:table-cell>
          <table:table-cell table:formula="of:=[.C105]-[.C104]" office:value-type="float" office:value="-3960" calcext:value-type="float">
            <text:p>-3960</text:p>
          </table:table-cell>
          <table:table-cell table:formula="of:=[.D105]/[.C104]" office:value-type="percentage" office:value="-0.0883553849929717" calcext:value-type="percentage">
            <text:p>-8,84 %</text:p>
          </table:table-cell>
          <table:table-cell table:formula="of:=AVERAGE([.C100:.C111])" office:value-type="float" office:value="39240.25" calcext:value-type="float">
            <text:p>39240</text:p>
          </table:table-cell>
          <table:table-cell table:formula="of:=AVERAGE([.F104:.F105])" office:value-type="float" office:value="39028.7916666667" calcext:value-type="float">
            <text:p>39029</text:p>
          </table:table-cell>
          <table:table-cell table:formula="of:=[.C105]/[.G105]" office:value-type="float" office:value="1.0468937995561" calcext:value-type="float">
            <text:p>1,04689</text:p>
          </table:table-cell>
          <table:table-cell office:value-type="float" office:value="1.04881278044275" calcext:value-type="float">
            <text:p>1,05</text:p>
          </table:table-cell>
          <table:table-cell table:formula="of:=[.C105]/[.I105]" office:value-type="float" office:value="38957.3818720549" calcext:value-type="float">
            <text:p>38957,38</text:p>
          </table:table-cell>
          <table:table-cell office:value-type="float" office:value="5131000000" calcext:value-type="float">
            <text:p>5131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49023" calcext:value-type="float">
            <text:p>49023</text:p>
          </table:table-cell>
          <table:table-cell table:formula="of:=[.C106]-[.C105]" office:value-type="float" office:value="8164" calcext:value-type="float">
            <text:p>8164</text:p>
          </table:table-cell>
          <table:table-cell table:formula="of:=[.D106]/[.C105]" office:value-type="percentage" office:value="0.199809099586382" calcext:value-type="percentage">
            <text:p>19,98 %</text:p>
          </table:table-cell>
          <table:table-cell table:formula="of:=AVERAGE([.C101:.C112])" office:value-type="float" office:value="39884.9166666667" calcext:value-type="float">
            <text:p>39885</text:p>
          </table:table-cell>
          <table:table-cell table:formula="of:=AVERAGE([.F105:.F106])" office:value-type="float" office:value="39562.5833333333" calcext:value-type="float">
            <text:p>39563</text:p>
          </table:table-cell>
          <table:table-cell table:formula="of:=[.C106]/[.G106]" office:value-type="float" office:value="1.23912535202664" calcext:value-type="float">
            <text:p>1,23913</text:p>
          </table:table-cell>
          <table:table-cell office:value-type="float" office:value="1.11943823585232" calcext:value-type="float">
            <text:p>1,12</text:p>
          </table:table-cell>
          <table:table-cell table:formula="of:=[.C106]/[.I106]" office:value-type="float" office:value="43792.5009437207" calcext:value-type="float">
            <text:p>43792,50</text:p>
          </table:table-cell>
          <table:table-cell office:value-type="float" office:value="5169000000" calcext:value-type="float">
            <text:p>5169000000</text:p>
          </table:table-cell>
          <table:table-cell table:number-columns-repeated="1013"/>
        </table:table-row>
        <table:table-row table:style-name="ro2">
          <table:covered-table-cell table:style-name="ce6"/>
          <table:table-cell office:value-type="string" calcext:value-type="string">
            <text:p>octubre</text:p>
          </table:table-cell>
          <table:table-cell table:style-name="ce6" office:value-type="float" office:value="44305" calcext:value-type="float">
            <text:p>44305</text:p>
          </table:table-cell>
          <table:table-cell table:formula="of:=[.C107]-[.C106]" office:value-type="float" office:value="-4718" calcext:value-type="float">
            <text:p>-4718</text:p>
          </table:table-cell>
          <table:table-cell table:formula="of:=[.D107]/[.C106]" office:value-type="percentage" office:value="-0.0962405401546213" calcext:value-type="percentage">
            <text:p>-9,62 %</text:p>
          </table:table-cell>
          <table:table-cell table:formula="of:=AVERAGE([.C102:.C113])" office:value-type="float" office:value="40428.75" calcext:value-type="float">
            <text:p>40429</text:p>
          </table:table-cell>
          <table:table-cell table:formula="of:=AVERAGE([.F106:.F107])" office:value-type="float" office:value="40156.8333333333" calcext:value-type="float">
            <text:p>40157</text:p>
          </table:table-cell>
          <table:table-cell table:formula="of:=[.C107]/[.G107]" office:value-type="float" office:value="1.10329914792418" calcext:value-type="float">
            <text:p>1,10330</text:p>
          </table:table-cell>
          <table:table-cell office:value-type="float" office:value="0.994163274628637" calcext:value-type="float">
            <text:p>0,99</text:p>
          </table:table-cell>
          <table:table-cell table:formula="of:=[.C107]/[.I107]" office:value-type="float" office:value="44565.1143335081" calcext:value-type="float">
            <text:p>44565,11</text:p>
          </table:table-cell>
          <table:table-cell table:style-name="ce14" office:value-type="float" office:value="5032000000" calcext:value-type="float">
            <text:p>5032000000</text:p>
          </table:table-cell>
          <table:table-cell table:style-name="ce14" table:number-columns-repeated="1013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37316" calcext:value-type="float">
            <text:p>37316</text:p>
          </table:table-cell>
          <table:table-cell table:formula="of:=[.C108]-[.C107]" office:value-type="float" office:value="-6989" calcext:value-type="float">
            <text:p>-6989</text:p>
          </table:table-cell>
          <table:table-cell table:formula="of:=[.D108]/[.C107]" office:value-type="percentage" office:value="-0.157747432569687" calcext:value-type="percentage">
            <text:p>-15,77 %</text:p>
          </table:table-cell>
          <table:table-cell table:formula="of:=AVERAGE([.C103:.C114])" office:value-type="float" office:value="41173.4166666667" calcext:value-type="float">
            <text:p>41173</text:p>
          </table:table-cell>
          <table:table-cell table:formula="of:=AVERAGE([.F107:.F108])" office:value-type="float" office:value="40801.0833333333" calcext:value-type="float">
            <text:p>40801</text:p>
          </table:table-cell>
          <table:table-cell table:formula="of:=[.C108]/[.G108]" office:value-type="float" office:value="0.914583558851583" calcext:value-type="float">
            <text:p>0,91458</text:p>
          </table:table-cell>
          <table:table-cell office:value-type="float" office:value="0.829020624906723" calcext:value-type="float">
            <text:p>0,83</text:p>
          </table:table-cell>
          <table:table-cell table:formula="of:=[.C108]/[.I108]" office:value-type="float" office:value="45012.1491298224" calcext:value-type="float">
            <text:p>45012,15</text:p>
          </table:table-cell>
          <table:table-cell office:value-type="float" office:value="4000000000" calcext:value-type="float">
            <text:p>4000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23008" calcext:value-type="float">
            <text:p>23008</text:p>
          </table:table-cell>
          <table:table-cell table:formula="of:=[.C109]-[.C108]" office:value-type="float" office:value="-14308" calcext:value-type="float">
            <text:p>-14308</text:p>
          </table:table-cell>
          <table:table-cell table:formula="of:=[.D109]/[.C108]" office:value-type="percentage" office:value="-0.383428020152213" calcext:value-type="percentage">
            <text:p>-38,34 %</text:p>
          </table:table-cell>
          <table:table-cell table:formula="of:=AVERAGE([.C104:.C115])" office:value-type="float" office:value="40976.25" calcext:value-type="float">
            <text:p>40976</text:p>
          </table:table-cell>
          <table:table-cell table:formula="of:=AVERAGE([.F108:.F109])" office:value-type="float" office:value="41074.8333333333" calcext:value-type="float">
            <text:p>41075</text:p>
          </table:table-cell>
          <table:table-cell table:formula="of:=[.C109]/[.G109]" office:value-type="float" office:value="0.560148347122528" calcext:value-type="float">
            <text:p>0,56015</text:p>
          </table:table-cell>
          <table:table-cell office:value-type="float" office:value="0.523032638405977" calcext:value-type="float">
            <text:p>0,52</text:p>
          </table:table-cell>
          <table:table-cell table:formula="of:=[.C109]/[.I109]" office:value-type="float" office:value="43989.6065953368" calcext:value-type="float">
            <text:p>43989,61</text:p>
          </table:table-cell>
          <table:table-cell office:value-type="float" office:value="3411000000" calcext:value-type="float">
            <text:p>3411000000</text:p>
          </table:table-cell>
          <table:table-cell table:number-columns-repeated="1013"/>
        </table:table-row>
        <table:table-row table:style-name="ro2">
          <table:table-cell table:style-name="ce2" office:value-type="float" office:value="2016" calcext:value-type="float" table:number-columns-spanned="1" table:number-rows-spanned="12">
            <text:p>2016</text:p>
          </table:table-cell>
          <table:table-cell office:value-type="string" calcext:value-type="string">
            <text:p>enero</text:p>
          </table:table-cell>
          <table:table-cell office:value-type="float" office:value="42900" calcext:value-type="float">
            <text:p>42900</text:p>
          </table:table-cell>
          <table:table-cell table:formula="of:=[.C110]-[.C109]" office:value-type="float" office:value="19892" calcext:value-type="float">
            <text:p>19892</text:p>
          </table:table-cell>
          <table:table-cell table:formula="of:=[.D110]/[.C109]" office:value-type="percentage" office:value="0.864568845618915" calcext:value-type="percentage">
            <text:p>86,46 %</text:p>
          </table:table-cell>
          <table:table-cell table:formula="of:=AVERAGE([.C105:.C116])" office:value-type="float" office:value="41258.75" calcext:value-type="float">
            <text:p>41259</text:p>
          </table:table-cell>
          <table:table-cell table:formula="of:=AVERAGE([.F109:.F110])" office:value-type="float" office:value="41117.5" calcext:value-type="float">
            <text:p>41118</text:p>
          </table:table-cell>
          <table:table-cell table:formula="of:=[.C110]/[.G110]" office:value-type="float" office:value="1.04335137107071" calcext:value-type="float">
            <text:p>1,04335</text:p>
          </table:table-cell>
          <table:table-cell office:value-type="float" office:value="1.59778745836776" calcext:value-type="float">
            <text:p>1,60</text:p>
          </table:table-cell>
          <table:table-cell table:formula="of:=[.C110]/[.I110]" office:value-type="float" office:value="26849.6287008192" calcext:value-type="float">
            <text:p>26849,63</text:p>
          </table:table-cell>
          <table:table-cell office:value-type="float" office:value="3875000000" calcext:value-type="float">
            <text:p>3875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36788" calcext:value-type="float">
            <text:p>36788</text:p>
          </table:table-cell>
          <table:table-cell table:formula="of:=[.C111]-[.C110]" office:value-type="float" office:value="-6112" calcext:value-type="float">
            <text:p>-6112</text:p>
          </table:table-cell>
          <table:table-cell table:formula="of:=[.D111]/[.C110]" office:value-type="percentage" office:value="-0.142470862470862" calcext:value-type="percentage">
            <text:p>-14,25 %</text:p>
          </table:table-cell>
          <table:table-cell table:formula="of:=AVERAGE([.C106:.C117])" office:value-type="float" office:value="42381" calcext:value-type="float">
            <text:p>42381</text:p>
          </table:table-cell>
          <table:table-cell table:formula="of:=AVERAGE([.F110:.F111])" office:value-type="float" office:value="41819.875" calcext:value-type="float">
            <text:p>41820</text:p>
          </table:table-cell>
          <table:table-cell table:formula="of:=[.C111]/[.G111]" office:value-type="float" office:value="0.879677426104215" calcext:value-type="float">
            <text:p>0,87968</text:p>
          </table:table-cell>
          <table:table-cell office:value-type="float" office:value="0.890099548984967" calcext:value-type="float">
            <text:p>0,89</text:p>
          </table:table-cell>
          <table:table-cell table:formula="of:=[.C111]/[.I111]" office:value-type="float" office:value="41330.2085614486" calcext:value-type="float">
            <text:p>41330,21</text:p>
          </table:table-cell>
          <table:table-cell office:value-type="float" office:value="4143000000" calcext:value-type="float">
            <text:p>4143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43908" calcext:value-type="float">
            <text:p>43908</text:p>
          </table:table-cell>
          <table:table-cell table:formula="of:=[.C112]-[.C111]" office:value-type="float" office:value="7120" calcext:value-type="float">
            <text:p>7120</text:p>
          </table:table-cell>
          <table:table-cell table:formula="of:=[.D112]/[.C111]" office:value-type="percentage" office:value="0.193541372186583" calcext:value-type="percentage">
            <text:p>19,35 %</text:p>
          </table:table-cell>
          <table:table-cell table:formula="of:=AVERAGE([.C107:.C118])" office:value-type="float" office:value="42650.25" calcext:value-type="float">
            <text:p>42650</text:p>
          </table:table-cell>
          <table:table-cell table:formula="of:=AVERAGE([.F111:.F112])" office:value-type="float" office:value="42515.625" calcext:value-type="float">
            <text:p>42516</text:p>
          </table:table-cell>
          <table:table-cell table:formula="of:=[.C112]/[.G112]" office:value-type="float" office:value="1.03274972436604" calcext:value-type="float">
            <text:p>1,03275</text:p>
          </table:table-cell>
          <table:table-cell office:value-type="float" office:value="1.00615844644439" calcext:value-type="float">
            <text:p>1,01</text:p>
          </table:table-cell>
          <table:table-cell table:formula="of:=[.C112]/[.I112]" office:value-type="float" office:value="43639.2500159036" calcext:value-type="float">
            <text:p>43639,25</text:p>
          </table:table-cell>
          <table:table-cell office:value-type="float" office:value="4424000000" calcext:value-type="float">
            <text:p>4424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45160" calcext:value-type="float">
            <text:p>45160</text:p>
          </table:table-cell>
          <table:table-cell table:formula="of:=[.C113]-[.C112]" office:value-type="float" office:value="1252" calcext:value-type="float">
            <text:p>1252</text:p>
          </table:table-cell>
          <table:table-cell table:formula="of:=[.D113]/[.C112]" office:value-type="percentage" office:value="0.0285141659834199" calcext:value-type="percentage">
            <text:p>2,85 %</text:p>
          </table:table-cell>
          <table:table-cell table:formula="of:=AVERAGE([.C108:.C119])" office:value-type="float" office:value="42734.25" calcext:value-type="float">
            <text:p>42734</text:p>
          </table:table-cell>
          <table:table-cell table:formula="of:=AVERAGE([.F112:.F113])" office:value-type="float" office:value="42692.25" calcext:value-type="float">
            <text:p>42692</text:p>
          </table:table-cell>
          <table:table-cell table:formula="of:=[.C113]/[.G113]" office:value-type="float" office:value="1.05780323126563" calcext:value-type="float">
            <text:p>1,05780</text:p>
          </table:table-cell>
          <table:table-cell office:value-type="float" office:value="0.981594575133927" calcext:value-type="float">
            <text:p>0,98</text:p>
          </table:table-cell>
          <table:table-cell table:formula="of:=[.C113]/[.I113]" office:value-type="float" office:value="46006.7742263535" calcext:value-type="float">
            <text:p>46006,77</text:p>
          </table:table-cell>
          <table:table-cell office:value-type="float" office:value="4743000000" calcext:value-type="float">
            <text:p>4743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44184" calcext:value-type="float">
            <text:p>44184</text:p>
          </table:table-cell>
          <table:table-cell table:formula="of:=[.C114]-[.C113]" office:value-type="float" office:value="-976" calcext:value-type="float">
            <text:p>-976</text:p>
          </table:table-cell>
          <table:table-cell table:formula="of:=[.D114]/[.C113]" office:value-type="percentage" office:value="-0.0216120460584588" calcext:value-type="percentage">
            <text:p>-2,16 %</text:p>
          </table:table-cell>
          <table:table-cell table:formula="of:=AVERAGE([.C109:.C120])" office:value-type="float" office:value="43119.4166666667" calcext:value-type="float">
            <text:p>43119</text:p>
          </table:table-cell>
          <table:table-cell table:formula="of:=AVERAGE([.F113:.F114])" office:value-type="float" office:value="42926.8333333333" calcext:value-type="float">
            <text:p>42927</text:p>
          </table:table-cell>
          <table:table-cell table:formula="of:=[.C114]/[.G114]" office:value-type="float" office:value="1.02928626616607" calcext:value-type="float">
            <text:p>1,02929</text:p>
          </table:table-cell>
          <table:table-cell office:value-type="float" office:value="0.956037090768402" calcext:value-type="float">
            <text:p>0,96</text:p>
          </table:table-cell>
          <table:table-cell table:formula="of:=[.C114]/[.I114]" office:value-type="float" office:value="46215.7801477009" calcext:value-type="float">
            <text:p>46215,78</text:p>
          </table:table-cell>
          <table:table-cell office:value-type="float" office:value="5371000000" calcext:value-type="float">
            <text:p>5371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39445" calcext:value-type="float">
            <text:p>39445</text:p>
          </table:table-cell>
          <table:table-cell table:formula="of:=[.C115]-[.C114]" office:value-type="float" office:value="-4739" calcext:value-type="float">
            <text:p>-4739</text:p>
          </table:table-cell>
          <table:table-cell table:formula="of:=[.D115]/[.C114]" office:value-type="percentage" office:value="-0.107256020278834" calcext:value-type="percentage">
            <text:p>-10,73 %</text:p>
          </table:table-cell>
          <table:table-cell table:formula="of:=AVERAGE([.C110:.C121])" office:value-type="float" office:value="43623.5" calcext:value-type="float">
            <text:p>43624</text:p>
          </table:table-cell>
          <table:table-cell table:formula="of:=AVERAGE([.F114:.F115])" office:value-type="float" office:value="43371.4583333333" calcext:value-type="float">
            <text:p>43371</text:p>
          </table:table-cell>
          <table:table-cell table:formula="of:=[.C115]/[.G115]" office:value-type="float" office:value="0.909469072882992" calcext:value-type="float">
            <text:p>0,90947</text:p>
          </table:table-cell>
          <table:table-cell office:value-type="float" office:value="0.965618815342199" calcext:value-type="float">
            <text:p>0,97</text:p>
          </table:table-cell>
          <table:table-cell table:formula="of:=[.C115]/[.I115]" office:value-type="float" office:value="40849.4525720497" calcext:value-type="float">
            <text:p>40849,45</text:p>
          </table:table-cell>
          <table:table-cell office:value-type="float" office:value="5285000000" calcext:value-type="float">
            <text:p>5285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48209" calcext:value-type="float">
            <text:p>48209</text:p>
          </table:table-cell>
          <table:table-cell table:formula="of:=[.C116]-[.C115]" office:value-type="float" office:value="8764" calcext:value-type="float">
            <text:p>8764</text:p>
          </table:table-cell>
          <table:table-cell table:formula="of:=[.D116]/[.C115]" office:value-type="percentage" office:value="0.222182786157941" calcext:value-type="percentage">
            <text:p>22,22 %</text:p>
          </table:table-cell>
          <table:table-cell table:formula="of:=AVERAGE([.C111:.C122])" office:value-type="float" office:value="45755.5833333333" calcext:value-type="float">
            <text:p>45756</text:p>
          </table:table-cell>
          <table:table-cell table:formula="of:=AVERAGE([.F115:.F116])" office:value-type="float" office:value="44689.5416666667" calcext:value-type="float">
            <text:p>44690</text:p>
          </table:table-cell>
          <table:table-cell table:formula="of:=[.C116]/[.G116]" office:value-type="float" office:value="1.07875351149458" calcext:value-type="float">
            <text:p>1,07875</text:p>
          </table:table-cell>
          <table:table-cell office:value-type="float" office:value="1.08823651072193" calcext:value-type="float">
            <text:p>1,09</text:p>
          </table:table-cell>
          <table:table-cell table:formula="of:=[.C116]/[.I116]" office:value-type="float" office:value="44300.1126363774" calcext:value-type="float">
            <text:p>44300,11</text:p>
          </table:table-cell>
          <table:table-cell office:value-type="float" office:value="4980000000" calcext:value-type="float">
            <text:p>4980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54326" calcext:value-type="float">
            <text:p>54326</text:p>
          </table:table-cell>
          <table:table-cell table:formula="of:=[.C117]-[.C116]" office:value-type="float" office:value="6117" calcext:value-type="float">
            <text:p>6117</text:p>
          </table:table-cell>
          <table:table-cell table:formula="of:=[.D117]/[.C116]" office:value-type="percentage" office:value="0.12688502146902" calcext:value-type="percentage">
            <text:p>12,69 %</text:p>
          </table:table-cell>
          <table:table-cell table:formula="of:=AVERAGE([.C112:.C123])" office:value-type="float" office:value="46216.5833333333" calcext:value-type="float">
            <text:p>46217</text:p>
          </table:table-cell>
          <table:table-cell table:formula="of:=AVERAGE([.F116:.F117])" office:value-type="float" office:value="45986.0833333333" calcext:value-type="float">
            <text:p>45986</text:p>
          </table:table-cell>
          <table:table-cell table:formula="of:=[.C117]/[.G117]" office:value-type="float" office:value="1.18135740341734" calcext:value-type="float">
            <text:p>1,18136</text:p>
          </table:table-cell>
          <table:table-cell office:value-type="float" office:value="1.04881278044275" calcext:value-type="float">
            <text:p>1,05</text:p>
          </table:table-cell>
          <table:table-cell table:formula="of:=[.C117]/[.I117]" office:value-type="float" office:value="51797.6144198647" calcext:value-type="float">
            <text:p>51797,61</text:p>
          </table:table-cell>
          <table:table-cell office:value-type="float" office:value="5759000000" calcext:value-type="float">
            <text:p>5759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52254" calcext:value-type="float">
            <text:p>52254</text:p>
          </table:table-cell>
          <table:table-cell table:formula="of:=[.C118]-[.C117]" office:value-type="float" office:value="-2072" calcext:value-type="float">
            <text:p>-2072</text:p>
          </table:table-cell>
          <table:table-cell table:formula="of:=[.D118]/[.C117]" office:value-type="percentage" office:value="-0.0381401170710157" calcext:value-type="percentage">
            <text:p>-3,81 %</text:p>
          </table:table-cell>
          <table:table-cell table:formula="of:=AVERAGE([.C113:.C124])" office:value-type="float" office:value="47312.0833333333" calcext:value-type="float">
            <text:p>47312</text:p>
          </table:table-cell>
          <table:table-cell table:formula="of:=AVERAGE([.F117:.F118])" office:value-type="float" office:value="46764.3333333333" calcext:value-type="float">
            <text:p>46764</text:p>
          </table:table-cell>
          <table:table-cell table:formula="of:=[.C118]/[.G118]" office:value-type="float" office:value="1.11739003371515" calcext:value-type="float">
            <text:p>1,11739</text:p>
          </table:table-cell>
          <table:table-cell office:value-type="float" office:value="1.11943823585232" calcext:value-type="float">
            <text:p>1,12</text:p>
          </table:table-cell>
          <table:table-cell table:formula="of:=[.C118]/[.I118]" office:value-type="float" office:value="46678.7700531013" calcext:value-type="float">
            <text:p>46678,77</text:p>
          </table:table-cell>
          <table:table-cell office:value-type="float" office:value="5018000000" calcext:value-type="float">
            <text:p>5018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45313" calcext:value-type="float">
            <text:p>45313</text:p>
          </table:table-cell>
          <table:table-cell table:formula="of:=[.C119]-[.C118]" office:value-type="float" office:value="-6941" calcext:value-type="float">
            <text:p>-6941</text:p>
          </table:table-cell>
          <table:table-cell table:formula="of:=[.D119]/[.C118]" office:value-type="percentage" office:value="-0.132831936311096" calcext:value-type="percentage">
            <text:p>-13,28 %</text:p>
          </table:table-cell>
          <table:table-cell table:formula="of:=AVERAGE([.C114:.C125])" office:value-type="float" office:value="47559.5833333333" calcext:value-type="float">
            <text:p>47560</text:p>
          </table:table-cell>
          <table:table-cell table:formula="of:=AVERAGE([.F118:.F119])" office:value-type="float" office:value="47435.8333333333" calcext:value-type="float">
            <text:p>47436</text:p>
          </table:table-cell>
          <table:table-cell table:formula="of:=[.C119]/[.G119]" office:value-type="float" office:value="0.955248317903132" calcext:value-type="float">
            <text:p>0,95525</text:p>
          </table:table-cell>
          <table:table-cell office:value-type="float" office:value="0.994163274628637" calcext:value-type="float">
            <text:p>0,99</text:p>
          </table:table-cell>
          <table:table-cell table:formula="of:=[.C119]/[.I119]" office:value-type="float" office:value="45579.0322941937" calcext:value-type="float">
            <text:p>45579,03</text:p>
          </table:table-cell>
          <table:table-cell office:value-type="float" office:value="4711000000" calcext:value-type="float">
            <text:p>4711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41938" calcext:value-type="float">
            <text:p>41938</text:p>
          </table:table-cell>
          <table:table-cell table:formula="of:=[.C120]-[.C119]" office:value-type="float" office:value="-3375" calcext:value-type="float">
            <text:p>-3375</text:p>
          </table:table-cell>
          <table:table-cell table:formula="of:=[.D120]/[.C119]" office:value-type="percentage" office:value="-0.0744819367510427" calcext:value-type="percentage">
            <text:p>-7,45 %</text:p>
          </table:table-cell>
          <table:table-cell table:formula="of:=AVERAGE([.C115:.C126])" office:value-type="float" office:value="48611.4166666667" calcext:value-type="float">
            <text:p>48611</text:p>
          </table:table-cell>
          <table:table-cell table:formula="of:=AVERAGE([.F119:.F120])" office:value-type="float" office:value="48085.5" calcext:value-type="float">
            <text:p>48086</text:p>
          </table:table-cell>
          <table:table-cell table:formula="of:=[.C120]/[.G120]" office:value-type="float" office:value="0.872154807582327" calcext:value-type="float">
            <text:p>0,87215</text:p>
          </table:table-cell>
          <table:table-cell office:value-type="float" office:value="0.829020624906723" calcext:value-type="float">
            <text:p>0,83</text:p>
          </table:table-cell>
          <table:table-cell table:formula="of:=[.C120]/[.I120]" office:value-type="float" office:value="50587.4024602447" calcext:value-type="float">
            <text:p>50587,40</text:p>
          </table:table-cell>
          <table:table-cell office:value-type="float" office:value="4836000000" calcext:value-type="float">
            <text:p>4836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29057" calcext:value-type="float">
            <text:p>29057</text:p>
          </table:table-cell>
          <table:table-cell table:formula="of:=[.C121]-[.C120]" office:value-type="float" office:value="-12881" calcext:value-type="float">
            <text:p>-12881</text:p>
          </table:table-cell>
          <table:table-cell table:formula="of:=[.D121]/[.C120]" office:value-type="percentage" office:value="-0.307143879059564" calcext:value-type="percentage">
            <text:p>-30,71 %</text:p>
          </table:table-cell>
          <table:table-cell table:style-name="Default" table:number-columns-repeated="3"/>
          <table:table-cell office:value-type="float" office:value="0.523032638405977" calcext:value-type="float">
            <text:p>0,52</text:p>
          </table:table-cell>
          <table:table-cell table:formula="of:=[.C121]/[.I121]" office:value-type="float" office:value="55554.8504364005" calcext:value-type="float">
            <text:p>55554,85</text:p>
          </table:table-cell>
          <table:table-cell office:value-type="float" office:value="4587000000" calcext:value-type="float">
            <text:p>4587000000</text:p>
          </table:table-cell>
          <table:table-cell table:number-columns-repeated="1013"/>
        </table:table-row>
        <table:table-row table:style-name="ro2">
          <table:table-cell table:style-name="ce2" office:value-type="float" office:value="2017" calcext:value-type="float" table:number-columns-spanned="1" table:number-rows-spanned="5">
            <text:p>2017</text:p>
          </table:table-cell>
          <table:table-cell office:value-type="string" calcext:value-type="string">
            <text:p>enero</text:p>
          </table:table-cell>
          <table:table-cell office:value-type="float" office:value="68485" calcext:value-type="float">
            <text:p>68485</text:p>
          </table:table-cell>
          <table:table-cell table:formula="of:=[.C122]-[.C121]" office:value-type="float" office:value="39428" calcext:value-type="float">
            <text:p>39428</text:p>
          </table:table-cell>
          <table:table-cell table:formula="of:=[.D122]/[.C121]" office:value-type="percentage" office:value="1.35691915889459" calcext:value-type="percentage">
            <text:p>135,69 %</text:p>
          </table:table-cell>
          <table:table-cell table:style-name="Default" table:number-columns-repeated="3"/>
          <table:table-cell office:value-type="float" office:value="1.59778745836776" calcext:value-type="float">
            <text:p>1,60</text:p>
          </table:table-cell>
          <table:table-cell table:formula="of:=[.C122]/[.I122]" office:value-type="float" office:value="42862.396773324" calcext:value-type="float">
            <text:p>42862,40</text:p>
          </table:table-cell>
          <table:table-cell office:value-type="float" office:value="4252000000" calcext:value-type="float">
            <text:p>4252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42320" calcext:value-type="float">
            <text:p>42320</text:p>
          </table:table-cell>
          <table:table-cell table:formula="of:=[.C123]-[.C122]" office:value-type="float" office:value="-26165" calcext:value-type="float">
            <text:p>-26165</text:p>
          </table:table-cell>
          <table:table-cell table:formula="of:=[.D123]/[.C122]" office:value-type="percentage" office:value="-0.382054464481273" calcext:value-type="percentage">
            <text:p>-38,21 %</text:p>
          </table:table-cell>
          <table:table-cell table:style-name="Default" table:number-columns-repeated="3"/>
          <table:table-cell office:value-type="float" office:value="0.890099548984967" calcext:value-type="float">
            <text:p>0,89</text:p>
          </table:table-cell>
          <table:table-cell table:formula="of:=[.C123]/[.I123]" office:value-type="float" office:value="47545.2437294907" calcext:value-type="float">
            <text:p>47545,24</text:p>
          </table:table-cell>
          <table:table-cell office:value-type="float" office:value="3888000000" calcext:value-type="float">
            <text:p>3888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57054" calcext:value-type="float">
            <text:p>57054</text:p>
          </table:table-cell>
          <table:table-cell table:formula="of:=[.C124]-[.C123]" office:value-type="float" office:value="14734" calcext:value-type="float">
            <text:p>14734</text:p>
          </table:table-cell>
          <table:table-cell table:formula="of:=[.D124]/[.C123]" office:value-type="percentage" office:value="0.348156899810964" calcext:value-type="percentage">
            <text:p>34,82 %</text:p>
          </table:table-cell>
          <table:table-cell table:style-name="Default" table:number-columns-repeated="3"/>
          <table:table-cell office:value-type="float" office:value="1.00615844644439" calcext:value-type="float">
            <text:p>1,01</text:p>
          </table:table-cell>
          <table:table-cell table:formula="of:=[.C124]/[.I124]" office:value-type="float" office:value="56704.7866085306" calcext:value-type="float">
            <text:p>56704,79</text:p>
          </table:table-cell>
          <table:table-cell table:number-columns-repeated="1014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48130" calcext:value-type="float">
            <text:p>48130</text:p>
          </table:table-cell>
          <table:table-cell table:formula="of:=[.C125]-[.C124]" office:value-type="float" office:value="-8924" calcext:value-type="float">
            <text:p>-8924</text:p>
          </table:table-cell>
          <table:table-cell table:formula="of:=[.D125]/[.C124]" office:value-type="percentage" office:value="-0.156413222561082" calcext:value-type="percentage">
            <text:p>-15,64 %</text:p>
          </table:table-cell>
          <table:table-cell table:style-name="Default" table:number-columns-repeated="3"/>
          <table:table-cell office:value-type="float" office:value="0.981594575133927" calcext:value-type="float">
            <text:p>0,98</text:p>
          </table:table-cell>
          <table:table-cell table:formula="of:=[.C125]/[.I125]" office:value-type="float" office:value="49032.4633196279" calcext:value-type="float">
            <text:p>49032,46</text:p>
          </table:table-cell>
          <table:table-cell table:number-columns-repeated="1014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56806" calcext:value-type="float">
            <text:p>56806</text:p>
          </table:table-cell>
          <table:table-cell table:formula="of:=[.C126]-[.C125]" office:value-type="float" office:value="8676" calcext:value-type="float">
            <text:p>8676</text:p>
          </table:table-cell>
          <table:table-cell table:formula="of:=[.D126]/[.C125]" office:value-type="percentage" office:value="0.180261790982755" calcext:value-type="percentage">
            <text:p>18,03 %</text:p>
          </table:table-cell>
          <table:table-cell table:style-name="Default" table:number-columns-repeated="3"/>
          <table:table-cell office:value-type="float" office:value="0.956037090768402" calcext:value-type="float">
            <text:p>0,96</text:p>
          </table:table-cell>
          <table:table-cell table:formula="of:=[.C126]/[.I126]" office:value-type="float" office:value="59418.1967922844" calcext:value-type="float">
            <text:p>59418,20</text:p>
          </table:table-cell>
          <table:table-cell table:number-columns-repeated="1014"/>
        </table:table-row>
        <table:table-row table:style-name="ro2">
          <table:table-cell table:style-name="Default" table:number-columns-repeated="10"/>
          <table:table-cell table:number-columns-repeated="1014"/>
        </table:table-row>
        <table:table-row table:style-name="ro2">
          <table:table-cell table:style-name="ce7" office:value-type="string" calcext:value-type="string" table:number-columns-spanned="1" table:number-rows-spanned="4">
            <text:p>Cálculo del indice estacional de ventas</text:p>
          </table:table-cell>
          <table:table-cell table:style-name="Default"/>
          <table:table-cell table:style-name="Default" office:value-type="float" office:value="2007" calcext:value-type="float">
            <text:p>2007</text:p>
          </table:table-cell>
          <table:table-cell table:style-name="Default" office:value-type="float" office:value="2008" calcext:value-type="float">
            <text:p>2008</text:p>
          </table:table-cell>
          <table:table-cell table:style-name="Default" office:value-type="float" office:value="2009" calcext:value-type="float">
            <text:p>2009</text:p>
          </table:table-cell>
          <table:table-cell table:style-name="Default" office:value-type="float" office:value="2010" calcext:value-type="float">
            <text:p>2010</text:p>
          </table:table-cell>
          <table:table-cell table:style-name="Default" office:value-type="float" office:value="2011" calcext:value-type="float">
            <text:p>2011</text:p>
          </table:table-cell>
          <table:table-cell table:style-name="Default" office:value-type="float" office:value="2012" calcext:value-type="float">
            <text:p>2012</text:p>
          </table:table-cell>
          <table:table-cell table:style-name="Default" office:value-type="float" office:value="2013" calcext:value-type="float">
            <text:p>2013</text:p>
          </table:table-cell>
          <table:table-cell table:style-name="Default"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na corregida</text:p>
          </table:table-cell>
          <table:table-cell table:number-columns-repeated="1010"/>
        </table:table-row>
        <table:table-row table:style-name="ro2">
          <table:covered-table-cell table:style-name="Default"/>
          <table:table-cell table:style-name="Default" office:value-type="string" calcext:value-type="string">
            <text:p>enero</text:p>
          </table:table-cell>
          <table:table-cell table:style-name="Default"/>
          <table:table-cell table:style-name="Default" office:value-type="float" office:value="1.71450703393224" calcext:value-type="float">
            <text:p>1,7145070339</text:p>
          </table:table-cell>
          <table:table-cell table:style-name="Default" office:value-type="float" office:value="1.67469183405575" calcext:value-type="float">
            <text:p>1,6746918341</text:p>
          </table:table-cell>
          <table:table-cell table:style-name="Default" office:value-type="float" office:value="1.65930774004313" calcext:value-type="float">
            <text:p>1,65930774</text:p>
          </table:table-cell>
          <table:table-cell table:style-name="Default" office:value-type="float" office:value="1.58828414647194" calcext:value-type="float">
            <text:p>1,5882841465</text:p>
          </table:table-cell>
          <table:table-cell table:style-name="Default" office:value-type="float" office:value="1.59486403518803" calcext:value-type="float">
            <text:p>1,5948640352</text:p>
          </table:table-cell>
          <table:table-cell table:style-name="Default" office:value-type="float" office:value="1.49903466508966" calcext:value-type="float">
            <text:p>1,4990346651</text:p>
          </table:table-cell>
          <table:table-cell table:style-name="Default" office:value-type="float" office:value="1.64072146985664" calcext:value-type="float">
            <text:p>1,6407214699</text:p>
          </table:table-cell>
          <table:table-cell office:value-type="float" office:value="1.30268651129997" calcext:value-type="float">
            <text:p>1,3026865113</text:p>
          </table:table-cell>
          <table:table-cell office:value-type="float" office:value="1.04335137107071" calcext:value-type="float">
            <text:p>1,0433513711</text:p>
          </table:table-cell>
          <table:table-cell table:formula="of:=MEDIAN([.C129:.L129])" office:value-type="float" office:value="1.59486403518803" calcext:value-type="float">
            <text:p>1,5948640352</text:p>
          </table:table-cell>
          <table:table-cell table:formula="of:=[.M129]*[.$M$142]" office:value-type="float" office:value="1.59778745836776" calcext:value-type="float">
            <text:p>1,5977874584</text:p>
          </table:table-cell>
          <table:table-cell table:number-columns-repeated="1010"/>
        </table:table-row>
        <table:table-row table:style-name="ro2">
          <table:covered-table-cell table:style-name="Default"/>
          <table:table-cell table:style-name="Default" office:value-type="string" calcext:value-type="string">
            <text:p>febrero</text:p>
          </table:table-cell>
          <table:table-cell table:style-name="Default"/>
          <table:table-cell table:style-name="Default" office:value-type="float" office:value="0.91482967899909" calcext:value-type="float">
            <text:p>0,914829679</text:p>
          </table:table-cell>
          <table:table-cell table:style-name="Default" office:value-type="float" office:value="0.888947705066279" calcext:value-type="float">
            <text:p>0,8889477051</text:p>
          </table:table-cell>
          <table:table-cell table:style-name="Default" office:value-type="float" office:value="0.930284740124922" calcext:value-type="float">
            <text:p>0,9302847401</text:p>
          </table:table-cell>
          <table:table-cell table:style-name="Default" office:value-type="float" office:value="0.922165550379411" calcext:value-type="float">
            <text:p>0,9221655504</text:p>
          </table:table-cell>
          <table:table-cell table:style-name="Default" office:value-type="float" office:value="0.802323389641579" calcext:value-type="float">
            <text:p>0,8023233896</text:p>
          </table:table-cell>
          <table:table-cell table:style-name="Default" office:value-type="float" office:value="0.865281856471877" calcext:value-type="float">
            <text:p>0,8652818565</text:p>
          </table:table-cell>
          <table:table-cell table:style-name="Default" office:value-type="float" office:value="0.888470960876989" calcext:value-type="float">
            <text:p>0,8884709609</text:p>
          </table:table-cell>
          <table:table-cell office:value-type="float" office:value="0.834533415348989" calcext:value-type="float">
            <text:p>0,8345334153</text:p>
          </table:table-cell>
          <table:table-cell office:value-type="float" office:value="0.879677426104215" calcext:value-type="float">
            <text:p>0,8796774261</text:p>
          </table:table-cell>
          <table:table-cell table:formula="of:=MEDIAN([.C130:.L130])" office:value-type="float" office:value="0.888470960876989" calcext:value-type="float">
            <text:p>0,8884709609</text:p>
          </table:table-cell>
          <table:table-cell table:formula="of:=[.M130]*[.$M$142]" office:value-type="float" office:value="0.890099548984967" calcext:value-type="float">
            <text:p>0,890099549</text:p>
          </table:table-cell>
          <table:table-cell table:number-columns-repeated="1010"/>
        </table:table-row>
        <table:table-row table:style-name="ro2">
          <table:covered-table-cell table:style-name="Default"/>
          <table:table-cell table:style-name="Default" office:value-type="string" calcext:value-type="string">
            <text:p>marzo</text:p>
          </table:table-cell>
          <table:table-cell table:style-name="Default"/>
          <table:table-cell table:style-name="Default" office:value-type="float" office:value="0.85082036326716" calcext:value-type="float">
            <text:p>0,8508203633</text:p>
          </table:table-cell>
          <table:table-cell table:style-name="Default" office:value-type="float" office:value="0.927931469358752" calcext:value-type="float">
            <text:p>0,9279314694</text:p>
          </table:table-cell>
          <table:table-cell table:style-name="Default" office:value-type="float" office:value="1.11711511362105" calcext:value-type="float">
            <text:p>1,1171151136</text:p>
          </table:table-cell>
          <table:table-cell table:style-name="Default" office:value-type="float" office:value="1.00431750889703" calcext:value-type="float">
            <text:p>1,0043175089</text:p>
          </table:table-cell>
          <table:table-cell table:style-name="Default" office:value-type="float" office:value="1.13398522864933" calcext:value-type="float">
            <text:p>1,1339852286</text:p>
          </table:table-cell>
          <table:table-cell table:style-name="Default" office:value-type="float" office:value="1.00881445863041" calcext:value-type="float">
            <text:p>1,0088144586</text:p>
          </table:table-cell>
          <table:table-cell table:style-name="Default" office:value-type="float" office:value="0.79559296295698" calcext:value-type="float">
            <text:p>0,795592963</text:p>
          </table:table-cell>
          <table:table-cell office:value-type="float" office:value="0.952249742228463" calcext:value-type="float">
            <text:p>0,9522497422</text:p>
          </table:table-cell>
          <table:table-cell office:value-type="float" office:value="1.03274972436604" calcext:value-type="float">
            <text:p>1,0327497244</text:p>
          </table:table-cell>
          <table:table-cell table:formula="of:=MEDIAN([.C131:.L131])" office:value-type="float" office:value="1.00431750889703" calcext:value-type="float">
            <text:p>1,0043175089</text:p>
          </table:table-cell>
          <table:table-cell table:formula="of:=[.M131]*[.$M$142]" office:value-type="float" office:value="1.00615844644439" calcext:value-type="float">
            <text:p>1,0061584464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abril</text:p>
          </table:table-cell>
          <table:table-cell table:style-name="Default"/>
          <table:table-cell table:style-name="Default" office:value-type="float" office:value="1.08729867455675" calcext:value-type="float">
            <text:p>1,0872986746</text:p>
          </table:table-cell>
          <table:table-cell table:style-name="Default" office:value-type="float" office:value="0.937957072470881" calcext:value-type="float">
            <text:p>0,9379570725</text:p>
          </table:table-cell>
          <table:table-cell table:style-name="Default" office:value-type="float" office:value="0.979798581355767" calcext:value-type="float">
            <text:p>0,9797985814</text:p>
          </table:table-cell>
          <table:table-cell table:style-name="Default" office:value-type="float" office:value="0.930229935291049" calcext:value-type="float">
            <text:p>0,9302299353</text:p>
          </table:table-cell>
          <table:table-cell table:style-name="Default" office:value-type="float" office:value="0.840464856852512" calcext:value-type="float">
            <text:p>0,8404648569</text:p>
          </table:table-cell>
          <table:table-cell table:style-name="Default" office:value-type="float" office:value="1.05960157960983" calcext:value-type="float">
            <text:p>1,0596015796</text:p>
          </table:table-cell>
          <table:table-cell table:style-name="Default" office:value-type="float" office:value="0.863421076359239" calcext:value-type="float">
            <text:p>0,8634210764</text:p>
          </table:table-cell>
          <table:table-cell office:value-type="float" office:value="1.00776680035215" calcext:value-type="float">
            <text:p>1,0077668004</text:p>
          </table:table-cell>
          <table:table-cell office:value-type="float" office:value="1.05780323126563" calcext:value-type="float">
            <text:p>1,0578032313</text:p>
          </table:table-cell>
          <table:table-cell table:formula="of:=MEDIAN([.C132:.L132])" office:value-type="float" office:value="0.979798581355767" calcext:value-type="float">
            <text:p>0,9797985814</text:p>
          </table:table-cell>
          <table:table-cell table:formula="of:=[.M132]*[.$M$142]" office:value-type="float" office:value="0.981594575133927" calcext:value-type="float">
            <text:p>0,9815945751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mayo</text:p>
          </table:table-cell>
          <table:table-cell table:style-name="Default"/>
          <table:table-cell table:style-name="Default" office:value-type="float" office:value="1.09802185208819" calcext:value-type="float">
            <text:p>1,0980218521</text:p>
          </table:table-cell>
          <table:table-cell table:style-name="Default" office:value-type="float" office:value="0.954287858743077" calcext:value-type="float">
            <text:p>0,9542878587</text:p>
          </table:table-cell>
          <table:table-cell table:style-name="Default" office:value-type="float" office:value="0.945946720254733" calcext:value-type="float">
            <text:p>0,9459467203</text:p>
          </table:table-cell>
          <table:table-cell table:style-name="Default" office:value-type="float" office:value="0.931948513693272" calcext:value-type="float">
            <text:p>0,9319485137</text:p>
          </table:table-cell>
          <table:table-cell table:style-name="Default" office:value-type="float" office:value="1.08895041965908" calcext:value-type="float">
            <text:p>1,0889504197</text:p>
          </table:table-cell>
          <table:table-cell table:style-name="Default" office:value-type="float" office:value="1.19732319668586" calcext:value-type="float">
            <text:p>1,1973231967</text:p>
          </table:table-cell>
          <table:table-cell table:style-name="Default" office:value-type="float" office:value="0.953557082505862" calcext:value-type="float">
            <text:p>0,9535570825</text:p>
          </table:table-cell>
          <table:table-cell office:value-type="float" office:value="0.906330855245607" calcext:value-type="float">
            <text:p>0,9063308552</text:p>
          </table:table-cell>
          <table:table-cell office:value-type="float" office:value="1.02928626616607" calcext:value-type="float">
            <text:p>1,0292862662</text:p>
          </table:table-cell>
          <table:table-cell table:formula="of:=MEDIAN([.C133:.L133])" office:value-type="float" office:value="0.954287858743077" calcext:value-type="float">
            <text:p>0,9542878587</text:p>
          </table:table-cell>
          <table:table-cell table:formula="of:=[.M133]*[.$M$142]" office:value-type="float" office:value="0.956037090768402" calcext:value-type="float">
            <text:p>0,9560370908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junio</text:p>
          </table:table-cell>
          <table:table-cell table:style-name="Default"/>
          <table:table-cell table:style-name="Default" office:value-type="float" office:value="0.96206774336109" calcext:value-type="float">
            <text:p>0,9620677434</text:p>
          </table:table-cell>
          <table:table-cell table:style-name="Default" office:value-type="float" office:value="1.0156775154489" calcext:value-type="float">
            <text:p>1,0156775154</text:p>
          </table:table-cell>
          <table:table-cell table:style-name="Default" office:value-type="float" office:value="0.963852051926466" calcext:value-type="float">
            <text:p>0,9638520519</text:p>
          </table:table-cell>
          <table:table-cell table:style-name="Default" office:value-type="float" office:value="1.07869938983382" calcext:value-type="float">
            <text:p>1,0786993898</text:p>
          </table:table-cell>
          <table:table-cell table:style-name="Default" office:value-type="float" office:value="1.01485767797569" calcext:value-type="float">
            <text:p>1,014857678</text:p>
          </table:table-cell>
          <table:table-cell table:style-name="Default" office:value-type="float" office:value="0.932819502661848" calcext:value-type="float">
            <text:p>0,9328195027</text:p>
          </table:table-cell>
          <table:table-cell table:style-name="Default" office:value-type="float" office:value="0.897703553016686" calcext:value-type="float">
            <text:p>0,897703553</text:p>
          </table:table-cell>
          <table:table-cell office:value-type="float" office:value="1.06303544320157" calcext:value-type="float">
            <text:p>1,0630354432</text:p>
          </table:table-cell>
          <table:table-cell office:value-type="float" office:value="0.909469072882993" calcext:value-type="float">
            <text:p>0,9094690729</text:p>
          </table:table-cell>
          <table:table-cell table:formula="of:=MEDIAN([.C134:.L134])" office:value-type="float" office:value="0.963852051926466" calcext:value-type="float">
            <text:p>0,9638520519</text:p>
          </table:table-cell>
          <table:table-cell table:formula="of:=[.M134]*[.$M$142]" office:value-type="float" office:value="0.965618815342199" calcext:value-type="float">
            <text:p>0,9656188153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julio</text:p>
          </table:table-cell>
          <table:table-cell table:style-name="Default"/>
          <table:table-cell table:style-name="Default" office:value-type="float" office:value="1.15268050934497" calcext:value-type="float">
            <text:p>1,1526805093</text:p>
          </table:table-cell>
          <table:table-cell table:style-name="Default" office:value-type="float" office:value="1.08624539743348" calcext:value-type="float">
            <text:p>1,0862453974</text:p>
          </table:table-cell>
          <table:table-cell table:style-name="Default" office:value-type="float" office:value="1.02987824788916" calcext:value-type="float">
            <text:p>1,0298782479</text:p>
          </table:table-cell>
          <table:table-cell table:style-name="Default" office:value-type="float" office:value="1.00180183994852" calcext:value-type="float">
            <text:p>1,0018018399</text:p>
          </table:table-cell>
          <table:table-cell table:style-name="Default" office:value-type="float" office:value="1.08245176590185" calcext:value-type="float">
            <text:p>1,0824517659</text:p>
          </table:table-cell>
          <table:table-cell table:style-name="Default" office:value-type="float" office:value="1.1100128921358" calcext:value-type="float">
            <text:p>1,1100128921</text:p>
          </table:table-cell>
          <table:table-cell table:style-name="Default" office:value-type="float" office:value="1.13382064404252" calcext:value-type="float">
            <text:p>1,133820644</text:p>
          </table:table-cell>
          <table:table-cell office:value-type="float" office:value="1.14601929252228" calcext:value-type="float">
            <text:p>1,1460192925</text:p>
          </table:table-cell>
          <table:table-cell office:value-type="float" office:value="1.07875351149458" calcext:value-type="float">
            <text:p>1,0787535115</text:p>
          </table:table-cell>
          <table:table-cell table:formula="of:=MEDIAN([.C135:.L135])" office:value-type="float" office:value="1.08624539743348" calcext:value-type="float">
            <text:p>1,0862453974</text:p>
          </table:table-cell>
          <table:table-cell table:formula="of:=[.M135]*[.$M$142]" office:value-type="float" office:value="1.08823651072193" calcext:value-type="float">
            <text:p>1,0882365107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agosto</text:p>
          </table:table-cell>
          <table:table-cell table:style-name="Default"/>
          <table:table-cell table:style-name="Default" office:value-type="float" office:value="1.01949340728585" calcext:value-type="float">
            <text:p>1,0194934073</text:p>
          </table:table-cell>
          <table:table-cell table:style-name="Default" office:value-type="float" office:value="0.985177309400213" calcext:value-type="float">
            <text:p>0,9851773094</text:p>
          </table:table-cell>
          <table:table-cell table:style-name="Default" office:value-type="float" office:value="0.967351727677594" calcext:value-type="float">
            <text:p>0,9673517277</text:p>
          </table:table-cell>
          <table:table-cell table:style-name="Default" office:value-type="float" office:value="1.11978618287843" calcext:value-type="float">
            <text:p>1,1197861829</text:p>
          </table:table-cell>
          <table:table-cell table:style-name="Default" office:value-type="float" office:value="1.08950928020657" calcext:value-type="float">
            <text:p>1,0895092802</text:p>
          </table:table-cell>
          <table:table-cell table:style-name="Default" office:value-type="float" office:value="1.04496605091421" calcext:value-type="float">
            <text:p>1,0449660509</text:p>
          </table:table-cell>
          <table:table-cell table:style-name="Default" office:value-type="float" office:value="1.13660333304392" calcext:value-type="float">
            <text:p>1,136603333</text:p>
          </table:table-cell>
          <table:table-cell office:value-type="float" office:value="1.0468937995561" calcext:value-type="float">
            <text:p>1,0468937996</text:p>
          </table:table-cell>
          <table:table-cell office:value-type="float" office:value="1.18135740341734" calcext:value-type="float">
            <text:p>1,1813574034</text:p>
          </table:table-cell>
          <table:table-cell table:formula="of:=MEDIAN([.C136:.L136])" office:value-type="float" office:value="1.0468937995561" calcext:value-type="float">
            <text:p>1,0468937996</text:p>
          </table:table-cell>
          <table:table-cell table:formula="of:=[.M136]*[.$M$142]" office:value-type="float" office:value="1.04881278044275" calcext:value-type="float">
            <text:p>1,0488127804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septiembre</text:p>
          </table:table-cell>
          <table:table-cell table:style-name="Default"/>
          <table:table-cell table:style-name="Default" office:value-type="float" office:value="1.1192886942695" calcext:value-type="float">
            <text:p>1,1192886943</text:p>
          </table:table-cell>
          <table:table-cell table:style-name="Default" office:value-type="float" office:value="1.03425672252463" calcext:value-type="float">
            <text:p>1,0342567225</text:p>
          </table:table-cell>
          <table:table-cell table:style-name="Default" office:value-type="float" office:value="1.10180607180776" calcext:value-type="float">
            <text:p>1,1018060718</text:p>
          </table:table-cell>
          <table:table-cell table:style-name="Default" office:value-type="float" office:value="1.17296276248417" calcext:value-type="float">
            <text:p>1,1729627625</text:p>
          </table:table-cell>
          <table:table-cell table:style-name="Default" office:value-type="float" office:value="0.915557265066849" calcext:value-type="float">
            <text:p>0,9155572651</text:p>
          </table:table-cell>
          <table:table-cell table:style-name="Default" office:value-type="float" office:value="1.08929923806353" calcext:value-type="float">
            <text:p>1,0892992381</text:p>
          </table:table-cell>
          <table:table-cell table:style-name="Default" office:value-type="float" office:value="1.14824460615345" calcext:value-type="float">
            <text:p>1,1482446062</text:p>
          </table:table-cell>
          <table:table-cell office:value-type="float" office:value="1.23912535202664" calcext:value-type="float">
            <text:p>1,239125352</text:p>
          </table:table-cell>
          <table:table-cell office:value-type="float" office:value="1.11739003371515" calcext:value-type="float">
            <text:p>1,1173900337</text:p>
          </table:table-cell>
          <table:table-cell table:formula="of:=MEDIAN([.C137:.L137])" office:value-type="float" office:value="1.11739003371515" calcext:value-type="float">
            <text:p>1,1173900337</text:p>
          </table:table-cell>
          <table:table-cell table:formula="of:=[.M137]*[.$M$142]" office:value-type="float" office:value="1.11943823585232" calcext:value-type="float">
            <text:p>1,1194382359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octubre</text:p>
          </table:table-cell>
          <table:table-cell table:style-name="Default"/>
          <table:table-cell table:style-name="Default" office:value-type="float" office:value="1.03705521416113" calcext:value-type="float">
            <text:p>1,0370552142</text:p>
          </table:table-cell>
          <table:table-cell table:style-name="Default" office:value-type="float" office:value="0.877736657439982" calcext:value-type="float">
            <text:p>0,8777366574</text:p>
          </table:table-cell>
          <table:table-cell table:style-name="Default" office:value-type="float" office:value="0.866840864655472" calcext:value-type="float">
            <text:p>0,8668408647</text:p>
          </table:table-cell>
          <table:table-cell table:style-name="Default" office:value-type="float" office:value="0.992344284282787" calcext:value-type="float">
            <text:p>0,9923442843</text:p>
          </table:table-cell>
          <table:table-cell table:style-name="Default" office:value-type="float" office:value="0.968505885263865" calcext:value-type="float">
            <text:p>0,9685058853</text:p>
          </table:table-cell>
          <table:table-cell table:style-name="Default" office:value-type="float" office:value="1.14871319753696" calcext:value-type="float">
            <text:p>1,1487131975</text:p>
          </table:table-cell>
          <table:table-cell table:style-name="Default" office:value-type="float" office:value="1.02528981477521" calcext:value-type="float">
            <text:p>1,0252898148</text:p>
          </table:table-cell>
          <table:table-cell office:value-type="float" office:value="1.10329914792418" calcext:value-type="float">
            <text:p>1,1032991479</text:p>
          </table:table-cell>
          <table:table-cell office:value-type="float" office:value="0.955248317903133" calcext:value-type="float">
            <text:p>0,9552483179</text:p>
          </table:table-cell>
          <table:table-cell table:formula="of:=MEDIAN([.C138:.L138])" office:value-type="float" office:value="0.992344284282787" calcext:value-type="float">
            <text:p>0,9923442843</text:p>
          </table:table-cell>
          <table:table-cell table:formula="of:=[.M138]*[.$M$142]" office:value-type="float" office:value="0.994163274628637" calcext:value-type="float">
            <text:p>0,9941632746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noviembre</text:p>
          </table:table-cell>
          <table:table-cell table:style-name="Default"/>
          <table:table-cell table:style-name="Default" office:value-type="float" office:value="0.745624822183085" calcext:value-type="float">
            <text:p>0,7456248222</text:p>
          </table:table-cell>
          <table:table-cell table:style-name="Default" office:value-type="float" office:value="0.821239182630024" calcext:value-type="float">
            <text:p>0,8212391826</text:p>
          </table:table-cell>
          <table:table-cell table:style-name="Default" office:value-type="float" office:value="0.894041478144567" calcext:value-type="float">
            <text:p>0,8940414781</text:p>
          </table:table-cell>
          <table:table-cell table:style-name="Default" office:value-type="float" office:value="0.909071180074982" calcext:value-type="float">
            <text:p>0,9090711801</text:p>
          </table:table-cell>
          <table:table-cell table:style-name="Default" office:value-type="float" office:value="0.763657847608146" calcext:value-type="float">
            <text:p>0,7636578476</text:p>
          </table:table-cell>
          <table:table-cell table:style-name="Default" office:value-type="float" office:value="0.827503791050857" calcext:value-type="float">
            <text:p>0,8275037911</text:p>
          </table:table-cell>
          <table:table-cell table:style-name="Default" office:value-type="float" office:value="0.735880998454104" calcext:value-type="float">
            <text:p>0,7358809985</text:p>
          </table:table-cell>
          <table:table-cell office:value-type="float" office:value="0.914583558851584" calcext:value-type="float">
            <text:p>0,9145835589</text:p>
          </table:table-cell>
          <table:table-cell office:value-type="float" office:value="0.872154807582327" calcext:value-type="float">
            <text:p>0,8721548076</text:p>
          </table:table-cell>
          <table:table-cell table:formula="of:=MEDIAN([.C139:.L139])" office:value-type="float" office:value="0.827503791050857" calcext:value-type="float">
            <text:p>0,8275037911</text:p>
          </table:table-cell>
          <table:table-cell table:formula="of:=[.M139]*[.$M$142]" office:value-type="float" office:value="0.829020624906723" calcext:value-type="float">
            <text:p>0,8290206249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diciembre</text:p>
          </table:table-cell>
          <table:table-cell table:style-name="ce8" office:value-type="float" office:value="0.508891002060158" calcext:value-type="float">
            <text:p>0,50889</text:p>
          </table:table-cell>
          <table:table-cell table:style-name="Default" office:value-type="float" office:value="0.433928046621316" calcext:value-type="float">
            <text:p>0,4339280466</text:p>
          </table:table-cell>
          <table:table-cell table:style-name="Default" office:value-type="float" office:value="0.509272341728373" calcext:value-type="float">
            <text:p>0,5092723417</text:p>
          </table:table-cell>
          <table:table-cell table:style-name="Default" office:value-type="float" office:value="0.6396701947764" calcext:value-type="float">
            <text:p>0,6396701948</text:p>
          </table:table-cell>
          <table:table-cell table:style-name="Default" office:value-type="float" office:value="0.522075661474617" calcext:value-type="float">
            <text:p>0,5220756615</text:p>
          </table:table-cell>
          <table:table-cell table:style-name="Default" office:value-type="float" office:value="0.48528850352157" calcext:value-type="float">
            <text:p>0,4852885035</text:p>
          </table:table-cell>
          <table:table-cell table:style-name="Default" office:value-type="float" office:value="0.688127116371596" calcext:value-type="float">
            <text:p>0,6881271164</text:p>
          </table:table-cell>
          <table:table-cell table:style-name="Default" office:value-type="float" office:value="0.558142570302965" calcext:value-type="float">
            <text:p>0,5581425703</text:p>
          </table:table-cell>
          <table:table-cell office:value-type="float" office:value="0.560148347122529" calcext:value-type="float">
            <text:p>0,5601483471</text:p>
          </table:table-cell>
          <table:table-cell/>
          <table:table-cell table:formula="of:=MEDIAN([.C140:.L140])" office:value-type="float" office:value="0.522075661474617" calcext:value-type="float">
            <text:p>0,5220756615</text:p>
          </table:table-cell>
          <table:table-cell table:formula="of:=[.M140]*[.$M$142]" office:value-type="float" office:value="0.523032638405977" calcext:value-type="float">
            <text:p>0,5230326384</text:p>
          </table:table-cell>
          <table:table-cell table:number-columns-repeated="1010"/>
        </table:table-row>
        <table:table-row table:style-name="ro2">
          <table:table-cell table:style-name="Default" table:number-columns-repeated="10"/>
          <table:table-cell/>
          <table:table-cell office:value-type="string" calcext:value-type="string">
            <text:p>Totales</text:p>
          </table:table-cell>
          <table:table-cell table:formula="of:=SUM([.M129:.M140])" office:value-type="float" office:value="11.9780439645003" calcext:value-type="float">
            <text:p>11,9780439645</text:p>
          </table:table-cell>
          <table:table-cell table:formula="of:=SUM([.N129:.N140])" office:value-type="float" office:value="12" calcext:value-type="float">
            <text:p>12</text:p>
          </table:table-cell>
          <table:table-cell table:number-columns-repeated="1010"/>
        </table:table-row>
        <table:table-row table:style-name="ro2">
          <table:table-cell table:style-name="Default" table:number-columns-repeated="10"/>
          <table:table-cell/>
          <table:table-cell office:value-type="string" calcext:value-type="string">
            <text:p>Coeficiente</text:p>
          </table:table-cell>
          <table:table-cell table:formula="of:=12/[.M141]" office:value-type="float" office:value="1.0018330234523" calcext:value-type="float">
            <text:p>1,0018330235</text:p>
          </table:table-cell>
          <table:table-cell table:number-columns-repeated="1011"/>
        </table:table-row>
      </table:table>
      <table:table table:name="Graficos" table:style-name="ta1">
        <table:shapes>
          <draw:frame draw:z-index="0" draw:style-name="gr1" draw:text-style-name="P1" svg:width="211.63mm" svg:height="92.79mm" svg:x="22.59mm" svg:y="102.87mm">
            <loext:p draw:notify-on-update-of-ranges="Datos.D8:Datos.D12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11.18mm" svg:height="98.44mm" svg:x="22.58mm" svg:y="203.21mm">
            <loext:p draw:notify-on-update-of-ranges="Datos.E1:Datos.E7 Datos.E8:Datos.E12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267.2mm" svg:height="95.08mm" svg:x="26.8mm" svg:y="0mm">
            <loext:p draw:notify-on-update-of-ranges="Datos.C2:Datos.C2 Datos.C3:Datos.C12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3" draw:style-name="gr1" draw:text-style-name="P1" svg:width="212.91mm" svg:height="133.71mm" svg:x="237.93mm" svg:y="160.56mm">
            <loext:p draw:notify-on-update-of-ranges="Datos.C1:Datos.C1 Datos.C2:Datos.C123 Datos.K1:Datos.K1 Datos.K2:Datos.K12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243.9mm" svg:y="97.84mm">
            <loext:p draw:notify-on-update-of-ranges="Datos.J1:Datos.J1 Datos.J2:Datos.J12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table table:name="Desetacionalizadas" table:style-name="ta1">
        <table:shapes>
          <draw:frame draw:z-index="0" draw:style-name="gr1" draw:text-style-name="P1" svg:width="183mm" svg:height="89.26mm" svg:x="78.36mm" svg:y="3.51mm">
            <loext:p draw:notify-on-update-of-ranges="Desetacionalizadas.A1:Desetacionalizadas.A1 Desetacionalizadas.A2:Desetacionalizadas.A12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182.01mm" svg:height="95.04mm" svg:x="78.36mm" svg:y="98.78mm">
            <loext:p draw:notify-on-update-of-ranges="Desetacionalizadas.B1:Desetacionalizadas.B2 Desetacionalizadas.B3:Desetacionalizadas.B126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178.05mm" svg:height="99.55mm" svg:x="78.59mm" svg:y="201.59mm">
            <loext:p draw:notify-on-update-of-ranges="Desetacionalizadas.C1:Desetacionalizadas.C2 Desetacionalizadas.C3:Desetacionalizadas.C126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8" table:default-cell-style-name="ce11"/>
        <table:table-column table:style-name="co1" table:default-cell-style-name="Default"/>
        <table:table-column table:style-name="co1" table:default-cell-style-name="ce16"/>
        <table:table-row table:style-name="ro3">
          <table:table-cell table:style-name="ce15" office:value-type="string" calcext:value-type="string">
            <text:p>Ventas Desestacionalizadas</text:p>
          </table:table-cell>
          <table:table-cell table:style-name="ce15" office:value-type="string" calcext:value-type="string">
            <text:p>Diferencia con período anterior</text:p>
          </table:table-cell>
          <table:table-cell table:style-name="ce15" office:value-type="string" calcext:value-type="string">
            <text:p>Diferencia relativa</text:p>
          </table:table-cell>
        </table:table-row>
        <table:table-row table:style-name="ro2">
          <table:table-cell office:value-type="float" office:value="51688.3516436959" calcext:value-type="float">
            <text:p>51688</text:p>
          </table:table-cell>
          <table:table-cell/>
          <table:table-cell table:style-name="Default"/>
        </table:table-row>
        <table:table-row table:style-name="ro2">
          <table:table-cell office:value-type="float" office:value="43699.6064590264" calcext:value-type="float">
            <text:p>43700</text:p>
          </table:table-cell>
          <table:table-cell table:formula="of:=[.A3]-[.A2]" office:value-type="float" office:value="-7988.74518466943" calcext:value-type="float">
            <text:p>-7988,7451846694</text:p>
          </table:table-cell>
          <table:table-cell table:formula="of:=[.B3]/[.A2]" office:value-type="percentage" office:value="-0.1545560059593" calcext:value-type="percentage">
            <text:p>-15,46%</text:p>
          </table:table-cell>
        </table:table-row>
        <table:table-row table:style-name="ro2">
          <table:table-cell office:value-type="float" office:value="46820.6574883666" calcext:value-type="float">
            <text:p>46821</text:p>
          </table:table-cell>
          <table:table-cell table:formula="of:=[.A4]-[.A3]" office:value-type="float" office:value="3121.0510293402" calcext:value-type="float">
            <text:p>3121,0510293402</text:p>
          </table:table-cell>
          <table:table-cell table:formula="of:=[.B4]/[.A3]" office:value-type="percentage" office:value="0.0714205752005239" calcext:value-type="percentage">
            <text:p>7,14%</text:p>
          </table:table-cell>
        </table:table-row>
        <table:table-row table:style-name="ro2">
          <table:table-cell office:value-type="float" office:value="41697.4594571446" calcext:value-type="float">
            <text:p>41697</text:p>
          </table:table-cell>
          <table:table-cell table:formula="of:=[.A5]-[.A4]" office:value-type="float" office:value="-5123.19803122202" calcext:value-type="float">
            <text:p>-5123,198031222</text:p>
          </table:table-cell>
          <table:table-cell table:formula="of:=[.B5]/[.A4]" office:value-type="percentage" office:value="-0.109421744718022" calcext:value-type="percentage">
            <text:p>-10,94%</text:p>
          </table:table-cell>
        </table:table-row>
        <table:table-row table:style-name="ro2">
          <table:table-cell office:value-type="float" office:value="36727.6545429617" calcext:value-type="float">
            <text:p>36728</text:p>
          </table:table-cell>
          <table:table-cell table:formula="of:=[.A6]-[.A5]" office:value-type="float" office:value="-4969.8049141829" calcext:value-type="float">
            <text:p>-4969,8049141829</text:p>
          </table:table-cell>
          <table:table-cell table:formula="of:=[.B6]/[.A5]" office:value-type="percentage" office:value="-0.119187235358804" calcext:value-type="percentage">
            <text:p>-11,92%</text:p>
          </table:table-cell>
        </table:table-row>
        <table:table-row table:style-name="ro2">
          <table:table-cell office:value-type="float" office:value="32723.0574818514" calcext:value-type="float">
            <text:p>32723</text:p>
          </table:table-cell>
          <table:table-cell table:formula="of:=[.A7]-[.A6]" office:value-type="float" office:value="-4004.59706111033" calcext:value-type="float">
            <text:p>-4004,5970611103</text:p>
          </table:table-cell>
          <table:table-cell table:formula="of:=[.B7]/[.A6]" office:value-type="percentage" office:value="-0.10903492507059" calcext:value-type="percentage">
            <text:p>-10,90%</text:p>
          </table:table-cell>
        </table:table-row>
        <table:table-row table:style-name="ro2">
          <table:table-cell office:value-type="float" office:value="34668.0152965756" calcext:value-type="float">
            <text:p>34668</text:p>
          </table:table-cell>
          <table:table-cell table:formula="of:=[.A8]-[.A7]" office:value-type="float" office:value="1944.95781472418" calcext:value-type="float">
            <text:p>1944,9578147242</text:p>
          </table:table-cell>
          <table:table-cell table:formula="of:=[.B8]/[.A7]" office:value-type="percentage" office:value="0.0594369219869774" calcext:value-type="percentage">
            <text:p>5,94%</text:p>
          </table:table-cell>
        </table:table-row>
        <table:table-row table:style-name="ro2">
          <table:table-cell office:value-type="float" office:value="39085.1453799933" calcext:value-type="float">
            <text:p>39085</text:p>
          </table:table-cell>
          <table:table-cell table:formula="of:=[.A9]-[.A8]" office:value-type="float" office:value="4417.13008341772" calcext:value-type="float">
            <text:p>4417,1300834177</text:p>
          </table:table-cell>
          <table:table-cell table:formula="of:=[.B9]/[.A8]" office:value-type="percentage" office:value="0.127412257252985" calcext:value-type="percentage">
            <text:p>12,74%</text:p>
          </table:table-cell>
        </table:table-row>
        <table:table-row table:style-name="ro2">
          <table:table-cell office:value-type="float" office:value="32661.9181201734" calcext:value-type="float">
            <text:p>32662</text:p>
          </table:table-cell>
          <table:table-cell table:formula="of:=[.A10]-[.A9]" office:value-type="float" office:value="-6423.22725981985" calcext:value-type="float">
            <text:p>-6423,2272598199</text:p>
          </table:table-cell>
          <table:table-cell table:formula="of:=[.B10]/[.A9]" office:value-type="percentage" office:value="-0.164339346761334" calcext:value-type="percentage">
            <text:p>-16,43%</text:p>
          </table:table-cell>
        </table:table-row>
        <table:table-row table:style-name="ro2">
          <table:table-cell office:value-type="float" office:value="36828.9605283165" calcext:value-type="float">
            <text:p>36829</text:p>
          </table:table-cell>
          <table:table-cell table:formula="of:=[.A11]-[.A10]" office:value-type="float" office:value="4167.04240814313" calcext:value-type="float">
            <text:p>4167,0424081431</text:p>
          </table:table-cell>
          <table:table-cell table:formula="of:=[.B11]/[.A10]" office:value-type="percentage" office:value="0.127581068350342" calcext:value-type="percentage">
            <text:p>12,76%</text:p>
          </table:table-cell>
        </table:table-row>
        <table:table-row table:style-name="ro2">
          <table:table-cell office:value-type="float" office:value="35847.117800409" calcext:value-type="float">
            <text:p>35847</text:p>
          </table:table-cell>
          <table:table-cell table:formula="of:=[.A12]-[.A11]" office:value-type="float" office:value="-981.842727907533" calcext:value-type="float">
            <text:p>-981,8427279075</text:p>
          </table:table-cell>
          <table:table-cell table:formula="of:=[.B12]/[.A11]" office:value-type="percentage" office:value="-0.0266595286378671" calcext:value-type="percentage">
            <text:p>-2,67%</text:p>
          </table:table-cell>
        </table:table-row>
        <table:table-row table:style-name="ro2">
          <table:table-cell office:value-type="float" office:value="36621.0415823662" calcext:value-type="float">
            <text:p>36621</text:p>
          </table:table-cell>
          <table:table-cell table:formula="of:=[.A13]-[.A12]" office:value-type="float" office:value="773.923781957201" calcext:value-type="float">
            <text:p>773,9237819572</text:p>
          </table:table-cell>
          <table:table-cell table:formula="of:=[.B13]/[.A12]" office:value-type="percentage" office:value="0.0215895678493954" calcext:value-type="percentage">
            <text:p>2,16%</text:p>
          </table:table-cell>
        </table:table-row>
        <table:table-row table:style-name="ro2">
          <table:table-cell office:value-type="float" office:value="40865.260055741" calcext:value-type="float">
            <text:p>40865</text:p>
          </table:table-cell>
          <table:table-cell table:formula="of:=[.A14]-[.A13]" office:value-type="float" office:value="4244.21847337474" calcext:value-type="float">
            <text:p>4244,2184733748</text:p>
          </table:table-cell>
          <table:table-cell table:formula="of:=[.B14]/[.A13]" office:value-type="percentage" office:value="0.115895624209073" calcext:value-type="percentage">
            <text:p>11,59%</text:p>
          </table:table-cell>
        </table:table-row>
        <table:table-row table:style-name="ro2">
          <table:table-cell office:value-type="float" office:value="39246.172003835" calcext:value-type="float">
            <text:p>39246</text:p>
          </table:table-cell>
          <table:table-cell table:formula="of:=[.A15]-[.A14]" office:value-type="float" office:value="-1619.08805190594" calcext:value-type="float">
            <text:p>-1619,088051906</text:p>
          </table:table-cell>
          <table:table-cell table:formula="of:=[.B15]/[.A14]" office:value-type="percentage" office:value="-0.0396201577990077" calcext:value-type="percentage">
            <text:p>-3,96%</text:p>
          </table:table-cell>
        </table:table-row>
        <table:table-row table:style-name="ro2">
          <table:table-cell office:value-type="float" office:value="32342.8184845025" calcext:value-type="float">
            <text:p>32343</text:p>
          </table:table-cell>
          <table:table-cell table:formula="of:=[.A16]-[.A15]" office:value-type="float" office:value="-6903.35351933254" calcext:value-type="float">
            <text:p>-6903,3535193325</text:p>
          </table:table-cell>
          <table:table-cell table:formula="of:=[.B16]/[.A15]" office:value-type="percentage" office:value="-0.175898773481856" calcext:value-type="percentage">
            <text:p>-17,59%</text:p>
          </table:table-cell>
        </table:table-row>
        <table:table-row table:style-name="ro2">
          <table:table-cell office:value-type="float" office:value="42631.6536990748" calcext:value-type="float">
            <text:p>42632</text:p>
          </table:table-cell>
          <table:table-cell table:formula="of:=[.A17]-[.A16]" office:value-type="float" office:value="10288.8352145723" calcext:value-type="float">
            <text:p>10288,8352145723</text:p>
          </table:table-cell>
          <table:table-cell table:formula="of:=[.B17]/[.A16]" office:value-type="percentage" office:value="0.318118076799718" calcext:value-type="percentage">
            <text:p>31,81%</text:p>
          </table:table-cell>
        </table:table-row>
        <table:table-row table:style-name="ro2">
          <table:table-cell office:value-type="float" office:value="44096.6155048609" calcext:value-type="float">
            <text:p>44097</text:p>
          </table:table-cell>
          <table:table-cell table:formula="of:=[.A18]-[.A17]" office:value-type="float" office:value="1464.96180578609" calcext:value-type="float">
            <text:p>1464,9618057861</text:p>
          </table:table-cell>
          <table:table-cell table:formula="of:=[.B18]/[.A17]" office:value-type="percentage" office:value="0.0343632413634915" calcext:value-type="percentage">
            <text:p>3,44%</text:p>
          </table:table-cell>
        </table:table-row>
        <table:table-row table:style-name="ro2">
          <table:table-cell office:value-type="float" office:value="37949.7576246105" calcext:value-type="float">
            <text:p>37950</text:p>
          </table:table-cell>
          <table:table-cell table:formula="of:=[.A19]-[.A18]" office:value-type="float" office:value="-6146.85788025033" calcext:value-type="float">
            <text:p>-6146,8578802503</text:p>
          </table:table-cell>
          <table:table-cell table:formula="of:=[.B19]/[.A18]" office:value-type="percentage" office:value="-0.139395230447397" calcext:value-type="percentage">
            <text:p>-13,94%</text:p>
          </table:table-cell>
        </table:table-row>
        <table:table-row table:style-name="ro2">
          <table:table-cell office:value-type="float" office:value="39834.1716831779" calcext:value-type="float">
            <text:p>39834</text:p>
          </table:table-cell>
          <table:table-cell table:formula="of:=[.A20]-[.A19]" office:value-type="float" office:value="1884.41405856739" calcext:value-type="float">
            <text:p>1884,4140585674</text:p>
          </table:table-cell>
          <table:table-cell table:formula="of:=[.B20]/[.A19]" office:value-type="percentage" office:value="0.049655496543813" calcext:value-type="percentage">
            <text:p>4,97%</text:p>
          </table:table-cell>
        </table:table-row>
        <table:table-row table:style-name="ro2">
          <table:table-cell office:value-type="float" office:value="36058.8664680791" calcext:value-type="float">
            <text:p>36059</text:p>
          </table:table-cell>
          <table:table-cell table:formula="of:=[.A21]-[.A20]" office:value-type="float" office:value="-3775.30521509885" calcext:value-type="float">
            <text:p>-3775,3052150989</text:p>
          </table:table-cell>
          <table:table-cell table:formula="of:=[.B21]/[.A20]" office:value-type="percentage" office:value="-0.0947755420930008" calcext:value-type="percentage">
            <text:p>-9,48%</text:p>
          </table:table-cell>
        </table:table-row>
        <table:table-row table:style-name="ro2">
          <table:table-cell office:value-type="float" office:value="36838.11994201" calcext:value-type="float">
            <text:p>36838</text:p>
          </table:table-cell>
          <table:table-cell table:formula="of:=[.A22]-[.A21]" office:value-type="float" office:value="779.253473930919" calcext:value-type="float">
            <text:p>779,2534739309</text:p>
          </table:table-cell>
          <table:table-cell table:formula="of:=[.B22]/[.A21]" office:value-type="percentage" office:value="0.0216105926297142" calcext:value-type="percentage">
            <text:p>2,16%</text:p>
          </table:table-cell>
        </table:table-row>
        <table:table-row table:style-name="ro2">
          <table:table-cell office:value-type="float" office:value="37904.2366195595" calcext:value-type="float">
            <text:p>37904</text:p>
          </table:table-cell>
          <table:table-cell table:formula="of:=[.A23]-[.A22]" office:value-type="float" office:value="1066.11667754952" calcext:value-type="float">
            <text:p>1066,1166775495</text:p>
          </table:table-cell>
          <table:table-cell table:formula="of:=[.B23]/[.A22]" office:value-type="percentage" office:value="0.0289405832661327" calcext:value-type="percentage">
            <text:p>2,89%</text:p>
          </table:table-cell>
        </table:table-row>
        <table:table-row table:style-name="ro2">
          <table:table-cell office:value-type="float" office:value="31876.1671375466" calcext:value-type="float">
            <text:p>31876</text:p>
          </table:table-cell>
          <table:table-cell table:formula="of:=[.A24]-[.A23]" office:value-type="float" office:value="-6028.06948201296" calcext:value-type="float">
            <text:p>-6028,069482013</text:p>
          </table:table-cell>
          <table:table-cell table:formula="of:=[.B24]/[.A23]" office:value-type="percentage" office:value="-0.159034187721969" calcext:value-type="percentage">
            <text:p>-15,90%</text:p>
          </table:table-cell>
        </table:table-row>
        <table:table-row table:style-name="ro2">
          <table:table-cell office:value-type="float" office:value="28935.0967582505" calcext:value-type="float">
            <text:p>28935</text:p>
          </table:table-cell>
          <table:table-cell table:formula="of:=[.A25]-[.A24]" office:value-type="float" office:value="-2941.07037929604" calcext:value-type="float">
            <text:p>-2941,0703792961</text:p>
          </table:table-cell>
          <table:table-cell table:formula="of:=[.B25]/[.A24]" office:value-type="percentage" office:value="-0.0922654962438001" calcext:value-type="percentage">
            <text:p>-9,23%</text:p>
          </table:table-cell>
        </table:table-row>
        <table:table-row table:style-name="ro2">
          <table:table-cell office:value-type="float" office:value="36130.5877685219" calcext:value-type="float">
            <text:p>36131</text:p>
          </table:table-cell>
          <table:table-cell table:formula="of:=[.A26]-[.A25]" office:value-type="float" office:value="7195.4910102714" calcext:value-type="float">
            <text:p>7195,4910102714</text:p>
          </table:table-cell>
          <table:table-cell table:formula="of:=[.B26]/[.A25]" office:value-type="percentage" office:value="0.248676929280345" calcext:value-type="percentage">
            <text:p>24,87%</text:p>
          </table:table-cell>
        </table:table-row>
        <table:table-row table:style-name="ro2">
          <table:table-cell office:value-type="float" office:value="33960.2463954405" calcext:value-type="float">
            <text:p>33960</text:p>
          </table:table-cell>
          <table:table-cell table:formula="of:=[.A27]-[.A26]" office:value-type="float" office:value="-2170.34137308136" calcext:value-type="float">
            <text:p>-2170,3413730814</text:p>
          </table:table-cell>
          <table:table-cell table:formula="of:=[.B27]/[.A26]" office:value-type="percentage" office:value="-0.0600693624744248" calcext:value-type="percentage">
            <text:p>-6,01%</text:p>
          </table:table-cell>
        </table:table-row>
        <table:table-row table:style-name="ro2">
          <table:table-cell office:value-type="float" office:value="30988.1610696424" calcext:value-type="float">
            <text:p>30988</text:p>
          </table:table-cell>
          <table:table-cell table:formula="of:=[.A28]-[.A27]" office:value-type="float" office:value="-2972.08532579816" calcext:value-type="float">
            <text:p>-2972,0853257982</text:p>
          </table:table-cell>
          <table:table-cell table:formula="of:=[.B28]/[.A27]" office:value-type="percentage" office:value="-0.0875166007687503" calcext:value-type="percentage">
            <text:p>-8,75%</text:p>
          </table:table-cell>
        </table:table-row>
        <table:table-row table:style-name="ro2">
          <table:table-cell office:value-type="float" office:value="31636.279159105" calcext:value-type="float">
            <text:p>31636</text:p>
          </table:table-cell>
          <table:table-cell table:formula="of:=[.A29]-[.A28]" office:value-type="float" office:value="648.118089462645" calcext:value-type="float">
            <text:p>648,1180894626</text:p>
          </table:table-cell>
          <table:table-cell table:formula="of:=[.B29]/[.A28]" office:value-type="percentage" office:value="0.0209150226115733" calcext:value-type="percentage">
            <text:p>2,09%</text:p>
          </table:table-cell>
        </table:table-row>
        <table:table-row table:style-name="ro2">
          <table:table-cell office:value-type="float" office:value="32915.0409579905" calcext:value-type="float">
            <text:p>32915</text:p>
          </table:table-cell>
          <table:table-cell table:formula="of:=[.A30]-[.A29]" office:value-type="float" office:value="1278.76179888544" calcext:value-type="float">
            <text:p>1278,7617988854</text:p>
          </table:table-cell>
          <table:table-cell table:formula="of:=[.B30]/[.A29]" office:value-type="percentage" office:value="0.040420739507775" calcext:value-type="percentage">
            <text:p>4,04%</text:p>
          </table:table-cell>
        </table:table-row>
        <table:table-row table:style-name="ro2">
          <table:table-cell office:value-type="float" office:value="34985.8551461923" calcext:value-type="float">
            <text:p>34986</text:p>
          </table:table-cell>
          <table:table-cell table:formula="of:=[.A31]-[.A30]" office:value-type="float" office:value="2070.81418820186" calcext:value-type="float">
            <text:p>2070,8141882019</text:p>
          </table:table-cell>
          <table:table-cell table:formula="of:=[.B31]/[.A30]" office:value-type="percentage" office:value="0.0629139180122803" calcext:value-type="percentage">
            <text:p>6,29%</text:p>
          </table:table-cell>
        </table:table-row>
        <table:table-row table:style-name="ro2">
          <table:table-cell office:value-type="float" office:value="33524.8814394191" calcext:value-type="float">
            <text:p>33525</text:p>
          </table:table-cell>
          <table:table-cell table:formula="of:=[.A32]-[.A31]" office:value-type="float" office:value="-1460.97370677318" calcext:value-type="float">
            <text:p>-1460,9737067732</text:p>
          </table:table-cell>
          <table:table-cell table:formula="of:=[.B32]/[.A31]" office:value-type="percentage" office:value="-0.0417589823278105" calcext:value-type="percentage">
            <text:p>-4,18%</text:p>
          </table:table-cell>
        </table:table-row>
        <table:table-row table:style-name="ro2">
          <table:table-cell office:value-type="float" office:value="31915.1335912111" calcext:value-type="float">
            <text:p>31915</text:p>
          </table:table-cell>
          <table:table-cell table:formula="of:=[.A33]-[.A32]" office:value-type="float" office:value="-1609.74784820809" calcext:value-type="float">
            <text:p>-1609,7478482081</text:p>
          </table:table-cell>
          <table:table-cell table:formula="of:=[.B33]/[.A32]" office:value-type="percentage" office:value="-0.0480165112922761" calcext:value-type="percentage">
            <text:p>-4,80%</text:p>
          </table:table-cell>
        </table:table-row>
        <table:table-row table:style-name="ro2">
          <table:table-cell office:value-type="float" office:value="32065.1902448821" calcext:value-type="float">
            <text:p>32065</text:p>
          </table:table-cell>
          <table:table-cell table:formula="of:=[.A34]-[.A33]" office:value-type="float" office:value="150.056653671061" calcext:value-type="float">
            <text:p>150,0566536711</text:p>
          </table:table-cell>
          <table:table-cell table:formula="of:=[.B34]/[.A33]" office:value-type="percentage" office:value="0.00470173979507905" calcext:value-type="percentage">
            <text:p>0,47%</text:p>
          </table:table-cell>
        </table:table-row>
        <table:table-row table:style-name="ro2">
          <table:table-cell office:value-type="float" office:value="31391.2219415443" calcext:value-type="float">
            <text:p>31391</text:p>
          </table:table-cell>
          <table:table-cell table:formula="of:=[.A35]-[.A34]" office:value-type="float" office:value="-673.968303337828" calcext:value-type="float">
            <text:p>-673,9683033378</text:p>
          </table:table-cell>
          <table:table-cell table:formula="of:=[.B35]/[.A34]" office:value-type="percentage" office:value="-0.0210186903053039" calcext:value-type="percentage">
            <text:p>-2,10%</text:p>
          </table:table-cell>
        </table:table-row>
        <table:table-row table:style-name="ro2">
          <table:table-cell office:value-type="float" office:value="35843.4990725874" calcext:value-type="float">
            <text:p>35843</text:p>
          </table:table-cell>
          <table:table-cell table:formula="of:=[.A36]-[.A35]" office:value-type="float" office:value="4452.27713104316" calcext:value-type="float">
            <text:p>4452,2771310432</text:p>
          </table:table-cell>
          <table:table-cell table:formula="of:=[.B36]/[.A35]" office:value-type="percentage" office:value="0.141831915283006" calcext:value-type="percentage">
            <text:p>14,18%</text:p>
          </table:table-cell>
        </table:table-row>
        <table:table-row table:style-name="ro2">
          <table:table-cell office:value-type="float" office:value="35777.8819636013" calcext:value-type="float">
            <text:p>35778</text:p>
          </table:table-cell>
          <table:table-cell table:formula="of:=[.A37]-[.A36]" office:value-type="float" office:value="-65.6171089861673" calcext:value-type="float">
            <text:p>-65,6171089862</text:p>
          </table:table-cell>
          <table:table-cell table:formula="of:=[.B37]/[.A36]" office:value-type="percentage" office:value="-0.00183065578651472" calcext:value-type="percentage">
            <text:p>-0,18%</text:p>
          </table:table-cell>
        </table:table-row>
        <table:table-row table:style-name="ro2">
          <table:table-cell office:value-type="float" office:value="38769.2365937586" calcext:value-type="float">
            <text:p>38769</text:p>
          </table:table-cell>
          <table:table-cell table:formula="of:=[.A38]-[.A37]" office:value-type="float" office:value="2991.35463015731" calcext:value-type="float">
            <text:p>2991,3546301573</text:p>
          </table:table-cell>
          <table:table-cell table:formula="of:=[.B38]/[.A37]" office:value-type="percentage" office:value="0.0836090474332877" calcext:value-type="percentage">
            <text:p>8,36%</text:p>
          </table:table-cell>
        </table:table-row>
        <table:table-row table:style-name="ro2">
          <table:table-cell office:value-type="float" office:value="39747.2395535362" calcext:value-type="float">
            <text:p>39747</text:p>
          </table:table-cell>
          <table:table-cell table:formula="of:=[.A39]-[.A38]" office:value-type="float" office:value="978.002959777579" calcext:value-type="float">
            <text:p>978,0029597776</text:p>
          </table:table-cell>
          <table:table-cell table:formula="of:=[.B39]/[.A38]" office:value-type="percentage" office:value="0.025226263029771" calcext:value-type="percentage">
            <text:p>2,52%</text:p>
          </table:table-cell>
        </table:table-row>
        <table:table-row table:style-name="ro2">
          <table:table-cell office:value-type="float" office:value="43268.5330564445" calcext:value-type="float">
            <text:p>43269</text:p>
          </table:table-cell>
          <table:table-cell table:formula="of:=[.A40]-[.A39]" office:value-type="float" office:value="3521.29350290828" calcext:value-type="float">
            <text:p>3521,2935029083</text:p>
          </table:table-cell>
          <table:table-cell table:formula="of:=[.B40]/[.A39]" office:value-type="percentage" office:value="0.0885921523723779" calcext:value-type="percentage">
            <text:p>8,86%</text:p>
          </table:table-cell>
        </table:table-row>
        <table:table-row table:style-name="ro2">
          <table:table-cell office:value-type="float" office:value="39806.6584614823" calcext:value-type="float">
            <text:p>39807</text:p>
          </table:table-cell>
          <table:table-cell table:formula="of:=[.A41]-[.A40]" office:value-type="float" office:value="-3461.87459496219" calcext:value-type="float">
            <text:p>-3461,8745949622</text:p>
          </table:table-cell>
          <table:table-cell table:formula="of:=[.B41]/[.A40]" office:value-type="percentage" office:value="-0.0800090585563907" calcext:value-type="percentage">
            <text:p>-8,00%</text:p>
          </table:table-cell>
        </table:table-row>
        <table:table-row table:style-name="ro2">
          <table:table-cell office:value-type="float" office:value="40292.3697960706" calcext:value-type="float">
            <text:p>40292</text:p>
          </table:table-cell>
          <table:table-cell table:formula="of:=[.A42]-[.A41]" office:value-type="float" office:value="485.711334588377" calcext:value-type="float">
            <text:p>485,7113345884</text:p>
          </table:table-cell>
          <table:table-cell table:formula="of:=[.B42]/[.A41]" office:value-type="percentage" office:value="0.0122017610460411" calcext:value-type="percentage">
            <text:p>1,22%</text:p>
          </table:table-cell>
        </table:table-row>
        <table:table-row table:style-name="ro2">
          <table:table-cell office:value-type="float" office:value="41636.5126292118" calcext:value-type="float">
            <text:p>41637</text:p>
          </table:table-cell>
          <table:table-cell table:formula="of:=[.A43]-[.A42]" office:value-type="float" office:value="1344.14283314117" calcext:value-type="float">
            <text:p>1344,1428331412</text:p>
          </table:table-cell>
          <table:table-cell table:formula="of:=[.B43]/[.A42]" office:value-type="percentage" office:value="0.0333597363457201" calcext:value-type="percentage">
            <text:p>3,34%</text:p>
          </table:table-cell>
        </table:table-row>
        <table:table-row table:style-name="ro2">
          <table:table-cell office:value-type="float" office:value="40574.8195038114" calcext:value-type="float">
            <text:p>40575</text:p>
          </table:table-cell>
          <table:table-cell table:formula="of:=[.A44]-[.A43]" office:value-type="float" office:value="-1061.69312540039" calcext:value-type="float">
            <text:p>-1061,6931254004</text:p>
          </table:table-cell>
          <table:table-cell table:formula="of:=[.B44]/[.A43]" office:value-type="percentage" office:value="-0.0254990886209695" calcext:value-type="percentage">
            <text:p>-2,55%</text:p>
          </table:table-cell>
        </table:table-row>
        <table:table-row table:style-name="ro2">
          <table:table-cell office:value-type="float" office:value="40583.0294917189" calcext:value-type="float">
            <text:p>40583</text:p>
          </table:table-cell>
          <table:table-cell table:formula="of:=[.A45]-[.A44]" office:value-type="float" office:value="8.20998790750309" calcext:value-type="float">
            <text:p>8,2099879075</text:p>
          </table:table-cell>
          <table:table-cell table:formula="of:=[.B45]/[.A44]" office:value-type="percentage" office:value="0.000202341945273025" calcext:value-type="percentage">
            <text:p>0,02%</text:p>
          </table:table-cell>
        </table:table-row>
        <table:table-row table:style-name="ro2">
          <table:table-cell office:value-type="float" office:value="44110.5175958221" calcext:value-type="float">
            <text:p>44111</text:p>
          </table:table-cell>
          <table:table-cell table:formula="of:=[.A46]-[.A45]" office:value-type="float" office:value="3527.48810410317" calcext:value-type="float">
            <text:p>3527,4881041032</text:p>
          </table:table-cell>
          <table:table-cell table:formula="of:=[.B46]/[.A45]" office:value-type="percentage" office:value="0.0869202755014374" calcext:value-type="percentage">
            <text:p>8,69%</text:p>
          </table:table-cell>
        </table:table-row>
        <table:table-row table:style-name="ro2">
          <table:table-cell office:value-type="float" office:value="39765.0979561353" calcext:value-type="float">
            <text:p>39765</text:p>
          </table:table-cell>
          <table:table-cell table:formula="of:=[.A47]-[.A46]" office:value-type="float" office:value="-4345.41963968679" calcext:value-type="float">
            <text:p>-4345,4196396868</text:p>
          </table:table-cell>
          <table:table-cell table:formula="of:=[.B47]/[.A46]" office:value-type="percentage" office:value="-0.09851209816904" calcext:value-type="percentage">
            <text:p>-9,85%</text:p>
          </table:table-cell>
        </table:table-row>
        <table:table-row table:style-name="ro2">
          <table:table-cell office:value-type="float" office:value="50192.9611276943" calcext:value-type="float">
            <text:p>50193</text:p>
          </table:table-cell>
          <table:table-cell table:formula="of:=[.A48]-[.A47]" office:value-type="float" office:value="10427.863171559" calcext:value-type="float">
            <text:p>10427,863171559</text:p>
          </table:table-cell>
          <table:table-cell table:formula="of:=[.B48]/[.A47]" office:value-type="percentage" office:value="0.262236576986732" calcext:value-type="percentage">
            <text:p>26,22%</text:p>
          </table:table-cell>
        </table:table-row>
        <table:table-row table:style-name="ro2">
          <table:table-cell office:value-type="float" office:value="58491.569652779" calcext:value-type="float">
            <text:p>58492</text:p>
          </table:table-cell>
          <table:table-cell table:formula="of:=[.A49]-[.A48]" office:value-type="float" office:value="8298.60852508472" calcext:value-type="float">
            <text:p>8298,6085250847</text:p>
          </table:table-cell>
          <table:table-cell table:formula="of:=[.B49]/[.A48]" office:value-type="percentage" office:value="0.165334109377857" calcext:value-type="percentage">
            <text:p>16,53%</text:p>
          </table:table-cell>
        </table:table-row>
        <table:table-row table:style-name="ro2">
          <table:table-cell office:value-type="float" office:value="48775.5737422131" calcext:value-type="float">
            <text:p>48776</text:p>
          </table:table-cell>
          <table:table-cell table:formula="of:=[.A50]-[.A49]" office:value-type="float" office:value="-9715.99591056597" calcext:value-type="float">
            <text:p>-9715,995910566</text:p>
          </table:table-cell>
          <table:table-cell table:formula="of:=[.B50]/[.A49]" office:value-type="percentage" office:value="-0.16610933794806" calcext:value-type="percentage">
            <text:p>-16,61%</text:p>
          </table:table-cell>
        </table:table-row>
        <table:table-row table:style-name="ro2">
          <table:table-cell office:value-type="float" office:value="52160.4578419847" calcext:value-type="float">
            <text:p>52160</text:p>
          </table:table-cell>
          <table:table-cell table:formula="of:=[.A51]-[.A50]" office:value-type="float" office:value="3384.88409977165" calcext:value-type="float">
            <text:p>3384,8840997717</text:p>
          </table:table-cell>
          <table:table-cell table:formula="of:=[.B51]/[.A50]" office:value-type="percentage" office:value="0.0693971149916414" calcext:value-type="percentage">
            <text:p>6,94%</text:p>
          </table:table-cell>
        </table:table-row>
        <table:table-row table:style-name="ro2">
          <table:table-cell office:value-type="float" office:value="51748.3107993544" calcext:value-type="float">
            <text:p>51748</text:p>
          </table:table-cell>
          <table:table-cell table:formula="of:=[.A52]-[.A51]" office:value-type="float" office:value="-412.147042630335" calcext:value-type="float">
            <text:p>-412,1470426303</text:p>
          </table:table-cell>
          <table:table-cell table:formula="of:=[.B52]/[.A51]" office:value-type="percentage" office:value="-0.00790152271820344" calcext:value-type="percentage">
            <text:p>-0,79%</text:p>
          </table:table-cell>
        </table:table-row>
        <table:table-row table:style-name="ro2">
          <table:table-cell office:value-type="float" office:value="50415.9265481352" calcext:value-type="float">
            <text:p>50416</text:p>
          </table:table-cell>
          <table:table-cell table:formula="of:=[.A53]-[.A52]" office:value-type="float" office:value="-1332.3842512192" calcext:value-type="float">
            <text:p>-1332,3842512192</text:p>
          </table:table-cell>
          <table:table-cell table:formula="of:=[.B53]/[.A52]" office:value-type="percentage" office:value="-0.0257473960142448" calcext:value-type="percentage">
            <text:p>-2,57%</text:p>
          </table:table-cell>
        </table:table-row>
        <table:table-row table:style-name="ro2">
          <table:table-cell office:value-type="float" office:value="52915.3110151195" calcext:value-type="float">
            <text:p>52915</text:p>
          </table:table-cell>
          <table:table-cell table:formula="of:=[.A54]-[.A53]" office:value-type="float" office:value="2499.38446698429" calcext:value-type="float">
            <text:p>2499,3844669843</text:p>
          </table:table-cell>
          <table:table-cell table:formula="of:=[.B54]/[.A53]" office:value-type="percentage" office:value="0.049575295707359" calcext:value-type="percentage">
            <text:p>4,96%</text:p>
          </table:table-cell>
        </table:table-row>
        <table:table-row table:style-name="ro2">
          <table:table-cell office:value-type="float" office:value="61042.7210649487" calcext:value-type="float">
            <text:p>61043</text:p>
          </table:table-cell>
          <table:table-cell table:formula="of:=[.A55]-[.A54]" office:value-type="float" office:value="8127.41004982918" calcext:value-type="float">
            <text:p>8127,4100498292</text:p>
          </table:table-cell>
          <table:table-cell table:formula="of:=[.B55]/[.A54]" office:value-type="percentage" office:value="0.153592786169337" calcext:value-type="percentage">
            <text:p>15,36%</text:p>
          </table:table-cell>
        </table:table-row>
        <table:table-row table:style-name="ro2">
          <table:table-cell office:value-type="float" office:value="50728.8622060448" calcext:value-type="float">
            <text:p>50729</text:p>
          </table:table-cell>
          <table:table-cell table:formula="of:=[.A56]-[.A55]" office:value-type="float" office:value="-10313.8588589038" calcext:value-type="float">
            <text:p>-10313,8588589038</text:p>
          </table:table-cell>
          <table:table-cell table:formula="of:=[.B56]/[.A55]" office:value-type="percentage" office:value="-0.168961322152235" calcext:value-type="percentage">
            <text:p>-16,90%</text:p>
          </table:table-cell>
        </table:table-row>
        <table:table-row table:style-name="ro2">
          <table:table-cell office:value-type="float" office:value="59321.3595030137" calcext:value-type="float">
            <text:p>59321</text:p>
          </table:table-cell>
          <table:table-cell table:formula="of:=[.A57]-[.A56]" office:value-type="float" office:value="8592.49729696889" calcext:value-type="float">
            <text:p>8592,4972969689</text:p>
          </table:table-cell>
          <table:table-cell table:formula="of:=[.B57]/[.A56]" office:value-type="percentage" office:value="0.16938084008407" calcext:value-type="percentage">
            <text:p>16,94%</text:p>
          </table:table-cell>
        </table:table-row>
        <table:table-row table:style-name="ro2">
          <table:table-cell office:value-type="float" office:value="58637.4467993957" calcext:value-type="float">
            <text:p>58637</text:p>
          </table:table-cell>
          <table:table-cell table:formula="of:=[.A58]-[.A57]" office:value-type="float" office:value="-683.912703618073" calcext:value-type="float">
            <text:p>-683,9127036181</text:p>
          </table:table-cell>
          <table:table-cell table:formula="of:=[.B58]/[.A57]" office:value-type="percentage" office:value="-0.0115289452121091" calcext:value-type="percentage">
            <text:p>-1,15%</text:p>
          </table:table-cell>
        </table:table-row>
        <table:table-row table:style-name="ro2">
          <table:table-cell office:value-type="float" office:value="56156.7716538861" calcext:value-type="float">
            <text:p>56157</text:p>
          </table:table-cell>
          <table:table-cell table:formula="of:=[.A59]-[.A58]" office:value-type="float" office:value="-2480.67514550959" calcext:value-type="float">
            <text:p>-2480,6751455096</text:p>
          </table:table-cell>
          <table:table-cell table:formula="of:=[.B59]/[.A58]" office:value-type="percentage" office:value="-0.0423053062660831" calcext:value-type="percentage">
            <text:p>-4,23%</text:p>
          </table:table-cell>
        </table:table-row>
        <table:table-row table:style-name="ro2">
          <table:table-cell office:value-type="float" office:value="61897.1331452382" calcext:value-type="float">
            <text:p>61897</text:p>
          </table:table-cell>
          <table:table-cell table:formula="of:=[.A60]-[.A59]" office:value-type="float" office:value="5740.36149135211" calcext:value-type="float">
            <text:p>5740,3614913521</text:p>
          </table:table-cell>
          <table:table-cell table:formula="of:=[.B60]/[.A59]" office:value-type="percentage" office:value="0.102220290132274" calcext:value-type="percentage">
            <text:p>10,22%</text:p>
          </table:table-cell>
        </table:table-row>
        <table:table-row table:style-name="ro2">
          <table:table-cell office:value-type="float" office:value="56484.0467509578" calcext:value-type="float">
            <text:p>56484</text:p>
          </table:table-cell>
          <table:table-cell table:formula="of:=[.A61]-[.A60]" office:value-type="float" office:value="-5413.08639428041" calcext:value-type="float">
            <text:p>-5413,0863942804</text:p>
          </table:table-cell>
          <table:table-cell table:formula="of:=[.B61]/[.A60]" office:value-type="percentage" office:value="-0.0874529419897187" calcext:value-type="percentage">
            <text:p>-8,75%</text:p>
          </table:table-cell>
        </table:table-row>
        <table:table-row table:style-name="ro2">
          <table:table-cell office:value-type="float" office:value="56374.2064241862" calcext:value-type="float">
            <text:p>56374</text:p>
          </table:table-cell>
          <table:table-cell table:formula="of:=[.A62]-[.A61]" office:value-type="float" office:value="-109.840326771613" calcext:value-type="float">
            <text:p>-109,8403267716</text:p>
          </table:table-cell>
          <table:table-cell table:formula="of:=[.B62]/[.A61]" office:value-type="percentage" office:value="-0.0019446256613997" calcext:value-type="percentage">
            <text:p>-0,19%</text:p>
          </table:table-cell>
        </table:table-row>
        <table:table-row table:style-name="ro2">
          <table:table-cell office:value-type="float" office:value="50810.0470914448" calcext:value-type="float">
            <text:p>50810</text:p>
          </table:table-cell>
          <table:table-cell table:formula="of:=[.A63]-[.A62]" office:value-type="float" office:value="-5564.15933274132" calcext:value-type="float">
            <text:p>-5564,1593327413</text:p>
          </table:table-cell>
          <table:table-cell table:formula="of:=[.B63]/[.A62]" office:value-type="percentage" office:value="-0.0987004462798812" calcext:value-type="percentage">
            <text:p>-9,87%</text:p>
          </table:table-cell>
        </table:table-row>
        <table:table-row table:style-name="ro2">
          <table:table-cell office:value-type="float" office:value="62489.1638311907" calcext:value-type="float">
            <text:p>62489</text:p>
          </table:table-cell>
          <table:table-cell table:formula="of:=[.A64]-[.A63]" office:value-type="float" office:value="11679.1167397459" calcext:value-type="float">
            <text:p>11679,1167397459</text:p>
          </table:table-cell>
          <table:table-cell table:formula="of:=[.B64]/[.A63]" office:value-type="percentage" office:value="0.229858412032693" calcext:value-type="percentage">
            <text:p>22,99%</text:p>
          </table:table-cell>
        </table:table-row>
        <table:table-row table:style-name="ro2">
          <table:table-cell office:value-type="float" office:value="46692.3933373885" calcext:value-type="float">
            <text:p>46692</text:p>
          </table:table-cell>
          <table:table-cell table:formula="of:=[.A65]-[.A64]" office:value-type="float" office:value="-15796.7704938023" calcext:value-type="float">
            <text:p>-15796,7704938023</text:p>
          </table:table-cell>
          <table:table-cell table:formula="of:=[.B65]/[.A64]" office:value-type="percentage" office:value="-0.252792156676571" calcext:value-type="percentage">
            <text:p>-25,28%</text:p>
          </table:table-cell>
        </table:table-row>
        <table:table-row table:style-name="ro2">
          <table:table-cell office:value-type="float" office:value="61430.6710138166" calcext:value-type="float">
            <text:p>61431</text:p>
          </table:table-cell>
          <table:table-cell table:formula="of:=[.A66]-[.A65]" office:value-type="float" office:value="14738.2776764281" calcext:value-type="float">
            <text:p>14738,2776764281</text:p>
          </table:table-cell>
          <table:table-cell table:formula="of:=[.B66]/[.A65]" office:value-type="percentage" office:value="0.315646224641619" calcext:value-type="percentage">
            <text:p>31,56%</text:p>
          </table:table-cell>
        </table:table-row>
        <table:table-row table:style-name="ro2">
          <table:table-cell office:value-type="float" office:value="56115.3108649788" calcext:value-type="float">
            <text:p>56115</text:p>
          </table:table-cell>
          <table:table-cell table:formula="of:=[.A67]-[.A66]" office:value-type="float" office:value="-5315.36014883782" calcext:value-type="float">
            <text:p>-5315,3601488378</text:p>
          </table:table-cell>
          <table:table-cell table:formula="of:=[.B67]/[.A66]" office:value-type="percentage" office:value="-0.0865261612988457" calcext:value-type="percentage">
            <text:p>-8,65%</text:p>
          </table:table-cell>
        </table:table-row>
        <table:table-row table:style-name="ro2">
          <table:table-cell office:value-type="float" office:value="52674.2113825723" calcext:value-type="float">
            <text:p>52674</text:p>
          </table:table-cell>
          <table:table-cell table:formula="of:=[.A68]-[.A67]" office:value-type="float" office:value="-3441.09948240649" calcext:value-type="float">
            <text:p>-3441,0994824065</text:p>
          </table:table-cell>
          <table:table-cell table:formula="of:=[.B68]/[.A67]" office:value-type="percentage" office:value="-0.06132193566006" calcext:value-type="percentage">
            <text:p>-6,13%</text:p>
          </table:table-cell>
        </table:table-row>
        <table:table-row table:style-name="ro2">
          <table:table-cell office:value-type="float" office:value="54814.3587416343" calcext:value-type="float">
            <text:p>54814</text:p>
          </table:table-cell>
          <table:table-cell table:formula="of:=[.A69]-[.A68]" office:value-type="float" office:value="2140.147359062" calcext:value-type="float">
            <text:p>2140,147359062</text:p>
          </table:table-cell>
          <table:table-cell table:formula="of:=[.B69]/[.A68]" office:value-type="percentage" office:value="0.0406298889511251" calcext:value-type="percentage">
            <text:p>4,06%</text:p>
          </table:table-cell>
        </table:table-row>
        <table:table-row table:style-name="ro2">
          <table:table-cell office:value-type="float" office:value="43058.2040672395" calcext:value-type="float">
            <text:p>43058</text:p>
          </table:table-cell>
          <table:table-cell table:formula="of:=[.A70]-[.A69]" office:value-type="float" office:value="-11756.1546743947" calcext:value-type="float">
            <text:p>-11756,1546743947</text:p>
          </table:table-cell>
          <table:table-cell table:formula="of:=[.B70]/[.A69]" office:value-type="percentage" office:value="-0.21447217379313" calcext:value-type="percentage">
            <text:p>-21,45%</text:p>
          </table:table-cell>
        </table:table-row>
        <table:table-row table:style-name="ro2">
          <table:table-cell office:value-type="float" office:value="51676.6222522058" calcext:value-type="float">
            <text:p>51677</text:p>
          </table:table-cell>
          <table:table-cell table:formula="of:=[.A71]-[.A70]" office:value-type="float" office:value="8618.41818496624" calcext:value-type="float">
            <text:p>8618,4181849663</text:p>
          </table:table-cell>
          <table:table-cell table:formula="of:=[.B71]/[.A70]" office:value-type="percentage" office:value="0.200157400236846" calcext:value-type="percentage">
            <text:p>20,02%</text:p>
          </table:table-cell>
        </table:table-row>
        <table:table-row table:style-name="ro2">
          <table:table-cell office:value-type="float" office:value="49892.6067185045" calcext:value-type="float">
            <text:p>49893</text:p>
          </table:table-cell>
          <table:table-cell table:formula="of:=[.A72]-[.A71]" office:value-type="float" office:value="-1784.01553370125" calcext:value-type="float">
            <text:p>-1784,0155337013</text:p>
          </table:table-cell>
          <table:table-cell table:formula="of:=[.B72]/[.A71]" office:value-type="percentage" office:value="-0.0345226807780591" calcext:value-type="percentage">
            <text:p>-3,45%</text:p>
          </table:table-cell>
        </table:table-row>
        <table:table-row table:style-name="ro2">
          <table:table-cell office:value-type="float" office:value="50734.8835454563" calcext:value-type="float">
            <text:p>50735</text:p>
          </table:table-cell>
          <table:table-cell table:formula="of:=[.A73]-[.A72]" office:value-type="float" office:value="842.276826951769" calcext:value-type="float">
            <text:p>842,2768269518</text:p>
          </table:table-cell>
          <table:table-cell table:formula="of:=[.B73]/[.A72]" office:value-type="percentage" office:value="0.016881796369228" calcext:value-type="percentage">
            <text:p>1,69%</text:p>
          </table:table-cell>
        </table:table-row>
        <table:table-row table:style-name="ro2">
          <table:table-cell office:value-type="float" office:value="51692.1068365212" calcext:value-type="float">
            <text:p>51692</text:p>
          </table:table-cell>
          <table:table-cell table:formula="of:=[.A74]-[.A73]" office:value-type="float" office:value="957.22329106486" calcext:value-type="float">
            <text:p>957,2232910649</text:p>
          </table:table-cell>
          <table:table-cell table:formula="of:=[.B74]/[.A73]" office:value-type="percentage" office:value="0.0188671624762325" calcext:value-type="percentage">
            <text:p>1,89%</text:p>
          </table:table-cell>
        </table:table-row>
        <table:table-row table:style-name="ro2">
          <table:table-cell office:value-type="float" office:value="54123.1596566213" calcext:value-type="float">
            <text:p>54123</text:p>
          </table:table-cell>
          <table:table-cell table:formula="of:=[.A75]-[.A74]" office:value-type="float" office:value="2431.05282010014" calcext:value-type="float">
            <text:p>2431,0528201002</text:p>
          </table:table-cell>
          <table:table-cell table:formula="of:=[.B75]/[.A74]" office:value-type="percentage" office:value="0.0470294783648202" calcext:value-type="percentage">
            <text:p>4,70%</text:p>
          </table:table-cell>
        </table:table-row>
        <table:table-row table:style-name="ro2">
          <table:table-cell office:value-type="float" office:value="56689.8784198124" calcext:value-type="float">
            <text:p>56690</text:p>
          </table:table-cell>
          <table:table-cell table:formula="of:=[.A76]-[.A75]" office:value-type="float" office:value="2566.71876319114" calcext:value-type="float">
            <text:p>2566,7187631912</text:p>
          </table:table-cell>
          <table:table-cell table:formula="of:=[.B76]/[.A75]" office:value-type="percentage" office:value="0.0474236681575027" calcext:value-type="percentage">
            <text:p>4,74%</text:p>
          </table:table-cell>
        </table:table-row>
        <table:table-row table:style-name="ro2">
          <table:table-cell office:value-type="float" office:value="62392.3578547121" calcext:value-type="float">
            <text:p>62392</text:p>
          </table:table-cell>
          <table:table-cell table:formula="of:=[.A77]-[.A76]" office:value-type="float" office:value="5702.47943489962" calcext:value-type="float">
            <text:p>5702,4794348996</text:p>
          </table:table-cell>
          <table:table-cell table:formula="of:=[.B77]/[.A76]" office:value-type="percentage" office:value="0.100590786113005" calcext:value-type="percentage">
            <text:p>10,06%</text:p>
          </table:table-cell>
        </table:table-row>
        <table:table-row table:style-name="ro2">
          <table:table-cell office:value-type="float" office:value="73361.1704788871" calcext:value-type="float">
            <text:p>73361</text:p>
          </table:table-cell>
          <table:table-cell table:formula="of:=[.A78]-[.A77]" office:value-type="float" office:value="10968.812624175" calcext:value-type="float">
            <text:p>10968,812624175</text:p>
          </table:table-cell>
          <table:table-cell table:formula="of:=[.B78]/[.A77]" office:value-type="percentage" office:value="0.175803784330722" calcext:value-type="percentage">
            <text:p>17,58%</text:p>
          </table:table-cell>
        </table:table-row>
        <table:table-row table:style-name="ro2">
          <table:table-cell office:value-type="float" office:value="57174.7351261324" calcext:value-type="float">
            <text:p>57175</text:p>
          </table:table-cell>
          <table:table-cell table:formula="of:=[.A79]-[.A78]" office:value-type="float" office:value="-16186.4353527547" calcext:value-type="float">
            <text:p>-16186,4353527547</text:p>
          </table:table-cell>
          <table:table-cell table:formula="of:=[.B79]/[.A78]" office:value-type="percentage" office:value="-0.220640363929485" calcext:value-type="percentage">
            <text:p>-22,06%</text:p>
          </table:table-cell>
        </table:table-row>
        <table:table-row table:style-name="ro2">
          <table:table-cell office:value-type="float" office:value="60921.4994597256" calcext:value-type="float">
            <text:p>60921</text:p>
          </table:table-cell>
          <table:table-cell table:formula="of:=[.A80]-[.A79]" office:value-type="float" office:value="3746.76433359321" calcext:value-type="float">
            <text:p>3746,7643335932</text:p>
          </table:table-cell>
          <table:table-cell table:formula="of:=[.B80]/[.A79]" office:value-type="percentage" office:value="0.0655318179494408" calcext:value-type="percentage">
            <text:p>6,55%</text:p>
          </table:table-cell>
        </table:table-row>
        <table:table-row table:style-name="ro2">
          <table:table-cell office:value-type="float" office:value="59484.4009944874" calcext:value-type="float">
            <text:p>59484</text:p>
          </table:table-cell>
          <table:table-cell table:formula="of:=[.A81]-[.A80]" office:value-type="float" office:value="-1437.09846523828" calcext:value-type="float">
            <text:p>-1437,0984652383</text:p>
          </table:table-cell>
          <table:table-cell table:formula="of:=[.B81]/[.A80]" office:value-type="percentage" office:value="-0.0235893482265375" calcext:value-type="percentage">
            <text:p>-2,36%</text:p>
          </table:table-cell>
        </table:table-row>
        <table:table-row table:style-name="ro2">
          <table:table-cell office:value-type="float" office:value="57230.4911054079" calcext:value-type="float">
            <text:p>57230</text:p>
          </table:table-cell>
          <table:table-cell table:formula="of:=[.A82]-[.A81]" office:value-type="float" office:value="-2253.90988907943" calcext:value-type="float">
            <text:p>-2253,9098890794</text:p>
          </table:table-cell>
          <table:table-cell table:formula="of:=[.B82]/[.A81]" office:value-type="percentage" office:value="-0.037890772225954" calcext:value-type="percentage">
            <text:p>-3,79%</text:p>
          </table:table-cell>
        </table:table-row>
        <table:table-row table:style-name="ro2">
          <table:table-cell office:value-type="float" office:value="66098.8005461644" calcext:value-type="float">
            <text:p>66099</text:p>
          </table:table-cell>
          <table:table-cell table:formula="of:=[.A83]-[.A82]" office:value-type="float" office:value="8868.30944075651" calcext:value-type="float">
            <text:p>8868,3094407565</text:p>
          </table:table-cell>
          <table:table-cell table:formula="of:=[.B83]/[.A82]" office:value-type="percentage" office:value="0.15495777284914" calcext:value-type="percentage">
            <text:p>15,50%</text:p>
          </table:table-cell>
        </table:table-row>
        <table:table-row table:style-name="ro2">
          <table:table-cell office:value-type="float" office:value="55127.6996336999" calcext:value-type="float">
            <text:p>55128</text:p>
          </table:table-cell>
          <table:table-cell table:formula="of:=[.A84]-[.A83]" office:value-type="float" office:value="-10971.1009124646" calcext:value-type="float">
            <text:p>-10971,1009124646</text:p>
          </table:table-cell>
          <table:table-cell table:formula="of:=[.B84]/[.A83]" office:value-type="percentage" office:value="-0.165980332801988" calcext:value-type="percentage">
            <text:p>-16,60%</text:p>
          </table:table-cell>
        </table:table-row>
        <table:table-row table:style-name="ro2">
          <table:table-cell office:value-type="float" office:value="70324.4832140855" calcext:value-type="float">
            <text:p>70324</text:p>
          </table:table-cell>
          <table:table-cell table:formula="of:=[.A85]-[.A84]" office:value-type="float" office:value="15196.7835803857" calcext:value-type="float">
            <text:p>15196,7835803857</text:p>
          </table:table-cell>
          <table:table-cell table:formula="of:=[.B85]/[.A84]" office:value-type="percentage" office:value="0.275665113570162" calcext:value-type="percentage">
            <text:p>27,57%</text:p>
          </table:table-cell>
        </table:table-row>
        <table:table-row table:style-name="ro2">
          <table:table-cell office:value-type="float" office:value="53409.4816886202" calcext:value-type="float">
            <text:p>53409</text:p>
          </table:table-cell>
          <table:table-cell table:formula="of:=[.A86]-[.A85]" office:value-type="float" office:value="-16915.0015254653" calcext:value-type="float">
            <text:p>-16915,0015254653</text:p>
          </table:table-cell>
          <table:table-cell table:formula="of:=[.B86]/[.A85]" office:value-type="percentage" office:value="-0.240527917908359" calcext:value-type="percentage">
            <text:p>-24,05%</text:p>
          </table:table-cell>
        </table:table-row>
        <table:table-row table:style-name="ro2">
          <table:table-cell office:value-type="float" office:value="50421.3265259816" calcext:value-type="float">
            <text:p>50421</text:p>
          </table:table-cell>
          <table:table-cell table:formula="of:=[.A87]-[.A86]" office:value-type="float" office:value="-2988.15516263857" calcext:value-type="float">
            <text:p>-2988,1551626386</text:p>
          </table:table-cell>
          <table:table-cell table:formula="of:=[.B87]/[.A86]" office:value-type="percentage" office:value="-0.0559480277314739" calcext:value-type="percentage">
            <text:p>-5,59%</text:p>
          </table:table-cell>
        </table:table-row>
        <table:table-row table:style-name="ro2">
          <table:table-cell office:value-type="float" office:value="38749.3641163353" calcext:value-type="float">
            <text:p>38749</text:p>
          </table:table-cell>
          <table:table-cell table:formula="of:=[.A88]-[.A87]" office:value-type="float" office:value="-11671.9624096463" calcext:value-type="float">
            <text:p>-11671,9624096463</text:p>
          </table:table-cell>
          <table:table-cell table:formula="of:=[.B88]/[.A87]" office:value-type="percentage" office:value="-0.23148860241969" calcext:value-type="percentage">
            <text:p>-23,15%</text:p>
          </table:table-cell>
        </table:table-row>
        <table:table-row table:style-name="ro2">
          <table:table-cell office:value-type="float" office:value="41461.1093326868" calcext:value-type="float">
            <text:p>41461</text:p>
          </table:table-cell>
          <table:table-cell table:formula="of:=[.A89]-[.A88]" office:value-type="float" office:value="2711.74521635156" calcext:value-type="float">
            <text:p>2711,7452163516</text:p>
          </table:table-cell>
          <table:table-cell table:formula="of:=[.B89]/[.A88]" office:value-type="percentage" office:value="0.0699816701045782" calcext:value-type="percentage">
            <text:p>7,00%</text:p>
          </table:table-cell>
        </table:table-row>
        <table:table-row table:style-name="ro2">
          <table:table-cell office:value-type="float" office:value="45222.0948512063" calcext:value-type="float">
            <text:p>45222</text:p>
          </table:table-cell>
          <table:table-cell table:formula="of:=[.A90]-[.A89]" office:value-type="float" office:value="3760.98551851948" calcext:value-type="float">
            <text:p>3760,9855185195</text:p>
          </table:table-cell>
          <table:table-cell table:formula="of:=[.B90]/[.A89]" office:value-type="percentage" office:value="0.0907111647288804" calcext:value-type="percentage">
            <text:p>9,07%</text:p>
          </table:table-cell>
        </table:table-row>
        <table:table-row table:style-name="ro2">
          <table:table-cell office:value-type="float" office:value="40882.5919428776" calcext:value-type="float">
            <text:p>40883</text:p>
          </table:table-cell>
          <table:table-cell table:formula="of:=[.A91]-[.A90]" office:value-type="float" office:value="-4339.50290832869" calcext:value-type="float">
            <text:p>-4339,5029083287</text:p>
          </table:table-cell>
          <table:table-cell table:formula="of:=[.B91]/[.A90]" office:value-type="percentage" office:value="-0.0959597940477304" calcext:value-type="percentage">
            <text:p>-9,60%</text:p>
          </table:table-cell>
        </table:table-row>
        <table:table-row table:style-name="ro2">
          <table:table-cell office:value-type="float" office:value="43610.0052997822" calcext:value-type="float">
            <text:p>43610</text:p>
          </table:table-cell>
          <table:table-cell table:formula="of:=[.A92]-[.A91]" office:value-type="float" office:value="2727.41335690457" calcext:value-type="float">
            <text:p>2727,4133569046</text:p>
          </table:table-cell>
          <table:table-cell table:formula="of:=[.B92]/[.A91]" office:value-type="percentage" office:value="0.0667133179989027" calcext:value-type="percentage">
            <text:p>6,67%</text:p>
          </table:table-cell>
        </table:table-row>
        <table:table-row table:style-name="ro2">
          <table:table-cell office:value-type="float" office:value="43164.9965028921" calcext:value-type="float">
            <text:p>43165</text:p>
          </table:table-cell>
          <table:table-cell table:formula="of:=[.A93]-[.A92]" office:value-type="float" office:value="-445.008796890092" calcext:value-type="float">
            <text:p>-445,0087968901</text:p>
          </table:table-cell>
          <table:table-cell table:formula="of:=[.B93]/[.A92]" office:value-type="percentage" office:value="-0.0102042821098285" calcext:value-type="percentage">
            <text:p>-1,02%</text:p>
          </table:table-cell>
        </table:table-row>
        <table:table-row table:style-name="ro2">
          <table:table-cell office:value-type="float" office:value="40172.8282630615" calcext:value-type="float">
            <text:p>40173</text:p>
          </table:table-cell>
          <table:table-cell table:formula="of:=[.A94]-[.A93]" office:value-type="float" office:value="-2992.16823983056" calcext:value-type="float">
            <text:p>-2992,1682398306</text:p>
          </table:table-cell>
          <table:table-cell table:formula="of:=[.B94]/[.A93]" office:value-type="percentage" office:value="-0.0693193207980472" calcext:value-type="percentage">
            <text:p>-6,93%</text:p>
          </table:table-cell>
        </table:table-row>
        <table:table-row table:style-name="ro2">
          <table:table-cell office:value-type="float" office:value="40181.5285471312" calcext:value-type="float">
            <text:p>40182</text:p>
          </table:table-cell>
          <table:table-cell table:formula="of:=[.A95]-[.A94]" office:value-type="float" office:value="8.70028406964411" calcext:value-type="float">
            <text:p>8,7002840696</text:p>
          </table:table-cell>
          <table:table-cell table:formula="of:=[.B95]/[.A94]" office:value-type="percentage" office:value="0.000216571360439761" calcext:value-type="percentage">
            <text:p>0,02%</text:p>
          </table:table-cell>
        </table:table-row>
        <table:table-row table:style-name="ro2">
          <table:table-cell office:value-type="float" office:value="34212.6590676695" calcext:value-type="float">
            <text:p>34213</text:p>
          </table:table-cell>
          <table:table-cell table:formula="of:=[.A96]-[.A95]" office:value-type="float" office:value="-5968.86947946172" calcext:value-type="float">
            <text:p>-5968,8694794617</text:p>
          </table:table-cell>
          <table:table-cell table:formula="of:=[.B96]/[.A95]" office:value-type="percentage" office:value="-0.14854759625335" calcext:value-type="percentage">
            <text:p>-14,85%</text:p>
          </table:table-cell>
        </table:table-row>
        <table:table-row table:style-name="ro2">
          <table:table-cell office:value-type="float" office:value="40878.9020608005" calcext:value-type="float">
            <text:p>40879</text:p>
          </table:table-cell>
          <table:table-cell table:formula="of:=[.A97]-[.A96]" office:value-type="float" office:value="6666.242993131" calcext:value-type="float">
            <text:p>6666,242993131</text:p>
          </table:table-cell>
          <table:table-cell table:formula="of:=[.B97]/[.A96]" office:value-type="percentage" office:value="0.19484726340463" calcext:value-type="percentage">
            <text:p>19,48%</text:p>
          </table:table-cell>
        </table:table-row>
        <table:table-row table:style-name="ro2">
          <table:table-cell office:value-type="float" office:value="31221.9248803978" calcext:value-type="float">
            <text:p>31222</text:p>
          </table:table-cell>
          <table:table-cell table:formula="of:=[.A98]-[.A97]" office:value-type="float" office:value="-9656.97718040267" calcext:value-type="float">
            <text:p>-9656,9771804027</text:p>
          </table:table-cell>
          <table:table-cell table:formula="of:=[.B98]/[.A97]" office:value-type="percentage" office:value="-0.236233770810174" calcext:value-type="percentage">
            <text:p>-23,62%</text:p>
          </table:table-cell>
        </table:table-row>
        <table:table-row table:style-name="ro2">
          <table:table-cell office:value-type="float" office:value="35628.5991113738" calcext:value-type="float">
            <text:p>35629</text:p>
          </table:table-cell>
          <table:table-cell table:formula="of:=[.A99]-[.A98]" office:value-type="float" office:value="4406.67423097598" calcext:value-type="float">
            <text:p>4406,674230976</text:p>
          </table:table-cell>
          <table:table-cell table:formula="of:=[.B99]/[.A98]" office:value-type="percentage" office:value="0.141140376445612" calcext:value-type="percentage">
            <text:p>14,11%</text:p>
          </table:table-cell>
        </table:table-row>
        <table:table-row table:style-name="ro2">
          <table:table-cell office:value-type="float" office:value="35950.6001543059" calcext:value-type="float">
            <text:p>35951</text:p>
          </table:table-cell>
          <table:table-cell table:formula="of:=[.A100]-[.A99]" office:value-type="float" office:value="322.001042932163" calcext:value-type="float">
            <text:p>322,0010429322</text:p>
          </table:table-cell>
          <table:table-cell table:formula="of:=[.B100]/[.A99]" office:value-type="percentage" office:value="0.00903771270730008" calcext:value-type="percentage">
            <text:p>0,90%</text:p>
          </table:table-cell>
        </table:table-row>
        <table:table-row table:style-name="ro2">
          <table:table-cell office:value-type="float" office:value="39358.4082254416" calcext:value-type="float">
            <text:p>39358</text:p>
          </table:table-cell>
          <table:table-cell table:formula="of:=[.A101]-[.A100]" office:value-type="float" office:value="3407.80807113568" calcext:value-type="float">
            <text:p>3407,8080711357</text:p>
          </table:table-cell>
          <table:table-cell table:formula="of:=[.B101]/[.A100]" office:value-type="percentage" office:value="0.094791409782001" calcext:value-type="percentage">
            <text:p>9,48%</text:p>
          </table:table-cell>
        </table:table-row>
        <table:table-row table:style-name="ro2">
          <table:table-cell office:value-type="float" office:value="36868.8624535162" calcext:value-type="float">
            <text:p>36869</text:p>
          </table:table-cell>
          <table:table-cell table:formula="of:=[.A102]-[.A101]" office:value-type="float" office:value="-2489.5457719254" calcext:value-type="float">
            <text:p>-2489,5457719254</text:p>
          </table:table-cell>
          <table:table-cell table:formula="of:=[.B102]/[.A101]" office:value-type="percentage" office:value="-0.0632532128247031" calcext:value-type="percentage">
            <text:p>-6,33%</text:p>
          </table:table-cell>
        </table:table-row>
        <table:table-row table:style-name="ro2">
          <table:table-cell office:value-type="float" office:value="43299.6948026359" calcext:value-type="float">
            <text:p>43300</text:p>
          </table:table-cell>
          <table:table-cell table:formula="of:=[.A103]-[.A102]" office:value-type="float" office:value="6430.83234911966" calcext:value-type="float">
            <text:p>6430,8323491197</text:p>
          </table:table-cell>
          <table:table-cell table:formula="of:=[.B103]/[.A102]" office:value-type="percentage" office:value="0.174424485084875" calcext:value-type="percentage">
            <text:p>17,44%</text:p>
          </table:table-cell>
        </table:table-row>
        <table:table-row table:style-name="ro2">
          <table:table-cell office:value-type="float" office:value="41184.980983837" calcext:value-type="float">
            <text:p>41185</text:p>
          </table:table-cell>
          <table:table-cell table:formula="of:=[.A104]-[.A103]" office:value-type="float" office:value="-2114.71381879882" calcext:value-type="float">
            <text:p>-2114,7138187988</text:p>
          </table:table-cell>
          <table:table-cell table:formula="of:=[.B104]/[.A103]" office:value-type="percentage" office:value="-0.0488390005619645" calcext:value-type="percentage">
            <text:p>-4,88%</text:p>
          </table:table-cell>
        </table:table-row>
        <table:table-row table:style-name="ro2">
          <table:table-cell office:value-type="float" office:value="38957.3818720549" calcext:value-type="float">
            <text:p>38957</text:p>
          </table:table-cell>
          <table:table-cell table:formula="of:=[.A105]-[.A104]" office:value-type="float" office:value="-2227.59911178217" calcext:value-type="float">
            <text:p>-2227,5991117822</text:p>
          </table:table-cell>
          <table:table-cell table:formula="of:=[.B105]/[.A104]" office:value-type="percentage" office:value="-0.0540876566789332" calcext:value-type="percentage">
            <text:p>-5,41%</text:p>
          </table:table-cell>
        </table:table-row>
        <table:table-row table:style-name="ro2">
          <table:table-cell office:value-type="float" office:value="43792.5009437207" calcext:value-type="float">
            <text:p>43793</text:p>
          </table:table-cell>
          <table:table-cell table:formula="of:=[.A106]-[.A105]" office:value-type="float" office:value="4835.11907166588" calcext:value-type="float">
            <text:p>4835,1190716659</text:p>
          </table:table-cell>
          <table:table-cell table:formula="of:=[.B106]/[.A105]" office:value-type="percentage" office:value="0.124113039411774" calcext:value-type="percentage">
            <text:p>12,41%</text:p>
          </table:table-cell>
        </table:table-row>
        <table:table-row table:style-name="ro2">
          <table:table-cell office:value-type="float" office:value="44565.1143335081" calcext:value-type="float">
            <text:p>44565</text:p>
          </table:table-cell>
          <table:table-cell table:formula="of:=[.A107]-[.A106]" office:value-type="float" office:value="772.613389787322" calcext:value-type="float">
            <text:p>772,6133897873</text:p>
          </table:table-cell>
          <table:table-cell table:formula="of:=[.B107]/[.A106]" office:value-type="percentage" office:value="0.0176425957215879" calcext:value-type="percentage">
            <text:p>1,76%</text:p>
          </table:table-cell>
        </table:table-row>
        <table:table-row table:style-name="ro2">
          <table:table-cell office:value-type="float" office:value="45012.1491298224" calcext:value-type="float">
            <text:p>45012</text:p>
          </table:table-cell>
          <table:table-cell table:formula="of:=[.A108]-[.A107]" office:value-type="float" office:value="447.034796314358" calcext:value-type="float">
            <text:p>447,0347963144</text:p>
          </table:table-cell>
          <table:table-cell table:formula="of:=[.B108]/[.A107]" office:value-type="percentage" office:value="0.0100310478947484" calcext:value-type="percentage">
            <text:p>1,00%</text:p>
          </table:table-cell>
        </table:table-row>
        <table:table-row table:style-name="ro2">
          <table:table-cell office:value-type="float" office:value="43989.6065953368" calcext:value-type="float">
            <text:p>43990</text:p>
          </table:table-cell>
          <table:table-cell table:formula="of:=[.A109]-[.A108]" office:value-type="float" office:value="-1022.54253448558" calcext:value-type="float">
            <text:p>-1022,5425344856</text:p>
          </table:table-cell>
          <table:table-cell table:formula="of:=[.B109]/[.A108]" office:value-type="percentage" office:value="-0.0227170342730449" calcext:value-type="percentage">
            <text:p>-2,27%</text:p>
          </table:table-cell>
        </table:table-row>
        <table:table-row table:style-name="ro2">
          <table:table-cell office:value-type="float" office:value="26849.6287008192" calcext:value-type="float">
            <text:p>26850</text:p>
          </table:table-cell>
          <table:table-cell table:formula="of:=[.A110]-[.A109]" office:value-type="float" office:value="-17139.9778945177" calcext:value-type="float">
            <text:p>-17139,9778945177</text:p>
          </table:table-cell>
          <table:table-cell table:formula="of:=[.B110]/[.A109]" office:value-type="percentage" office:value="-0.389636989759636" calcext:value-type="percentage">
            <text:p>-38,96%</text:p>
          </table:table-cell>
        </table:table-row>
        <table:table-row table:style-name="ro2">
          <table:table-cell office:value-type="float" office:value="41330.2085614486" calcext:value-type="float">
            <text:p>41330</text:p>
          </table:table-cell>
          <table:table-cell table:formula="of:=[.A111]-[.A110]" office:value-type="float" office:value="14480.5798606294" calcext:value-type="float">
            <text:p>14480,5798606294</text:p>
          </table:table-cell>
          <table:table-cell table:formula="of:=[.B111]/[.A110]" office:value-type="percentage" office:value="0.539321419375442" calcext:value-type="percentage">
            <text:p>53,93%</text:p>
          </table:table-cell>
        </table:table-row>
        <table:table-row table:style-name="ro2">
          <table:table-cell office:value-type="float" office:value="43639.2500159036" calcext:value-type="float">
            <text:p>43639</text:p>
          </table:table-cell>
          <table:table-cell table:formula="of:=[.A112]-[.A111]" office:value-type="float" office:value="2309.04145445503" calcext:value-type="float">
            <text:p>2309,041454455</text:p>
          </table:table-cell>
          <table:table-cell table:formula="of:=[.B112]/[.A111]" office:value-type="percentage" office:value="0.0558681297487772" calcext:value-type="percentage">
            <text:p>5,59%</text:p>
          </table:table-cell>
        </table:table-row>
        <table:table-row table:style-name="ro2">
          <table:table-cell office:value-type="float" office:value="46006.7742263535" calcext:value-type="float">
            <text:p>46007</text:p>
          </table:table-cell>
          <table:table-cell table:formula="of:=[.A113]-[.A112]" office:value-type="float" office:value="2367.52421044996" calcext:value-type="float">
            <text:p>2367,52421045</text:p>
          </table:table-cell>
          <table:table-cell table:formula="of:=[.B113]/[.A112]" office:value-type="percentage" office:value="0.0542521745810746" calcext:value-type="percentage">
            <text:p>5,43%</text:p>
          </table:table-cell>
        </table:table-row>
        <table:table-row table:style-name="ro2">
          <table:table-cell office:value-type="float" office:value="46215.7801477009" calcext:value-type="float">
            <text:p>46216</text:p>
          </table:table-cell>
          <table:table-cell table:formula="of:=[.A114]-[.A113]" office:value-type="float" office:value="209.005921347314" calcext:value-type="float">
            <text:p>209,0059213473</text:p>
          </table:table-cell>
          <table:table-cell table:formula="of:=[.B114]/[.A113]" office:value-type="percentage" office:value="0.00454293796646129" calcext:value-type="percentage">
            <text:p>0,45%</text:p>
          </table:table-cell>
        </table:table-row>
        <table:table-row table:style-name="ro2">
          <table:table-cell office:value-type="float" office:value="40849.4525720497" calcext:value-type="float">
            <text:p>40849</text:p>
          </table:table-cell>
          <table:table-cell table:formula="of:=[.A115]-[.A114]" office:value-type="float" office:value="-5366.32757565112" calcext:value-type="float">
            <text:p>-5366,3275756511</text:p>
          </table:table-cell>
          <table:table-cell table:formula="of:=[.B115]/[.A114]" office:value-type="percentage" office:value="-0.116114616230666" calcext:value-type="percentage">
            <text:p>-11,61%</text:p>
          </table:table-cell>
        </table:table-row>
        <table:table-row table:style-name="ro2">
          <table:table-cell office:value-type="float" office:value="44300.1126363774" calcext:value-type="float">
            <text:p>44300</text:p>
          </table:table-cell>
          <table:table-cell table:formula="of:=[.A116]-[.A115]" office:value-type="float" office:value="3450.66006432768" calcext:value-type="float">
            <text:p>3450,6600643277</text:p>
          </table:table-cell>
          <table:table-cell table:formula="of:=[.B116]/[.A115]" office:value-type="percentage" office:value="0.0844726146143928" calcext:value-type="percentage">
            <text:p>8,45%</text:p>
          </table:table-cell>
        </table:table-row>
        <table:table-row table:style-name="ro2">
          <table:table-cell office:value-type="float" office:value="51797.6144198647" calcext:value-type="float">
            <text:p>51798</text:p>
          </table:table-cell>
          <table:table-cell table:formula="of:=[.A117]-[.A116]" office:value-type="float" office:value="7497.50178348731" calcext:value-type="float">
            <text:p>7497,5017834873</text:p>
          </table:table-cell>
          <table:table-cell table:formula="of:=[.B117]/[.A116]" office:value-type="percentage" office:value="0.169243402269155" calcext:value-type="percentage">
            <text:p>16,92%</text:p>
          </table:table-cell>
        </table:table-row>
        <table:table-row table:style-name="ro2">
          <table:table-cell office:value-type="float" office:value="46678.7700531013" calcext:value-type="float">
            <text:p>46679</text:p>
          </table:table-cell>
          <table:table-cell table:formula="of:=[.A118]-[.A117]" office:value-type="float" office:value="-5118.84436676346" calcext:value-type="float">
            <text:p>-5118,8443667635</text:p>
          </table:table-cell>
          <table:table-cell table:formula="of:=[.B118]/[.A117]" office:value-type="percentage" office:value="-0.0988239405249587" calcext:value-type="percentage">
            <text:p>-9,88%</text:p>
          </table:table-cell>
        </table:table-row>
        <table:table-row table:style-name="ro2">
          <table:table-cell office:value-type="float" office:value="45579.0322941937" calcext:value-type="float">
            <text:p>45579</text:p>
          </table:table-cell>
          <table:table-cell table:formula="of:=[.A119]-[.A118]" office:value-type="float" office:value="-1099.73775890758" calcext:value-type="float">
            <text:p>-1099,7377589076</text:p>
          </table:table-cell>
          <table:table-cell table:formula="of:=[.B119]/[.A118]" office:value-type="percentage" office:value="-0.0235596987164943" calcext:value-type="percentage">
            <text:p>-2,36%</text:p>
          </table:table-cell>
        </table:table-row>
        <table:table-row table:style-name="ro2">
          <table:table-cell office:value-type="float" office:value="50587.4024602447" calcext:value-type="float">
            <text:p>50587</text:p>
          </table:table-cell>
          <table:table-cell table:formula="of:=[.A120]-[.A119]" office:value-type="float" office:value="5008.37016605106" calcext:value-type="float">
            <text:p>5008,3701660511</text:p>
          </table:table-cell>
          <table:table-cell table:formula="of:=[.B120]/[.A119]" office:value-type="percentage" office:value="0.109883205367857" calcext:value-type="percentage">
            <text:p>10,99%</text:p>
          </table:table-cell>
        </table:table-row>
        <table:table-row table:style-name="ro2">
          <table:table-cell office:value-type="float" office:value="55554.8504364005" calcext:value-type="float">
            <text:p>55555</text:p>
          </table:table-cell>
          <table:table-cell table:formula="of:=[.A121]-[.A120]" office:value-type="float" office:value="4967.44797615575" calcext:value-type="float">
            <text:p>4967,4479761558</text:p>
          </table:table-cell>
          <table:table-cell table:formula="of:=[.B121]/[.A120]" office:value-type="percentage" office:value="0.098195355653209" calcext:value-type="percentage">
            <text:p>9,82%</text:p>
          </table:table-cell>
        </table:table-row>
        <table:table-row table:style-name="ro2">
          <table:table-cell office:value-type="float" office:value="42862.396773324" calcext:value-type="float">
            <text:p>42862</text:p>
          </table:table-cell>
          <table:table-cell table:formula="of:=[.A122]-[.A121]" office:value-type="float" office:value="-12692.4536630765" calcext:value-type="float">
            <text:p>-12692,4536630765</text:p>
          </table:table-cell>
          <table:table-cell table:formula="of:=[.B122]/[.A121]" office:value-type="percentage" office:value="-0.228467065672454" calcext:value-type="percentage">
            <text:p>-22,85%</text:p>
          </table:table-cell>
        </table:table-row>
        <table:table-row table:style-name="ro2">
          <table:table-cell office:value-type="float" office:value="47545.2437294907" calcext:value-type="float">
            <text:p>47545</text:p>
          </table:table-cell>
          <table:table-cell table:formula="of:=[.A123]-[.A122]" office:value-type="float" office:value="4682.84695616664" calcext:value-type="float">
            <text:p>4682,8469561667</text:p>
          </table:table-cell>
          <table:table-cell table:formula="of:=[.B123]/[.A122]" office:value-type="percentage" office:value="0.109253035497097" calcext:value-type="percentage">
            <text:p>10,93%</text:p>
          </table:table-cell>
        </table:table-row>
        <table:table-row table:style-name="ro2">
          <table:table-cell office:value-type="float" office:value="56704.7866085306" calcext:value-type="float">
            <text:p>56705</text:p>
          </table:table-cell>
          <table:table-cell table:formula="of:=[.A124]-[.A123]" office:value-type="float" office:value="9159.54287903997" calcext:value-type="float">
            <text:p>9159,54287904</text:p>
          </table:table-cell>
          <table:table-cell table:formula="of:=[.B124]/[.A123]" office:value-type="percentage" office:value="0.192648983590311" calcext:value-type="percentage">
            <text:p>19,26%</text:p>
          </table:table-cell>
        </table:table-row>
        <table:table-row table:style-name="ro2">
          <table:table-cell office:value-type="float" office:value="49032.4633196279" calcext:value-type="float">
            <text:p>49032</text:p>
          </table:table-cell>
          <table:table-cell table:formula="of:=[.A125]-[.A124]" office:value-type="float" office:value="-7672.32328890273" calcext:value-type="float">
            <text:p>-7672,3232889027</text:p>
          </table:table-cell>
          <table:table-cell table:formula="of:=[.B125]/[.A124]" office:value-type="percentage" office:value="-0.135302921460047" calcext:value-type="percentage">
            <text:p>-13,53%</text:p>
          </table:table-cell>
        </table:table-row>
        <table:table-row table:style-name="ro2">
          <table:table-cell office:value-type="float" office:value="59418.1967922844" calcext:value-type="float">
            <text:p>59418</text:p>
          </table:table-cell>
          <table:table-cell table:formula="of:=[.A126]-[.A125]" office:value-type="float" office:value="10385.7334726565" calcext:value-type="float">
            <text:p>10385,7334726565</text:p>
          </table:table-cell>
          <table:table-cell table:formula="of:=[.B126]/[.A125]" office:value-type="percentage" office:value="0.211813414409858" calcext:value-type="percentage">
            <text:p>21,18%</text:p>
          </table:table-cell>
        </table:table-row>
      </table:table>
      <table:table table:name="Indice ventas" table:style-name="ta1">
        <table:shapes>
          <draw:frame draw:z-index="0" draw:style-name="gr1" draw:text-style-name="P1" svg:width="178.37mm" svg:height="104.61mm" svg:x="52.86mm" svg:y="3.51mm">
            <loext:p draw:notify-on-update-of-ranges="'Indice ventas'.B1:'Indice ventas'.B1 'Indice ventas'.B2:'Indice ventas'.B126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176.38mm" svg:height="117.14mm" svg:x="52.37mm" svg:y="110.39mm">
            <loext:p draw:notify-on-update-of-ranges="Datos.C1:Datos.C1 Datos.C7:Datos.C126 Datos.G1:Datos.G1 Datos.G7:Datos.G126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ce3"/>
        <table:table-column table:style-name="co1" table:default-cell-style-name="ce11"/>
        <table:table-row table:style-name="ro2">
          <table:table-cell table:style-name="Default" office:value-type="string" calcext:value-type="string">
            <text:p>Ventas</text:p>
          </table:table-cell>
          <table:table-cell table:style-name="Default" office:value-type="string" calcext:value-type="string">
            <text:p>Indice</text:p>
          </table:table-cell>
        </table:table-row>
        <table:table-row table:style-name="ro2">
          <table:table-cell office:value-type="float" office:value="82587" calcext:value-type="float">
            <text:p>82587</text:p>
          </table:table-cell>
          <table:table-cell table:formula="of:=[.A2]/[.$A$2]*100"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38897" calcext:value-type="float">
            <text:p>38897</text:p>
          </table:table-cell>
          <table:table-cell table:formula="of:=[.A3]/[.$A$2]*100" office:value-type="float" office:value="47.0982115829368" calcext:value-type="float">
            <text:p>47</text:p>
          </table:table-cell>
        </table:table-row>
        <table:table-row table:style-name="ro2">
          <table:table-cell office:value-type="float" office:value="47109" calcext:value-type="float">
            <text:p>47109</text:p>
          </table:table-cell>
          <table:table-cell table:formula="of:=[.A4]/[.$A$2]*100" office:value-type="float" office:value="57.0416651531113" calcext:value-type="float">
            <text:p>57</text:p>
          </table:table-cell>
        </table:table-row>
        <table:table-row table:style-name="ro2">
          <table:table-cell office:value-type="float" office:value="40930" calcext:value-type="float">
            <text:p>40930</text:p>
          </table:table-cell>
          <table:table-cell table:formula="of:=[.A5]/[.$A$2]*100" office:value-type="float" office:value="49.5598580890455" calcext:value-type="float">
            <text:p>50</text:p>
          </table:table-cell>
        </table:table-row>
        <table:table-row table:style-name="ro2">
          <table:table-cell office:value-type="float" office:value="35113" calcext:value-type="float">
            <text:p>35113</text:p>
          </table:table-cell>
          <table:table-cell table:formula="of:=[.A6]/[.$A$2]*100" office:value-type="float" office:value="42.5163766694516" calcext:value-type="float">
            <text:p>43</text:p>
          </table:table-cell>
        </table:table-row>
        <table:table-row table:style-name="ro2">
          <table:table-cell office:value-type="float" office:value="31598" calcext:value-type="float">
            <text:p>31598</text:p>
          </table:table-cell>
          <table:table-cell table:formula="of:=[.A7]/[.$A$2]*100" office:value-type="float" office:value="38.260258878516" calcext:value-type="float">
            <text:p>38</text:p>
          </table:table-cell>
        </table:table-row>
        <table:table-row table:style-name="ro2">
          <table:table-cell office:value-type="float" office:value="37727" calcext:value-type="float">
            <text:p>37727</text:p>
          </table:table-cell>
          <table:table-cell table:formula="of:=[.A8]/[.$A$2]*100" office:value-type="float" office:value="45.6815237264945" calcext:value-type="float">
            <text:p>46</text:p>
          </table:table-cell>
        </table:table-row>
        <table:table-row table:style-name="ro2">
          <table:table-cell office:value-type="float" office:value="40993" calcext:value-type="float">
            <text:p>40993</text:p>
          </table:table-cell>
          <table:table-cell table:formula="of:=[.A9]/[.$A$2]*100" office:value-type="float" office:value="49.6361412813155" calcext:value-type="float">
            <text:p>50</text:p>
          </table:table-cell>
        </table:table-row>
        <table:table-row table:style-name="ro2">
          <table:table-cell office:value-type="float" office:value="36563" calcext:value-type="float">
            <text:p>36563</text:p>
          </table:table-cell>
          <table:table-cell table:formula="of:=[.A10]/[.$A$2]*100" office:value-type="float" office:value="44.2721009359827" calcext:value-type="float">
            <text:p>44</text:p>
          </table:table-cell>
        </table:table-row>
        <table:table-row table:style-name="ro2">
          <table:table-cell office:value-type="float" office:value="36614" calcext:value-type="float">
            <text:p>36614</text:p>
          </table:table-cell>
          <table:table-cell table:formula="of:=[.A11]/[.$A$2]*100" office:value-type="float" office:value="44.3338539963917" calcext:value-type="float">
            <text:p>44</text:p>
          </table:table-cell>
        </table:table-row>
        <table:table-row table:style-name="ro2">
          <table:table-cell office:value-type="float" office:value="29718" calcext:value-type="float">
            <text:p>29718</text:p>
          </table:table-cell>
          <table:table-cell table:formula="of:=[.A12]/[.$A$2]*100" office:value-type="float" office:value="35.9838715536344" calcext:value-type="float">
            <text:p>36</text:p>
          </table:table-cell>
        </table:table-row>
        <table:table-row table:style-name="ro2">
          <table:table-cell office:value-type="float" office:value="19154" calcext:value-type="float">
            <text:p>19154</text:p>
          </table:table-cell>
          <table:table-cell table:formula="of:=[.A13]/[.$A$2]*100" office:value-type="float" office:value="23.1925121387143" calcext:value-type="float">
            <text:p>23</text:p>
          </table:table-cell>
        </table:table-row>
        <table:table-row table:style-name="ro2">
          <table:table-cell office:value-type="float" office:value="65294" calcext:value-type="float">
            <text:p>65294</text:p>
          </table:table-cell>
          <table:table-cell table:formula="of:=[.A14]/[.$A$2]*100" office:value-type="float" office:value="79.0608691440542" calcext:value-type="float">
            <text:p>79</text:p>
          </table:table-cell>
        </table:table-row>
        <table:table-row table:style-name="ro2">
          <table:table-cell office:value-type="float" office:value="34933" calcext:value-type="float">
            <text:p>34933</text:p>
          </table:table-cell>
          <table:table-cell table:formula="of:=[.A15]/[.$A$2]*100" office:value-type="float" office:value="42.2984246915374" calcext:value-type="float">
            <text:p>42</text:p>
          </table:table-cell>
        </table:table-row>
        <table:table-row table:style-name="ro2">
          <table:table-cell office:value-type="float" office:value="32542" calcext:value-type="float">
            <text:p>32542</text:p>
          </table:table-cell>
          <table:table-cell table:formula="of:=[.A16]/[.$A$2]*100" office:value-type="float" office:value="39.4032959182438" calcext:value-type="float">
            <text:p>39</text:p>
          </table:table-cell>
        </table:table-row>
        <table:table-row table:style-name="ro2">
          <table:table-cell office:value-type="float" office:value="41847" calcext:value-type="float">
            <text:p>41847</text:p>
          </table:table-cell>
          <table:table-cell table:formula="of:=[.A17]/[.$A$2]*100" office:value-type="float" office:value="50.6702023320862" calcext:value-type="float">
            <text:p>51</text:p>
          </table:table-cell>
        </table:table-row>
        <table:table-row table:style-name="ro2">
          <table:table-cell office:value-type="float" office:value="42158" calcext:value-type="float">
            <text:p>42158</text:p>
          </table:table-cell>
          <table:table-cell table:formula="of:=[.A18]/[.$A$2]*100" office:value-type="float" office:value="51.046774916149" calcext:value-type="float">
            <text:p>51</text:p>
          </table:table-cell>
        </table:table-row>
        <table:table-row table:style-name="ro2">
          <table:table-cell office:value-type="float" office:value="36645" calcext:value-type="float">
            <text:p>36645</text:p>
          </table:table-cell>
          <table:table-cell table:formula="of:=[.A19]/[.$A$2]*100" office:value-type="float" office:value="44.3713901703658" calcext:value-type="float">
            <text:p>44</text:p>
          </table:table-cell>
        </table:table-row>
        <table:table-row table:style-name="ro2">
          <table:table-cell office:value-type="float" office:value="43349" calcext:value-type="float">
            <text:p>43349</text:p>
          </table:table-cell>
          <table:table-cell table:formula="of:=[.A20]/[.$A$2]*100" office:value-type="float" office:value="52.488890503348" calcext:value-type="float">
            <text:p>52</text:p>
          </table:table-cell>
        </table:table-row>
        <table:table-row table:style-name="ro2">
          <table:table-cell office:value-type="float" office:value="37819" calcext:value-type="float">
            <text:p>37819</text:p>
          </table:table-cell>
          <table:table-cell table:formula="of:=[.A21]/[.$A$2]*100" office:value-type="float" office:value="45.7929214040951" calcext:value-type="float">
            <text:p>46</text:p>
          </table:table-cell>
        </table:table-row>
        <table:table-row table:style-name="ro2">
          <table:table-cell office:value-type="float" office:value="41238" calcext:value-type="float">
            <text:p>41238</text:p>
          </table:table-cell>
          <table:table-cell table:formula="of:=[.A22]/[.$A$2]*100" office:value-type="float" office:value="49.9327981401431" calcext:value-type="float">
            <text:p>50</text:p>
          </table:table-cell>
        </table:table-row>
        <table:table-row table:style-name="ro2">
          <table:table-cell office:value-type="float" office:value="37683" calcext:value-type="float">
            <text:p>37683</text:p>
          </table:table-cell>
          <table:table-cell table:formula="of:=[.A23]/[.$A$2]*100" office:value-type="float" office:value="45.6282465763377" calcext:value-type="float">
            <text:p>46</text:p>
          </table:table-cell>
        </table:table-row>
        <table:table-row table:style-name="ro2">
          <table:table-cell office:value-type="float" office:value="26426" calcext:value-type="float">
            <text:p>26426</text:p>
          </table:table-cell>
          <table:table-cell table:formula="of:=[.A24]/[.$A$2]*100" office:value-type="float" office:value="31.997772046448" calcext:value-type="float">
            <text:p>32</text:p>
          </table:table-cell>
        </table:table-row>
        <table:table-row table:style-name="ro2">
          <table:table-cell office:value-type="float" office:value="15134" calcext:value-type="float">
            <text:p>15134</text:p>
          </table:table-cell>
          <table:table-cell table:formula="of:=[.A25]/[.$A$2]*100" office:value-type="float" office:value="18.3249179652972" calcext:value-type="float">
            <text:p>18</text:p>
          </table:table-cell>
        </table:table-row>
        <table:table-row table:style-name="ro2">
          <table:table-cell office:value-type="float" office:value="57729" calcext:value-type="float">
            <text:p>57729</text:p>
          </table:table-cell>
          <table:table-cell table:formula="of:=[.A26]/[.$A$2]*100" office:value-type="float" office:value="69.900831850049" calcext:value-type="float">
            <text:p>70</text:p>
          </table:table-cell>
        </table:table-row>
        <table:table-row table:style-name="ro2">
          <table:table-cell office:value-type="float" office:value="30228" calcext:value-type="float">
            <text:p>30228</text:p>
          </table:table-cell>
          <table:table-cell table:formula="of:=[.A27]/[.$A$2]*100" office:value-type="float" office:value="36.6014021577246" calcext:value-type="float">
            <text:p>37</text:p>
          </table:table-cell>
        </table:table-row>
        <table:table-row table:style-name="ro2">
          <table:table-cell office:value-type="float" office:value="31179" calcext:value-type="float">
            <text:p>31179</text:p>
          </table:table-cell>
          <table:table-cell table:formula="of:=[.A28]/[.$A$2]*100" office:value-type="float" office:value="37.7529151077046" calcext:value-type="float">
            <text:p>38</text:p>
          </table:table-cell>
        </table:table-row>
        <table:table-row table:style-name="ro2">
          <table:table-cell office:value-type="float" office:value="31054" calcext:value-type="float">
            <text:p>31054</text:p>
          </table:table-cell>
          <table:table-cell table:formula="of:=[.A29]/[.$A$2]*100" office:value-type="float" office:value="37.6015595674864" calcext:value-type="float">
            <text:p>38</text:p>
          </table:table-cell>
        </table:table-row>
        <table:table-row table:style-name="ro2">
          <table:table-cell office:value-type="float" office:value="31468" calcext:value-type="float">
            <text:p>31468</text:p>
          </table:table-cell>
          <table:table-cell table:formula="of:=[.A30]/[.$A$2]*100" office:value-type="float" office:value="38.1028491166891" calcext:value-type="float">
            <text:p>38</text:p>
          </table:table-cell>
        </table:table-row>
        <table:table-row table:style-name="ro2">
          <table:table-cell office:value-type="float" office:value="33783" calcext:value-type="float">
            <text:p>33783</text:p>
          </table:table-cell>
          <table:table-cell table:formula="of:=[.A31]/[.$A$2]*100" office:value-type="float" office:value="40.90595372153" calcext:value-type="float">
            <text:p>41</text:p>
          </table:table-cell>
        </table:table-row>
        <table:table-row table:style-name="ro2">
          <table:table-cell office:value-type="float" office:value="36483" calcext:value-type="float">
            <text:p>36483</text:p>
          </table:table-cell>
          <table:table-cell table:formula="of:=[.A32]/[.$A$2]*100" office:value-type="float" office:value="44.175233390243" calcext:value-type="float">
            <text:p>44</text:p>
          </table:table-cell>
        </table:table-row>
        <table:table-row table:style-name="ro2">
          <table:table-cell office:value-type="float" office:value="33473" calcext:value-type="float">
            <text:p>33473</text:p>
          </table:table-cell>
          <table:table-cell table:formula="of:=[.A33]/[.$A$2]*100" office:value-type="float" office:value="40.5305919817889" calcext:value-type="float">
            <text:p>41</text:p>
          </table:table-cell>
        </table:table-row>
        <table:table-row table:style-name="ro2">
          <table:table-cell office:value-type="float" office:value="35895" calcext:value-type="float">
            <text:p>35895</text:p>
          </table:table-cell>
          <table:table-cell table:formula="of:=[.A34]/[.$A$2]*100" office:value-type="float" office:value="43.4632569290566" calcext:value-type="float">
            <text:p>43</text:p>
          </table:table-cell>
        </table:table-row>
        <table:table-row table:style-name="ro2">
          <table:table-cell office:value-type="float" office:value="31208" calcext:value-type="float">
            <text:p>31208</text:p>
          </table:table-cell>
          <table:table-cell table:formula="of:=[.A35]/[.$A$2]*100" office:value-type="float" office:value="37.7880295930352" calcext:value-type="float">
            <text:p>38</text:p>
          </table:table-cell>
        </table:table-row>
        <table:table-row table:style-name="ro2">
          <table:table-cell office:value-type="float" office:value="29715" calcext:value-type="float">
            <text:p>29715</text:p>
          </table:table-cell>
          <table:table-cell table:formula="of:=[.A36]/[.$A$2]*100" office:value-type="float" office:value="35.9802390206691" calcext:value-type="float">
            <text:p>36</text:p>
          </table:table-cell>
        </table:table-row>
        <table:table-row table:style-name="ro2">
          <table:table-cell office:value-type="float" office:value="18713" calcext:value-type="float">
            <text:p>18713</text:p>
          </table:table-cell>
          <table:table-cell table:formula="of:=[.A37]/[.$A$2]*100" office:value-type="float" office:value="22.6585297928245" calcext:value-type="float">
            <text:p>23</text:p>
          </table:table-cell>
        </table:table-row>
        <table:table-row table:style-name="ro2">
          <table:table-cell office:value-type="float" office:value="61945" calcext:value-type="float">
            <text:p>61945</text:p>
          </table:table-cell>
          <table:table-cell table:formula="of:=[.A38]/[.$A$2]*100" office:value-type="float" office:value="75.0057515105283" calcext:value-type="float">
            <text:p>75</text:p>
          </table:table-cell>
        </table:table-row>
        <table:table-row table:style-name="ro2">
          <table:table-cell office:value-type="float" office:value="35379" calcext:value-type="float">
            <text:p>35379</text:p>
          </table:table-cell>
          <table:table-cell table:formula="of:=[.A39]/[.$A$2]*100" office:value-type="float" office:value="42.8384612590359" calcext:value-type="float">
            <text:p>43</text:p>
          </table:table-cell>
        </table:table-row>
        <table:table-row table:style-name="ro2">
          <table:table-cell office:value-type="float" office:value="43535" calcext:value-type="float">
            <text:p>43535</text:p>
          </table:table-cell>
          <table:table-cell table:formula="of:=[.A40]/[.$A$2]*100" office:value-type="float" office:value="52.7141075471927" calcext:value-type="float">
            <text:p>53</text:p>
          </table:table-cell>
        </table:table-row>
        <table:table-row table:style-name="ro2">
          <table:table-cell office:value-type="float" office:value="39074" calcext:value-type="float">
            <text:p>39074</text:p>
          </table:table-cell>
          <table:table-cell table:formula="of:=[.A41]/[.$A$2]*100" office:value-type="float" office:value="47.3125310278858" calcext:value-type="float">
            <text:p>47</text:p>
          </table:table-cell>
        </table:table-row>
        <table:table-row table:style-name="ro2">
          <table:table-cell office:value-type="float" office:value="38521" calcext:value-type="float">
            <text:p>38521</text:p>
          </table:table-cell>
          <table:table-cell table:formula="of:=[.A42]/[.$A$2]*100" office:value-type="float" office:value="46.6429341179605" calcext:value-type="float">
            <text:p>47</text:p>
          </table:table-cell>
        </table:table-row>
        <table:table-row table:style-name="ro2">
          <table:table-cell office:value-type="float" office:value="40205" calcext:value-type="float">
            <text:p>40205</text:p>
          </table:table-cell>
          <table:table-cell table:formula="of:=[.A43]/[.$A$2]*100" office:value-type="float" office:value="48.68199595578" calcext:value-type="float">
            <text:p>49</text:p>
          </table:table-cell>
        </table:table-row>
        <table:table-row table:style-name="ro2">
          <table:table-cell office:value-type="float" office:value="44155" calcext:value-type="float">
            <text:p>44155</text:p>
          </table:table-cell>
          <table:table-cell table:formula="of:=[.A44]/[.$A$2]*100" office:value-type="float" office:value="53.4648310266749" calcext:value-type="float">
            <text:p>53</text:p>
          </table:table-cell>
        </table:table-row>
        <table:table-row table:style-name="ro2">
          <table:table-cell office:value-type="float" office:value="42564" calcext:value-type="float">
            <text:p>42564</text:p>
          </table:table-cell>
          <table:table-cell table:formula="of:=[.A45]/[.$A$2]*100" office:value-type="float" office:value="51.5383777107777" calcext:value-type="float">
            <text:p>52</text:p>
          </table:table-cell>
        </table:table-row>
        <table:table-row table:style-name="ro2">
          <table:table-cell office:value-type="float" office:value="49379" calcext:value-type="float">
            <text:p>49379</text:p>
          </table:table-cell>
          <table:table-cell table:formula="of:=[.A46]/[.$A$2]*100" office:value-type="float" office:value="59.7902817634737" calcext:value-type="float">
            <text:p>60</text:p>
          </table:table-cell>
        </table:table-row>
        <table:table-row table:style-name="ro2">
          <table:table-cell office:value-type="float" office:value="39533" calcext:value-type="float">
            <text:p>39533</text:p>
          </table:table-cell>
          <table:table-cell table:formula="of:=[.A47]/[.$A$2]*100" office:value-type="float" office:value="47.868308571567" calcext:value-type="float">
            <text:p>48</text:p>
          </table:table-cell>
        </table:table-row>
        <table:table-row table:style-name="ro2">
          <table:table-cell office:value-type="float" office:value="41611" calcext:value-type="float">
            <text:p>41611</text:p>
          </table:table-cell>
          <table:table-cell table:formula="of:=[.A48]/[.$A$2]*100" office:value-type="float" office:value="50.3844430721542" calcext:value-type="float">
            <text:p>50</text:p>
          </table:table-cell>
        </table:table-row>
        <table:table-row table:style-name="ro2">
          <table:table-cell office:value-type="float" office:value="30593" calcext:value-type="float">
            <text:p>30593</text:p>
          </table:table-cell>
          <table:table-cell table:formula="of:=[.A49]/[.$A$2]*100" office:value-type="float" office:value="37.0433603351617" calcext:value-type="float">
            <text:p>37</text:p>
          </table:table-cell>
        </table:table-row>
        <table:table-row table:style-name="ro2">
          <table:table-cell office:value-type="float" office:value="77933" calcext:value-type="float">
            <text:p>77933</text:p>
          </table:table-cell>
          <table:table-cell table:formula="of:=[.A50]/[.$A$2]*100" office:value-type="float" office:value="94.3647305265962" calcext:value-type="float">
            <text:p>94</text:p>
          </table:table-cell>
        </table:table-row>
        <table:table-row table:style-name="ro2">
          <table:table-cell office:value-type="float" office:value="46428" calcext:value-type="float">
            <text:p>46428</text:p>
          </table:table-cell>
          <table:table-cell table:formula="of:=[.A51]/[.$A$2]*100" office:value-type="float" office:value="56.2170801700025" calcext:value-type="float">
            <text:p>56</text:p>
          </table:table-cell>
        </table:table-row>
        <table:table-row table:style-name="ro2">
          <table:table-cell office:value-type="float" office:value="52067" calcext:value-type="float">
            <text:p>52067</text:p>
          </table:table-cell>
          <table:table-cell table:formula="of:=[.A52]/[.$A$2]*100" office:value-type="float" office:value="63.0450313003257" calcext:value-type="float">
            <text:p>63</text:p>
          </table:table-cell>
        </table:table-row>
        <table:table-row table:style-name="ro2">
          <table:table-cell office:value-type="float" office:value="49488" calcext:value-type="float">
            <text:p>49488</text:p>
          </table:table-cell>
          <table:table-cell table:formula="of:=[.A53]/[.$A$2]*100" office:value-type="float" office:value="59.9222637945439" calcext:value-type="float">
            <text:p>60</text:p>
          </table:table-cell>
        </table:table-row>
        <table:table-row table:style-name="ro2">
          <table:table-cell office:value-type="float" office:value="50589" calcext:value-type="float">
            <text:p>50589</text:p>
          </table:table-cell>
          <table:table-cell table:formula="of:=[.A54]/[.$A$2]*100" office:value-type="float" office:value="61.2554033927858" calcext:value-type="float">
            <text:p>61</text:p>
          </table:table-cell>
        </table:table-row>
        <table:table-row table:style-name="ro2">
          <table:table-cell office:value-type="float" office:value="58944" calcext:value-type="float">
            <text:p>58944</text:p>
          </table:table-cell>
          <table:table-cell table:formula="of:=[.A55]/[.$A$2]*100" office:value-type="float" office:value="71.3720077009699" calcext:value-type="float">
            <text:p>71</text:p>
          </table:table-cell>
        </table:table-row>
        <table:table-row table:style-name="ro2">
          <table:table-cell office:value-type="float" office:value="55205" calcext:value-type="float">
            <text:p>55205</text:p>
          </table:table-cell>
          <table:table-cell table:formula="of:=[.A56]/[.$A$2]*100" office:value-type="float" office:value="66.8446607819633" calcext:value-type="float">
            <text:p>67</text:p>
          </table:table-cell>
        </table:table-row>
        <table:table-row table:style-name="ro2">
          <table:table-cell office:value-type="float" office:value="62217" calcext:value-type="float">
            <text:p>62217</text:p>
          </table:table-cell>
          <table:table-cell table:formula="of:=[.A57]/[.$A$2]*100" office:value-type="float" office:value="75.3351011660431" calcext:value-type="float">
            <text:p>75</text:p>
          </table:table-cell>
        </table:table-row>
        <table:table-row table:style-name="ro2">
          <table:table-cell office:value-type="float" office:value="65641" calcext:value-type="float">
            <text:p>65641</text:p>
          </table:table-cell>
          <table:table-cell table:formula="of:=[.A58]/[.$A$2]*100" office:value-type="float" office:value="79.4810321236999" calcext:value-type="float">
            <text:p>79</text:p>
          </table:table-cell>
        </table:table-row>
        <table:table-row table:style-name="ro2">
          <table:table-cell office:value-type="float" office:value="55829" calcext:value-type="float">
            <text:p>55829</text:p>
          </table:table-cell>
          <table:table-cell table:formula="of:=[.A59]/[.$A$2]*100" office:value-type="float" office:value="67.6002276387325" calcext:value-type="float">
            <text:p>68</text:p>
          </table:table-cell>
        </table:table-row>
        <table:table-row table:style-name="ro2">
          <table:table-cell office:value-type="float" office:value="51314" calcext:value-type="float">
            <text:p>51314</text:p>
          </table:table-cell>
          <table:table-cell table:formula="of:=[.A60]/[.$A$2]*100" office:value-type="float" office:value="62.1332655260513" calcext:value-type="float">
            <text:p>62</text:p>
          </table:table-cell>
        </table:table-row>
        <table:table-row table:style-name="ro2">
          <table:table-cell office:value-type="float" office:value="29543" calcext:value-type="float">
            <text:p>29543</text:p>
          </table:table-cell>
          <table:table-cell table:formula="of:=[.A61]/[.$A$2]*100" office:value-type="float" office:value="35.7719737973289" calcext:value-type="float">
            <text:p>36</text:p>
          </table:table-cell>
        </table:table-row>
        <table:table-row table:style-name="ro2">
          <table:table-cell office:value-type="float" office:value="90074" calcext:value-type="float">
            <text:p>90074</text:p>
          </table:table-cell>
          <table:table-cell table:formula="of:=[.A62]/[.$A$2]*100" office:value-type="float" office:value="109.065591436909" calcext:value-type="float">
            <text:p>109</text:p>
          </table:table-cell>
        </table:table-row>
        <table:table-row table:style-name="ro2">
          <table:table-cell office:value-type="float" office:value="45226" calcext:value-type="float">
            <text:p>45226</text:p>
          </table:table-cell>
          <table:table-cell table:formula="of:=[.A63]/[.$A$2]*100" office:value-type="float" office:value="54.7616452952644" calcext:value-type="float">
            <text:p>55</text:p>
          </table:table-cell>
        </table:table-row>
        <table:table-row table:style-name="ro2">
          <table:table-cell office:value-type="float" office:value="62874" calcext:value-type="float">
            <text:p>62874</text:p>
          </table:table-cell>
          <table:table-cell table:formula="of:=[.A64]/[.$A$2]*100" office:value-type="float" office:value="76.1306258854299" calcext:value-type="float">
            <text:p>76</text:p>
          </table:table-cell>
        </table:table-row>
        <table:table-row table:style-name="ro2">
          <table:table-cell office:value-type="float" office:value="45833" calcext:value-type="float">
            <text:p>45833</text:p>
          </table:table-cell>
          <table:table-cell table:formula="of:=[.A65]/[.$A$2]*100" office:value-type="float" office:value="55.4966277985639" calcext:value-type="float">
            <text:p>55</text:p>
          </table:table-cell>
        </table:table-row>
        <table:table-row table:style-name="ro2">
          <table:table-cell office:value-type="float" office:value="58730" calcext:value-type="float">
            <text:p>58730</text:p>
          </table:table-cell>
          <table:table-cell table:formula="of:=[.A66]/[.$A$2]*100" office:value-type="float" office:value="71.1128870161163" calcext:value-type="float">
            <text:p>71</text:p>
          </table:table-cell>
        </table:table-row>
        <table:table-row table:style-name="ro2">
          <table:table-cell office:value-type="float" office:value="54186" calcext:value-type="float">
            <text:p>54186</text:p>
          </table:table-cell>
          <table:table-cell table:formula="of:=[.A67]/[.$A$2]*100" office:value-type="float" office:value="65.6108104181046" calcext:value-type="float">
            <text:p>66</text:p>
          </table:table-cell>
        </table:table-row>
        <table:table-row table:style-name="ro2">
          <table:table-cell office:value-type="float" office:value="57322" calcext:value-type="float">
            <text:p>57322</text:p>
          </table:table-cell>
          <table:table-cell table:formula="of:=[.A68]/[.$A$2]*100" office:value-type="float" office:value="69.4080182110986" calcext:value-type="float">
            <text:p>69</text:p>
          </table:table-cell>
        </table:table-row>
        <table:table-row table:style-name="ro2">
          <table:table-cell office:value-type="float" office:value="57490" calcext:value-type="float">
            <text:p>57490</text:p>
          </table:table-cell>
          <table:table-cell table:formula="of:=[.A69]/[.$A$2]*100" office:value-type="float" office:value="69.6114400571519" calcext:value-type="float">
            <text:p>70</text:p>
          </table:table-cell>
        </table:table-row>
        <table:table-row table:style-name="ro2">
          <table:table-cell office:value-type="float" office:value="48201" calcext:value-type="float">
            <text:p>48201</text:p>
          </table:table-cell>
          <table:table-cell table:formula="of:=[.A70]/[.$A$2]*100" office:value-type="float" office:value="58.3639071524574" calcext:value-type="float">
            <text:p>58</text:p>
          </table:table-cell>
        </table:table-row>
        <table:table-row table:style-name="ro2">
          <table:table-cell office:value-type="float" office:value="51375" calcext:value-type="float">
            <text:p>51375</text:p>
          </table:table-cell>
          <table:table-cell table:formula="of:=[.A71]/[.$A$2]*100" office:value-type="float" office:value="62.2071270296778" calcext:value-type="float">
            <text:p>62</text:p>
          </table:table-cell>
        </table:table-row>
        <table:table-row table:style-name="ro2">
          <table:table-cell office:value-type="float" office:value="41362" calcext:value-type="float">
            <text:p>41362</text:p>
          </table:table-cell>
          <table:table-cell table:formula="of:=[.A72]/[.$A$2]*100" office:value-type="float" office:value="50.0829428360396" calcext:value-type="float">
            <text:p>50</text:p>
          </table:table-cell>
        </table:table-row>
        <table:table-row table:style-name="ro2">
          <table:table-cell office:value-type="float" office:value="26536" calcext:value-type="float">
            <text:p>26536</text:p>
          </table:table-cell>
          <table:table-cell table:formula="of:=[.A73]/[.$A$2]*100" office:value-type="float" office:value="32.13096492184" calcext:value-type="float">
            <text:p>32</text:p>
          </table:table-cell>
        </table:table-row>
        <table:table-row table:style-name="ro2">
          <table:table-cell office:value-type="float" office:value="82593" calcext:value-type="float">
            <text:p>82593</text:p>
          </table:table-cell>
          <table:table-cell table:formula="of:=[.A74]/[.$A$2]*100" office:value-type="float" office:value="100.00726506593" calcext:value-type="float">
            <text:p>100</text:p>
          </table:table-cell>
        </table:table-row>
        <table:table-row table:style-name="ro2">
          <table:table-cell office:value-type="float" office:value="48175" calcext:value-type="float">
            <text:p>48175</text:p>
          </table:table-cell>
          <table:table-cell table:formula="of:=[.A75]/[.$A$2]*100" office:value-type="float" office:value="58.332425200092" calcext:value-type="float">
            <text:p>58</text:p>
          </table:table-cell>
        </table:table-row>
        <table:table-row table:style-name="ro2">
          <table:table-cell office:value-type="float" office:value="57039" calcext:value-type="float">
            <text:p>57039</text:p>
          </table:table-cell>
          <table:table-cell table:formula="of:=[.A76]/[.$A$2]*100" office:value-type="float" office:value="69.0653492680446" calcext:value-type="float">
            <text:p>69</text:p>
          </table:table-cell>
        </table:table-row>
        <table:table-row table:style-name="ro2">
          <table:table-cell office:value-type="float" office:value="61244" calcext:value-type="float">
            <text:p>61244</text:p>
          </table:table-cell>
          <table:table-cell table:formula="of:=[.A77]/[.$A$2]*100" office:value-type="float" office:value="74.1569496409847" calcext:value-type="float">
            <text:p>74</text:p>
          </table:table-cell>
        </table:table-row>
        <table:table-row table:style-name="ro2">
          <table:table-cell office:value-type="float" office:value="70136" calcext:value-type="float">
            <text:p>70136</text:p>
          </table:table-cell>
          <table:table-cell table:formula="of:=[.A78]/[.$A$2]*100" office:value-type="float" office:value="84.9237773499461" calcext:value-type="float">
            <text:p>85</text:p>
          </table:table-cell>
        </table:table-row>
        <table:table-row table:style-name="ro2">
          <table:table-cell office:value-type="float" office:value="55209" calcext:value-type="float">
            <text:p>55209</text:p>
          </table:table-cell>
          <table:table-cell table:formula="of:=[.A79]/[.$A$2]*100" office:value-type="float" office:value="66.8495041592503" calcext:value-type="float">
            <text:p>67</text:p>
          </table:table-cell>
        </table:table-row>
        <table:table-row table:style-name="ro2">
          <table:table-cell office:value-type="float" office:value="66297" calcext:value-type="float">
            <text:p>66297</text:p>
          </table:table-cell>
          <table:table-cell table:formula="of:=[.A80]/[.$A$2]*100" office:value-type="float" office:value="80.2753459987649" calcext:value-type="float">
            <text:p>80</text:p>
          </table:table-cell>
        </table:table-row>
        <table:table-row table:style-name="ro2">
          <table:table-cell office:value-type="float" office:value="62388" calcext:value-type="float">
            <text:p>62388</text:p>
          </table:table-cell>
          <table:table-cell table:formula="of:=[.A81]/[.$A$2]*100" office:value-type="float" office:value="75.5421555450616" calcext:value-type="float">
            <text:p>76</text:p>
          </table:table-cell>
        </table:table-row>
        <table:table-row table:style-name="ro2">
          <table:table-cell office:value-type="float" office:value="64066" calcext:value-type="float">
            <text:p>64066</text:p>
          </table:table-cell>
          <table:table-cell table:formula="of:=[.A82]/[.$A$2]*100" office:value-type="float" office:value="77.5739523169506" calcext:value-type="float">
            <text:p>78</text:p>
          </table:table-cell>
        </table:table-row>
        <table:table-row table:style-name="ro2">
          <table:table-cell office:value-type="float" office:value="65713" calcext:value-type="float">
            <text:p>65713</text:p>
          </table:table-cell>
          <table:table-cell table:formula="of:=[.A83]/[.$A$2]*100" office:value-type="float" office:value="79.5682129148655" calcext:value-type="float">
            <text:p>80</text:p>
          </table:table-cell>
        </table:table-row>
        <table:table-row table:style-name="ro2">
          <table:table-cell office:value-type="float" office:value="45702" calcext:value-type="float">
            <text:p>45702</text:p>
          </table:table-cell>
          <table:table-cell table:formula="of:=[.A84]/[.$A$2]*100" office:value-type="float" office:value="55.3380071924153" calcext:value-type="float">
            <text:p>55</text:p>
          </table:table-cell>
        </table:table-row>
        <table:table-row table:style-name="ro2">
          <table:table-cell office:value-type="float" office:value="36782" calcext:value-type="float">
            <text:p>36782</text:p>
          </table:table-cell>
          <table:table-cell table:formula="of:=[.A85]/[.$A$2]*100" office:value-type="float" office:value="44.5372758424449" calcext:value-type="float">
            <text:p>45</text:p>
          </table:table-cell>
        </table:table-row>
        <table:table-row table:style-name="ro2">
          <table:table-cell office:value-type="float" office:value="85337" calcext:value-type="float">
            <text:p>85337</text:p>
          </table:table-cell>
          <table:table-cell table:formula="of:=[.A86]/[.$A$2]*100" office:value-type="float" office:value="103.3298218848" calcext:value-type="float">
            <text:p>103</text:p>
          </table:table-cell>
        </table:table-row>
        <table:table-row table:style-name="ro2">
          <table:table-cell office:value-type="float" office:value="44880" calcext:value-type="float">
            <text:p>44880</text:p>
          </table:table-cell>
          <table:table-cell table:formula="of:=[.A87]/[.$A$2]*100" office:value-type="float" office:value="54.3426931599404" calcext:value-type="float">
            <text:p>54</text:p>
          </table:table-cell>
        </table:table-row>
        <table:table-row table:style-name="ro2">
          <table:table-cell office:value-type="float" office:value="38988" calcext:value-type="float">
            <text:p>38988</text:p>
          </table:table-cell>
          <table:table-cell table:formula="of:=[.A88]/[.$A$2]*100" office:value-type="float" office:value="47.2083984162156" calcext:value-type="float">
            <text:p>47</text:p>
          </table:table-cell>
        </table:table-row>
        <table:table-row table:style-name="ro2">
          <table:table-cell office:value-type="float" office:value="40698" calcext:value-type="float">
            <text:p>40698</text:p>
          </table:table-cell>
          <table:table-cell table:formula="of:=[.A89]/[.$A$2]*100" office:value-type="float" office:value="49.2789422064005" calcext:value-type="float">
            <text:p>49</text:p>
          </table:table-cell>
        </table:table-row>
        <table:table-row table:style-name="ro2">
          <table:table-cell office:value-type="float" office:value="43234" calcext:value-type="float">
            <text:p>43234</text:p>
          </table:table-cell>
          <table:table-cell table:formula="of:=[.A90]/[.$A$2]*100" office:value-type="float" office:value="52.3496434063472" calcext:value-type="float">
            <text:p>52</text:p>
          </table:table-cell>
        </table:table-row>
        <table:table-row table:style-name="ro2">
          <table:table-cell office:value-type="float" office:value="39477" calcext:value-type="float">
            <text:p>39477</text:p>
          </table:table-cell>
          <table:table-cell table:formula="of:=[.A91]/[.$A$2]*100" office:value-type="float" office:value="47.8005012895492" calcext:value-type="float">
            <text:p>48</text:p>
          </table:table-cell>
        </table:table-row>
        <table:table-row table:style-name="ro2">
          <table:table-cell office:value-type="float" office:value="47458" calcext:value-type="float">
            <text:p>47458</text:p>
          </table:table-cell>
          <table:table-cell table:formula="of:=[.A92]/[.$A$2]*100" office:value-type="float" office:value="57.4642498214005" calcext:value-type="float">
            <text:p>57</text:p>
          </table:table-cell>
        </table:table-row>
        <table:table-row table:style-name="ro2">
          <table:table-cell office:value-type="float" office:value="45272" calcext:value-type="float">
            <text:p>45272</text:p>
          </table:table-cell>
          <table:table-cell table:formula="of:=[.A93]/[.$A$2]*100" office:value-type="float" office:value="54.8173441340647" calcext:value-type="float">
            <text:p>55</text:p>
          </table:table-cell>
        </table:table-row>
        <table:table-row table:style-name="ro2">
          <table:table-cell office:value-type="float" office:value="44971" calcext:value-type="float">
            <text:p>44971</text:p>
          </table:table-cell>
          <table:table-cell table:formula="of:=[.A94]/[.$A$2]*100" office:value-type="float" office:value="54.4528799932193" calcext:value-type="float">
            <text:p>54</text:p>
          </table:table-cell>
        </table:table-row>
        <table:table-row table:style-name="ro2">
          <table:table-cell office:value-type="float" office:value="39947" calcext:value-type="float">
            <text:p>39947</text:p>
          </table:table-cell>
          <table:table-cell table:formula="of:=[.A95]/[.$A$2]*100" office:value-type="float" office:value="48.3695981207696" calcext:value-type="float">
            <text:p>48</text:p>
          </table:table-cell>
        </table:table-row>
        <table:table-row table:style-name="ro2">
          <table:table-cell office:value-type="float" office:value="28363" calcext:value-type="float">
            <text:p>28363</text:p>
          </table:table-cell>
          <table:table-cell table:formula="of:=[.A96]/[.$A$2]*100" office:value-type="float" office:value="34.3431774976691" calcext:value-type="float">
            <text:p>34</text:p>
          </table:table-cell>
        </table:table-row>
        <table:table-row table:style-name="ro2">
          <table:table-cell office:value-type="float" office:value="21381" calcext:value-type="float">
            <text:p>21381</text:p>
          </table:table-cell>
          <table:table-cell table:formula="of:=[.A97]/[.$A$2]*100" office:value-type="float" office:value="25.8890624432417" calcext:value-type="float">
            <text:p>26</text:p>
          </table:table-cell>
        </table:table-row>
        <table:table-row table:style-name="ro2">
          <table:table-cell office:value-type="float" office:value="49886" calcext:value-type="float">
            <text:p>49886</text:p>
          </table:table-cell>
          <table:table-cell table:formula="of:=[.A98]/[.$A$2]*100" office:value-type="float" office:value="60.4041798345987" calcext:value-type="float">
            <text:p>60</text:p>
          </table:table-cell>
        </table:table-row>
        <table:table-row table:style-name="ro2">
          <table:table-cell office:value-type="float" office:value="31713" calcext:value-type="float">
            <text:p>31713</text:p>
          </table:table-cell>
          <table:table-cell table:formula="of:=[.A99]/[.$A$2]*100" office:value-type="float" office:value="38.3995059755167" calcext:value-type="float">
            <text:p>38</text:p>
          </table:table-cell>
        </table:table-row>
        <table:table-row table:style-name="ro2">
          <table:table-cell office:value-type="float" office:value="36172" calcext:value-type="float">
            <text:p>36172</text:p>
          </table:table-cell>
          <table:table-cell table:formula="of:=[.A100]/[.$A$2]*100" office:value-type="float" office:value="43.7986608061802" calcext:value-type="float">
            <text:p>44</text:p>
          </table:table-cell>
        </table:table-row>
        <table:table-row table:style-name="ro2">
          <table:table-cell office:value-type="float" office:value="38634" calcext:value-type="float">
            <text:p>38634</text:p>
          </table:table-cell>
          <table:table-cell table:formula="of:=[.A101]/[.$A$2]*100" office:value-type="float" office:value="46.7797595263177" calcext:value-type="float">
            <text:p>47</text:p>
          </table:table-cell>
        </table:table-row>
        <table:table-row table:style-name="ro2">
          <table:table-cell office:value-type="float" office:value="35248" calcext:value-type="float">
            <text:p>35248</text:p>
          </table:table-cell>
          <table:table-cell table:formula="of:=[.A102]/[.$A$2]*100" office:value-type="float" office:value="42.6798406528873" calcext:value-type="float">
            <text:p>43</text:p>
          </table:table-cell>
        </table:table-row>
        <table:table-row table:style-name="ro2">
          <table:table-cell office:value-type="float" office:value="41811" calcext:value-type="float">
            <text:p>41811</text:p>
          </table:table-cell>
          <table:table-cell table:formula="of:=[.A103]/[.$A$2]*100" office:value-type="float" office:value="50.6266119365033" calcext:value-type="float">
            <text:p>51</text:p>
          </table:table-cell>
        </table:table-row>
        <table:table-row table:style-name="ro2">
          <table:table-cell office:value-type="float" office:value="44819" calcext:value-type="float">
            <text:p>44819</text:p>
          </table:table-cell>
          <table:table-cell table:formula="of:=[.A104]/[.$A$2]*100" office:value-type="float" office:value="54.2688316563139" calcext:value-type="float">
            <text:p>54</text:p>
          </table:table-cell>
        </table:table-row>
        <table:table-row table:style-name="ro2">
          <table:table-cell office:value-type="float" office:value="40859" calcext:value-type="float">
            <text:p>40859</text:p>
          </table:table-cell>
          <table:table-cell table:formula="of:=[.A105]/[.$A$2]*100" office:value-type="float" office:value="49.4738881422016" calcext:value-type="float">
            <text:p>49</text:p>
          </table:table-cell>
        </table:table-row>
        <table:table-row table:style-name="ro2">
          <table:table-cell office:value-type="float" office:value="49023" calcext:value-type="float">
            <text:p>49023</text:p>
          </table:table-cell>
          <table:table-cell table:formula="of:=[.A106]/[.$A$2]*100" office:value-type="float" office:value="59.3592211849323" calcext:value-type="float">
            <text:p>59</text:p>
          </table:table-cell>
        </table:table-row>
        <table:table-row table:style-name="ro2">
          <table:table-cell table:style-name="ce6" office:value-type="float" office:value="44305" calcext:value-type="float">
            <text:p>44305</text:p>
          </table:table-cell>
          <table:table-cell table:formula="of:=[.A107]/[.$A$2]*100" office:value-type="float" office:value="53.6464576749367" calcext:value-type="float">
            <text:p>54</text:p>
          </table:table-cell>
        </table:table-row>
        <table:table-row table:style-name="ro2">
          <table:table-cell office:value-type="float" office:value="37316" calcext:value-type="float">
            <text:p>37316</text:p>
          </table:table-cell>
          <table:table-cell table:formula="of:=[.A108]/[.$A$2]*100" office:value-type="float" office:value="45.1838667102571" calcext:value-type="float">
            <text:p>45</text:p>
          </table:table-cell>
        </table:table-row>
        <table:table-row table:style-name="ro2">
          <table:table-cell office:value-type="float" office:value="23008" calcext:value-type="float">
            <text:p>23008</text:p>
          </table:table-cell>
          <table:table-cell table:formula="of:=[.A109]/[.$A$2]*100" office:value-type="float" office:value="27.8591061547217" calcext:value-type="float">
            <text:p>28</text:p>
          </table:table-cell>
        </table:table-row>
        <table:table-row table:style-name="ro2">
          <table:table-cell office:value-type="float" office:value="42900" calcext:value-type="float">
            <text:p>42900</text:p>
          </table:table-cell>
          <table:table-cell table:formula="of:=[.A110]/[.$A$2]*100" office:value-type="float" office:value="51.9452214028842" calcext:value-type="float">
            <text:p>52</text:p>
          </table:table-cell>
        </table:table-row>
        <table:table-row table:style-name="ro2">
          <table:table-cell office:value-type="float" office:value="36788" calcext:value-type="float">
            <text:p>36788</text:p>
          </table:table-cell>
          <table:table-cell table:formula="of:=[.A111]/[.$A$2]*100" office:value-type="float" office:value="44.5445409083754" calcext:value-type="float">
            <text:p>45</text:p>
          </table:table-cell>
        </table:table-row>
        <table:table-row table:style-name="ro2">
          <table:table-cell office:value-type="float" office:value="43908" calcext:value-type="float">
            <text:p>43908</text:p>
          </table:table-cell>
          <table:table-cell table:formula="of:=[.A112]/[.$A$2]*100" office:value-type="float" office:value="53.1657524792038" calcext:value-type="float">
            <text:p>53</text:p>
          </table:table-cell>
        </table:table-row>
        <table:table-row table:style-name="ro2">
          <table:table-cell office:value-type="float" office:value="45160" calcext:value-type="float">
            <text:p>45160</text:p>
          </table:table-cell>
          <table:table-cell table:formula="of:=[.A113]/[.$A$2]*100" office:value-type="float" office:value="54.6817295700292" calcext:value-type="float">
            <text:p>55</text:p>
          </table:table-cell>
        </table:table-row>
        <table:table-row table:style-name="ro2">
          <table:table-cell office:value-type="float" office:value="44184" calcext:value-type="float">
            <text:p>44184</text:p>
          </table:table-cell>
          <table:table-cell table:formula="of:=[.A114]/[.$A$2]*100" office:value-type="float" office:value="53.4999455120055" calcext:value-type="float">
            <text:p>53</text:p>
          </table:table-cell>
        </table:table-row>
        <table:table-row table:style-name="ro2">
          <table:table-cell office:value-type="float" office:value="39445" calcext:value-type="float">
            <text:p>39445</text:p>
          </table:table-cell>
          <table:table-cell table:formula="of:=[.A115]/[.$A$2]*100" office:value-type="float" office:value="47.7617542712533" calcext:value-type="float">
            <text:p>48</text:p>
          </table:table-cell>
        </table:table-row>
        <table:table-row table:style-name="ro2">
          <table:table-cell office:value-type="float" office:value="48209" calcext:value-type="float">
            <text:p>48209</text:p>
          </table:table-cell>
          <table:table-cell table:formula="of:=[.A116]/[.$A$2]*100" office:value-type="float" office:value="58.3735939070314" calcext:value-type="float">
            <text:p>58</text:p>
          </table:table-cell>
        </table:table-row>
        <table:table-row table:style-name="ro2">
          <table:table-cell office:value-type="float" office:value="54326" calcext:value-type="float">
            <text:p>54326</text:p>
          </table:table-cell>
          <table:table-cell table:formula="of:=[.A117]/[.$A$2]*100" office:value-type="float" office:value="65.7803286231489" calcext:value-type="float">
            <text:p>66</text:p>
          </table:table-cell>
        </table:table-row>
        <table:table-row table:style-name="ro2">
          <table:table-cell office:value-type="float" office:value="52254" calcext:value-type="float">
            <text:p>52254</text:p>
          </table:table-cell>
          <table:table-cell table:formula="of:=[.A118]/[.$A$2]*100" office:value-type="float" office:value="63.2714591884921" calcext:value-type="float">
            <text:p>63</text:p>
          </table:table-cell>
        </table:table-row>
        <table:table-row table:style-name="ro2">
          <table:table-cell office:value-type="float" office:value="45313" calcext:value-type="float">
            <text:p>45313</text:p>
          </table:table-cell>
          <table:table-cell table:formula="of:=[.A119]/[.$A$2]*100" office:value-type="float" office:value="54.8669887512563" calcext:value-type="float">
            <text:p>55</text:p>
          </table:table-cell>
        </table:table-row>
        <table:table-row table:style-name="ro2">
          <table:table-cell office:value-type="float" office:value="41938" calcext:value-type="float">
            <text:p>41938</text:p>
          </table:table-cell>
          <table:table-cell table:formula="of:=[.A120]/[.$A$2]*100" office:value-type="float" office:value="50.780389165365" calcext:value-type="float">
            <text:p>51</text:p>
          </table:table-cell>
        </table:table-row>
        <table:table-row table:style-name="ro2">
          <table:table-cell office:value-type="float" office:value="29057" calcext:value-type="float">
            <text:p>29057</text:p>
          </table:table-cell>
          <table:table-cell table:formula="of:=[.A121]/[.$A$2]*100" office:value-type="float" office:value="35.1835034569605" calcext:value-type="float">
            <text:p>35</text:p>
          </table:table-cell>
        </table:table-row>
        <table:table-row table:style-name="ro2">
          <table:table-cell office:value-type="float" office:value="68485" calcext:value-type="float">
            <text:p>68485</text:p>
          </table:table-cell>
          <table:table-cell table:formula="of:=[.A122]/[.$A$2]*100" office:value-type="float" office:value="82.9246733747442" calcext:value-type="float">
            <text:p>83</text:p>
          </table:table-cell>
        </table:table-row>
        <table:table-row table:style-name="ro2">
          <table:table-cell office:value-type="float" office:value="42320" calcext:value-type="float">
            <text:p>42320</text:p>
          </table:table-cell>
          <table:table-cell table:formula="of:=[.A123]/[.$A$2]*100" office:value-type="float" office:value="51.2429316962718" calcext:value-type="float">
            <text:p>51</text:p>
          </table:table-cell>
        </table:table-row>
        <table:table-row table:style-name="ro2">
          <table:table-cell office:value-type="float" office:value="57054" calcext:value-type="float">
            <text:p>57054</text:p>
          </table:table-cell>
          <table:table-cell table:formula="of:=[.A124]/[.$A$2]*100" office:value-type="float" office:value="69.0835119328708" calcext:value-type="float">
            <text:p>69</text:p>
          </table:table-cell>
        </table:table-row>
        <table:table-row table:style-name="ro2">
          <table:table-cell office:value-type="float" office:value="48130" calcext:value-type="float">
            <text:p>48130</text:p>
          </table:table-cell>
          <table:table-cell table:formula="of:=[.A125]/[.$A$2]*100" office:value-type="float" office:value="58.2779372056135" calcext:value-type="float">
            <text:p>58</text:p>
          </table:table-cell>
        </table:table-row>
        <table:table-row table:style-name="ro2">
          <table:table-cell office:value-type="float" office:value="56806" calcext:value-type="float">
            <text:p>56806</text:p>
          </table:table-cell>
          <table:table-cell table:formula="of:=[.A126]/[.$A$2]*100" office:value-type="float" office:value="68.7832225410779" calcext:value-type="float">
            <text:p>69</text:p>
          </table:table-cell>
        </table:table-row>
      </table:table>
      <table:table table:name="Hoja5" table:style-name="ta1">
        <table:table-column table:style-name="co1" table:default-cell-style-name="ce3"/>
        <table:table-column table:style-name="co1" table:default-cell-style-name="Default"/>
        <table:table-row table:style-name="ro2">
          <table:table-cell office:value-type="float" office:value="82587" calcext:value-type="float">
            <text:p>82587</text:p>
          </table:table-cell>
          <table:table-cell office:value-type="float" office:value="3388900000" calcext:value-type="float">
            <text:p>3388900000</text:p>
          </table:table-cell>
        </table:table-row>
        <table:table-row table:style-name="ro2">
          <table:table-cell office:value-type="float" office:value="38897" calcext:value-type="float">
            <text:p>38897</text:p>
          </table:table-cell>
          <table:table-cell office:value-type="float" office:value="3585100000" calcext:value-type="float">
            <text:p>3585100000</text:p>
          </table:table-cell>
        </table:table-row>
        <table:table-row table:style-name="ro2">
          <table:table-cell office:value-type="float" office:value="47109" calcext:value-type="float">
            <text:p>47109</text:p>
          </table:table-cell>
          <table:table-cell office:value-type="float" office:value="4170300000" calcext:value-type="float">
            <text:p>4170300000</text:p>
          </table:table-cell>
        </table:table-row>
        <table:table-row table:style-name="ro2">
          <table:table-cell office:value-type="float" office:value="40930" calcext:value-type="float">
            <text:p>40930</text:p>
          </table:table-cell>
          <table:table-cell office:value-type="float" office:value="4296800000" calcext:value-type="float">
            <text:p>4296800000</text:p>
          </table:table-cell>
        </table:table-row>
        <table:table-row table:style-name="ro2">
          <table:table-cell office:value-type="float" office:value="35113" calcext:value-type="float">
            <text:p>35113</text:p>
          </table:table-cell>
          <table:table-cell office:value-type="float" office:value="4849800000" calcext:value-type="float">
            <text:p>4849800000</text:p>
          </table:table-cell>
        </table:table-row>
        <table:table-row table:style-name="ro2">
          <table:table-cell office:value-type="float" office:value="31598" calcext:value-type="float">
            <text:p>31598</text:p>
          </table:table-cell>
          <table:table-cell office:value-type="float" office:value="4518800000" calcext:value-type="float">
            <text:p>4518800000</text:p>
          </table:table-cell>
        </table:table-row>
        <table:table-row table:style-name="ro2">
          <table:table-cell office:value-type="float" office:value="37727" calcext:value-type="float">
            <text:p>37727</text:p>
          </table:table-cell>
          <table:table-cell office:value-type="float" office:value="4610900000" calcext:value-type="float">
            <text:p>4610900000</text:p>
          </table:table-cell>
        </table:table-row>
        <table:table-row table:style-name="ro2">
          <table:table-cell office:value-type="float" office:value="40993" calcext:value-type="float">
            <text:p>40993</text:p>
          </table:table-cell>
          <table:table-cell office:value-type="float" office:value="4918900000" calcext:value-type="float">
            <text:p>4918900000</text:p>
          </table:table-cell>
        </table:table-row>
        <table:table-row table:style-name="ro2">
          <table:table-cell office:value-type="float" office:value="36563" calcext:value-type="float">
            <text:p>36563</text:p>
          </table:table-cell>
          <table:table-cell office:value-type="float" office:value="4817300000" calcext:value-type="float">
            <text:p>4817300000</text:p>
          </table:table-cell>
        </table:table-row>
        <table:table-row table:style-name="ro2">
          <table:table-cell office:value-type="float" office:value="36614" calcext:value-type="float">
            <text:p>36614</text:p>
          </table:table-cell>
          <table:table-cell office:value-type="float" office:value="5525000000" calcext:value-type="float">
            <text:p>5525000000</text:p>
          </table:table-cell>
        </table:table-row>
        <table:table-row table:style-name="ro2">
          <table:table-cell office:value-type="float" office:value="29718" calcext:value-type="float">
            <text:p>29718</text:p>
          </table:table-cell>
          <table:table-cell office:value-type="float" office:value="5411700000" calcext:value-type="float">
            <text:p>5411700000</text:p>
          </table:table-cell>
        </table:table-row>
        <table:table-row table:style-name="ro2">
          <table:table-cell office:value-type="float" office:value="19154" calcext:value-type="float">
            <text:p>19154</text:p>
          </table:table-cell>
          <table:table-cell office:value-type="float" office:value="5685300000" calcext:value-type="float">
            <text:p>5685300000</text:p>
          </table:table-cell>
        </table:table-row>
        <table:table-row table:style-name="ro2">
          <table:table-cell office:value-type="float" office:value="65294" calcext:value-type="float">
            <text:p>65294</text:p>
          </table:table-cell>
          <table:table-cell office:value-type="float" office:value="5810000000" calcext:value-type="float">
            <text:p>5810000000</text:p>
          </table:table-cell>
        </table:table-row>
        <table:table-row table:style-name="ro2">
          <table:table-cell office:value-type="float" office:value="34933" calcext:value-type="float">
            <text:p>34933</text:p>
          </table:table-cell>
          <table:table-cell office:value-type="float" office:value="5216000000" calcext:value-type="float">
            <text:p>5216000000</text:p>
          </table:table-cell>
        </table:table-row>
        <table:table-row table:style-name="ro2">
          <table:table-cell office:value-type="float" office:value="32542" calcext:value-type="float">
            <text:p>32542</text:p>
          </table:table-cell>
          <table:table-cell office:value-type="float" office:value="4982000000" calcext:value-type="float">
            <text:p>4982000000</text:p>
          </table:table-cell>
        </table:table-row>
        <table:table-row table:style-name="ro2">
          <table:table-cell office:value-type="float" office:value="41847" calcext:value-type="float">
            <text:p>41847</text:p>
          </table:table-cell>
          <table:table-cell office:value-type="float" office:value="5832000000" calcext:value-type="float">
            <text:p>5832000000</text:p>
          </table:table-cell>
        </table:table-row>
        <table:table-row table:style-name="ro2">
          <table:table-cell office:value-type="float" office:value="42158" calcext:value-type="float">
            <text:p>42158</text:p>
          </table:table-cell>
          <table:table-cell office:value-type="float" office:value="6241000000" calcext:value-type="float">
            <text:p>6241000000</text:p>
          </table:table-cell>
        </table:table-row>
        <table:table-row table:style-name="ro2">
          <table:table-cell office:value-type="float" office:value="36645" calcext:value-type="float">
            <text:p>36645</text:p>
          </table:table-cell>
          <table:table-cell office:value-type="float" office:value="5391000000" calcext:value-type="float">
            <text:p>5391000000</text:p>
          </table:table-cell>
        </table:table-row>
        <table:table-row table:style-name="ro2">
          <table:table-cell office:value-type="float" office:value="43349" calcext:value-type="float">
            <text:p>43349</text:p>
          </table:table-cell>
          <table:table-cell office:value-type="float" office:value="7038700000" calcext:value-type="float">
            <text:p>7038700000</text:p>
          </table:table-cell>
        </table:table-row>
        <table:table-row table:style-name="ro2">
          <table:table-cell office:value-type="float" office:value="37819" calcext:value-type="float">
            <text:p>37819</text:p>
          </table:table-cell>
          <table:table-cell office:value-type="float" office:value="7415000000" calcext:value-type="float">
            <text:p>7415000000</text:p>
          </table:table-cell>
        </table:table-row>
        <table:table-row table:style-name="ro2">
          <table:table-cell office:value-type="float" office:value="41238" calcext:value-type="float">
            <text:p>41238</text:p>
          </table:table-cell>
          <table:table-cell office:value-type="float" office:value="6980000000" calcext:value-type="float">
            <text:p>6980000000</text:p>
          </table:table-cell>
        </table:table-row>
        <table:table-row table:style-name="ro2">
          <table:table-cell office:value-type="float" office:value="37683" calcext:value-type="float">
            <text:p>37683</text:p>
          </table:table-cell>
          <table:table-cell office:value-type="float" office:value="6263000000" calcext:value-type="float">
            <text:p>6263000000</text:p>
          </table:table-cell>
        </table:table-row>
        <table:table-row table:style-name="ro2">
          <table:table-cell office:value-type="float" office:value="26426" calcext:value-type="float">
            <text:p>26426</text:p>
          </table:table-cell>
          <table:table-cell office:value-type="float" office:value="5099000000" calcext:value-type="float">
            <text:p>5099000000</text:p>
          </table:table-cell>
        </table:table-row>
        <table:table-row table:style-name="ro2">
          <table:table-cell office:value-type="float" office:value="15134" calcext:value-type="float">
            <text:p>15134</text:p>
          </table:table-cell>
          <table:table-cell office:value-type="float" office:value="4320000000" calcext:value-type="float">
            <text:p>4320000000</text:p>
          </table:table-cell>
        </table:table-row>
        <table:table-row table:style-name="ro2">
          <table:table-cell office:value-type="float" office:value="57729" calcext:value-type="float">
            <text:p>57729</text:p>
          </table:table-cell>
          <table:table-cell office:value-type="float" office:value="3730000000" calcext:value-type="float">
            <text:p>3730000000</text:p>
          </table:table-cell>
        </table:table-row>
        <table:table-row table:style-name="ro2">
          <table:table-cell office:value-type="float" office:value="30228" calcext:value-type="float">
            <text:p>30228</text:p>
          </table:table-cell>
          <table:table-cell office:value-type="float" office:value="3940900000" calcext:value-type="float">
            <text:p>3940900000</text:p>
          </table:table-cell>
        </table:table-row>
        <table:table-row table:style-name="ro2">
          <table:table-cell office:value-type="float" office:value="31179" calcext:value-type="float">
            <text:p>31179</text:p>
          </table:table-cell>
          <table:table-cell office:value-type="float" office:value="4191800000" calcext:value-type="float">
            <text:p>4191800000</text:p>
          </table:table-cell>
        </table:table-row>
        <table:table-row table:style-name="ro2">
          <table:table-cell office:value-type="float" office:value="31054" calcext:value-type="float">
            <text:p>31054</text:p>
          </table:table-cell>
          <table:table-cell office:value-type="float" office:value="5088000000" calcext:value-type="float">
            <text:p>5088000000</text:p>
          </table:table-cell>
        </table:table-row>
        <table:table-row table:style-name="ro2">
          <table:table-cell office:value-type="float" office:value="31468" calcext:value-type="float">
            <text:p>31468</text:p>
          </table:table-cell>
          <table:table-cell office:value-type="float" office:value="5138000000" calcext:value-type="float">
            <text:p>5138000000</text:p>
          </table:table-cell>
        </table:table-row>
        <table:table-row table:style-name="ro2">
          <table:table-cell office:value-type="float" office:value="33783" calcext:value-type="float">
            <text:p>33783</text:p>
          </table:table-cell>
          <table:table-cell office:value-type="float" office:value="5161000000" calcext:value-type="float">
            <text:p>5161000000</text:p>
          </table:table-cell>
        </table:table-row>
        <table:table-row table:style-name="ro2">
          <table:table-cell office:value-type="float" office:value="36483" calcext:value-type="float">
            <text:p>36483</text:p>
          </table:table-cell>
          <table:table-cell office:value-type="float" office:value="4895000000" calcext:value-type="float">
            <text:p>4895000000</text:p>
          </table:table-cell>
        </table:table-row>
        <table:table-row table:style-name="ro2">
          <table:table-cell office:value-type="float" office:value="33473" calcext:value-type="float">
            <text:p>33473</text:p>
          </table:table-cell>
          <table:table-cell office:value-type="float" office:value="4894900000" calcext:value-type="float">
            <text:p>4894900000</text:p>
          </table:table-cell>
        </table:table-row>
        <table:table-row table:style-name="ro2">
          <table:table-cell office:value-type="float" office:value="35895" calcext:value-type="float">
            <text:p>35895</text:p>
          </table:table-cell>
          <table:table-cell office:value-type="float" office:value="4581000000" calcext:value-type="float">
            <text:p>4581000000</text:p>
          </table:table-cell>
        </table:table-row>
        <table:table-row table:style-name="ro2">
          <table:table-cell office:value-type="float" office:value="31208" calcext:value-type="float">
            <text:p>31208</text:p>
          </table:table-cell>
          <table:table-cell office:value-type="float" office:value="4838700000" calcext:value-type="float">
            <text:p>4838700000</text:p>
          </table:table-cell>
        </table:table-row>
        <table:table-row table:style-name="ro2">
          <table:table-cell office:value-type="float" office:value="29715" calcext:value-type="float">
            <text:p>29715</text:p>
          </table:table-cell>
          <table:table-cell office:value-type="float" office:value="4933400000" calcext:value-type="float">
            <text:p>4933400000</text:p>
          </table:table-cell>
        </table:table-row>
        <table:table-row table:style-name="ro2">
          <table:table-cell office:value-type="float" office:value="18713" calcext:value-type="float">
            <text:p>18713</text:p>
          </table:table-cell>
          <table:table-cell office:value-type="float" office:value="4851500000" calcext:value-type="float">
            <text:p>4851500000</text:p>
          </table:table-cell>
        </table:table-row>
        <table:table-row table:style-name="ro2">
          <table:table-cell office:value-type="float" office:value="61945" calcext:value-type="float">
            <text:p>61945</text:p>
          </table:table-cell>
          <table:table-cell office:value-type="float" office:value="4423000000" calcext:value-type="float">
            <text:p>4423000000</text:p>
          </table:table-cell>
        </table:table-row>
        <table:table-row table:style-name="ro2">
          <table:table-cell office:value-type="float" office:value="35379" calcext:value-type="float">
            <text:p>35379</text:p>
          </table:table-cell>
          <table:table-cell office:value-type="float" office:value="4059900000" calcext:value-type="float">
            <text:p>4059900000</text:p>
          </table:table-cell>
        </table:table-row>
        <table:table-row table:style-name="ro2">
          <table:table-cell office:value-type="float" office:value="43535" calcext:value-type="float">
            <text:p>43535</text:p>
          </table:table-cell>
          <table:table-cell office:value-type="float" office:value="4714200000" calcext:value-type="float">
            <text:p>4714200000</text:p>
          </table:table-cell>
        </table:table-row>
        <table:table-row table:style-name="ro2">
          <table:table-cell office:value-type="float" office:value="39074" calcext:value-type="float">
            <text:p>39074</text:p>
          </table:table-cell>
          <table:table-cell office:value-type="float" office:value="6221600000" calcext:value-type="float">
            <text:p>6221600000</text:p>
          </table:table-cell>
        </table:table-row>
        <table:table-row table:style-name="ro2">
          <table:table-cell office:value-type="float" office:value="38521" calcext:value-type="float">
            <text:p>38521</text:p>
          </table:table-cell>
          <table:table-cell office:value-type="float" office:value="6521400000" calcext:value-type="float">
            <text:p>6521400000</text:p>
          </table:table-cell>
        </table:table-row>
        <table:table-row table:style-name="ro2">
          <table:table-cell office:value-type="float" office:value="40205" calcext:value-type="float">
            <text:p>40205</text:p>
          </table:table-cell>
          <table:table-cell office:value-type="float" office:value="6353100000" calcext:value-type="float">
            <text:p>6353100000</text:p>
          </table:table-cell>
        </table:table-row>
        <table:table-row table:style-name="ro2">
          <table:table-cell office:value-type="float" office:value="44155" calcext:value-type="float">
            <text:p>44155</text:p>
          </table:table-cell>
          <table:table-cell office:value-type="float" office:value="6004100000" calcext:value-type="float">
            <text:p>6004100000</text:p>
          </table:table-cell>
        </table:table-row>
        <table:table-row table:style-name="ro2">
          <table:table-cell office:value-type="float" office:value="42564" calcext:value-type="float">
            <text:p>42564</text:p>
          </table:table-cell>
          <table:table-cell office:value-type="float" office:value="6368500000" calcext:value-type="float">
            <text:p>6368500000</text:p>
          </table:table-cell>
        </table:table-row>
        <table:table-row table:style-name="ro2">
          <table:table-cell office:value-type="float" office:value="49379" calcext:value-type="float">
            <text:p>49379</text:p>
          </table:table-cell>
          <table:table-cell office:value-type="float" office:value="6400800000" calcext:value-type="float">
            <text:p>6400800000</text:p>
          </table:table-cell>
        </table:table-row>
        <table:table-row table:style-name="ro2">
          <table:table-cell office:value-type="float" office:value="39533" calcext:value-type="float">
            <text:p>39533</text:p>
          </table:table-cell>
          <table:table-cell office:value-type="float" office:value="5884400000" calcext:value-type="float">
            <text:p>5884400000</text:p>
          </table:table-cell>
        </table:table-row>
        <table:table-row table:style-name="ro2">
          <table:table-cell office:value-type="float" office:value="41611" calcext:value-type="float">
            <text:p>41611</text:p>
          </table:table-cell>
          <table:table-cell office:value-type="float" office:value="5963600000" calcext:value-type="float">
            <text:p>5963600000</text:p>
          </table:table-cell>
        </table:table-row>
        <table:table-row table:style-name="ro2">
          <table:table-cell office:value-type="float" office:value="30593" calcext:value-type="float">
            <text:p>30593</text:p>
          </table:table-cell>
          <table:table-cell office:value-type="float" office:value="5585100000" calcext:value-type="float">
            <text:p>5585100000</text:p>
          </table:table-cell>
        </table:table-row>
        <table:table-row table:style-name="ro2">
          <table:table-cell office:value-type="float" office:value="77933" calcext:value-type="float">
            <text:p>77933</text:p>
          </table:table-cell>
          <table:table-cell office:value-type="float" office:value="5255000000" calcext:value-type="float">
            <text:p>5255000000</text:p>
          </table:table-cell>
        </table:table-row>
        <table:table-row table:style-name="ro2">
          <table:table-cell office:value-type="float" office:value="46428" calcext:value-type="float">
            <text:p>46428</text:p>
          </table:table-cell>
          <table:table-cell office:value-type="float" office:value="5487400000" calcext:value-type="float">
            <text:p>5487400000</text:p>
          </table:table-cell>
        </table:table-row>
        <table:table-row table:style-name="ro2">
          <table:table-cell office:value-type="float" office:value="52067" calcext:value-type="float">
            <text:p>52067</text:p>
          </table:table-cell>
          <table:table-cell office:value-type="float" office:value="6159100000" calcext:value-type="float">
            <text:p>6159100000</text:p>
          </table:table-cell>
        </table:table-row>
        <table:table-row table:style-name="ro2">
          <table:table-cell office:value-type="float" office:value="49488" calcext:value-type="float">
            <text:p>49488</text:p>
          </table:table-cell>
          <table:table-cell office:value-type="float" office:value="7150800000" calcext:value-type="float">
            <text:p>7150800000</text:p>
          </table:table-cell>
        </table:table-row>
        <table:table-row table:style-name="ro2">
          <table:table-cell office:value-type="float" office:value="50589" calcext:value-type="float">
            <text:p>50589</text:p>
          </table:table-cell>
          <table:table-cell office:value-type="float" office:value="8082600000" calcext:value-type="float">
            <text:p>8082600000</text:p>
          </table:table-cell>
        </table:table-row>
        <table:table-row table:style-name="ro2">
          <table:table-cell office:value-type="float" office:value="58944" calcext:value-type="float">
            <text:p>58944</text:p>
          </table:table-cell>
          <table:table-cell office:value-type="float" office:value="7939800000" calcext:value-type="float">
            <text:p>7939800000</text:p>
          </table:table-cell>
        </table:table-row>
        <table:table-row table:style-name="ro2">
          <table:table-cell office:value-type="float" office:value="55205" calcext:value-type="float">
            <text:p>55205</text:p>
          </table:table-cell>
          <table:table-cell office:value-type="float" office:value="7303700000" calcext:value-type="float">
            <text:p>7303700000</text:p>
          </table:table-cell>
        </table:table-row>
        <table:table-row table:style-name="ro2">
          <table:table-cell office:value-type="float" office:value="62217" calcext:value-type="float">
            <text:p>62217</text:p>
          </table:table-cell>
          <table:table-cell office:value-type="float" office:value="8420300000" calcext:value-type="float">
            <text:p>8420300000</text:p>
          </table:table-cell>
        </table:table-row>
        <table:table-row table:style-name="ro2">
          <table:table-cell office:value-type="float" office:value="65641" calcext:value-type="float">
            <text:p>65641</text:p>
          </table:table-cell>
          <table:table-cell office:value-type="float" office:value="7797800000" calcext:value-type="float">
            <text:p>7797800000</text:p>
          </table:table-cell>
        </table:table-row>
        <table:table-row table:style-name="ro2">
          <table:table-cell office:value-type="float" office:value="55829" calcext:value-type="float">
            <text:p>55829</text:p>
          </table:table-cell>
          <table:table-cell office:value-type="float" office:value="7504300000" calcext:value-type="float">
            <text:p>7504300000</text:p>
          </table:table-cell>
        </table:table-row>
        <table:table-row table:style-name="ro2">
          <table:table-cell office:value-type="float" office:value="51314" calcext:value-type="float">
            <text:p>51314</text:p>
          </table:table-cell>
          <table:table-cell office:value-type="float" office:value="6612900000" calcext:value-type="float">
            <text:p>6612900000</text:p>
          </table:table-cell>
        </table:table-row>
        <table:table-row table:style-name="ro2">
          <table:table-cell office:value-type="float" office:value="29543" calcext:value-type="float">
            <text:p>29543</text:p>
          </table:table-cell>
          <table:table-cell office:value-type="float" office:value="6337000000" calcext:value-type="float">
            <text:p>6337000000</text:p>
          </table:table-cell>
        </table:table-row>
        <table:table-row table:style-name="ro2">
          <table:table-cell office:value-type="float" office:value="90074" calcext:value-type="float">
            <text:p>90074</text:p>
          </table:table-cell>
          <table:table-cell office:value-type="float" office:value="5625000000" calcext:value-type="float">
            <text:p>5625000000</text:p>
          </table:table-cell>
        </table:table-row>
        <table:table-row table:style-name="ro2">
          <table:table-cell office:value-type="float" office:value="45226" calcext:value-type="float">
            <text:p>45226</text:p>
          </table:table-cell>
          <table:table-cell office:value-type="float" office:value="6003400000" calcext:value-type="float">
            <text:p>6003400000</text:p>
          </table:table-cell>
        </table:table-row>
        <table:table-row table:style-name="ro2">
          <table:table-cell office:value-type="float" office:value="62874" calcext:value-type="float">
            <text:p>62874</text:p>
          </table:table-cell>
          <table:table-cell office:value-type="float" office:value="6197100000" calcext:value-type="float">
            <text:p>6197100000</text:p>
          </table:table-cell>
        </table:table-row>
        <table:table-row table:style-name="ro2">
          <table:table-cell office:value-type="float" office:value="45833" calcext:value-type="float">
            <text:p>45833</text:p>
          </table:table-cell>
          <table:table-cell office:value-type="float" office:value="6713200000" calcext:value-type="float">
            <text:p>6713200000</text:p>
          </table:table-cell>
        </table:table-row>
        <table:table-row table:style-name="ro2">
          <table:table-cell office:value-type="float" office:value="58730" calcext:value-type="float">
            <text:p>58730</text:p>
          </table:table-cell>
          <table:table-cell office:value-type="float" office:value="7420000000" calcext:value-type="float">
            <text:p>7420000000</text:p>
          </table:table-cell>
        </table:table-row>
        <table:table-row table:style-name="ro2">
          <table:table-cell office:value-type="float" office:value="54186" calcext:value-type="float">
            <text:p>54186</text:p>
          </table:table-cell>
          <table:table-cell office:value-type="float" office:value="7009400000" calcext:value-type="float">
            <text:p>7009400000</text:p>
          </table:table-cell>
        </table:table-row>
        <table:table-row table:style-name="ro2">
          <table:table-cell office:value-type="float" office:value="57322" calcext:value-type="float">
            <text:p>57322</text:p>
          </table:table-cell>
          <table:table-cell office:value-type="float" office:value="7643700000" calcext:value-type="float">
            <text:p>7643700000</text:p>
          </table:table-cell>
        </table:table-row>
        <table:table-row table:style-name="ro2">
          <table:table-cell office:value-type="float" office:value="57490" calcext:value-type="float">
            <text:p>57490</text:p>
          </table:table-cell>
          <table:table-cell office:value-type="float" office:value="7701300000" calcext:value-type="float">
            <text:p>7701300000</text:p>
          </table:table-cell>
        </table:table-row>
        <table:table-row table:style-name="ro2">
          <table:table-cell office:value-type="float" office:value="48201" calcext:value-type="float">
            <text:p>48201</text:p>
          </table:table-cell>
          <table:table-cell office:value-type="float" office:value="6793400000" calcext:value-type="float">
            <text:p>6793400000</text:p>
          </table:table-cell>
        </table:table-row>
        <table:table-row table:style-name="ro2">
          <table:table-cell office:value-type="float" office:value="51375" calcext:value-type="float">
            <text:p>51375</text:p>
          </table:table-cell>
          <table:table-cell office:value-type="float" office:value="6882100000" calcext:value-type="float">
            <text:p>6882100000</text:p>
          </table:table-cell>
        </table:table-row>
        <table:table-row table:style-name="ro2">
          <table:table-cell office:value-type="float" office:value="41362" calcext:value-type="float">
            <text:p>41362</text:p>
          </table:table-cell>
          <table:table-cell office:value-type="float" office:value="6642900000" calcext:value-type="float">
            <text:p>6642900000</text:p>
          </table:table-cell>
        </table:table-row>
        <table:table-row table:style-name="ro2">
          <table:table-cell office:value-type="float" office:value="26536" calcext:value-type="float">
            <text:p>26536</text:p>
          </table:table-cell>
          <table:table-cell office:value-type="float" office:value="6295000000" calcext:value-type="float">
            <text:p>6295000000</text:p>
          </table:table-cell>
        </table:table-row>
        <table:table-row table:style-name="ro2">
          <table:table-cell office:value-type="float" office:value="82593" calcext:value-type="float">
            <text:p>82593</text:p>
          </table:table-cell>
          <table:table-cell office:value-type="float" office:value="5664900000" calcext:value-type="float">
            <text:p>5664900000</text:p>
          </table:table-cell>
        </table:table-row>
        <table:table-row table:style-name="ro2">
          <table:table-cell office:value-type="float" office:value="48175" calcext:value-type="float">
            <text:p>48175</text:p>
          </table:table-cell>
          <table:table-cell office:value-type="float" office:value="5743000000" calcext:value-type="float">
            <text:p>5743000000</text:p>
          </table:table-cell>
        </table:table-row>
        <table:table-row table:style-name="ro2">
          <table:table-cell office:value-type="float" office:value="57039" calcext:value-type="float">
            <text:p>57039</text:p>
          </table:table-cell>
          <table:table-cell office:value-type="float" office:value="5968300000" calcext:value-type="float">
            <text:p>5968300000</text:p>
          </table:table-cell>
        </table:table-row>
        <table:table-row table:style-name="ro2">
          <table:table-cell office:value-type="float" office:value="61244" calcext:value-type="float">
            <text:p>61244</text:p>
          </table:table-cell>
          <table:table-cell office:value-type="float" office:value="7565200000" calcext:value-type="float">
            <text:p>7565200000</text:p>
          </table:table-cell>
        </table:table-row>
        <table:table-row table:style-name="ro2">
          <table:table-cell office:value-type="float" office:value="70136" calcext:value-type="float">
            <text:p>70136</text:p>
          </table:table-cell>
          <table:table-cell office:value-type="float" office:value="8429000000" calcext:value-type="float">
            <text:p>8429000000</text:p>
          </table:table-cell>
        </table:table-row>
        <table:table-row table:style-name="ro2">
          <table:table-cell office:value-type="float" office:value="55209" calcext:value-type="float">
            <text:p>55209</text:p>
          </table:table-cell>
          <table:table-cell office:value-type="float" office:value="7550900000" calcext:value-type="float">
            <text:p>7550900000</text:p>
          </table:table-cell>
        </table:table-row>
        <table:table-row table:style-name="ro2">
          <table:table-cell office:value-type="float" office:value="66297" calcext:value-type="float">
            <text:p>66297</text:p>
          </table:table-cell>
          <table:table-cell office:value-type="float" office:value="7827900000" calcext:value-type="float">
            <text:p>7827900000</text:p>
          </table:table-cell>
        </table:table-row>
        <table:table-row table:style-name="ro2">
          <table:table-cell office:value-type="float" office:value="62388" calcext:value-type="float">
            <text:p>62388</text:p>
          </table:table-cell>
          <table:table-cell office:value-type="float" office:value="7734900000" calcext:value-type="float">
            <text:p>7734900000</text:p>
          </table:table-cell>
        </table:table-row>
        <table:table-row table:style-name="ro2">
          <table:table-cell office:value-type="float" office:value="64066" calcext:value-type="float">
            <text:p>64066</text:p>
          </table:table-cell>
          <table:table-cell office:value-type="float" office:value="6994900000" calcext:value-type="float">
            <text:p>6994900000</text:p>
          </table:table-cell>
        </table:table-row>
        <table:table-row table:style-name="ro2">
          <table:table-cell office:value-type="float" office:value="65713" calcext:value-type="float">
            <text:p>65713</text:p>
          </table:table-cell>
          <table:table-cell office:value-type="float" office:value="7271000000" calcext:value-type="float">
            <text:p>7271000000</text:p>
          </table:table-cell>
        </table:table-row>
        <table:table-row table:style-name="ro2">
          <table:table-cell office:value-type="float" office:value="45702" calcext:value-type="float">
            <text:p>45702</text:p>
          </table:table-cell>
          <table:table-cell office:value-type="float" office:value="6829000000" calcext:value-type="float">
            <text:p>6829000000</text:p>
          </table:table-cell>
        </table:table-row>
        <table:table-row table:style-name="ro2">
          <table:table-cell office:value-type="float" office:value="36782" calcext:value-type="float">
            <text:p>36782</text:p>
          </table:table-cell>
          <table:table-cell office:value-type="float" office:value="5447000000" calcext:value-type="float">
            <text:p>5447000000</text:p>
          </table:table-cell>
        </table:table-row>
        <table:table-row table:style-name="ro2">
          <table:table-cell office:value-type="float" office:value="85337" calcext:value-type="float">
            <text:p>85337</text:p>
          </table:table-cell>
          <table:table-cell office:value-type="float" office:value="5231000000" calcext:value-type="float">
            <text:p>5231000000</text:p>
          </table:table-cell>
        </table:table-row>
        <table:table-row table:style-name="ro2">
          <table:table-cell office:value-type="float" office:value="44880" calcext:value-type="float">
            <text:p>44880</text:p>
          </table:table-cell>
          <table:table-cell office:value-type="float" office:value="5393000000" calcext:value-type="float">
            <text:p>5393000000</text:p>
          </table:table-cell>
        </table:table-row>
        <table:table-row table:style-name="ro2">
          <table:table-cell office:value-type="float" office:value="38988" calcext:value-type="float">
            <text:p>38988</text:p>
          </table:table-cell>
          <table:table-cell office:value-type="float" office:value="5253000000" calcext:value-type="float">
            <text:p>5253000000</text:p>
          </table:table-cell>
        </table:table-row>
        <table:table-row table:style-name="ro2">
          <table:table-cell office:value-type="float" office:value="40698" calcext:value-type="float">
            <text:p>40698</text:p>
          </table:table-cell>
          <table:table-cell office:value-type="float" office:value="6476700000" calcext:value-type="float">
            <text:p>6476700000</text:p>
          </table:table-cell>
        </table:table-row>
        <table:table-row table:style-name="ro2">
          <table:table-cell office:value-type="float" office:value="43234" calcext:value-type="float">
            <text:p>43234</text:p>
          </table:table-cell>
          <table:table-cell office:value-type="float" office:value="7178000000" calcext:value-type="float">
            <text:p>7178000000</text:p>
          </table:table-cell>
        </table:table-row>
        <table:table-row table:style-name="ro2">
          <table:table-cell office:value-type="float" office:value="39477" calcext:value-type="float">
            <text:p>39477</text:p>
          </table:table-cell>
          <table:table-cell office:value-type="float" office:value="7288000000" calcext:value-type="float">
            <text:p>7288000000</text:p>
          </table:table-cell>
        </table:table-row>
        <table:table-row table:style-name="ro2">
          <table:table-cell office:value-type="float" office:value="47458" calcext:value-type="float">
            <text:p>47458</text:p>
          </table:table-cell>
          <table:table-cell office:value-type="float" office:value="6723000000" calcext:value-type="float">
            <text:p>6723000000</text:p>
          </table:table-cell>
        </table:table-row>
        <table:table-row table:style-name="ro2">
          <table:table-cell office:value-type="float" office:value="45272" calcext:value-type="float">
            <text:p>45272</text:p>
          </table:table-cell>
          <table:table-cell office:value-type="float" office:value="6599000000" calcext:value-type="float">
            <text:p>6599000000</text:p>
          </table:table-cell>
        </table:table-row>
        <table:table-row table:style-name="ro2">
          <table:table-cell office:value-type="float" office:value="44971" calcext:value-type="float">
            <text:p>44971</text:p>
          </table:table-cell>
          <table:table-cell office:value-type="float" office:value="6016000000" calcext:value-type="float">
            <text:p>6016000000</text:p>
          </table:table-cell>
        </table:table-row>
        <table:table-row table:style-name="ro2">
          <table:table-cell office:value-type="float" office:value="39947" calcext:value-type="float">
            <text:p>39947</text:p>
          </table:table-cell>
          <table:table-cell office:value-type="float" office:value="5967000000" calcext:value-type="float">
            <text:p>5967000000</text:p>
          </table:table-cell>
        </table:table-row>
        <table:table-row table:style-name="ro2">
          <table:table-cell office:value-type="float" office:value="28363" calcext:value-type="float">
            <text:p>28363</text:p>
          </table:table-cell>
          <table:table-cell office:value-type="float" office:value="5279000000" calcext:value-type="float">
            <text:p>5279000000</text:p>
          </table:table-cell>
        </table:table-row>
        <table:table-row table:style-name="ro2">
          <table:table-cell office:value-type="float" office:value="21381" calcext:value-type="float">
            <text:p>21381</text:p>
          </table:table-cell>
          <table:table-cell office:value-type="float" office:value="4573000000" calcext:value-type="float">
            <text:p>4573000000</text:p>
          </table:table-cell>
        </table:table-row>
        <table:table-row table:style-name="ro2">
          <table:table-cell office:value-type="float" office:value="49886" calcext:value-type="float">
            <text:p>49886</text:p>
          </table:table-cell>
          <table:table-cell office:value-type="float" office:value="3797000000" calcext:value-type="float">
            <text:p>3797000000</text:p>
          </table:table-cell>
        </table:table-row>
        <table:table-row table:style-name="ro2">
          <table:table-cell office:value-type="float" office:value="31713" calcext:value-type="float">
            <text:p>31713</text:p>
          </table:table-cell>
          <table:table-cell office:value-type="float" office:value="3867000000" calcext:value-type="float">
            <text:p>3867000000</text:p>
          </table:table-cell>
        </table:table-row>
        <table:table-row table:style-name="ro2">
          <table:table-cell office:value-type="float" office:value="36172" calcext:value-type="float">
            <text:p>36172</text:p>
          </table:table-cell>
          <table:table-cell office:value-type="float" office:value="4390000000" calcext:value-type="float">
            <text:p>4390000000</text:p>
          </table:table-cell>
        </table:table-row>
        <table:table-row table:style-name="ro2">
          <table:table-cell office:value-type="float" office:value="38634" calcext:value-type="float">
            <text:p>38634</text:p>
          </table:table-cell>
          <table:table-cell office:value-type="float" office:value="5146000000" calcext:value-type="float">
            <text:p>5146000000</text:p>
          </table:table-cell>
        </table:table-row>
        <table:table-row table:style-name="ro2">
          <table:table-cell office:value-type="float" office:value="35248" calcext:value-type="float">
            <text:p>35248</text:p>
          </table:table-cell>
          <table:table-cell office:value-type="float" office:value="5202000000" calcext:value-type="float">
            <text:p>5202000000</text:p>
          </table:table-cell>
        </table:table-row>
        <table:table-row table:style-name="ro2">
          <table:table-cell office:value-type="float" office:value="41811" calcext:value-type="float">
            <text:p>41811</text:p>
          </table:table-cell>
          <table:table-cell office:value-type="float" office:value="6039000000" calcext:value-type="float">
            <text:p>6039000000</text:p>
          </table:table-cell>
        </table:table-row>
        <table:table-row table:style-name="ro2">
          <table:table-cell office:value-type="float" office:value="44819" calcext:value-type="float">
            <text:p>44819</text:p>
          </table:table-cell>
          <table:table-cell office:value-type="float" office:value="5567000000" calcext:value-type="float">
            <text:p>5567000000</text:p>
          </table:table-cell>
        </table:table-row>
        <table:table-row table:style-name="ro2">
          <table:table-cell office:value-type="float" office:value="40859" calcext:value-type="float">
            <text:p>40859</text:p>
          </table:table-cell>
          <table:table-cell office:value-type="float" office:value="5131000000" calcext:value-type="float">
            <text:p>5131000000</text:p>
          </table:table-cell>
        </table:table-row>
        <table:table-row table:style-name="ro2">
          <table:table-cell office:value-type="float" office:value="49023" calcext:value-type="float">
            <text:p>49023</text:p>
          </table:table-cell>
          <table:table-cell office:value-type="float" office:value="5169000000" calcext:value-type="float">
            <text:p>5169000000</text:p>
          </table:table-cell>
        </table:table-row>
        <table:table-row table:style-name="ro2">
          <table:table-cell table:style-name="ce6" office:value-type="float" office:value="44305" calcext:value-type="float">
            <text:p>44305</text:p>
          </table:table-cell>
          <table:table-cell table:style-name="ce14" office:value-type="float" office:value="5032000000" calcext:value-type="float">
            <text:p>5032000000</text:p>
          </table:table-cell>
        </table:table-row>
        <table:table-row table:style-name="ro2">
          <table:table-cell office:value-type="float" office:value="37316" calcext:value-type="float">
            <text:p>37316</text:p>
          </table:table-cell>
          <table:table-cell office:value-type="float" office:value="4000000000" calcext:value-type="float">
            <text:p>4000000000</text:p>
          </table:table-cell>
        </table:table-row>
        <table:table-row table:style-name="ro2">
          <table:table-cell office:value-type="float" office:value="23008" calcext:value-type="float">
            <text:p>23008</text:p>
          </table:table-cell>
          <table:table-cell office:value-type="float" office:value="3411000000" calcext:value-type="float">
            <text:p>3411000000</text:p>
          </table:table-cell>
        </table:table-row>
        <table:table-row table:style-name="ro2">
          <table:table-cell office:value-type="float" office:value="42900" calcext:value-type="float">
            <text:p>42900</text:p>
          </table:table-cell>
          <table:table-cell office:value-type="float" office:value="3875000000" calcext:value-type="float">
            <text:p>3875000000</text:p>
          </table:table-cell>
        </table:table-row>
        <table:table-row table:style-name="ro2">
          <table:table-cell office:value-type="float" office:value="36788" calcext:value-type="float">
            <text:p>36788</text:p>
          </table:table-cell>
          <table:table-cell office:value-type="float" office:value="4143000000" calcext:value-type="float">
            <text:p>4143000000</text:p>
          </table:table-cell>
        </table:table-row>
        <table:table-row table:style-name="ro2">
          <table:table-cell office:value-type="float" office:value="43908" calcext:value-type="float">
            <text:p>43908</text:p>
          </table:table-cell>
          <table:table-cell office:value-type="float" office:value="4424000000" calcext:value-type="float">
            <text:p>4424000000</text:p>
          </table:table-cell>
        </table:table-row>
        <table:table-row table:style-name="ro2">
          <table:table-cell office:value-type="float" office:value="45160" calcext:value-type="float">
            <text:p>45160</text:p>
          </table:table-cell>
          <table:table-cell office:value-type="float" office:value="4743000000" calcext:value-type="float">
            <text:p>4743000000</text:p>
          </table:table-cell>
        </table:table-row>
        <table:table-row table:style-name="ro2">
          <table:table-cell office:value-type="float" office:value="44184" calcext:value-type="float">
            <text:p>44184</text:p>
          </table:table-cell>
          <table:table-cell office:value-type="float" office:value="5371000000" calcext:value-type="float">
            <text:p>5371000000</text:p>
          </table:table-cell>
        </table:table-row>
        <table:table-row table:style-name="ro2">
          <table:table-cell office:value-type="float" office:value="39445" calcext:value-type="float">
            <text:p>39445</text:p>
          </table:table-cell>
          <table:table-cell office:value-type="float" office:value="5285000000" calcext:value-type="float">
            <text:p>5285000000</text:p>
          </table:table-cell>
        </table:table-row>
        <table:table-row table:style-name="ro2">
          <table:table-cell office:value-type="float" office:value="48209" calcext:value-type="float">
            <text:p>48209</text:p>
          </table:table-cell>
          <table:table-cell office:value-type="float" office:value="4980000000" calcext:value-type="float">
            <text:p>4980000000</text:p>
          </table:table-cell>
        </table:table-row>
        <table:table-row table:style-name="ro2">
          <table:table-cell office:value-type="float" office:value="54326" calcext:value-type="float">
            <text:p>54326</text:p>
          </table:table-cell>
          <table:table-cell office:value-type="float" office:value="5759000000" calcext:value-type="float">
            <text:p>5759000000</text:p>
          </table:table-cell>
        </table:table-row>
        <table:table-row table:style-name="ro2">
          <table:table-cell office:value-type="float" office:value="52254" calcext:value-type="float">
            <text:p>52254</text:p>
          </table:table-cell>
          <table:table-cell office:value-type="float" office:value="5018000000" calcext:value-type="float">
            <text:p>5018000000</text:p>
          </table:table-cell>
        </table:table-row>
        <table:table-row table:style-name="ro2">
          <table:table-cell office:value-type="float" office:value="45313" calcext:value-type="float">
            <text:p>45313</text:p>
          </table:table-cell>
          <table:table-cell office:value-type="float" office:value="4711000000" calcext:value-type="float">
            <text:p>4711000000</text:p>
          </table:table-cell>
        </table:table-row>
        <table:table-row table:style-name="ro2">
          <table:table-cell office:value-type="float" office:value="41938" calcext:value-type="float">
            <text:p>41938</text:p>
          </table:table-cell>
          <table:table-cell office:value-type="float" office:value="4836000000" calcext:value-type="float">
            <text:p>4836000000</text:p>
          </table:table-cell>
        </table:table-row>
        <table:table-row table:style-name="ro2">
          <table:table-cell office:value-type="float" office:value="29057" calcext:value-type="float">
            <text:p>29057</text:p>
          </table:table-cell>
          <table:table-cell office:value-type="float" office:value="4587000000" calcext:value-type="float">
            <text:p>4587000000</text:p>
          </table:table-cell>
        </table:table-row>
        <table:table-row table:style-name="ro2">
          <table:table-cell office:value-type="float" office:value="68485" calcext:value-type="float">
            <text:p>68485</text:p>
          </table:table-cell>
          <table:table-cell office:value-type="float" office:value="4252000000" calcext:value-type="float">
            <text:p>4252000000</text:p>
          </table:table-cell>
        </table:table-row>
        <table:table-row table:style-name="ro2">
          <table:table-cell office:value-type="float" office:value="42320" calcext:value-type="float">
            <text:p>42320</text:p>
          </table:table-cell>
          <table:table-cell office:value-type="float" office:value="3888000000" calcext:value-type="float">
            <text:p>38880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7">
      <number:number number:decimal-places="9" loext:min-decimal-places="9" number:min-integer-digits="1"/>
    </number:number-style>
    <number:number-style style:name="N108">
      <number:number number:decimal-places="8" loext:min-decimal-places="8" number:min-integer-digits="1"/>
    </number:number-style>
    <number:number-style style:name="N109">
      <number:number number:decimal-places="7" loext:min-decimal-places="7" number:min-integer-digits="1"/>
    </number:number-style>
    <number:number-style style:name="N110">
      <number:number number:decimal-places="6" loext:min-decimal-places="6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1" loext:min-decimal-places="1" number:min-integer-digits="1"/>
    </number:number-style>
    <number:percentage-style style:name="N115">
      <number:number number:decimal-places="2" loext:min-decimal-places="2" number:min-integer-digits="1"/>
      <number:text> %</number:text>
    </number:percentage-style>
    <number:number-style style:name="N116">
      <number:number number:decimal-places="10" loext:min-decimal-places="10" number:min-integer-digits="1"/>
    </number:number-style>
    <number:number-style style:name="N117">
      <number:number number:decimal-places="11" loext:min-decimal-places="11" number:min-integer-digits="1"/>
    </number:number-style>
    <number:number-style style:name="N118">
      <number:number number:decimal-places="12" loext:min-decimal-places="12" number:min-integer-digits="1"/>
    </number:number-style>
    <number:number-style style:name="N119">
      <number:number number:decimal-places="13" loext:min-decimal-places="13" number:min-integer-digits="1"/>
    </number:number-style>
    <number:number-style style:name="N120">
      <number:number number:decimal-places="14" loext:min-decimal-places="14"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00/00/0000</text:date>, <text:time style:data-style-name="N2" text:time-value="14:10:02.2125124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20:22:41.575281290</meta:creation-date>
    <dc:date>2017-11-14T17:50:16.902057747</dc:date>
    <meta:editing-duration>PT1H23M19S</meta:editing-duration>
    <meta:editing-cycles>13</meta:editing-cycles>
    <meta:generator>LibreOffice/5.1.6.2$Linux_X86_64 LibreOffice_project/10m0$Build-2</meta:generator>
    <meta:document-statistic meta:table-count="5" meta:cell-count="2251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6.721cm" svg:height="9.509cm" xlink:href=".." xlink:type="simple" chart:class="chart:line" chart:style-name="ch1">
        <chart:title svg:x="11.464cm" svg:y="0.326cm" chart:style-name="ch2">
          <text:p>Ventas mensuales</text:p>
        </chart:title>
        <chart:plot-area chart:style-name="ch3" table:cell-range-address="Datos.C2:Datos.C123" chart:data-source-has-labels="row" svg:x="0.534cm" svg:y="1.295cm" svg:width="25.653cm" svg:height="8.024cm">
          <chartooo:coordinate-region svg:x="1.711cm" svg:y="1.416cm" svg:width="24.15cm" svg:height="6.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os.C3:Datos.C123" chart:label-cell-address="Datos.C2:Datos.C2" chart:class="chart:line">
            <chart:data-point chart:repeated="1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2587</text:p>
                <draw:g>
                  <svg:desc>Datos.C2:Datos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897">
                <text:p>38897</text:p>
                <draw:g>
                  <svg:desc>Datos.C3:Datos.C1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109">
                <text:p>471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930">
                <text:p>409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113">
                <text:p>351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598">
                <text:p>315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727">
                <text:p>377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993">
                <text:p>409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563">
                <text:p>365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614">
                <text:p>366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718">
                <text:p>297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154">
                <text:p>191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294">
                <text:p>652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933">
                <text:p>349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542">
                <text:p>325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847">
                <text:p>418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158">
                <text:p>421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645">
                <text:p>366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349">
                <text:p>433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819">
                <text:p>378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238">
                <text:p>412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7683">
                <text:p>376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426">
                <text:p>264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134">
                <text:p>151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7729">
                <text:p>577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228">
                <text:p>302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179">
                <text:p>311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054">
                <text:p>310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468">
                <text:p>314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783">
                <text:p>337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6483">
                <text:p>364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473">
                <text:p>334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895">
                <text:p>358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208">
                <text:p>312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715">
                <text:p>297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713">
                <text:p>187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1945">
                <text:p>619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5379">
                <text:p>353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535">
                <text:p>435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74">
                <text:p>390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521">
                <text:p>385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205">
                <text:p>402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155">
                <text:p>441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564">
                <text:p>425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379">
                <text:p>493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9533">
                <text:p>395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1611">
                <text:p>416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593">
                <text:p>305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7933">
                <text:p>779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6428">
                <text:p>464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067">
                <text:p>520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9488">
                <text:p>494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589">
                <text:p>505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8944">
                <text:p>589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205">
                <text:p>552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2217">
                <text:p>622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641">
                <text:p>656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5829">
                <text:p>558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1314">
                <text:p>513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543">
                <text:p>295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0074">
                <text:p>900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5226">
                <text:p>452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874">
                <text:p>628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5833">
                <text:p>458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8730">
                <text:p>5873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4186">
                <text:p>541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7322">
                <text:p>573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7490">
                <text:p>5749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8201">
                <text:p>482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1375">
                <text:p>513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1362">
                <text:p>413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6536">
                <text:p>265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2593">
                <text:p>825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8175">
                <text:p>481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7039">
                <text:p>570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1244">
                <text:p>612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0136">
                <text:p>701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5209">
                <text:p>5520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6297">
                <text:p>662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2388">
                <text:p>623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4066">
                <text:p>640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5713">
                <text:p>6571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702">
                <text:p>457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6782">
                <text:p>367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5337">
                <text:p>853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4880">
                <text:p>4488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8988">
                <text:p>389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0698">
                <text:p>406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3234">
                <text:p>432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9477">
                <text:p>3947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7458">
                <text:p>474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272">
                <text:p>4527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4971">
                <text:p>449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9947">
                <text:p>3994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363">
                <text:p>2836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1381">
                <text:p>2138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9886">
                <text:p>498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713">
                <text:p>317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6172">
                <text:p>361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8634">
                <text:p>3863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5248">
                <text:p>352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1811">
                <text:p>4181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4819">
                <text:p>448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0859">
                <text:p>4085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9023">
                <text:p>490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4305">
                <text:p>443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7316">
                <text:p>3731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3008">
                <text:p>2300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2900">
                <text:p>429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6788">
                <text:p>3678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3908">
                <text:p>4390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5160">
                <text:p>4516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4184">
                <text:p>4418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9445">
                <text:p>3944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8209">
                <text:p>4820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4326">
                <text:p>543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2254">
                <text:p>5225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5313">
                <text:p>453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1938">
                <text:p>419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9057">
                <text:p>2905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8485">
                <text:p>6848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2320">
                <text:p>423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639cm" svg:height="11.715cm" xlink:href=".." xlink:type="simple" chart:class="chart:line" chart:style-name="ch1">
        <chart:title svg:x="6.923cm" svg:y="0.37cm" chart:style-name="ch2">
          <text:p>Ventas mensuales</text:p>
        </chart:title>
        <chart:legend chart:legend-position="bottom" svg:x="4.774cm" svg:y="10.932cm" style:legend-expansion="wide" chart:style-name="ch3"/>
        <chart:plot-area chart:style-name="ch4" table:cell-range-address="Datos.C1:Datos.C1 Datos.C7:Datos.C126 Datos.G1:Datos.G1 Datos.G7:Datos.G126" chart:data-source-has-labels="row" svg:x="0.352cm" svg:y="1.383cm" svg:width="16.935cm" svg:height="9.315cm">
          <chartooo:coordinate-region svg:x="1.714cm" svg:y="1.504cm" svg:width="15.573cm" svg:height="8.19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Datos.C7:Datos.C126" chart:label-cell-address="Datos.C1:Datos.C1" chart:class="chart:line">
            <chart:data-point chart:repeated="120"/>
          </chart:series>
          <chart:series chart:style-name="ch8" chart:values-cell-range-address="Datos.G7:Datos.G126" chart:label-cell-address="Datos.G1:Datos.G1" chart:class="chart:line">
            <chart:data-point chart:repeated="1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ntas</text:p>
                <draw:g>
                  <svg:desc>Datos.C1:Datos.C1</svg:desc>
                </draw:g>
              </table:table-cell>
              <table:table-cell office:value-type="string">
                <text:p>Promedio móvil 2 de lo anterior</text:p>
                <draw:g>
                  <svg:desc>Datos.G1:Datos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598">
                <text:p>31598</text:p>
                <draw:g>
                  <svg:desc>Datos.C7:Datos.C126</svg:desc>
                </draw:g>
              </table:table-cell>
              <table:table-cell office:value-type="float" office:value="NaN">
                <text:p>NaN</text:p>
                <draw:g>
                  <svg:desc>Datos.G7:Datos.G1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727">
                <text:p>37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993">
                <text:p>409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563">
                <text:p>365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614">
                <text:p>366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718">
                <text:p>29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154">
                <text:p>19154</text:p>
              </table:table-cell>
              <table:table-cell office:value-type="float" office:value="37638.7083333333">
                <text:p>37638.708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294">
                <text:p>65294</text:p>
              </table:table-cell>
              <table:table-cell office:value-type="float" office:value="38083.25">
                <text:p>38083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933">
                <text:p>34933</text:p>
              </table:table-cell>
              <table:table-cell office:value-type="float" office:value="38185.25">
                <text:p>38185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542">
                <text:p>32542</text:p>
              </table:table-cell>
              <table:table-cell office:value-type="float" office:value="38247.7916666667">
                <text:p>38247.791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847">
                <text:p>41847</text:p>
              </table:table-cell>
              <table:table-cell office:value-type="float" office:value="38487.125">
                <text:p>38487.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158">
                <text:p>42158</text:p>
              </table:table-cell>
              <table:table-cell office:value-type="float" office:value="38394.5">
                <text:p>38394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645">
                <text:p>36645</text:p>
              </table:table-cell>
              <table:table-cell office:value-type="float" office:value="38089.8333333333">
                <text:p>38089.8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349">
                <text:p>43349</text:p>
              </table:table-cell>
              <table:table-cell office:value-type="float" office:value="37607.125">
                <text:p>37607.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819">
                <text:p>37819</text:p>
              </table:table-cell>
              <table:table-cell office:value-type="float" office:value="37095.875">
                <text:p>37095.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238">
                <text:p>41238</text:p>
              </table:table-cell>
              <table:table-cell office:value-type="float" office:value="36843.0416666667">
                <text:p>36843.041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683">
                <text:p>37683</text:p>
              </table:table-cell>
              <table:table-cell office:value-type="float" office:value="36336.5416666667">
                <text:p>36336.541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426">
                <text:p>26426</text:p>
              </table:table-cell>
              <table:table-cell office:value-type="float" office:value="35441.4166666667">
                <text:p>35441.41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134">
                <text:p>15134</text:p>
              </table:table-cell>
              <table:table-cell office:value-type="float" office:value="34876.75">
                <text:p>34876.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729">
                <text:p>57729</text:p>
              </table:table-cell>
              <table:table-cell office:value-type="float" office:value="34471.4166666667">
                <text:p>34471.41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228">
                <text:p>30228</text:p>
              </table:table-cell>
              <table:table-cell office:value-type="float" office:value="34004.25">
                <text:p>34004.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179">
                <text:p>31179</text:p>
              </table:table-cell>
              <table:table-cell office:value-type="float" office:value="33600.5416666667">
                <text:p>33600.541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054">
                <text:p>31054</text:p>
              </table:table-cell>
              <table:table-cell office:value-type="float" office:value="33108.125">
                <text:p>33108.1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468">
                <text:p>31468</text:p>
              </table:table-cell>
              <table:table-cell office:value-type="float" office:value="32975.375">
                <text:p>32975.3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3783">
                <text:p>33783</text:p>
              </table:table-cell>
              <table:table-cell office:value-type="float" office:value="33261.5416666667">
                <text:p>33261.541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483">
                <text:p>36483</text:p>
              </table:table-cell>
              <table:table-cell office:value-type="float" office:value="33586.3333333333">
                <text:p>33586.3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473">
                <text:p>33473</text:p>
              </table:table-cell>
              <table:table-cell office:value-type="float" office:value="33976.625">
                <text:p>33976.6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5895">
                <text:p>35895</text:p>
              </table:table-cell>
              <table:table-cell office:value-type="float" office:value="34706.0833333333">
                <text:p>34706.083333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208">
                <text:p>31208</text:p>
              </table:table-cell>
              <table:table-cell office:value-type="float" office:value="35555.0833333333">
                <text:p>35555.08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715">
                <text:p>29715</text:p>
              </table:table-cell>
              <table:table-cell office:value-type="float" office:value="36183.125">
                <text:p>36183.1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713">
                <text:p>18713</text:p>
              </table:table-cell>
              <table:table-cell office:value-type="float" office:value="36744.5833333333">
                <text:p>36744.5833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1945">
                <text:p>61945</text:p>
              </table:table-cell>
              <table:table-cell office:value-type="float" office:value="37331.8333333333">
                <text:p>37331.83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379">
                <text:p>35379</text:p>
              </table:table-cell>
              <table:table-cell office:value-type="float" office:value="38030.2916666667">
                <text:p>38030.291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535">
                <text:p>43535</text:p>
              </table:table-cell>
              <table:table-cell office:value-type="float" office:value="38970.9166666667">
                <text:p>38970.916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074">
                <text:p>39074</text:p>
              </table:table-cell>
              <table:table-cell office:value-type="float" office:value="39879.625">
                <text:p>39879.6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521">
                <text:p>38521</text:p>
              </table:table-cell>
              <table:table-cell office:value-type="float" office:value="40722.1666666667">
                <text:p>40722.1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205">
                <text:p>40205</text:p>
              </table:table-cell>
              <table:table-cell office:value-type="float" office:value="41712.8333333333">
                <text:p>41712.8333333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155">
                <text:p>44155</text:p>
              </table:table-cell>
              <table:table-cell office:value-type="float" office:value="42874">
                <text:p>428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564">
                <text:p>42564</text:p>
              </table:table-cell>
              <table:table-cell office:value-type="float" office:value="44000.5416666667">
                <text:p>44000.54166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9379">
                <text:p>49379</text:p>
              </table:table-cell>
              <table:table-cell office:value-type="float" office:value="44816.4166666667">
                <text:p>44816.4166666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533">
                <text:p>39533</text:p>
              </table:table-cell>
              <table:table-cell office:value-type="float" office:value="45605.8333333333">
                <text:p>45605.8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611">
                <text:p>41611</text:p>
              </table:table-cell>
              <table:table-cell office:value-type="float" office:value="46542.5833333333">
                <text:p>46542.583333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593">
                <text:p>30593</text:p>
              </table:table-cell>
              <table:table-cell office:value-type="float" office:value="47826.2083333333">
                <text:p>47826.208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7933">
                <text:p>77933</text:p>
              </table:table-cell>
              <table:table-cell office:value-type="float" office:value="49067.4166666667">
                <text:p>49067.416666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428">
                <text:p>46428</text:p>
              </table:table-cell>
              <table:table-cell office:value-type="float" office:value="50346.7083333333">
                <text:p>50346.7083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2067">
                <text:p>52067</text:p>
              </table:table-cell>
              <table:table-cell office:value-type="float" office:value="51843.1666666667">
                <text:p>51843.1666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488">
                <text:p>49488</text:p>
              </table:table-cell>
              <table:table-cell office:value-type="float" office:value="53199.75">
                <text:p>53199.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589">
                <text:p>50589</text:p>
              </table:table-cell>
              <table:table-cell office:value-type="float" office:value="54283.0416666667">
                <text:p>54283.041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8944">
                <text:p>58944</text:p>
              </table:table-cell>
              <table:table-cell office:value-type="float" office:value="54643.5833333333">
                <text:p>54643.5833333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5205">
                <text:p>55205</text:p>
              </table:table-cell>
              <table:table-cell office:value-type="float" office:value="55105.7083333333">
                <text:p>55105.70833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2217">
                <text:p>62217</text:p>
              </table:table-cell>
              <table:table-cell office:value-type="float" office:value="55561.5">
                <text:p>55561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5641">
                <text:p>65641</text:p>
              </table:table-cell>
              <table:table-cell office:value-type="float" office:value="55961.7083333333">
                <text:p>55961.7083333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5829">
                <text:p>55829</text:p>
              </table:table-cell>
              <table:table-cell office:value-type="float" office:value="56259.7083333333">
                <text:p>56259.7083333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1314">
                <text:p>51314</text:p>
              </table:table-cell>
              <table:table-cell office:value-type="float" office:value="56446.625">
                <text:p>56446.6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543">
                <text:p>29543</text:p>
              </table:table-cell>
              <table:table-cell office:value-type="float" office:value="56587.5833333333">
                <text:p>56587.58333333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0074">
                <text:p>90074</text:p>
              </table:table-cell>
              <table:table-cell office:value-type="float" office:value="56477.5416666667">
                <text:p>56477.54166666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5226">
                <text:p>45226</text:p>
              </table:table-cell>
              <table:table-cell office:value-type="float" office:value="56368.7916666667">
                <text:p>56368.7916666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2874">
                <text:p>62874</text:p>
              </table:table-cell>
              <table:table-cell office:value-type="float" office:value="55445.1666666667">
                <text:p>55445.1666666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5833">
                <text:p>45833</text:p>
              </table:table-cell>
              <table:table-cell office:value-type="float" office:value="54532.9166666667">
                <text:p>54532.9166666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8730">
                <text:p>58730</text:p>
              </table:table-cell>
              <table:table-cell office:value-type="float" office:value="53932.6666666667">
                <text:p>53932.6666666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4186">
                <text:p>54186</text:p>
              </table:table-cell>
              <table:table-cell office:value-type="float" office:value="53392.7083333333">
                <text:p>53392.70833333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7322">
                <text:p>57322</text:p>
              </table:table-cell>
              <table:table-cell office:value-type="float" office:value="52955.7083333333">
                <text:p>52955.7083333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7490">
                <text:p>57490</text:p>
              </table:table-cell>
              <table:table-cell office:value-type="float" office:value="52766.875">
                <text:p>52766.8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8201">
                <text:p>48201</text:p>
              </table:table-cell>
              <table:table-cell office:value-type="float" office:value="52646.625">
                <text:p>52646.6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1375">
                <text:p>51375</text:p>
              </table:table-cell>
              <table:table-cell office:value-type="float" office:value="53045.625">
                <text:p>53045.6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1362">
                <text:p>41362</text:p>
              </table:table-cell>
              <table:table-cell office:value-type="float" office:value="54163">
                <text:p>5416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536">
                <text:p>26536</text:p>
              </table:table-cell>
              <table:table-cell office:value-type="float" office:value="54680.875">
                <text:p>54680.8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2593">
                <text:p>82593</text:p>
              </table:table-cell>
              <table:table-cell office:value-type="float" office:value="55097.4583333333">
                <text:p>55097.4583333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8175">
                <text:p>48175</text:p>
              </table:table-cell>
              <table:table-cell office:value-type="float" office:value="55675.5">
                <text:p>55675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7039">
                <text:p>57039</text:p>
              </table:table-cell>
              <table:table-cell office:value-type="float" office:value="56540.625">
                <text:p>56540.6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1244">
                <text:p>61244</text:p>
              </table:table-cell>
              <table:table-cell office:value-type="float" office:value="57799.0833333333">
                <text:p>57799.0833333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0136">
                <text:p>70136</text:p>
              </table:table-cell>
              <table:table-cell office:value-type="float" office:value="58577.3333333333">
                <text:p>58577.3333333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5209">
                <text:p>55209</text:p>
              </table:table-cell>
              <table:table-cell office:value-type="float" office:value="59185.0833333333">
                <text:p>59185.0833333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6297">
                <text:p>66297</text:p>
              </table:table-cell>
              <table:table-cell office:value-type="float" office:value="59726.3333333333">
                <text:p>59726.3333333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2388">
                <text:p>62388</text:p>
              </table:table-cell>
              <table:table-cell office:value-type="float" office:value="59703.375">
                <text:p>59703.3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4066">
                <text:p>64066</text:p>
              </table:table-cell>
              <table:table-cell office:value-type="float" office:value="58813.9583333333">
                <text:p>58813.95833333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5713">
                <text:p>65713</text:p>
              </table:table-cell>
              <table:table-cell office:value-type="float" office:value="57205.75">
                <text:p>57205.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5702">
                <text:p>45702</text:p>
              </table:table-cell>
              <table:table-cell office:value-type="float" office:value="55228.75">
                <text:p>55228.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6782">
                <text:p>36782</text:p>
              </table:table-cell>
              <table:table-cell office:value-type="float" office:value="53452.3333333333">
                <text:p>53452.33333333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5337">
                <text:p>85337</text:p>
              </table:table-cell>
              <table:table-cell office:value-type="float" office:value="52011.875">
                <text:p>52011.8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4880">
                <text:p>44880</text:p>
              </table:table-cell>
              <table:table-cell office:value-type="float" office:value="50513.75">
                <text:p>50513.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8988">
                <text:p>38988</text:p>
              </table:table-cell>
              <table:table-cell office:value-type="float" office:value="49004.9583333333">
                <text:p>49004.95833333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0698">
                <text:p>40698</text:p>
              </table:table-cell>
              <table:table-cell office:value-type="float" office:value="47135.75">
                <text:p>47135.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3234">
                <text:p>43234</text:p>
              </table:table-cell>
              <table:table-cell office:value-type="float" office:value="45339.7083333333">
                <text:p>45339.70833333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9477">
                <text:p>39477</text:p>
              </table:table-cell>
              <table:table-cell office:value-type="float" office:value="43975.5416666667">
                <text:p>43975.54166666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7458">
                <text:p>47458</text:p>
              </table:table-cell>
              <table:table-cell office:value-type="float" office:value="41856.7083333333">
                <text:p>41856.70833333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5272">
                <text:p>45272</text:p>
              </table:table-cell>
              <table:table-cell office:value-type="float" office:value="39830.9583333333">
                <text:p>39830.95833333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971">
                <text:p>44971</text:p>
              </table:table-cell>
              <table:table-cell office:value-type="float" office:value="39165">
                <text:p>391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9947">
                <text:p>39947</text:p>
              </table:table-cell>
              <table:table-cell office:value-type="float" office:value="38961.6666666667">
                <text:p>38961.66666666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8363">
                <text:p>28363</text:p>
              </table:table-cell>
              <table:table-cell office:value-type="float" office:value="38542.9166666667">
                <text:p>38542.91666666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1381">
                <text:p>21381</text:p>
              </table:table-cell>
              <table:table-cell office:value-type="float" office:value="38307.4166666667">
                <text:p>38307.4166666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9886">
                <text:p>49886</text:p>
              </table:table-cell>
              <table:table-cell office:value-type="float" office:value="38294.7083333333">
                <text:p>38294.70833333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1713">
                <text:p>31713</text:p>
              </table:table-cell>
              <table:table-cell office:value-type="float" office:value="38000.875">
                <text:p>38000.8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6172">
                <text:p>36172</text:p>
              </table:table-cell>
              <table:table-cell office:value-type="float" office:value="37985.8333333333">
                <text:p>37985.83333333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8634">
                <text:p>38634</text:p>
              </table:table-cell>
              <table:table-cell office:value-type="float" office:value="38336.25">
                <text:p>38336.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5248">
                <text:p>35248</text:p>
              </table:table-cell>
              <table:table-cell office:value-type="float" office:value="38890.875">
                <text:p>38890.8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1811">
                <text:p>41811</text:p>
              </table:table-cell>
              <table:table-cell office:value-type="float" office:value="39331.7083333333">
                <text:p>39331.70833333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4819">
                <text:p>44819</text:p>
              </table:table-cell>
              <table:table-cell office:value-type="float" office:value="39108.4166666667">
                <text:p>39108.41666666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0859">
                <text:p>40859</text:p>
              </table:table-cell>
              <table:table-cell office:value-type="float" office:value="39028.7916666667">
                <text:p>39028.79166666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023">
                <text:p>49023</text:p>
              </table:table-cell>
              <table:table-cell office:value-type="float" office:value="39562.5833333333">
                <text:p>39562.58333333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4305">
                <text:p>44305</text:p>
              </table:table-cell>
              <table:table-cell office:value-type="float" office:value="40156.8333333333">
                <text:p>40156.83333333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7316">
                <text:p>37316</text:p>
              </table:table-cell>
              <table:table-cell office:value-type="float" office:value="40801.0833333333">
                <text:p>40801.08333333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3008">
                <text:p>23008</text:p>
              </table:table-cell>
              <table:table-cell office:value-type="float" office:value="41074.8333333333">
                <text:p>41074.83333333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2900">
                <text:p>42900</text:p>
              </table:table-cell>
              <table:table-cell office:value-type="float" office:value="41117.5">
                <text:p>41117.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6788">
                <text:p>36788</text:p>
              </table:table-cell>
              <table:table-cell office:value-type="float" office:value="41819.875">
                <text:p>41819.8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3908">
                <text:p>43908</text:p>
              </table:table-cell>
              <table:table-cell office:value-type="float" office:value="42515.625">
                <text:p>42515.6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5160">
                <text:p>45160</text:p>
              </table:table-cell>
              <table:table-cell office:value-type="float" office:value="42692.25">
                <text:p>42692.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4184">
                <text:p>44184</text:p>
              </table:table-cell>
              <table:table-cell office:value-type="float" office:value="42926.8333333333">
                <text:p>42926.83333333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9445">
                <text:p>39445</text:p>
              </table:table-cell>
              <table:table-cell office:value-type="float" office:value="43371.4583333333">
                <text:p>43371.458333333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8209">
                <text:p>48209</text:p>
              </table:table-cell>
              <table:table-cell office:value-type="float" office:value="44689.5416666667">
                <text:p>44689.54166666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4326">
                <text:p>54326</text:p>
              </table:table-cell>
              <table:table-cell office:value-type="float" office:value="45986.0833333333">
                <text:p>45986.08333333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2254">
                <text:p>52254</text:p>
              </table:table-cell>
              <table:table-cell office:value-type="float" office:value="46764.3333333333">
                <text:p>46764.33333333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5313">
                <text:p>45313</text:p>
              </table:table-cell>
              <table:table-cell office:value-type="float" office:value="47435.8333333333">
                <text:p>47435.83333333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1938">
                <text:p>41938</text:p>
              </table:table-cell>
              <table:table-cell office:value-type="float" office:value="48085.5">
                <text:p>48085.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9057">
                <text:p>290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8485">
                <text:p>684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2320">
                <text:p>423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7054">
                <text:p>570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8130">
                <text:p>48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6806">
                <text:p>5680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164cm" svg:height="9.28cm" xlink:href=".." xlink:type="simple" chart:class="chart:line" chart:style-name="ch1">
        <chart:title svg:x="7.205cm" svg:y="0.321cm" chart:style-name="ch2">
          <text:p>Diferencia con el período anterior</text:p>
        </chart:title>
        <chart:plot-area chart:style-name="ch3" table:cell-range-address="Datos.D8:Datos.D126" svg:x="0.423cm" svg:y="1.285cm" svg:width="20.318cm" svg:height="7.81cm">
          <chartooo:coordinate-region svg:x="1.706cm" svg:y="1.484cm" svg:width="19.035cm" svg:height="7.4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os.D8:Datos.D126" chart:class="chart:line">
            <chart:data-point chart:repeated="1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129">
                <text:p>6129</text:p>
                <draw:g>
                  <svg:desc>Datos.D8:Datos.D1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66">
                <text:p>32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430">
                <text:p>-44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896">
                <text:p>-68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0564">
                <text:p>-105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140">
                <text:p>461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0361">
                <text:p>-303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391">
                <text:p>-23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305">
                <text:p>93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5513">
                <text:p>-55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5530">
                <text:p>-55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19">
                <text:p>34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555">
                <text:p>-35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1257">
                <text:p>-112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1292">
                <text:p>-112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595">
                <text:p>425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7501">
                <text:p>-275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15">
                <text:p>23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3010">
                <text:p>-30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22">
                <text:p>24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4687">
                <text:p>-46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493">
                <text:p>-14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1002">
                <text:p>-110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232">
                <text:p>432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6566">
                <text:p>-265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156">
                <text:p>81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4461">
                <text:p>-44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553">
                <text:p>-5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84">
                <text:p>16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50">
                <text:p>395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591">
                <text:p>-15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815">
                <text:p>68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9846">
                <text:p>-98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78">
                <text:p>20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1018">
                <text:p>-110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7340">
                <text:p>4734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1505">
                <text:p>-315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639">
                <text:p>56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2579">
                <text:p>-25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01">
                <text:p>11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355">
                <text:p>83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739">
                <text:p>-37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012">
                <text:p>70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424">
                <text:p>34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9812">
                <text:p>-98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515">
                <text:p>-45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21771">
                <text:p>-217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0531">
                <text:p>605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4848">
                <text:p>-448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648">
                <text:p>176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7041">
                <text:p>-170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897">
                <text:p>128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544">
                <text:p>-45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36">
                <text:p>31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9289">
                <text:p>-92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74">
                <text:p>31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0013">
                <text:p>-100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4826">
                <text:p>-148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6057">
                <text:p>560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4418">
                <text:p>-344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864">
                <text:p>88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205">
                <text:p>42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892">
                <text:p>88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4927">
                <text:p>-149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088">
                <text:p>110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3909">
                <text:p>-39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78">
                <text:p>167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47">
                <text:p>16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0011">
                <text:p>-200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8920">
                <text:p>-892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8555">
                <text:p>485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40457">
                <text:p>-4045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5892">
                <text:p>-589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10">
                <text:p>171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36">
                <text:p>25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3757">
                <text:p>-375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981">
                <text:p>79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2186">
                <text:p>-21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301">
                <text:p>-3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5024">
                <text:p>-50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1584">
                <text:p>-1158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6982">
                <text:p>-698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8505">
                <text:p>285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8173">
                <text:p>-181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459">
                <text:p>44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62">
                <text:p>246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3386">
                <text:p>-33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563">
                <text:p>65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008">
                <text:p>30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960">
                <text:p>-396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164">
                <text:p>81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4718">
                <text:p>-47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6989">
                <text:p>-698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4308">
                <text:p>-143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9892">
                <text:p>1989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6112">
                <text:p>-61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120">
                <text:p>712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976">
                <text:p>-9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4739">
                <text:p>-473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764">
                <text:p>876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117">
                <text:p>611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2072">
                <text:p>-20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6941">
                <text:p>-69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3375">
                <text:p>-33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2881">
                <text:p>-1288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9428">
                <text:p>3942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26165">
                <text:p>-2616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734">
                <text:p>1473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8924">
                <text:p>-89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676">
                <text:p>86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5">
      <number:number number:decimal-places="2" loext:min-decimal-places="2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5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119cm" svg:height="9.845cm" xlink:href=".." xlink:type="simple" chart:class="chart:line" chart:style-name="ch1">
        <chart:title svg:x="6.401cm" svg:y="0.332cm" chart:style-name="ch2">
          <text:p>Diferencia porcentual con el mes anterior</text:p>
        </chart:title>
        <chart:plot-area chart:style-name="ch3" table:cell-range-address="Datos.E1:Datos.E126" chart:data-source-has-labels="row" svg:x="0.422cm" svg:y="1.307cm" svg:width="20.275cm" svg:height="8.342cm">
          <chartooo:coordinate-region svg:x="2.234cm" svg:y="1.506cm" svg:width="18.463cm" svg:height="7.94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os.E8:Datos.E126" chart:label-cell-address="Datos.E1:Datos.E7" chart:class="chart:line">
            <chart:data-point chart:repeated="1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erencia / Ventas mes anterior (porcentaje) -52,90 % 21,11 % -13,12 % -14,21 % -10,01 %</text:p>
                <text:list>
                  <text:list-item>
                    <text:p>Diferencia / Ventas mes anterior (porcentaje)</text:p>
                  </text:list-item>
                  <text:list-item>
                    <text:p/>
                  </text:list-item>
                  <text:list-item>
                    <text:p>-52,90 %</text:p>
                  </text:list-item>
                  <text:list-item>
                    <text:p>21,11 %</text:p>
                  </text:list-item>
                  <text:list-item>
                    <text:p>-13,12 %</text:p>
                  </text:list-item>
                  <text:list-item>
                    <text:p>-14,21 %</text:p>
                  </text:list-item>
                  <text:list-item>
                    <text:p>-10,01 %</text:p>
                  </text:list-item>
                </text:list>
                <draw:g>
                  <svg:desc>Datos.E1:Datos.E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93967972656497">
                <text:p>0.193967972656497</text:p>
                <draw:g>
                  <svg:desc>Datos.E8:Datos.E1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65693005009675">
                <text:p>0.08656930050096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08067230990657">
                <text:p>-0.1080672309906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3948527199628">
                <text:p>0.00139485271996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88343256677774">
                <text:p>-0.1883432566777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355474796419678">
                <text:p>-0.3554747964196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40889631408583">
                <text:p>2.408896314085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464989126106534">
                <text:p>-0.4649891261065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684453095926488">
                <text:p>-0.06844530959264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85938172208223">
                <text:p>0.2859381722082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743183501804191">
                <text:p>0.007431835018041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130769960624318">
                <text:p>-0.1307699606243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82944467185155">
                <text:p>0.1829444671851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27569263420148">
                <text:p>-0.1275692634201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904042941378672">
                <text:p>0.09040429413786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862068965517241">
                <text:p>-0.08620689655172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29872886978213">
                <text:p>-0.298728869782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427306440626656">
                <text:p>-0.4273064406266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81452358926919">
                <text:p>2.814523589269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476381021670218">
                <text:p>-0.4763810216702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314608971814212">
                <text:p>0.03146089718142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0400910869495494">
                <text:p>-0.004009108694954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33316158948928">
                <text:p>0.01333161589489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735667980170332">
                <text:p>0.07356679801703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799218541870171">
                <text:p>0.07992185418701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825041800290546">
                <text:p>-0.08250418002905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723568249036537">
                <text:p>0.07235682490365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13057528903747">
                <text:p>-0.130575289037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478402973596514">
                <text:p>-0.04784029735965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37025071512704">
                <text:p>-0.370250715127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31026559076578">
                <text:p>2.310265590765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42886431511825">
                <text:p>-0.428864315118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30532236637553">
                <text:p>0.2305322366375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102469277592741">
                <text:p>-0.1024692775927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14152633464708">
                <text:p>-0.0141526334647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437164144233016">
                <text:p>0.04371641442330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982464867553787">
                <text:p>0.09824648675537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360321594383422">
                <text:p>-0.03603215943834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60111831594775">
                <text:p>0.1601118315947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19939650458697">
                <text:p>-0.199396504586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525636809753877">
                <text:p>0.05256368097538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264785753767033">
                <text:p>-0.2647857537670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54741280685124">
                <text:p>1.547412806851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404257503239962">
                <text:p>-0.4042575032399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21456879469286">
                <text:p>0.1214568794692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495323333397353">
                <text:p>-0.04953233333973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22478176527643">
                <text:p>0.02224781765276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65154480222973">
                <text:p>0.1651544802229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634330890336591">
                <text:p>-0.06343308903365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27017480300697">
                <text:p>0.1270174803006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550331902856133">
                <text:p>0.05503319028561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149479745890526">
                <text:p>-0.1494797458905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80871948270612">
                <text:p>-0.0808719482706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424270179678061">
                <text:p>-0.4242701796780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04891175574586">
                <text:p>2.048911755745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497901725248129">
                <text:p>-0.4979017252481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9021801618538">
                <text:p>0.390218016185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271034131755575">
                <text:p>-0.2710341317555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8139113739009">
                <text:p>0.281391137390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773710199216755">
                <text:p>-0.07737101992167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578747277894659">
                <text:p>0.057874727789465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293081190467883">
                <text:p>0.002930811904678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161575926248043">
                <text:p>-0.1615759262480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658492562394971">
                <text:p>0.06584925623949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194900243309002">
                <text:p>-0.1949002433090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358444949470528">
                <text:p>-0.3584449494705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11248869460356">
                <text:p>2.112488694603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416718123811945">
                <text:p>-0.4167181238119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83995848469123">
                <text:p>0.1839958484691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737214888059047">
                <text:p>0.07372148880590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45189732871792">
                <text:p>0.1451897328717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212829360100376">
                <text:p>-0.2128293601003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00836820083682">
                <text:p>0.2008368200836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589619439793656">
                <text:p>-0.05896194397936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268961979867923">
                <text:p>0.02689619798679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257078637654918">
                <text:p>0.02570786376549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304521175414302">
                <text:p>-0.3045211754143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195177453940747">
                <text:p>-0.1951774539407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32007503670274">
                <text:p>1.320075036702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474085097905949">
                <text:p>-0.4740850979059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131283422459893">
                <text:p>-0.13128342245989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43859649122807">
                <text:p>0.0438596491228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62312644355988">
                <text:p>0.0623126443559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868991997039367">
                <text:p>-0.08689919970393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02168351191833">
                <text:p>0.2021683511918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460617809431497">
                <text:p>-0.04606178094314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0664870118395476">
                <text:p>-0.006648701183954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11716439483223">
                <text:p>-0.1117164394832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289984229103562">
                <text:p>-0.2899842291035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246165779360434">
                <text:p>-0.2461657793604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33319302184182">
                <text:p>1.3331930218418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364290582528164">
                <text:p>-0.3642905825281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40604799293665">
                <text:p>0.1406047992936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680636956762136">
                <text:p>0.06806369567621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876430087487705">
                <text:p>-0.08764300874877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86194961416251">
                <text:p>0.1861949614162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719427901748344">
                <text:p>0.07194279017483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883553849929717">
                <text:p>-0.088355384992971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99809099586382">
                <text:p>0.19980909958638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962405401546213">
                <text:p>-0.09624054015462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157747432569687">
                <text:p>-0.15774743256968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383428020152213">
                <text:p>-0.38342802015221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864568845618915">
                <text:p>0.8645688456189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142470862470862">
                <text:p>-0.14247086247086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93541372186583">
                <text:p>0.19354137218658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285141659834199">
                <text:p>0.028514165983419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216120460584588">
                <text:p>-0.02161204605845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107256020278834">
                <text:p>-0.10725602027883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22182786157941">
                <text:p>0.22218278615794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2688502146902">
                <text:p>0.126885021469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381401170710157">
                <text:p>-0.038140117071015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132831936311096">
                <text:p>-0.13283193631109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744819367510427">
                <text:p>-0.074481936751042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307143879059564">
                <text:p>-0.3071438790595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35691915889459">
                <text:p>1.3569191588945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382054464481273">
                <text:p>-0.38205446448127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48156899810964">
                <text:p>0.3481568998109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156413222561082">
                <text:p>-0.15641322256108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80261790982755">
                <text:p>0.1802617909827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292cm" svg:height="13.372cm" xlink:href=".." xlink:type="simple" chart:class="chart:line" chart:style-name="ch1">
        <chart:plot-area chart:style-name="ch2" table:cell-range-address="Datos.C1:Datos.C123 Datos.K1:Datos.K123" chart:data-source-has-labels="row" svg:x="0.425cm" svg:y="0.267cm" svg:width="20.442cm" svg:height="12.838cm">
          <chartooo:coordinate-region svg:x="2.528cm" svg:y="0.388cm" svg:width="16.976cm" svg:height="11.71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axis chart:dimension="y" chart:name="secondary-y" chart:style-name="ch5"/>
          <chart:series chart:attached-axis="secondary-y" chart:style-name="ch6" chart:values-cell-range-address="Datos.C2:Datos.C123" chart:label-cell-address="Datos.C1:Datos.C1" chart:class="chart:line">
            <chart:data-point chart:repeated="122"/>
          </chart:series>
          <chart:series chart:attached-axis="primary-y" chart:style-name="ch7" chart:values-cell-range-address="Datos.K2:Datos.K123" chart:label-cell-address="Datos.K1:Datos.K1" chart:class="chart:line">
            <chart:data-point chart:repeated="1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ntas</text:p>
                <draw:g>
                  <svg:desc>Datos.C1:Datos.C1</svg:desc>
                </draw:g>
              </table:table-cell>
              <table:table-cell office:value-type="string">
                <text:p>Exportaciones (dólares)</text:p>
                <draw:g>
                  <svg:desc>Datos.K1:Datos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2587">
                <text:p>82587</text:p>
                <draw:g>
                  <svg:desc>Datos.C2:Datos.C123</svg:desc>
                </draw:g>
              </table:table-cell>
              <table:table-cell office:value-type="float" office:value="3388900000">
                <text:p>3388900000</text:p>
                <draw:g>
                  <svg:desc>Datos.K2:Datos.K1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897">
                <text:p>38897</text:p>
              </table:table-cell>
              <table:table-cell office:value-type="float" office:value="3585100000">
                <text:p>358510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7109">
                <text:p>47109</text:p>
              </table:table-cell>
              <table:table-cell office:value-type="float" office:value="4170300000">
                <text:p>417030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930">
                <text:p>40930</text:p>
              </table:table-cell>
              <table:table-cell office:value-type="float" office:value="4296800000">
                <text:p>429680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113">
                <text:p>35113</text:p>
              </table:table-cell>
              <table:table-cell office:value-type="float" office:value="4849800000">
                <text:p>484980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598">
                <text:p>31598</text:p>
              </table:table-cell>
              <table:table-cell office:value-type="float" office:value="4518800000">
                <text:p>4518800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727">
                <text:p>37727</text:p>
              </table:table-cell>
              <table:table-cell office:value-type="float" office:value="4610900000">
                <text:p>4610900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993">
                <text:p>40993</text:p>
              </table:table-cell>
              <table:table-cell office:value-type="float" office:value="4918900000">
                <text:p>4918900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563">
                <text:p>36563</text:p>
              </table:table-cell>
              <table:table-cell office:value-type="float" office:value="4817300000">
                <text:p>4817300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614">
                <text:p>36614</text:p>
              </table:table-cell>
              <table:table-cell office:value-type="float" office:value="5525000000">
                <text:p>5525000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718">
                <text:p>29718</text:p>
              </table:table-cell>
              <table:table-cell office:value-type="float" office:value="5411700000">
                <text:p>5411700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154">
                <text:p>19154</text:p>
              </table:table-cell>
              <table:table-cell office:value-type="float" office:value="5685300000">
                <text:p>5685300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294">
                <text:p>65294</text:p>
              </table:table-cell>
              <table:table-cell office:value-type="float" office:value="5810000000">
                <text:p>5810000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933">
                <text:p>34933</text:p>
              </table:table-cell>
              <table:table-cell office:value-type="float" office:value="5216000000">
                <text:p>5216000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542">
                <text:p>32542</text:p>
              </table:table-cell>
              <table:table-cell office:value-type="float" office:value="4982000000">
                <text:p>4982000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847">
                <text:p>41847</text:p>
              </table:table-cell>
              <table:table-cell office:value-type="float" office:value="5832000000">
                <text:p>5832000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158">
                <text:p>42158</text:p>
              </table:table-cell>
              <table:table-cell office:value-type="float" office:value="6241000000">
                <text:p>6241000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645">
                <text:p>36645</text:p>
              </table:table-cell>
              <table:table-cell office:value-type="float" office:value="5391000000">
                <text:p>5391000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349">
                <text:p>43349</text:p>
              </table:table-cell>
              <table:table-cell office:value-type="float" office:value="7038700000">
                <text:p>7038700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7819">
                <text:p>37819</text:p>
              </table:table-cell>
              <table:table-cell office:value-type="float" office:value="7415000000">
                <text:p>7415000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238">
                <text:p>41238</text:p>
              </table:table-cell>
              <table:table-cell office:value-type="float" office:value="6980000000">
                <text:p>6980000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683">
                <text:p>37683</text:p>
              </table:table-cell>
              <table:table-cell office:value-type="float" office:value="6263000000">
                <text:p>62630000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426">
                <text:p>26426</text:p>
              </table:table-cell>
              <table:table-cell office:value-type="float" office:value="5099000000">
                <text:p>50990000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134">
                <text:p>15134</text:p>
              </table:table-cell>
              <table:table-cell office:value-type="float" office:value="4320000000">
                <text:p>43200000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729">
                <text:p>57729</text:p>
              </table:table-cell>
              <table:table-cell office:value-type="float" office:value="3730000000">
                <text:p>37300000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228">
                <text:p>30228</text:p>
              </table:table-cell>
              <table:table-cell office:value-type="float" office:value="3940900000">
                <text:p>39409000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179">
                <text:p>31179</text:p>
              </table:table-cell>
              <table:table-cell office:value-type="float" office:value="4191800000">
                <text:p>41918000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054">
                <text:p>31054</text:p>
              </table:table-cell>
              <table:table-cell office:value-type="float" office:value="5088000000">
                <text:p>50880000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468">
                <text:p>31468</text:p>
              </table:table-cell>
              <table:table-cell office:value-type="float" office:value="5138000000">
                <text:p>51380000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783">
                <text:p>33783</text:p>
              </table:table-cell>
              <table:table-cell office:value-type="float" office:value="5161000000">
                <text:p>51610000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483">
                <text:p>36483</text:p>
              </table:table-cell>
              <table:table-cell office:value-type="float" office:value="4895000000">
                <text:p>48950000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473">
                <text:p>33473</text:p>
              </table:table-cell>
              <table:table-cell office:value-type="float" office:value="4894900000">
                <text:p>48949000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895">
                <text:p>35895</text:p>
              </table:table-cell>
              <table:table-cell office:value-type="float" office:value="4581000000">
                <text:p>45810000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208">
                <text:p>31208</text:p>
              </table:table-cell>
              <table:table-cell office:value-type="float" office:value="4838700000">
                <text:p>48387000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715">
                <text:p>29715</text:p>
              </table:table-cell>
              <table:table-cell office:value-type="float" office:value="4933400000">
                <text:p>49334000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713">
                <text:p>18713</text:p>
              </table:table-cell>
              <table:table-cell office:value-type="float" office:value="4851500000">
                <text:p>48515000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1945">
                <text:p>61945</text:p>
              </table:table-cell>
              <table:table-cell office:value-type="float" office:value="4423000000">
                <text:p>44230000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5379">
                <text:p>35379</text:p>
              </table:table-cell>
              <table:table-cell office:value-type="float" office:value="4059900000">
                <text:p>40599000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535">
                <text:p>43535</text:p>
              </table:table-cell>
              <table:table-cell office:value-type="float" office:value="4714200000">
                <text:p>47142000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74">
                <text:p>39074</text:p>
              </table:table-cell>
              <table:table-cell office:value-type="float" office:value="6221600000">
                <text:p>62216000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8521">
                <text:p>38521</text:p>
              </table:table-cell>
              <table:table-cell office:value-type="float" office:value="6521400000">
                <text:p>65214000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205">
                <text:p>40205</text:p>
              </table:table-cell>
              <table:table-cell office:value-type="float" office:value="6353100000">
                <text:p>63531000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155">
                <text:p>44155</text:p>
              </table:table-cell>
              <table:table-cell office:value-type="float" office:value="6004100000">
                <text:p>60041000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564">
                <text:p>42564</text:p>
              </table:table-cell>
              <table:table-cell office:value-type="float" office:value="6368500000">
                <text:p>63685000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379">
                <text:p>49379</text:p>
              </table:table-cell>
              <table:table-cell office:value-type="float" office:value="6400800000">
                <text:p>64008000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533">
                <text:p>39533</text:p>
              </table:table-cell>
              <table:table-cell office:value-type="float" office:value="5884400000">
                <text:p>58844000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1611">
                <text:p>41611</text:p>
              </table:table-cell>
              <table:table-cell office:value-type="float" office:value="5963600000">
                <text:p>59636000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593">
                <text:p>30593</text:p>
              </table:table-cell>
              <table:table-cell office:value-type="float" office:value="5585100000">
                <text:p>55851000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7933">
                <text:p>77933</text:p>
              </table:table-cell>
              <table:table-cell office:value-type="float" office:value="5255000000">
                <text:p>52550000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6428">
                <text:p>46428</text:p>
              </table:table-cell>
              <table:table-cell office:value-type="float" office:value="5487400000">
                <text:p>54874000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067">
                <text:p>52067</text:p>
              </table:table-cell>
              <table:table-cell office:value-type="float" office:value="6159100000">
                <text:p>61591000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9488">
                <text:p>49488</text:p>
              </table:table-cell>
              <table:table-cell office:value-type="float" office:value="7150800000">
                <text:p>71508000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0589">
                <text:p>50589</text:p>
              </table:table-cell>
              <table:table-cell office:value-type="float" office:value="8082600000">
                <text:p>80826000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8944">
                <text:p>58944</text:p>
              </table:table-cell>
              <table:table-cell office:value-type="float" office:value="7939800000">
                <text:p>79398000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205">
                <text:p>55205</text:p>
              </table:table-cell>
              <table:table-cell office:value-type="float" office:value="7303700000">
                <text:p>73037000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2217">
                <text:p>62217</text:p>
              </table:table-cell>
              <table:table-cell office:value-type="float" office:value="8420300000">
                <text:p>84203000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5641">
                <text:p>65641</text:p>
              </table:table-cell>
              <table:table-cell office:value-type="float" office:value="7797800000">
                <text:p>77978000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5829">
                <text:p>55829</text:p>
              </table:table-cell>
              <table:table-cell office:value-type="float" office:value="7504300000">
                <text:p>75043000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1314">
                <text:p>51314</text:p>
              </table:table-cell>
              <table:table-cell office:value-type="float" office:value="6612900000">
                <text:p>66129000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43">
                <text:p>29543</text:p>
              </table:table-cell>
              <table:table-cell office:value-type="float" office:value="6337000000">
                <text:p>63370000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0074">
                <text:p>90074</text:p>
              </table:table-cell>
              <table:table-cell office:value-type="float" office:value="5625000000">
                <text:p>56250000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5226">
                <text:p>45226</text:p>
              </table:table-cell>
              <table:table-cell office:value-type="float" office:value="6003400000">
                <text:p>60034000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874">
                <text:p>62874</text:p>
              </table:table-cell>
              <table:table-cell office:value-type="float" office:value="6197100000">
                <text:p>61971000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5833">
                <text:p>45833</text:p>
              </table:table-cell>
              <table:table-cell office:value-type="float" office:value="6713200000">
                <text:p>67132000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8730">
                <text:p>58730</text:p>
              </table:table-cell>
              <table:table-cell office:value-type="float" office:value="7420000000">
                <text:p>74200000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4186">
                <text:p>54186</text:p>
              </table:table-cell>
              <table:table-cell office:value-type="float" office:value="7009400000">
                <text:p>70094000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7322">
                <text:p>57322</text:p>
              </table:table-cell>
              <table:table-cell office:value-type="float" office:value="7643700000">
                <text:p>76437000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7490">
                <text:p>57490</text:p>
              </table:table-cell>
              <table:table-cell office:value-type="float" office:value="7701300000">
                <text:p>77013000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8201">
                <text:p>48201</text:p>
              </table:table-cell>
              <table:table-cell office:value-type="float" office:value="6793400000">
                <text:p>67934000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1375">
                <text:p>51375</text:p>
              </table:table-cell>
              <table:table-cell office:value-type="float" office:value="6882100000">
                <text:p>68821000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1362">
                <text:p>41362</text:p>
              </table:table-cell>
              <table:table-cell office:value-type="float" office:value="6642900000">
                <text:p>66429000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6536">
                <text:p>26536</text:p>
              </table:table-cell>
              <table:table-cell office:value-type="float" office:value="6295000000">
                <text:p>62950000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2593">
                <text:p>82593</text:p>
              </table:table-cell>
              <table:table-cell office:value-type="float" office:value="5664900000">
                <text:p>56649000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8175">
                <text:p>48175</text:p>
              </table:table-cell>
              <table:table-cell office:value-type="float" office:value="5743000000">
                <text:p>57430000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7039">
                <text:p>57039</text:p>
              </table:table-cell>
              <table:table-cell office:value-type="float" office:value="5968300000">
                <text:p>59683000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1244">
                <text:p>61244</text:p>
              </table:table-cell>
              <table:table-cell office:value-type="float" office:value="7565200000">
                <text:p>75652000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0136">
                <text:p>70136</text:p>
              </table:table-cell>
              <table:table-cell office:value-type="float" office:value="8429000000">
                <text:p>84290000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5209">
                <text:p>55209</text:p>
              </table:table-cell>
              <table:table-cell office:value-type="float" office:value="7550900000">
                <text:p>75509000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6297">
                <text:p>66297</text:p>
              </table:table-cell>
              <table:table-cell office:value-type="float" office:value="7827900000">
                <text:p>78279000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2388">
                <text:p>62388</text:p>
              </table:table-cell>
              <table:table-cell office:value-type="float" office:value="7734900000">
                <text:p>77349000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4066">
                <text:p>64066</text:p>
              </table:table-cell>
              <table:table-cell office:value-type="float" office:value="6994900000">
                <text:p>69949000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5713">
                <text:p>65713</text:p>
              </table:table-cell>
              <table:table-cell office:value-type="float" office:value="7271000000">
                <text:p>72710000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5702">
                <text:p>45702</text:p>
              </table:table-cell>
              <table:table-cell office:value-type="float" office:value="6829000000">
                <text:p>68290000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6782">
                <text:p>36782</text:p>
              </table:table-cell>
              <table:table-cell office:value-type="float" office:value="5447000000">
                <text:p>54470000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337">
                <text:p>85337</text:p>
              </table:table-cell>
              <table:table-cell office:value-type="float" office:value="5231000000">
                <text:p>52310000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4880">
                <text:p>44880</text:p>
              </table:table-cell>
              <table:table-cell office:value-type="float" office:value="5393000000">
                <text:p>53930000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8988">
                <text:p>38988</text:p>
              </table:table-cell>
              <table:table-cell office:value-type="float" office:value="5253000000">
                <text:p>52530000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0698">
                <text:p>40698</text:p>
              </table:table-cell>
              <table:table-cell office:value-type="float" office:value="6476700000">
                <text:p>64767000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3234">
                <text:p>43234</text:p>
              </table:table-cell>
              <table:table-cell office:value-type="float" office:value="7178000000">
                <text:p>71780000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9477">
                <text:p>39477</text:p>
              </table:table-cell>
              <table:table-cell office:value-type="float" office:value="7288000000">
                <text:p>72880000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7458">
                <text:p>47458</text:p>
              </table:table-cell>
              <table:table-cell office:value-type="float" office:value="6723000000">
                <text:p>67230000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272">
                <text:p>45272</text:p>
              </table:table-cell>
              <table:table-cell office:value-type="float" office:value="6599000000">
                <text:p>65990000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4971">
                <text:p>44971</text:p>
              </table:table-cell>
              <table:table-cell office:value-type="float" office:value="6016000000">
                <text:p>60160000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9947">
                <text:p>39947</text:p>
              </table:table-cell>
              <table:table-cell office:value-type="float" office:value="5967000000">
                <text:p>59670000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363">
                <text:p>28363</text:p>
              </table:table-cell>
              <table:table-cell office:value-type="float" office:value="5279000000">
                <text:p>52790000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1381">
                <text:p>21381</text:p>
              </table:table-cell>
              <table:table-cell office:value-type="float" office:value="4573000000">
                <text:p>45730000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9886">
                <text:p>49886</text:p>
              </table:table-cell>
              <table:table-cell office:value-type="float" office:value="3797000000">
                <text:p>37970000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1713">
                <text:p>31713</text:p>
              </table:table-cell>
              <table:table-cell office:value-type="float" office:value="3867000000">
                <text:p>38670000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6172">
                <text:p>36172</text:p>
              </table:table-cell>
              <table:table-cell office:value-type="float" office:value="4390000000">
                <text:p>43900000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8634">
                <text:p>38634</text:p>
              </table:table-cell>
              <table:table-cell office:value-type="float" office:value="5146000000">
                <text:p>51460000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5248">
                <text:p>35248</text:p>
              </table:table-cell>
              <table:table-cell office:value-type="float" office:value="5202000000">
                <text:p>52020000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1811">
                <text:p>41811</text:p>
              </table:table-cell>
              <table:table-cell office:value-type="float" office:value="6039000000">
                <text:p>60390000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4819">
                <text:p>44819</text:p>
              </table:table-cell>
              <table:table-cell office:value-type="float" office:value="5567000000">
                <text:p>55670000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0859">
                <text:p>40859</text:p>
              </table:table-cell>
              <table:table-cell office:value-type="float" office:value="5131000000">
                <text:p>51310000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9023">
                <text:p>49023</text:p>
              </table:table-cell>
              <table:table-cell office:value-type="float" office:value="5169000000">
                <text:p>51690000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4305">
                <text:p>44305</text:p>
              </table:table-cell>
              <table:table-cell office:value-type="float" office:value="5032000000">
                <text:p>50320000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7316">
                <text:p>37316</text:p>
              </table:table-cell>
              <table:table-cell office:value-type="float" office:value="4000000000">
                <text:p>40000000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3008">
                <text:p>23008</text:p>
              </table:table-cell>
              <table:table-cell office:value-type="float" office:value="3411000000">
                <text:p>34110000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2900">
                <text:p>42900</text:p>
              </table:table-cell>
              <table:table-cell office:value-type="float" office:value="3875000000">
                <text:p>387500000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6788">
                <text:p>36788</text:p>
              </table:table-cell>
              <table:table-cell office:value-type="float" office:value="4143000000">
                <text:p>414300000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3908">
                <text:p>43908</text:p>
              </table:table-cell>
              <table:table-cell office:value-type="float" office:value="4424000000">
                <text:p>44240000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5160">
                <text:p>45160</text:p>
              </table:table-cell>
              <table:table-cell office:value-type="float" office:value="4743000000">
                <text:p>47430000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4184">
                <text:p>44184</text:p>
              </table:table-cell>
              <table:table-cell office:value-type="float" office:value="5371000000">
                <text:p>53710000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9445">
                <text:p>39445</text:p>
              </table:table-cell>
              <table:table-cell office:value-type="float" office:value="5285000000">
                <text:p>52850000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8209">
                <text:p>48209</text:p>
              </table:table-cell>
              <table:table-cell office:value-type="float" office:value="4980000000">
                <text:p>498000000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4326">
                <text:p>54326</text:p>
              </table:table-cell>
              <table:table-cell office:value-type="float" office:value="5759000000">
                <text:p>57590000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2254">
                <text:p>52254</text:p>
              </table:table-cell>
              <table:table-cell office:value-type="float" office:value="5018000000">
                <text:p>501800000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5313">
                <text:p>45313</text:p>
              </table:table-cell>
              <table:table-cell office:value-type="float" office:value="4711000000">
                <text:p>47110000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1938">
                <text:p>41938</text:p>
              </table:table-cell>
              <table:table-cell office:value-type="float" office:value="4836000000">
                <text:p>483600000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9057">
                <text:p>29057</text:p>
              </table:table-cell>
              <table:table-cell office:value-type="float" office:value="4587000000">
                <text:p>458700000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8485">
                <text:p>68485</text:p>
              </table:table-cell>
              <table:table-cell office:value-type="float" office:value="4252000000">
                <text:p>425200000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2320">
                <text:p>42320</text:p>
              </table:table-cell>
              <table:table-cell office:value-type="float" office:value="3888000000">
                <text:p>38880000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165cm" svg:y="0.316cm" chart:style-name="ch2">
          <text:p>Ventas desestacionalizadas</text:p>
        </chart:title>
        <chart:plot-area chart:style-name="ch3" table:cell-range-address="Datos.J1:Datos.J126" chart:data-source-has-labels="row" svg:x="0.32cm" svg:y="1.275cm" svg:width="15.36cm" svg:height="7.545cm">
          <chartooo:coordinate-region svg:x="1.973cm" svg:y="1.396cm" svg:width="13.707cm" svg:height="6.42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os.J2:Datos.J126" chart:label-cell-address="Datos.J1:Datos.J1" chart:class="chart:line">
            <chart:data-point chart:repeated="1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 desestacionalizada</text:p>
                <draw:g>
                  <svg:desc>Datos.J1:Datos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688.3516436959">
                <text:p>51688.3516436959</text:p>
                <draw:g>
                  <svg:desc>Datos.J2:Datos.J1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699.6064590264">
                <text:p>43699.60645902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820.6574883666">
                <text:p>46820.65748836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697.4594571446">
                <text:p>41697.45945714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727.6545429617">
                <text:p>36727.65454296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723.0574818514">
                <text:p>32723.05748185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668.0152965756">
                <text:p>34668.01529657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085.1453799933">
                <text:p>39085.14537999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661.9181201734">
                <text:p>32661.91812017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828.9605283165">
                <text:p>36828.96052831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847.117800409">
                <text:p>35847.1178004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621.0415823662">
                <text:p>36621.04158236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865.260055741">
                <text:p>40865.2600557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246.172003835">
                <text:p>39246.1720038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342.8184845025">
                <text:p>32342.81848450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631.6536990748">
                <text:p>42631.65369907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096.6155048609">
                <text:p>44096.61550486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949.7576246105">
                <text:p>37949.75762461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834.1716831779">
                <text:p>39834.17168317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058.8664680791">
                <text:p>36058.86646807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838.11994201">
                <text:p>36838.119942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904.2366195595">
                <text:p>37904.23661955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876.1671375466">
                <text:p>31876.16713754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935.0967582505">
                <text:p>28935.09675825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130.5877685219">
                <text:p>36130.58776852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960.2463954405">
                <text:p>33960.24639544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988.1610696424">
                <text:p>30988.16106964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636.279159105">
                <text:p>31636.2791591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915.0409579905">
                <text:p>32915.04095799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985.8551461923">
                <text:p>34985.85514619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524.8814394191">
                <text:p>33524.88143941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915.1335912111">
                <text:p>31915.13359121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65.1902448821">
                <text:p>32065.19024488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391.2219415443">
                <text:p>31391.22194154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843.4990725874">
                <text:p>35843.49907258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777.8819636013">
                <text:p>35777.88196360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769.2365937586">
                <text:p>38769.23659375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747.2395535362">
                <text:p>39747.23955353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268.5330564445">
                <text:p>43268.53305644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806.6584614823">
                <text:p>39806.65846148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292.3697960706">
                <text:p>40292.36979607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636.5126292118">
                <text:p>41636.51262921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574.8195038114">
                <text:p>40574.81950381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583.0294917189">
                <text:p>40583.02949171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110.5175958221">
                <text:p>44110.51759582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765.0979561353">
                <text:p>39765.09795613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192.9611276943">
                <text:p>50192.96112769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8491.569652779">
                <text:p>58491.5696527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775.5737422131">
                <text:p>48775.57374221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160.4578419847">
                <text:p>52160.45784198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748.3107993544">
                <text:p>51748.31079935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415.9265481352">
                <text:p>50415.92654813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915.3110151195">
                <text:p>52915.31101511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1042.7210649487">
                <text:p>61042.72106494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0728.8622060448">
                <text:p>50728.86220604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321.3595030137">
                <text:p>59321.35950301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637.4467993957">
                <text:p>58637.44679939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6156.7716538861">
                <text:p>56156.77165388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1897.1331452382">
                <text:p>61897.13314523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6484.0467509578">
                <text:p>56484.04675095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6374.2064241862">
                <text:p>56374.20642418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0810.0470914448">
                <text:p>50810.04709144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489.1638311907">
                <text:p>62489.16383119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6692.3933373885">
                <text:p>46692.39333738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1430.6710138166">
                <text:p>61430.67101381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6115.3108649788">
                <text:p>56115.31086497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2674.2113825723">
                <text:p>52674.21138257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4814.3587416343">
                <text:p>54814.35874163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3058.2040672395">
                <text:p>43058.20406723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1676.6222522058">
                <text:p>51676.62225220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9892.6067185045">
                <text:p>49892.60671850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0734.8835454563">
                <text:p>50734.88354545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1692.1068365212">
                <text:p>51692.10683652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4123.1596566213">
                <text:p>54123.15965662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6689.8784198124">
                <text:p>56689.87841981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2392.3578547121">
                <text:p>62392.35785471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3361.1704788871">
                <text:p>73361.17047888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7174.7351261324">
                <text:p>57174.73512613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0921.4994597256">
                <text:p>60921.49945972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9484.4009944874">
                <text:p>59484.40099448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7230.4911054079">
                <text:p>57230.49110540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6098.8005461644">
                <text:p>66098.80054616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5127.6996336999">
                <text:p>55127.69963369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0324.4832140855">
                <text:p>70324.48321408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3409.4816886202">
                <text:p>53409.48168862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0421.3265259816">
                <text:p>50421.32652598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8749.3641163353">
                <text:p>38749.36411633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1461.1093326868">
                <text:p>41461.10933268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222.0948512063">
                <text:p>45222.09485120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0882.5919428776">
                <text:p>40882.59194287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3610.0052997822">
                <text:p>43610.00529978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3164.9965028921">
                <text:p>43164.99650289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0172.8282630615">
                <text:p>40172.82826306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0181.5285471312">
                <text:p>40181.52854713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212.6590676695">
                <text:p>34212.65906766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0878.9020608005">
                <text:p>40878.90206080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221.9248803978">
                <text:p>31221.92488039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5628.5991113738">
                <text:p>35628.59911137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5950.6001543059">
                <text:p>35950.60015430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9358.4082254416">
                <text:p>39358.40822544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6868.8624535162">
                <text:p>36868.86245351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3299.6948026359">
                <text:p>43299.694802635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1184.980983837">
                <text:p>41184.9809838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8957.3818720549">
                <text:p>38957.381872054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3792.5009437207">
                <text:p>43792.500943720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4565.1143335081">
                <text:p>44565.114333508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5012.1491298224">
                <text:p>45012.14912982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3989.6065953368">
                <text:p>43989.606595336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6849.6287008192">
                <text:p>26849.628700819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1330.2085614486">
                <text:p>41330.208561448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3639.2500159036">
                <text:p>43639.250015903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6006.7742263535">
                <text:p>46006.77422635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6215.7801477009">
                <text:p>46215.78014770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0849.4525720497">
                <text:p>40849.45257204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4300.1126363774">
                <text:p>44300.112636377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1797.6144198647">
                <text:p>51797.614419864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6678.7700531013">
                <text:p>46678.77005310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5579.0322941937">
                <text:p>45579.032294193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0587.4024602447">
                <text:p>50587.402460244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5554.8504364005">
                <text:p>55554.85043640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2862.396773324">
                <text:p>42862.3967733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7545.2437294907">
                <text:p>47545.243729490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6704.7866085306">
                <text:p>56704.78660853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9032.4633196279">
                <text:p>49032.463319627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9418.1967922844">
                <text:p>59418.196792284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165cm" svg:y="0.316cm" chart:style-name="ch2">
          <text:p>Ventas desestacionalizadas</text:p>
        </chart:title>
        <chart:plot-area chart:style-name="ch3" table:cell-range-address="Desetacionalizadas.A1:Desetacionalizadas.A126" chart:data-source-has-labels="row" svg:x="0.32cm" svg:y="1.275cm" svg:width="15.36cm" svg:height="7.545cm">
          <chartooo:coordinate-region svg:x="1.497cm" svg:y="1.396cm" svg:width="14.183cm" svg:height="6.42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esetacionalizadas.A2:Desetacionalizadas.A126" chart:label-cell-address="Desetacionalizadas.A1:Desetacionalizadas.A1" chart:class="chart:line">
            <chart:data-point chart:repeated="1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ntas Desestacionalizadas</text:p>
                <draw:g>
                  <svg:desc>Desetacionalizadas.A1:Desetacionalizadas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688.3516436959">
                <text:p>51688.3516436959</text:p>
                <draw:g>
                  <svg:desc>Desetacionalizadas.A2:Desetacionalizadas.A1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699.6064590264">
                <text:p>43699.60645902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820.6574883666">
                <text:p>46820.65748836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697.4594571446">
                <text:p>41697.45945714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727.6545429617">
                <text:p>36727.65454296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723.0574818514">
                <text:p>32723.05748185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668.0152965756">
                <text:p>34668.01529657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085.1453799933">
                <text:p>39085.14537999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661.9181201734">
                <text:p>32661.91812017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828.9605283165">
                <text:p>36828.96052831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847.117800409">
                <text:p>35847.1178004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621.0415823662">
                <text:p>36621.04158236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865.260055741">
                <text:p>40865.2600557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246.172003835">
                <text:p>39246.1720038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342.8184845025">
                <text:p>32342.81848450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631.6536990748">
                <text:p>42631.65369907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096.6155048609">
                <text:p>44096.61550486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949.7576246105">
                <text:p>37949.75762461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834.1716831779">
                <text:p>39834.17168317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058.8664680791">
                <text:p>36058.86646807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838.11994201">
                <text:p>36838.119942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904.2366195595">
                <text:p>37904.23661955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876.1671375466">
                <text:p>31876.16713754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935.0967582505">
                <text:p>28935.09675825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130.5877685219">
                <text:p>36130.58776852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960.2463954405">
                <text:p>33960.24639544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988.1610696424">
                <text:p>30988.16106964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636.279159105">
                <text:p>31636.2791591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915.0409579905">
                <text:p>32915.04095799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985.8551461923">
                <text:p>34985.85514619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524.8814394191">
                <text:p>33524.88143941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915.1335912111">
                <text:p>31915.13359121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65.1902448821">
                <text:p>32065.19024488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391.2219415443">
                <text:p>31391.22194154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843.4990725874">
                <text:p>35843.49907258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777.8819636013">
                <text:p>35777.88196360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769.2365937586">
                <text:p>38769.23659375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747.2395535362">
                <text:p>39747.23955353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268.5330564445">
                <text:p>43268.53305644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806.6584614823">
                <text:p>39806.65846148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292.3697960706">
                <text:p>40292.36979607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636.5126292118">
                <text:p>41636.51262921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574.8195038114">
                <text:p>40574.81950381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583.0294917189">
                <text:p>40583.02949171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110.5175958221">
                <text:p>44110.51759582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765.0979561353">
                <text:p>39765.09795613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192.9611276943">
                <text:p>50192.96112769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8491.569652779">
                <text:p>58491.5696527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775.5737422131">
                <text:p>48775.57374221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160.4578419847">
                <text:p>52160.45784198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748.3107993544">
                <text:p>51748.31079935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415.9265481352">
                <text:p>50415.92654813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915.3110151195">
                <text:p>52915.31101511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1042.7210649487">
                <text:p>61042.72106494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0728.8622060448">
                <text:p>50728.86220604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321.3595030137">
                <text:p>59321.35950301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637.4467993957">
                <text:p>58637.44679939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6156.7716538861">
                <text:p>56156.77165388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1897.1331452382">
                <text:p>61897.13314523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6484.0467509578">
                <text:p>56484.04675095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6374.2064241862">
                <text:p>56374.20642418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0810.0470914448">
                <text:p>50810.04709144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489.1638311907">
                <text:p>62489.16383119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6692.3933373885">
                <text:p>46692.39333738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1430.6710138166">
                <text:p>61430.67101381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6115.3108649788">
                <text:p>56115.31086497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2674.2113825723">
                <text:p>52674.21138257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4814.3587416343">
                <text:p>54814.35874163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3058.2040672395">
                <text:p>43058.20406723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1676.6222522058">
                <text:p>51676.62225220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9892.6067185045">
                <text:p>49892.60671850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0734.8835454563">
                <text:p>50734.88354545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1692.1068365212">
                <text:p>51692.10683652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4123.1596566213">
                <text:p>54123.15965662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6689.8784198124">
                <text:p>56689.87841981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2392.3578547121">
                <text:p>62392.35785471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3361.1704788871">
                <text:p>73361.17047888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7174.7351261324">
                <text:p>57174.73512613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0921.4994597256">
                <text:p>60921.49945972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9484.4009944874">
                <text:p>59484.40099448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7230.4911054079">
                <text:p>57230.49110540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6098.8005461644">
                <text:p>66098.80054616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5127.6996336999">
                <text:p>55127.69963369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0324.4832140855">
                <text:p>70324.48321408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3409.4816886202">
                <text:p>53409.48168862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0421.3265259816">
                <text:p>50421.32652598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8749.3641163353">
                <text:p>38749.36411633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1461.1093326868">
                <text:p>41461.10933268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222.0948512063">
                <text:p>45222.09485120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0882.5919428776">
                <text:p>40882.59194287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3610.0052997822">
                <text:p>43610.00529978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3164.9965028921">
                <text:p>43164.99650289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0172.8282630615">
                <text:p>40172.82826306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0181.5285471312">
                <text:p>40181.52854713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212.6590676695">
                <text:p>34212.65906766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0878.9020608005">
                <text:p>40878.90206080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221.9248803978">
                <text:p>31221.92488039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5628.5991113738">
                <text:p>35628.59911137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5950.6001543059">
                <text:p>35950.60015430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9358.4082254416">
                <text:p>39358.40822544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6868.8624535162">
                <text:p>36868.86245351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3299.6948026359">
                <text:p>43299.694802635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1184.980983837">
                <text:p>41184.9809838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8957.3818720549">
                <text:p>38957.381872054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3792.5009437207">
                <text:p>43792.500943720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4565.1143335081">
                <text:p>44565.114333508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5012.1491298224">
                <text:p>45012.14912982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3989.6065953368">
                <text:p>43989.606595336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6849.6287008192">
                <text:p>26849.628700819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1330.2085614486">
                <text:p>41330.208561448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3639.2500159036">
                <text:p>43639.250015903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6006.7742263535">
                <text:p>46006.77422635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6215.7801477009">
                <text:p>46215.78014770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0849.4525720497">
                <text:p>40849.45257204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4300.1126363774">
                <text:p>44300.112636377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1797.6144198647">
                <text:p>51797.614419864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6678.7700531013">
                <text:p>46678.77005310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5579.0322941937">
                <text:p>45579.032294193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0587.4024602447">
                <text:p>50587.402460244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5554.8504364005">
                <text:p>55554.85043640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2862.396773324">
                <text:p>42862.3967733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7545.2437294907">
                <text:p>47545.243729490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6704.7866085306">
                <text:p>56704.78660853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9032.4633196279">
                <text:p>49032.463319627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9418.1967922844">
                <text:p>59418.196792284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623cm" svg:y="0.316cm" chart:style-name="ch2">
          <text:p>Diferencia con el período anterior</text:p>
        </chart:title>
        <chart:plot-area chart:style-name="ch3" table:cell-range-address="Desetacionalizadas.B1:Desetacionalizadas.B126" chart:data-source-has-labels="row" svg:x="0.32cm" svg:y="1.275cm" svg:width="15.36cm" svg:height="7.545cm">
          <chartooo:coordinate-region svg:x="1.603cm" svg:y="1.474cm" svg:width="14.077cm" svg:height="7.1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esetacionalizadas.B3:Desetacionalizadas.B126" chart:label-cell-address="Desetacionalizadas.B1:Desetacionalizadas.B2" chart:class="chart:line">
            <chart:data-point chart:repeated="1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erencia con período anterior</text:p>
                <text:list>
                  <text:list-item>
                    <text:p>Diferencia con período anterior</text:p>
                  </text:list-item>
                  <text:list-item>
                    <text:p/>
                  </text:list-item>
                </text:list>
                <draw:g>
                  <svg:desc>Desetacionalizadas.B1:Desetacionalizadas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7988.74518466943">
                <text:p>-7988.74518466943</text:p>
                <draw:g>
                  <svg:desc>Desetacionalizadas.B3:Desetacionalizadas.B1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21.0510293402">
                <text:p>3121.05102934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5123.19803122202">
                <text:p>-5123.198031222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969.8049141829">
                <text:p>-4969.80491418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004.59706111033">
                <text:p>-4004.597061110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44.95781472418">
                <text:p>1944.957814724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17.13008341772">
                <text:p>4417.130083417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423.22725981985">
                <text:p>-6423.227259819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67.04240814313">
                <text:p>4167.042408143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81.842727907533">
                <text:p>-981.8427279075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73.923781957201">
                <text:p>773.9237819572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44.21847337474">
                <text:p>4244.218473374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619.08805190594">
                <text:p>-1619.088051905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6903.35351933254">
                <text:p>-6903.353519332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288.8352145723">
                <text:p>10288.83521457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64.96180578609">
                <text:p>1464.961805786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146.85788025033">
                <text:p>-6146.857880250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84.41405856739">
                <text:p>1884.414058567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775.30521509885">
                <text:p>-3775.305215098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79.253473930919">
                <text:p>779.2534739309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66.11667754952">
                <text:p>1066.116677549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6028.06948201296">
                <text:p>-6028.069482012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941.07037929604">
                <text:p>-2941.070379296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195.4910102714">
                <text:p>7195.49101027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170.34137308136">
                <text:p>-2170.341373081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972.08532579816">
                <text:p>-2972.085325798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48.118089462645">
                <text:p>648.1180894626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78.76179888544">
                <text:p>1278.761798885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70.81418820186">
                <text:p>2070.814188201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460.97370677318">
                <text:p>-1460.973706773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609.74784820809">
                <text:p>-1609.747848208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0.056653671061">
                <text:p>150.0566536710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73.968303337828">
                <text:p>-673.9683033378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52.27713104316">
                <text:p>4452.277131043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5.6171089861673">
                <text:p>-65.61710898616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91.35463015731">
                <text:p>2991.354630157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78.002959777579">
                <text:p>978.0029597775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521.29350290828">
                <text:p>3521.293502908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3461.87459496219">
                <text:p>-3461.874594962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85.711334588377">
                <text:p>485.7113345883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44.14283314117">
                <text:p>1344.142833141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061.69312540039">
                <text:p>-1061.693125400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20998790750309">
                <text:p>8.209987907503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527.48810410317">
                <text:p>3527.488104103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4345.41963968679">
                <text:p>-4345.419639686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427.863171559">
                <text:p>10427.8631715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298.60852508472">
                <text:p>8298.608525084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9715.99591056597">
                <text:p>-9715.995910565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84.88409977165">
                <text:p>3384.884099771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412.147042630335">
                <text:p>-412.1470426303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332.3842512192">
                <text:p>-1332.38425121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99.38446698429">
                <text:p>2499.384466984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127.41004982918">
                <text:p>8127.410049829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0313.8588589038">
                <text:p>-10313.85885890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592.49729696889">
                <text:p>8592.497296968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683.912703618073">
                <text:p>-683.9127036180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480.67514550959">
                <text:p>-2480.675145509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40.36149135211">
                <text:p>5740.361491352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5413.08639428041">
                <text:p>-5413.086394280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09.840326771613">
                <text:p>-109.8403267716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5564.15933274132">
                <text:p>-5564.159332741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679.1167397459">
                <text:p>11679.11673974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5796.7704938023">
                <text:p>-15796.77049380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738.2776764281">
                <text:p>14738.27767642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5315.36014883782">
                <text:p>-5315.360148837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441.09948240649">
                <text:p>-3441.099482406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40.147359062">
                <text:p>2140.1473590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1756.1546743947">
                <text:p>-11756.154674394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618.41818496624">
                <text:p>8618.418184966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784.01553370125">
                <text:p>-1784.015533701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42.276826951769">
                <text:p>842.2768269517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57.22329106486">
                <text:p>957.223291064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31.05282010014">
                <text:p>2431.052820100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66.71876319114">
                <text:p>2566.718763191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702.47943489962">
                <text:p>5702.479434899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968.812624175">
                <text:p>10968.8126241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6186.4353527547">
                <text:p>-16186.43535275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746.76433359321">
                <text:p>3746.764333593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437.09846523828">
                <text:p>-1437.098465238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253.90988907943">
                <text:p>-2253.9098890794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868.30944075651">
                <text:p>8868.309440756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0971.1009124646">
                <text:p>-10971.10091246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196.7835803857">
                <text:p>15196.78358038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6915.0015254653">
                <text:p>-16915.00152546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2988.15516263857">
                <text:p>-2988.1551626385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1671.9624096463">
                <text:p>-11671.962409646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711.74521635156">
                <text:p>2711.745216351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760.98551851948">
                <text:p>3760.985518519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4339.50290832869">
                <text:p>-4339.502908328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27.41335690457">
                <text:p>2727.4133569045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445.008796890092">
                <text:p>-445.0087968900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2992.16823983056">
                <text:p>-2992.168239830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.70028406964411">
                <text:p>8.7002840696441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5968.86947946172">
                <text:p>-5968.869479461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666.242993131">
                <text:p>6666.24299313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9656.97718040267">
                <text:p>-9656.977180402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406.67423097598">
                <text:p>4406.674230975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22.001042932163">
                <text:p>322.00104293216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07.80807113568">
                <text:p>3407.8080711356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2489.5457719254">
                <text:p>-2489.545771925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430.83234911966">
                <text:p>6430.8323491196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2114.71381879882">
                <text:p>-2114.7138187988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2227.59911178217">
                <text:p>-2227.599111782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835.11907166588">
                <text:p>4835.119071665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72.613389787322">
                <text:p>772.6133897873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47.034796314358">
                <text:p>447.03479631435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022.54253448558">
                <text:p>-1022.5425344855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7139.9778945177">
                <text:p>-17139.977894517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480.5798606294">
                <text:p>14480.579860629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309.04145445503">
                <text:p>2309.0414544550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367.52421044996">
                <text:p>2367.5242104499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9.005921347314">
                <text:p>209.00592134731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5366.32757565112">
                <text:p>-5366.327575651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450.66006432768">
                <text:p>3450.6600643276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497.50178348731">
                <text:p>7497.501783487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5118.84436676346">
                <text:p>-5118.8443667634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099.73775890758">
                <text:p>-1099.7377589075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008.37016605106">
                <text:p>5008.3701660510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967.44797615575">
                <text:p>4967.447976155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2692.4536630765">
                <text:p>-12692.453663076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682.84695616664">
                <text:p>4682.8469561666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159.54287903997">
                <text:p>9159.5428790399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7672.32328890273">
                <text:p>-7672.3232889027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385.7334726565">
                <text:p>10385.733472656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806cm" svg:height="9.956cm" xlink:href=".." xlink:type="simple" chart:class="chart:line" chart:style-name="ch1">
        <chart:title svg:x="7.021cm" svg:y="0.335cm" chart:style-name="ch2">
          <text:p>Diferencia relativa</text:p>
        </chart:title>
        <chart:plot-area chart:style-name="ch3" table:cell-range-address="Desetacionalizadas.C1:Desetacionalizadas.C126" chart:data-source-has-labels="row" svg:x="0.356cm" svg:y="1.313cm" svg:width="17.094cm" svg:height="8.444cm">
          <chartooo:coordinate-region svg:x="1.877cm" svg:y="1.512cm" svg:width="15.573cm" svg:height="8.04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esetacionalizadas.C3:Desetacionalizadas.C126" chart:label-cell-address="Desetacionalizadas.C1:Desetacionalizadas.C2" chart:class="chart:line">
            <chart:data-point chart:repeated="1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erencia relativa</text:p>
                <text:list>
                  <text:list-item>
                    <text:p>Diferencia relativa</text:p>
                  </text:list-item>
                  <text:list-item>
                    <text:p/>
                  </text:list-item>
                </text:list>
                <draw:g>
                  <svg:desc>Desetacionalizadas.C1:Desetacionalizadas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1545560059593">
                <text:p>-0.1545560059593</text:p>
                <draw:g>
                  <svg:desc>Desetacionalizadas.C3:Desetacionalizadas.C1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14205752005239">
                <text:p>0.07142057520052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09421744718022">
                <text:p>-0.1094217447180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19187235358804">
                <text:p>-0.1191872353588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0903492507059">
                <text:p>-0.109034925070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94369219869774">
                <text:p>0.05943692198697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7412257252985">
                <text:p>0.1274122572529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164339346761334">
                <text:p>-0.1643393467613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7581068350342">
                <text:p>0.1275810683503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266595286378671">
                <text:p>-0.02665952863786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15895678493954">
                <text:p>0.02158956784939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5895624209073">
                <text:p>0.1158956242090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396201577990077">
                <text:p>-0.03962015779900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75898773481856">
                <text:p>-0.1758987734818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18118076799718">
                <text:p>0.3181180767997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43632413634915">
                <text:p>0.03436324136349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139395230447397">
                <text:p>-0.1393952304473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9655496543813">
                <text:p>0.0496554965438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947755420930008">
                <text:p>-0.09477554209300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16105926297142">
                <text:p>0.02161059262971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89405832661327">
                <text:p>0.02894058326613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159034187721969">
                <text:p>-0.1590341877219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922654962438001">
                <text:p>-0.09226549624380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8676929280345">
                <text:p>0.2486769292803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600693624744248">
                <text:p>-0.06006936247442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875166007687503">
                <text:p>-0.08751660076875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09150226115733">
                <text:p>0.02091502261157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40420739507775">
                <text:p>0.0404207395077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629139180122803">
                <text:p>0.06291391801228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417589823278105">
                <text:p>-0.04175898232781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480165112922761">
                <text:p>-0.04801651129227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470173979507905">
                <text:p>0.004701739795079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210186903053039">
                <text:p>-0.02101869030530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41831915283006">
                <text:p>0.1418319152830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183065578651472">
                <text:p>-0.001830655786514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836090474332877">
                <text:p>0.08360904743328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5226263029771">
                <text:p>0.0252262630297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885921523723779">
                <text:p>0.08859215237237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800090585563907">
                <text:p>-0.08000905855639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22017610460411">
                <text:p>0.01220176104604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333597363457201">
                <text:p>0.03335973634572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254990886209695">
                <text:p>-0.02549908862096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202341945273025">
                <text:p>0.0002023419452730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869202755014374">
                <text:p>0.08692027550143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9851209816904">
                <text:p>-0.098512098169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62236576986732">
                <text:p>0.2622365769867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65334109377857">
                <text:p>0.1653341093778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16610933794806">
                <text:p>-0.166109337948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693971149916414">
                <text:p>0.06939711499164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0790152271820344">
                <text:p>-0.007901522718203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257473960142448">
                <text:p>-0.02574739601424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49575295707359">
                <text:p>0.0495752957073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53592786169337">
                <text:p>0.1535927861693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168961322152235">
                <text:p>-0.1689613221522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6938084008407">
                <text:p>0.169380840084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115289452121091">
                <text:p>-0.01152894521210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423053062660831">
                <text:p>-0.04230530626608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02220290132274">
                <text:p>0.1022202901322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874529419897187">
                <text:p>-0.087452941989718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019446256613997">
                <text:p>-0.00194462566139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987004462798812">
                <text:p>-0.09870044627988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29858412032693">
                <text:p>0.2298584120326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252792156676571">
                <text:p>-0.2527921566765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15646224641619">
                <text:p>0.3156462246416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865261612988457">
                <text:p>-0.086526161298845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6132193566006">
                <text:p>-0.061321935660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406298889511251">
                <text:p>0.04062988895112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21447217379313">
                <text:p>-0.214472173793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00157400236846">
                <text:p>0.2001574002368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345226807780591">
                <text:p>-0.03452268077805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6881796369228">
                <text:p>0.0168817963692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88671624762325">
                <text:p>0.01886716247623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470294783648202">
                <text:p>0.04702947836482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474236681575027">
                <text:p>0.04742366815750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00590786113005">
                <text:p>0.1005907861130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75803784330722">
                <text:p>0.1758037843307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220640363929485">
                <text:p>-0.2206403639294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655318179494408">
                <text:p>0.06553181794944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235893482265375">
                <text:p>-0.02358934822653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37890772225954">
                <text:p>-0.0378907722259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5495777284914">
                <text:p>0.154957772849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165980332801988">
                <text:p>-0.1659803328019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75665113570162">
                <text:p>0.2756651135701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240527917908359">
                <text:p>-0.24052791790835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559480277314739">
                <text:p>-0.05594802773147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23148860241969">
                <text:p>-0.231488602419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699816701045782">
                <text:p>0.06998167010457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907111647288804">
                <text:p>0.09071116472888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959597940477304">
                <text:p>-0.09595979404773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667133179989027">
                <text:p>0.06671331799890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102042821098285">
                <text:p>-0.010204282109828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693193207980472">
                <text:p>-0.06931932079804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216571360439761">
                <text:p>0.00021657136043976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14854759625335">
                <text:p>-0.148547596253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9484726340463">
                <text:p>0.194847263404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236233770810174">
                <text:p>-0.23623377081017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41140376445612">
                <text:p>0.1411403764456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903771270730008">
                <text:p>0.009037712707300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94791409782001">
                <text:p>0.0947914097820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632532128247031">
                <text:p>-0.06325321282470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74424485084875">
                <text:p>0.1744244850848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488390005619645">
                <text:p>-0.04883900056196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540876566789332">
                <text:p>-0.054087656678933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24113039411774">
                <text:p>0.12411303941177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176425957215879">
                <text:p>0.017642595721587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100310478947484">
                <text:p>0.01003104789474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227170342730449">
                <text:p>-0.022717034273044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389636989759636">
                <text:p>-0.3896369897596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39321419375442">
                <text:p>0.5393214193754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558681297487772">
                <text:p>0.055868129748777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542521745810746">
                <text:p>0.054252174581074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454293796646129">
                <text:p>0.0045429379664612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116114616230666">
                <text:p>-0.11611461623066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844726146143928">
                <text:p>0.084472614614392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69243402269155">
                <text:p>0.16924340226915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988239405249587">
                <text:p>-0.098823940524958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235596987164943">
                <text:p>-0.023559698716494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09883205367857">
                <text:p>0.10988320536785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98195355653209">
                <text:p>0.09819535565320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228467065672454">
                <text:p>-0.22846706567245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09253035497097">
                <text:p>0.1092530354970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92648983590311">
                <text:p>0.19264898359031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135302921460047">
                <text:p>-0.13530292146004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11813414409858">
                <text:p>0.21181341440985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838cm" svg:height="10.462cm" xlink:href=".." xlink:type="simple" chart:class="chart:line" chart:style-name="ch1">
        <chart:title svg:x="7.5cm" svg:y="0.345cm" chart:style-name="ch2">
          <text:p>Indice Ventas</text:p>
        </chart:title>
        <chart:plot-area chart:style-name="ch3" table:cell-range-address="'Indice ventas'.B1:'Indice ventas'.B126" chart:data-source-has-labels="row" svg:x="0.356cm" svg:y="1.333cm" svg:width="17.126cm" svg:height="8.92cm">
          <chartooo:coordinate-region svg:x="1.163cm" svg:y="1.454cm" svg:width="16.319cm" svg:height="7.79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Indice ventas'.B2:'Indice ventas'.B126" chart:label-cell-address="'Indice ventas'.B1:'Indice ventas'.B1" chart:class="chart:line">
            <chart:data-point chart:repeated="1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ice</text:p>
                <draw:g>
                  <svg:desc>'Indice ventas'.B1:'Indice ventas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Indice ventas'.B2:'Indice ventas'.B1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.0982115829368">
                <text:p>47.09821158293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7.0416651531113">
                <text:p>57.04166515311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.5598580890455">
                <text:p>49.55985808904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.5163766694516">
                <text:p>42.51637666945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.260258878516">
                <text:p>38.2602588785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.6815237264945">
                <text:p>45.68152372649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.6361412813155">
                <text:p>49.63614128131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.2721009359827">
                <text:p>44.27210093598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.3338539963917">
                <text:p>44.33385399639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.9838715536344">
                <text:p>35.98387155363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.1925121387143">
                <text:p>23.19251213871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9.0608691440542">
                <text:p>79.06086914405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.2984246915374">
                <text:p>42.29842469153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.4032959182438">
                <text:p>39.40329591824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.6702023320862">
                <text:p>50.67020233208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.046774916149">
                <text:p>51.0467749161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.3713901703658">
                <text:p>44.37139017036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2.488890503348">
                <text:p>52.4888905033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.7929214040951">
                <text:p>45.79292140409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9.9327981401431">
                <text:p>49.93279814014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.6282465763377">
                <text:p>45.62824657633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.997772046448">
                <text:p>31.9977720464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.3249179652972">
                <text:p>18.32491796529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9.900831850049">
                <text:p>69.9008318500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.6014021577246">
                <text:p>36.60140215772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7.7529151077046">
                <text:p>37.75291510770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.6015595674864">
                <text:p>37.60155956748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.1028491166891">
                <text:p>38.10284911668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.90595372153">
                <text:p>40.905953721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.175233390243">
                <text:p>44.1752333902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.5305919817889">
                <text:p>40.53059198178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3.4632569290566">
                <text:p>43.46325692905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.7880295930352">
                <text:p>37.78802959303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.9802390206691">
                <text:p>35.98023902066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.6585297928245">
                <text:p>22.65852979282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.0057515105283">
                <text:p>75.00575151052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.8384612590359">
                <text:p>42.83846125903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2.7141075471927">
                <text:p>52.71410754719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7.3125310278858">
                <text:p>47.31253102788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6.6429341179605">
                <text:p>46.64293411796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8.68199595578">
                <text:p>48.681995955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3.4648310266749">
                <text:p>53.46483102667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1.5383777107777">
                <text:p>51.53837771077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9.7902817634737">
                <text:p>59.79028176347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.868308571567">
                <text:p>47.8683085715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.3844430721542">
                <text:p>50.38444307215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7.0433603351617">
                <text:p>37.04336033516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4.3647305265962">
                <text:p>94.36473052659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6.2170801700025">
                <text:p>56.21708017000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3.0450313003257">
                <text:p>63.04503130032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9.9222637945439">
                <text:p>59.92226379454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1.2554033927858">
                <text:p>61.25540339278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1.3720077009699">
                <text:p>71.37200770096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6.8446607819633">
                <text:p>66.84466078196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5.3351011660431">
                <text:p>75.33510116604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9.4810321236999">
                <text:p>79.48103212369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7.6002276387325">
                <text:p>67.60022763873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2.1332655260513">
                <text:p>62.13326552605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5.7719737973289">
                <text:p>35.77197379732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9.065591436909">
                <text:p>109.0655914369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4.7616452952644">
                <text:p>54.76164529526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6.1306258854299">
                <text:p>76.13062588542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5.4966277985639">
                <text:p>55.49662779856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1.1128870161163">
                <text:p>71.11288701611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.6108104181046">
                <text:p>65.61081041810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9.4080182110986">
                <text:p>69.40801821109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.6114400571519">
                <text:p>69.61144005715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8.3639071524574">
                <text:p>58.36390715245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2.2071270296778">
                <text:p>62.20712702967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0.0829428360396">
                <text:p>50.08294283603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2.13096492184">
                <text:p>32.130964921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0.00726506593">
                <text:p>100.007265065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8.332425200092">
                <text:p>58.3324252000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9.0653492680446">
                <text:p>69.06534926804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4.1569496409847">
                <text:p>74.15694964098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4.9237773499461">
                <text:p>84.92377734994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6.8495041592503">
                <text:p>66.84950415925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.2753459987649">
                <text:p>80.27534599876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5.5421555450616">
                <text:p>75.54215554506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7.5739523169506">
                <text:p>77.57395231695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9.5682129148655">
                <text:p>79.56821291486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5.3380071924153">
                <text:p>55.33800719241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4.5372758424449">
                <text:p>44.53727584244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3.3298218848">
                <text:p>103.32982188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4.3426931599404">
                <text:p>54.34269315994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7.2083984162156">
                <text:p>47.20839841621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9.2789422064005">
                <text:p>49.27894220640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2.3496434063472">
                <text:p>52.34964340634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7.8005012895492">
                <text:p>47.80050128954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7.4642498214005">
                <text:p>57.46424982140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4.8173441340647">
                <text:p>54.817344134064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4.4528799932193">
                <text:p>54.452879993219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8.3695981207696">
                <text:p>48.36959812076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.3431774976691">
                <text:p>34.34317749766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5.8890624432417">
                <text:p>25.88906244324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0.4041798345987">
                <text:p>60.404179834598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8.3995059755167">
                <text:p>38.39950597551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3.7986608061802">
                <text:p>43.79866080618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6.7797595263177">
                <text:p>46.77975952631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2.6798406528873">
                <text:p>42.67984065288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.6266119365033">
                <text:p>50.62661193650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4.2688316563139">
                <text:p>54.268831656313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9.4738881422016">
                <text:p>49.473888142201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9.3592211849323">
                <text:p>59.359221184932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3.6464576749367">
                <text:p>53.64645767493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5.1838667102571">
                <text:p>45.183866710257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7.8591061547217">
                <text:p>27.859106154721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1.9452214028842">
                <text:p>51.94522140288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4.5445409083754">
                <text:p>44.54454090837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3.1657524792038">
                <text:p>53.165752479203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4.6817295700292">
                <text:p>54.68172957002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3.4999455120055">
                <text:p>53.49994551200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7.7617542712533">
                <text:p>47.76175427125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8.3735939070314">
                <text:p>58.373593907031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5.7803286231489">
                <text:p>65.780328623148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3.2714591884921">
                <text:p>63.271459188492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4.8669887512563">
                <text:p>54.866988751256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0.780389165365">
                <text:p>50.78038916536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5.1835034569605">
                <text:p>35.18350345696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2.9246733747442">
                <text:p>82.92467337474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1.2429316962718">
                <text:p>51.24293169627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9.0835119328708">
                <text:p>69.083511932870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8.2779372056135">
                <text:p>58.277937205613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8.7832225410779">
                <text:p>68.783222541077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